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93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625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8.444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0.60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2.337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235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6.999cm"/>
    </style:style>
    <style:style style:name="co18" style:family="table-column">
      <style:table-column-properties fo:break-before="auto" style:column-width="6.592cm"/>
    </style:style>
    <style:style style:name="co19" style:family="table-column">
      <style:table-column-properties fo:break-before="auto" style:column-width="5.625cm"/>
    </style:style>
    <style:style style:name="co20" style:family="table-column">
      <style:table-column-properties fo:break-before="auto" style:column-width="3.385cm"/>
    </style:style>
    <style:style style:name="co21" style:family="table-column">
      <style:table-column-properties fo:break-before="auto" style:column-width="3.766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3.508cm"/>
    </style:style>
    <style:style style:name="co24" style:family="table-column">
      <style:table-column-properties fo:break-before="auto" style:column-width="2.693cm"/>
    </style:style>
    <style:style style:name="co25" style:family="table-column">
      <style:table-column-properties fo:break-before="auto" style:column-width="2.489cm"/>
    </style:style>
    <style:style style:name="co26" style:family="table-column">
      <style:table-column-properties fo:break-before="auto" style:column-width="3.457cm"/>
    </style:style>
    <style:style style:name="co27" style:family="table-column">
      <style:table-column-properties fo:break-before="auto" style:column-width="2.9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ANOVA_5f_linear_5f_traits">
      <style:table-properties table:display="true" style:writing-mode="lr-tb"/>
    </style:style>
    <style:style style:name="ta2" style:family="table" style:master-page-name="PageStyle_5f_Ontogenic_5f_allometric_5f_slope_5f_diff">
      <style:table-properties table:display="true" style:writing-mode="lr-tb"/>
    </style:style>
    <style:style style:name="ta3" style:family="table" style:master-page-name="PageStyle_5f_Allometry_5f_group_5f_effect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58"/>
    <style:style style:name="ce4" style:family="table-cell" style:parent-style-name="Default" style:data-style-name="N157"/>
    <style:style style:name="ce6" style:family="table-cell" style:parent-style-name="Default" style:data-style-name="N1"/>
    <style:style style:name="ce12" style:family="table-cell" style:parent-style-name="Default" style:data-style-name="N159"/>
    <style:style style:name="ce14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Calibri" fo:font-size="11pt" fo:language="none" fo:country="none" fo:font-style="normal" style:font-name-asian="Adwaita Sans" style:font-size-asian="11pt" style:language-asian="none" style:country-asian="none" style:font-style-asian="normal" style:font-name-complex="Noto Sans Arabic" style:font-size-complex="11pt" style:language-complex="none" style:country-complex="none" style:font-style-complex="normal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pplementary Tabl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7"/>
        <table:table-row table:style-name="ro1">
          <table:table-cell table:style-name="Default" office:value-type="string" calcext:value-type="string">
            <text:p>Trai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Df</text:p>
          </table:table-cell>
          <table:table-cell table:style-name="Default" office:value-type="string" calcext:value-type="string">
            <text:p>Sum Sq</text:p>
          </table:table-cell>
          <table:table-cell table:style-name="Default" office:value-type="string" calcext:value-type="string">
            <text:p>Mean Sq</text:p>
          </table:table-cell>
          <table:table-cell table:style-name="Default" office:value-type="string" calcext:value-type="string">
            <text:p>F value</text:p>
          </table:table-cell>
          <table:table-cell table:style-name="Default" office:value-type="string" calcext:value-type="string">
            <text:p>Pr(&gt;F)</text:p>
          </table:table-cell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AMO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5110731138807" calcext:value-type="float">
            <text:p>11.5111</text:p>
          </table:table-cell>
          <table:table-cell office:value-type="float" office:value="0.231892083013375" calcext:value-type="float">
            <text:p>0.2319</text:p>
          </table:table-cell>
          <table:table-cell office:value-type="float" office:value="0.630729488745586" calcext:value-type="float">
            <text:p>0.6307</text:p>
          </table:table-cell>
          <table:table-cell table:style-name="Default" table:number-columns-repeated="16377"/>
        </table:table-row>
        <table:table-row table:style-name="ro1">
          <table:covered-table-cell table:style-name="ce1"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38427579985503" calcext:value-type="float">
            <text:p>4.3843</text:p>
          </table:table-cell>
          <table:table-cell office:value-type="float" office:value="0.0883218130642874" calcext:value-type="float">
            <text:p>0.0883</text:p>
          </table:table-cell>
          <table:table-cell office:value-type="float" office:value="0.766676055288864" calcext:value-type="float">
            <text:p>0.7667</text:p>
          </table:table-cell>
          <table:table-cell table:style-name="Default" table:number-columns-repeated="16377"/>
        </table:table-row>
        <table:table-row table:style-name="ro1">
          <table:covered-table-cell table:style-name="ce1"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.41753538984" calcext:value-type="float">
            <text:p>129.4175</text:p>
          </table:table-cell>
          <table:table-cell office:value-type="float" office:value="2.60713328489056" calcext:value-type="float">
            <text:p>2.6071</text:p>
          </table:table-cell>
          <table:table-cell office:value-type="float" office:value="0.108195825891756" calcext:value-type="float">
            <text:p>0.1082</text:p>
          </table:table-cell>
          <table:table-cell table:style-name="Default" table:number-columns-repeated="16377"/>
        </table:table-row>
        <table:table-row table:style-name="ro1">
          <table:covered-table-cell table:style-name="ce1"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.2551918614114" calcext:value-type="float">
            <text:p>79.2552</text:p>
          </table:table-cell>
          <table:table-cell office:value-type="float" office:value="1.59660627193875" calcext:value-type="float">
            <text:p>1.5966</text:p>
          </table:table-cell>
          <table:table-cell office:value-type="float" office:value="0.208075141980443" calcext:value-type="float">
            <text:p>0.2081</text:p>
          </table:table-cell>
          <table:table-cell table:style-name="Default" table:number-columns-repeated="16377"/>
        </table:table-row>
        <table:table-row table:style-name="ro1">
          <table:covered-table-cell table:style-name="ce1"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8637.32256741043" calcext:value-type="float">
            <text:p>8637.3226</text:p>
          </table:table-cell>
          <table:table-cell office:value-type="float" office:value="49.6397848701749" calcext:value-type="float">
            <text:p>49.639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MX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1804848745758" calcext:value-type="float">
            <text:p>0.3918</text:p>
          </table:table-cell>
          <table:table-cell office:value-type="float" office:value="0.413613222825839" calcext:value-type="float">
            <text:p>0.4136</text:p>
          </table:table-cell>
          <table:table-cell office:value-type="float" office:value="0.520987885578673" calcext:value-type="float">
            <text:p>0.521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7729671731881" calcext:value-type="float">
            <text:p>0.1777</text:p>
          </table:table-cell>
          <table:table-cell office:value-type="float" office:value="0.187622339417508" calcext:value-type="float">
            <text:p>0.1876</text:p>
          </table:table-cell>
          <table:table-cell office:value-type="float" office:value="0.665439402187787" calcext:value-type="float">
            <text:p>0.6654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27259909759835" calcext:value-type="float">
            <text:p>9.2726</text:p>
          </table:table-cell>
          <table:table-cell office:value-type="float" office:value="9.78872417992542" calcext:value-type="float">
            <text:p>9.7887</text:p>
          </table:table-cell>
          <table:table-cell office:value-type="float" office:value="0.00205910223350716" calcext:value-type="float">
            <text:p>0.002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9847981199649" calcext:value-type="float">
            <text:p>1.6985</text:p>
          </table:table-cell>
          <table:table-cell office:value-type="float" office:value="1.79301943606204" calcext:value-type="float">
            <text:p>1.7930</text:p>
          </table:table-cell>
          <table:table-cell office:value-type="float" office:value="0.182305362445605" calcext:value-type="float">
            <text:p>0.182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4.825590477962" calcext:value-type="float">
            <text:p>164.8256</text:p>
          </table:table-cell>
          <table:table-cell office:value-type="float" office:value="0.947273508494035" calcext:value-type="float">
            <text:p>0.947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MD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0435349699267" calcext:value-type="float">
            <text:p>0.3204</text:p>
          </table:table-cell>
          <table:table-cell office:value-type="float" office:value="0.341686236557699" calcext:value-type="float">
            <text:p>0.3417</text:p>
          </table:table-cell>
          <table:table-cell office:value-type="float" office:value="0.559614651519908" calcext:value-type="float">
            <text:p>0.559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5375470339324" calcext:value-type="float">
            <text:p>2.3538</text:p>
          </table:table-cell>
          <table:table-cell office:value-type="float" office:value="2.50985288338885" calcext:value-type="float">
            <text:p>2.5099</text:p>
          </table:table-cell>
          <table:table-cell office:value-type="float" office:value="0.114952301192759" calcext:value-type="float">
            <text:p>0.115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03857409538512" calcext:value-type="float">
            <text:p>9.0386</text:p>
          </table:table-cell>
          <table:table-cell office:value-type="float" office:value="9.63800145457897" calcext:value-type="float">
            <text:p>9.6380</text:p>
          </table:table-cell>
          <table:table-cell office:value-type="float" office:value="0.0022253062935285" calcext:value-type="float">
            <text:p>0.0022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1054936477567" calcext:value-type="float">
            <text:p>0.9211</text:p>
          </table:table-cell>
          <table:table-cell office:value-type="float" office:value="0.982138191692247" calcext:value-type="float">
            <text:p>0.9821</text:p>
          </table:table-cell>
          <table:table-cell office:value-type="float" office:value="0.323047626060518" calcext:value-type="float">
            <text:p>0.323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3.178216978772" calcext:value-type="float">
            <text:p>163.1782</text:p>
          </table:table-cell>
          <table:table-cell office:value-type="float" office:value="0.937805844705588" calcext:value-type="float">
            <text:p>0.937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PO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23622696021925" calcext:value-type="float">
            <text:p>0.0224</text:p>
          </table:table-cell>
          <table:table-cell office:value-type="float" office:value="0.0223665857969365" calcext:value-type="float">
            <text:p>0.0224</text:p>
          </table:table-cell>
          <table:table-cell office:value-type="float" office:value="0.881289214946809" calcext:value-type="float">
            <text:p>0.881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049047723727" calcext:value-type="float">
            <text:p>1.0605</text:p>
          </table:table-cell>
          <table:table-cell office:value-type="float" office:value="1.06069516502189" calcext:value-type="float">
            <text:p>1.0607</text:p>
          </table:table-cell>
          <table:table-cell office:value-type="float" office:value="0.30448616066988" calcext:value-type="float">
            <text:p>0.304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3789131261847" calcext:value-type="float">
            <text:p>1.8379</text:p>
          </table:table-cell>
          <table:table-cell office:value-type="float" office:value="1.83824604838388" calcext:value-type="float">
            <text:p>1.8382</text:p>
          </table:table-cell>
          <table:table-cell office:value-type="float" office:value="0.1769136961526" calcext:value-type="float">
            <text:p>0.176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74237302750577" calcext:value-type="float">
            <text:p>0.0974</text:p>
          </table:table-cell>
          <table:table-cell office:value-type="float" office:value="0.0974425342605222" calcext:value-type="float">
            <text:p>0.0974</text:p>
          </table:table-cell>
          <table:table-cell office:value-type="float" office:value="0.755294306703357" calcext:value-type="float">
            <text:p>0.755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73.96642232783" calcext:value-type="float">
            <text:p>173.9664</text:p>
          </table:table-cell>
          <table:table-cell office:value-type="float" office:value="0.999807024872586" calcext:value-type="float">
            <text:p>0.999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OO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5867508618303" calcext:value-type="float">
            <text:p>0.0416</text:p>
          </table:table-cell>
          <table:table-cell office:value-type="float" office:value="0.0452613721405722" calcext:value-type="float">
            <text:p>0.0453</text:p>
          </table:table-cell>
          <table:table-cell office:value-type="float" office:value="0.831773185754635" calcext:value-type="float">
            <text:p>0.831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4970523062241" calcext:value-type="float">
            <text:p>0.7550</text:p>
          </table:table-cell>
          <table:table-cell office:value-type="float" office:value="0.821680008448214" calcext:value-type="float">
            <text:p>0.8217</text:p>
          </table:table-cell>
          <table:table-cell office:value-type="float" office:value="0.365942993437872" calcext:value-type="float">
            <text:p>0.365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99931440233487" calcext:value-type="float">
            <text:p>2.9993</text:p>
          </table:table-cell>
          <table:table-cell office:value-type="float" office:value="3.26433497489835" calcext:value-type="float">
            <text:p>3.2643</text:p>
          </table:table-cell>
          <table:table-cell office:value-type="float" office:value="0.0725294732981166" calcext:value-type="float">
            <text:p>0.072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0654460704568" calcext:value-type="float">
            <text:p>3.3065</text:p>
          </table:table-cell>
          <table:table-cell office:value-type="float" office:value="3.59871215849802" calcext:value-type="float">
            <text:p>3.5987</text:p>
          </table:table-cell>
          <table:table-cell office:value-type="float" office:value="0.0594809186181537" calcext:value-type="float">
            <text:p>0.059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59.873514825947" calcext:value-type="float">
            <text:p>159.8735</text:p>
          </table:table-cell>
          <table:table-cell office:value-type="float" office:value="0.918813303597397" calcext:value-type="float">
            <text:p>0.918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PS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3784575669212" calcext:value-type="float">
            <text:p>2.7378</text:p>
          </table:table-cell>
          <table:table-cell office:value-type="float" office:value="3.0843818557546" calcext:value-type="float">
            <text:p>3.0844</text:p>
          </table:table-cell>
          <table:table-cell office:value-type="float" office:value="0.0808066083806891" calcext:value-type="float">
            <text:p>0.080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726486954313" calcext:value-type="float">
            <text:p>1.1726</text:p>
          </table:table-cell>
          <table:table-cell office:value-type="float" office:value="1.32107382255622" calcext:value-type="float">
            <text:p>1.3211</text:p>
          </table:table-cell>
          <table:table-cell office:value-type="float" office:value="0.25197684299659" calcext:value-type="float">
            <text:p>0.252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54034711418343" calcext:value-type="float">
            <text:p>6.5403</text:p>
          </table:table-cell>
          <table:table-cell office:value-type="float" office:value="7.36817547884705" calcext:value-type="float">
            <text:p>7.3682</text:p>
          </table:table-cell>
          <table:table-cell office:value-type="float" office:value="0.00730742763277939" calcext:value-type="float">
            <text:p>0.007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1901682903241" calcext:value-type="float">
            <text:p>0.6919</text:p>
          </table:table-cell>
          <table:table-cell office:value-type="float" office:value="0.779477438236422" calcext:value-type="float">
            <text:p>0.7795</text:p>
          </table:table-cell>
          <table:table-cell office:value-type="float" office:value="0.378519135832193" calcext:value-type="float">
            <text:p>0.378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54.45077294033" calcext:value-type="float">
            <text:p>154.4508</text:p>
          </table:table-cell>
          <table:table-cell office:value-type="float" office:value="0.887648120346726" calcext:value-type="float">
            <text:p>0.8876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TT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9220711471684" calcext:value-type="float">
            <text:p>1.5922</text:p>
          </table:table-cell>
          <table:table-cell office:value-type="float" office:value="1.70174443571426" calcext:value-type="float">
            <text:p>1.7017</text:p>
          </table:table-cell>
          <table:table-cell office:value-type="float" office:value="0.1937828125213" calcext:value-type="float">
            <text:p>0.193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06000644755469" calcext:value-type="float">
            <text:p>6.0600</text:p>
          </table:table-cell>
          <table:table-cell office:value-type="float" office:value="6.4769100434228" calcext:value-type="float">
            <text:p>6.4769</text:p>
          </table:table-cell>
          <table:table-cell office:value-type="float" office:value="0.0117972923336521" calcext:value-type="float">
            <text:p>0.011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1633625040779" calcext:value-type="float">
            <text:p>0.4516</text:p>
          </table:table-cell>
          <table:table-cell office:value-type="float" office:value="0.482704166619233" calcext:value-type="float">
            <text:p>0.4827</text:p>
          </table:table-cell>
          <table:table-cell office:value-type="float" office:value="0.48812667976313" calcext:value-type="float">
            <text:p>0.488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312602533782" calcext:value-type="float">
            <text:p>1.1431</text:p>
          </table:table-cell>
          <table:table-cell office:value-type="float" office:value="1.22176840874421" calcext:value-type="float">
            <text:p>1.2218</text:p>
          </table:table-cell>
          <table:table-cell office:value-type="float" office:value="0.270539899805818" calcext:value-type="float">
            <text:p>0.270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2.800025753837" calcext:value-type="float">
            <text:p>162.8000</text:p>
          </table:table-cell>
          <table:table-cell office:value-type="float" office:value="0.935632331918602" calcext:value-type="float">
            <text:p>0.9356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DO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6124104287393" calcext:value-type="float">
            <text:p>3.5612</text:p>
          </table:table-cell>
          <table:table-cell office:value-type="float" office:value="3.98113834532219" calcext:value-type="float">
            <text:p>3.9811</text:p>
          </table:table-cell>
          <table:table-cell office:value-type="float" office:value="0.0475730943617326" calcext:value-type="float">
            <text:p>0.047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5388704065921" calcext:value-type="float">
            <text:p>0.4154</text:p>
          </table:table-cell>
          <table:table-cell office:value-type="float" office:value="0.46436617967201" calcext:value-type="float">
            <text:p>0.4644</text:p>
          </table:table-cell>
          <table:table-cell office:value-type="float" office:value="0.496496432423218" calcext:value-type="float">
            <text:p>0.496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716972406859" calcext:value-type="float">
            <text:p>0.1172</text:p>
          </table:table-cell>
          <table:table-cell office:value-type="float" office:value="0.13098492233029" calcext:value-type="float">
            <text:p>0.1310</text:p>
          </table:table-cell>
          <table:table-cell office:value-type="float" office:value="0.717852159291201" calcext:value-type="float">
            <text:p>0.717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53648263519343" calcext:value-type="float">
            <text:p>0.5536</text:p>
          </table:table-cell>
          <table:table-cell office:value-type="float" office:value="0.61892758877651" calcext:value-type="float">
            <text:p>0.6189</text:p>
          </table:table-cell>
          <table:table-cell office:value-type="float" office:value="0.432516268273532" calcext:value-type="float">
            <text:p>0.432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55.647929740536" calcext:value-type="float">
            <text:p>155.6479</text:p>
          </table:table-cell>
          <table:table-cell office:value-type="float" office:value="0.894528331842162" calcext:value-type="float">
            <text:p>0.894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LU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5968164313259" calcext:value-type="float">
            <text:p>1.9597</text:p>
          </table:table-cell>
          <table:table-cell office:value-type="float" office:value="2.15456908565289" calcext:value-type="float">
            <text:p>2.1546</text:p>
          </table:table-cell>
          <table:table-cell office:value-type="float" office:value="0.143951636097207" calcext:value-type="float">
            <text:p>0.144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1230610100117" calcext:value-type="float">
            <text:p>2.2123</text:p>
          </table:table-cell>
          <table:table-cell office:value-type="float" office:value="2.43231667241571" calcext:value-type="float">
            <text:p>2.4323</text:p>
          </table:table-cell>
          <table:table-cell office:value-type="float" office:value="0.120674095104238" calcext:value-type="float">
            <text:p>0.1207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14024475833223" calcext:value-type="float">
            <text:p>0.0314</text:p>
          </table:table-cell>
          <table:table-cell office:value-type="float" office:value="0.0345253745749783" calcext:value-type="float">
            <text:p>0.0345</text:p>
          </table:table-cell>
          <table:table-cell office:value-type="float" office:value="0.852810155519982" calcext:value-type="float">
            <text:p>0.852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14331979763058" calcext:value-type="float">
            <text:p>0.0814</text:p>
          </table:table-cell>
          <table:table-cell office:value-type="float" office:value="0.0895316091368465" calcext:value-type="float">
            <text:p>0.0895</text:p>
          </table:table-cell>
          <table:table-cell office:value-type="float" office:value="0.765130556747917" calcext:value-type="float">
            <text:p>0.765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58.261161443214" calcext:value-type="float">
            <text:p>158.2612</text:p>
          </table:table-cell>
          <table:table-cell office:value-type="float" office:value="0.909546904846059" calcext:value-type="float">
            <text:p>0.909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AN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3669952731504" calcext:value-type="float">
            <text:p>8.3670</text:p>
          </table:table-cell>
          <table:table-cell office:value-type="float" office:value="9.38117313251322" calcext:value-type="float">
            <text:p>9.3812</text:p>
          </table:table-cell>
          <table:table-cell office:value-type="float" office:value="0.00254088681596765" calcext:value-type="float">
            <text:p>0.002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507844638949" calcext:value-type="float">
            <text:p>3.7508</text:p>
          </table:table-cell>
          <table:table-cell office:value-type="float" office:value="4.20542348714511" calcext:value-type="float">
            <text:p>4.2054</text:p>
          </table:table-cell>
          <table:table-cell office:value-type="float" office:value="0.0417944896366628" calcext:value-type="float">
            <text:p>0.041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4240394555207" calcext:value-type="float">
            <text:p>2.2424</text:p>
          </table:table-cell>
          <table:table-cell office:value-type="float" office:value="2.51420957697445" calcext:value-type="float">
            <text:p>2.5142</text:p>
          </table:table-cell>
          <table:table-cell office:value-type="float" office:value="0.114639882045484" calcext:value-type="float">
            <text:p>0.114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299547554964" calcext:value-type="float">
            <text:p>0.6143</text:p>
          </table:table-cell>
          <table:table-cell office:value-type="float" office:value="0.688759850185475" calcext:value-type="float">
            <text:p>0.6888</text:p>
          </table:table-cell>
          <table:table-cell office:value-type="float" office:value="0.407723698946355" calcext:value-type="float">
            <text:p>0.4077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55.189245200312" calcext:value-type="float">
            <text:p>155.1892</text:p>
          </table:table-cell>
          <table:table-cell office:value-type="float" office:value="0.891892213794895" calcext:value-type="float">
            <text:p>0.8919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CP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57448987889341" calcext:value-type="float">
            <text:p>5.5745</text:p>
          </table:table-cell>
          <table:table-cell office:value-type="float" office:value="5.83420354226498" calcext:value-type="float">
            <text:p>5.8342</text:p>
          </table:table-cell>
          <table:table-cell office:value-type="float" office:value="0.016752631527945" calcext:value-type="float">
            <text:p>0.016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8298197289903" calcext:value-type="float">
            <text:p>0.4683</text:p>
          </table:table-cell>
          <table:table-cell office:value-type="float" office:value="0.490116057401007" calcext:value-type="float">
            <text:p>0.4901</text:p>
          </table:table-cell>
          <table:table-cell office:value-type="float" office:value="0.484810509736253" calcext:value-type="float">
            <text:p>0.4848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9218271695634" calcext:value-type="float">
            <text:p>0.2892</text:p>
          </table:table-cell>
          <table:table-cell office:value-type="float" office:value="0.302692856543383" calcext:value-type="float">
            <text:p>0.3027</text:p>
          </table:table-cell>
          <table:table-cell office:value-type="float" office:value="0.582904712808165" calcext:value-type="float">
            <text:p>0.582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9194007450152" calcext:value-type="float">
            <text:p>0.6992</text:p>
          </table:table-cell>
          <table:table-cell office:value-type="float" office:value="0.731769227968514" calcext:value-type="float">
            <text:p>0.7318</text:p>
          </table:table-cell>
          <table:table-cell office:value-type="float" office:value="0.393486701112113" calcext:value-type="float">
            <text:p>0.393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6.254267939183" calcext:value-type="float">
            <text:p>166.2543</text:p>
          </table:table-cell>
          <table:table-cell office:value-type="float" office:value="0.955484298501053" calcext:value-type="float">
            <text:p>0.955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CPD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6863688297494" calcext:value-type="float">
            <text:p>0.7169</text:p>
          </table:table-cell>
          <table:table-cell office:value-type="float" office:value="0.739299283361111" calcext:value-type="float">
            <text:p>0.7393</text:p>
          </table:table-cell>
          <table:table-cell office:value-type="float" office:value="0.391068532431908" calcext:value-type="float">
            <text:p>0.391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7398145637694" calcext:value-type="float">
            <text:p>0.0367</text:p>
          </table:table-cell>
          <table:table-cell office:value-type="float" office:value="0.0378896560409165" calcext:value-type="float">
            <text:p>0.0379</text:p>
          </table:table-cell>
          <table:table-cell office:value-type="float" office:value="0.845891965551065" calcext:value-type="float">
            <text:p>0.845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8803834891992" calcext:value-type="float">
            <text:p>0.6788</text:p>
          </table:table-cell>
          <table:table-cell office:value-type="float" office:value="0.700048275384488" calcext:value-type="float">
            <text:p>0.7000</text:p>
          </table:table-cell>
          <table:table-cell office:value-type="float" office:value="0.403915089518352" calcext:value-type="float">
            <text:p>0.403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1665675549476" calcext:value-type="float">
            <text:p>0.1217</text:p>
          </table:table-cell>
          <table:table-cell office:value-type="float" office:value="0.125473431297646" calcext:value-type="float">
            <text:p>0.1255</text:p>
          </table:table-cell>
          <table:table-cell office:value-type="float" office:value="0.723601192377309" calcext:value-type="float">
            <text:p>0.723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8.719603239271" calcext:value-type="float">
            <text:p>168.7196</text:p>
          </table:table-cell>
          <table:table-cell office:value-type="float" office:value="0.969652892179718" calcext:value-type="float">
            <text:p>0.9697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PC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4968450271839" calcext:value-type="float">
            <text:p>0.1850</text:p>
          </table:table-cell>
          <table:table-cell office:value-type="float" office:value="0.184997632096818" calcext:value-type="float">
            <text:p>0.1850</text:p>
          </table:table-cell>
          <table:table-cell office:value-type="float" office:value="0.667645295581029" calcext:value-type="float">
            <text:p>0.667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28951615708211" calcext:value-type="float">
            <text:p>6.2895</text:p>
          </table:table-cell>
          <table:table-cell office:value-type="float" office:value="6.29050843203184" calcext:value-type="float">
            <text:p>6.2905</text:p>
          </table:table-cell>
          <table:table-cell office:value-type="float" office:value="0.0130539080709145" calcext:value-type="float">
            <text:p>0.013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2252128371691" calcext:value-type="float">
            <text:p>3.6225</text:p>
          </table:table-cell>
          <table:table-cell office:value-type="float" office:value="3.6230927962204" calcext:value-type="float">
            <text:p>3.6231</text:p>
          </table:table-cell>
          <table:table-cell office:value-type="float" office:value="0.0586337002226453" calcext:value-type="float">
            <text:p>0.058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45153561930746" calcext:value-type="float">
            <text:p>0.0445</text:p>
          </table:table-cell>
          <table:table-cell office:value-type="float" office:value="0.0445223792250099" calcext:value-type="float">
            <text:p>0.0445</text:p>
          </table:table-cell>
          <table:table-cell office:value-type="float" office:value="0.833131634843723" calcext:value-type="float">
            <text:p>0.8331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73.972552959253" calcext:value-type="float">
            <text:p>173.9726</text:p>
          </table:table-cell>
          <table:table-cell office:value-type="float" office:value="0.999842258386512" calcext:value-type="float">
            <text:p>0.999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PVL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8971071603679" calcext:value-type="float">
            <text:p>0.2590</text:p>
          </table:table-cell>
          <table:table-cell office:value-type="float" office:value="0.272058180847068" calcext:value-type="float">
            <text:p>0.2721</text:p>
          </table:table-cell>
          <table:table-cell office:value-type="float" office:value="0.602617735861768" calcext:value-type="float">
            <text:p>0.602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013152845988" calcext:value-type="float">
            <text:p>1.3013</text:p>
          </table:table-cell>
          <table:table-cell office:value-type="float" office:value="1.36707728335864" calcext:value-type="float">
            <text:p>1.3671</text:p>
          </table:table-cell>
          <table:table-cell office:value-type="float" office:value="0.243913915143322" calcext:value-type="float">
            <text:p>0.243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9493373584811" calcext:value-type="float">
            <text:p>12.9493</text:p>
          </table:table-cell>
          <table:table-cell office:value-type="float" office:value="13.6037324289054" calcext:value-type="float">
            <text:p>13.6037</text:p>
          </table:table-cell>
          <table:table-cell office:value-type="float" office:value="0.000301542848384508" calcext:value-type="float">
            <text:p>0.000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59128500663528" calcext:value-type="float">
            <text:p>0.5591</text:p>
          </table:table-cell>
          <table:table-cell office:value-type="float" office:value="0.587384072700831" calcext:value-type="float">
            <text:p>0.5874</text:p>
          </table:table-cell>
          <table:table-cell office:value-type="float" office:value="0.444470991318839" calcext:value-type="float">
            <text:p>0.444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65.629889602072" calcext:value-type="float">
            <text:p>165.6299</text:p>
          </table:table-cell>
          <table:table-cell office:value-type="float" office:value="0.951895917253285" calcext:value-type="float">
            <text:p>0.9519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BDD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7583948331498" calcext:value-type="float">
            <text:p>1.7758</text:p>
          </table:table-cell>
          <table:table-cell office:value-type="float" office:value="2.47389110711733" calcext:value-type="float">
            <text:p>2.4739</text:p>
          </table:table-cell>
          <table:table-cell office:value-type="float" office:value="0.117567620932682" calcext:value-type="float">
            <text:p>0.117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.1110104563489" calcext:value-type="float">
            <text:p>37.1110</text:p>
          </table:table-cell>
          <table:table-cell office:value-type="float" office:value="51.6987034057379" calcext:value-type="float">
            <text:p>51.6987</text:p>
          </table:table-cell>
          <table:table-cell office:value-type="float" office:value="0.0000000000183601778272216" calcext:value-type="float">
            <text:p>0.000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4665472816544" calcext:value-type="float">
            <text:p>0.1447</text:p>
          </table:table-cell>
          <table:table-cell office:value-type="float" office:value="0.201530954835907" calcext:value-type="float">
            <text:p>0.2015</text:p>
          </table:table-cell>
          <table:table-cell office:value-type="float" office:value="0.654046534068036" calcext:value-type="float">
            <text:p>0.654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7610736548549" calcext:value-type="float">
            <text:p>8.8761</text:p>
          </table:table-cell>
          <table:table-cell office:value-type="float" office:value="12.3651508391417" calcext:value-type="float">
            <text:p>12.3652</text:p>
          </table:table-cell>
          <table:table-cell office:value-type="float" office:value="0.000557891617268448" calcext:value-type="float">
            <text:p>0.000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24.902858176672" calcext:value-type="float">
            <text:p>124.9029</text:p>
          </table:table-cell>
          <table:table-cell office:value-type="float" office:value="0.717832518256736" calcext:value-type="float">
            <text:p>0.717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HDD_res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7649125794512" calcext:value-type="float">
            <text:p>0.3976</text:p>
          </table:table-cell>
          <table:table-cell office:value-type="float" office:value="0.405776827827095" calcext:value-type="float">
            <text:p>0.4058</text:p>
          </table:table-cell>
          <table:table-cell office:value-type="float" office:value="0.524958049203447" calcext:value-type="float">
            <text:p>0.525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5032268542288" calcext:value-type="float">
            <text:p>0.0085</text:p>
          </table:table-cell>
          <table:table-cell office:value-type="float" office:value="0.00867702754861872" calcext:value-type="float">
            <text:p>0.0087</text:p>
          </table:table-cell>
          <table:table-cell office:value-type="float" office:value="0.925891116596151" calcext:value-type="float">
            <text:p>0.9259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6822801630958" calcext:value-type="float">
            <text:p>3.7682</text:p>
          </table:table-cell>
          <table:table-cell office:value-type="float" office:value="3.84524826486716" calcext:value-type="float">
            <text:p>3.8452</text:p>
          </table:table-cell>
          <table:table-cell office:value-type="float" office:value="0.0514832494495548" calcext:value-type="float">
            <text:p>0.051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4721900803759" calcext:value-type="float">
            <text:p>3.4722</text:p>
          </table:table-cell>
          <table:table-cell office:value-type="float" office:value="3.54315949673612" calcext:value-type="float">
            <text:p>3.5432</text:p>
          </table:table-cell>
          <table:table-cell office:value-type="float" office:value="0.0614608222706355" calcext:value-type="float">
            <text:p>0.0615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170.514783357043" calcext:value-type="float">
            <text:p>170.5148</text:p>
          </table:table-cell>
          <table:table-cell office:value-type="float" office:value="0.979970019293349" calcext:value-type="float">
            <text:p>0.980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gill_raker_count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.6770548632" calcext:value-type="float">
            <text:p>153.6771</text:p>
          </table:table-cell>
          <table:table-cell office:value-type="float" office:value="34.8812001399792" calcext:value-type="float">
            <text:p>34.8812</text:p>
          </table:table-cell>
          <table:table-cell office:value-type="float" office:value="0.0000000179758162780907" calcext:value-type="float">
            <text:p>0.000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7418790579301" calcext:value-type="float">
            <text:p>2.7742</text:p>
          </table:table-cell>
          <table:table-cell office:value-type="float" office:value="0.62967762919465" calcext:value-type="float">
            <text:p>0.6297</text:p>
          </table:table-cell>
          <table:table-cell office:value-type="float" office:value="0.428554362409547" calcext:value-type="float">
            <text:p>0.428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04661703669851" calcext:value-type="float">
            <text:p>8.0466</text:p>
          </table:table-cell>
          <table:table-cell office:value-type="float" office:value="1.82639926016736" calcext:value-type="float">
            <text:p>1.8264</text:p>
          </table:table-cell>
          <table:table-cell office:value-type="float" office:value="0.178307846037608" calcext:value-type="float">
            <text:p>0.178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94470038101496" calcext:value-type="float">
            <text:p>3.9447</text:p>
          </table:table-cell>
          <table:table-cell office:value-type="float" office:value="0.895357368768682" calcext:value-type="float">
            <text:p>0.8954</text:p>
          </table:table-cell>
          <table:table-cell office:value-type="float" office:value="0.345341812659044" calcext:value-type="float">
            <text:p>0.3453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766.596545958545" calcext:value-type="float">
            <text:p>766.5965</text:p>
          </table:table-cell>
          <table:table-cell office:value-type="float" office:value="4.40572727562382" calcext:value-type="float">
            <text:p>4.4057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">
            <text:p><text:s/>Response middle_gill_raker_length</text:p>
          </table:table-cell>
          <table:table-cell office:value-type="string" calcext:value-type="string">
            <text:p>true_eco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0.39174974932" calcext:value-type="float">
            <text:p>1280.3917</text:p>
          </table:table-cell>
          <table:table-cell office:value-type="float" office:value="46.0807778605138" calcext:value-type="float">
            <text:p>46.0808</text:p>
          </table:table-cell>
          <table:table-cell office:value-type="float" office:value="0.000000000171729294423247" calcext:value-type="float">
            <text:p>0.0000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sex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.8014646347924" calcext:value-type="float">
            <text:p>88.8015</text:p>
          </table:table-cell>
          <table:table-cell office:value-type="float" office:value="3.19592856352386" calcext:value-type="float">
            <text:p>3.1959</text:p>
          </table:table-cell>
          <table:table-cell office:value-type="float" office:value="0.075562214616505" calcext:value-type="float">
            <text:p>0.075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iver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1392892092988" calcext:value-type="float">
            <text:p>0.4614</text:p>
          </table:table-cell>
          <table:table-cell office:value-type="float" office:value="0.0166053423658186" calcext:value-type="float">
            <text:p>0.0166</text:p>
          </table:table-cell>
          <table:table-cell office:value-type="float" office:value="0.897615896236972" calcext:value-type="float">
            <text:p>0.8976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true_eco: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.9216720025061" calcext:value-type="float">
            <text:p>18.9217</text:p>
          </table:table-cell>
          <table:table-cell office:value-type="float" office:value="0.680983272867619" calcext:value-type="float">
            <text:p>0.6810</text:p>
          </table:table-cell>
          <table:table-cell office:value-type="float" office:value="0.410378266365611" calcext:value-type="float">
            <text:p>0.4104</text:p>
          </table:table-cell>
          <table:table-cell table:style-name="Default" table:number-columns-repeated="16377"/>
        </table:table-row>
        <table:table-row table:style-name="ro1">
          <table:covered-table-cell/>
          <table:table-cell office:value-type="string" calcext:value-type="string">
            <text:p>Residuals <text:s text:c="2"/></text:p>
          </table:table-cell>
          <table:table-cell office:value-type="float" office:value="174" calcext:value-type="float">
            <text:p>174</text:p>
          </table:table-cell>
          <table:table-cell office:value-type="float" office:value="4834.73098329112" calcext:value-type="float">
            <text:p>4834.7310</text:p>
          </table:table-cell>
          <table:table-cell office:value-type="float" office:value="27.7858102487995" calcext:value-type="float">
            <text:p>27.7858</text:p>
          </table:table-cell>
          <table:table-cell table:number-columns-repeated="2"/>
          <table:table-cell table:style-name="Default" table:number-columns-repeated="16377"/>
        </table:table-row>
      </table:table>
      <table:table table:name="Supplementary Table 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7" table:default-cell-style-name="Default"/>
        <table:table-column table:style-name="co7" table:number-columns-repeated="1637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ResDf</text:p>
          </table:table-cell>
          <table:table-cell office:value-type="string" calcext:value-type="string">
            <text:p>Df</text:p>
          </table:table-cell>
          <table:table-cell table:style-name="ce3" office:value-type="string" calcext:value-type="string">
            <text:p>RSS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Rsq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pe ~ log(cs) + eco + sex + pop (Null)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603318024025441" calcext:value-type="float">
            <text:p>0.0603</text:p>
          </table:table-cell>
          <table:table-cell table:style-name="ce3" table:number-columns-repeated="2"/>
          <table:table-cell table:style-name="ce3" office:value-type="float" office:value="0" calcext:value-type="float">
            <text:p>0.0000</text:p>
          </table:table-cell>
          <table:table-cell table:style-name="ce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shape ~ log(cs) + eco + sex + log(cs):eco + pop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588713674521273" calcext:value-type="float">
            <text:p>0.0589</text:p>
          </table:table-cell>
          <table:table-cell table:number-columns-repeated="2" table:style-name="ce3" office:value-type="float" office:value="0.00146043495041681" calcext:value-type="float">
            <text:p>0.0015</text:p>
          </table:table-cell>
          <table:table-cell table:style-name="ce3" office:value-type="float" office:value="0.0208439642" calcext:value-type="float">
            <text:p>0.0208</text:p>
          </table:table-cell>
          <table:table-cell table:style-name="ce3" office:value-type="float" office:value="4.56452843727827" calcext:value-type="float">
            <text:p>4.5645</text:p>
          </table:table-cell>
          <table:table-cell table:style-name="ce3" office:value-type="float" office:value="4.09713880054527" calcext:value-type="float">
            <text:p>4.0971</text:p>
          </table:table-cell>
          <table:table-cell office:value-type="float" office:value="0.0001" calcext:value-type="float">
            <text:p>0.00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office:value-type="float" office:value="0.0700651246141319" calcext:value-type="float">
            <text:p>0.0701</text:p>
          </table:table-cell>
          <table:table-cell table:style-name="ce3" table:number-columns-repeated="5"/>
          <table:table-cell table:number-columns-repeated="16374"/>
        </table:table-row>
        <table:table-row table:style-name="ro1" table:number-rows-repeated="104857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upplementary Table 3" table:style-name="ta3">
        <table:table-column table:style-name="co12" table:default-cell-style-name="Default"/>
        <table:table-column table:style-name="co3" table:default-cell-style-name="Default"/>
        <table:table-column table:style-name="co5" table:number-columns-repeated="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f</text:p>
          </table:table-cell>
          <table:table-cell table:style-name="Default" office:value-type="string" calcext:value-type="string">
            <text:p>SS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Rsq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Pr(&gt;F)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g(c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0356137605695" calcext:value-type="float">
            <text:p>0.00200</text:p>
          </table:table-cell>
          <table:table-cell office:value-type="float" office:value="0.0285957013148998" calcext:value-type="float">
            <text:p>0.02860</text:p>
          </table:table-cell>
          <table:table-cell office:value-type="float" office:value="6.26204739498634" calcext:value-type="float">
            <text:p>6.26205</text:p>
          </table:table-cell>
          <table:table-cell office:value-type="float" office:value="4.50715703749087" calcext:value-type="float">
            <text:p>4.50716</text:p>
          </table:table-cell>
          <table:table-cell office:value-type="float" office:value="0.000999000999000999" calcext:value-type="float">
            <text:p>0.00100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16356571974552" calcext:value-type="float">
            <text:p>0.00316</text:p>
          </table:table-cell>
          <table:table-cell office:value-type="float" office:value="0.0451517889558914" calcext:value-type="float">
            <text:p>0.04515</text:p>
          </table:table-cell>
          <table:table-cell office:value-type="float" office:value="9.88759251947039" calcext:value-type="float">
            <text:p>9.88759</text:p>
          </table:table-cell>
          <table:table-cell office:value-type="float" office:value="6.22429566261207" calcext:value-type="float">
            <text:p>6.22430</text:p>
          </table:table-cell>
          <table:table-cell office:value-type="float" office:value="0.000999000999000999" calcext:value-type="float">
            <text:p>0.00100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52847729115047" calcext:value-type="float">
            <text:p>0.00253</text:p>
          </table:table-cell>
          <table:table-cell office:value-type="float" office:value="0.0360875300668555" calcext:value-type="float">
            <text:p>0.03609</text:p>
          </table:table-cell>
          <table:table-cell office:value-type="float" office:value="7.90265016262762" calcext:value-type="float">
            <text:p>7.90265</text:p>
          </table:table-cell>
          <table:table-cell office:value-type="float" office:value="5.27435794042908" calcext:value-type="float">
            <text:p>5.27436</text:p>
          </table:table-cell>
          <table:table-cell office:value-type="float" office:value="0.000999000999000999" calcext:value-type="float">
            <text:p>0.00100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398065580156981" calcext:value-type="float">
            <text:p>0.00040</text:p>
          </table:table-cell>
          <table:table-cell office:value-type="float" office:value="0.00568136547746455" calcext:value-type="float">
            <text:p>0.00568</text:p>
          </table:table-cell>
          <table:table-cell office:value-type="float" office:value="1.24413734415336" calcext:value-type="float">
            <text:p>1.24414</text:p>
          </table:table-cell>
          <table:table-cell office:value-type="float" office:value="0.724556560304232" calcext:value-type="float">
            <text:p>0.72456</text:p>
          </table:table-cell>
          <table:table-cell office:value-type="float" office:value="0.228771228771229" calcext:value-type="float">
            <text:p>0.22877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og(cs):e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4604349485694" calcext:value-type="float">
            <text:p>0.00146</text:p>
          </table:table-cell>
          <table:table-cell office:value-type="float" office:value="0.020843964192063" calcext:value-type="float">
            <text:p>0.02084</text:p>
          </table:table-cell>
          <table:table-cell office:value-type="float" office:value="4.56452843148443" calcext:value-type="float">
            <text:p>4.56453</text:p>
          </table:table-cell>
          <table:table-cell office:value-type="float" office:value="3.76807176147752" calcext:value-type="float">
            <text:p>3.76807</text:p>
          </table:table-cell>
          <table:table-cell office:value-type="float" office:value="0.000999000999000999" calcext:value-type="float">
            <text:p>0.00100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siduals</text:p>
          </table:table-cell>
          <table:table-cell office:value-type="float" office:value="184" calcext:value-type="float">
            <text:p>184</text:p>
          </table:table-cell>
          <table:table-cell office:value-type="float" office:value="0.0588713674523831" calcext:value-type="float">
            <text:p>0.05887</text:p>
          </table:table-cell>
          <table:table-cell office:value-type="float" office:value="0.000319953083980343" calcext:value-type="float">
            <text:p>0.00032</text:p>
          </table:table-cell>
          <table:table-cell office:value-type="float" office:value="0.840237818409715" calcext:value-type="float">
            <text:p>0.84024</text:p>
          </table:table-cell>
          <table:table-cell table:number-columns-repeated="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9" calcext:value-type="float">
            <text:p>189</text:p>
          </table:table-cell>
          <table:table-cell office:value-type="float" office:value="0.0700651246141319" calcext:value-type="float">
            <text:p>0.07007</text:p>
          </table:table-cell>
          <table:table-cell table:number-columns-repeated="7"/>
          <table:table-cell table:style-name="Default" table:number-columns-repeated="1637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"/>
          <table:table-cell table:style-name="Default" table:number-columns-repeated="16378"/>
        </table:table-row>
      </table:table>
      <table:table table:name="Supplementary Table 4" table:style-name="ta4">
        <table:table-column table:style-name="co11" table:number-columns-repeated="4" table:default-cell-style-name="ce1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logLik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4596.14210881943" calcext:value-type="float">
            <text:p>4596.142</text:p>
          </table:table-cell>
          <table:table-cell office:value-type="float" office:value="4623.61761609149" calcext:value-type="float">
            <text:p>4623.618</text:p>
          </table:table-cell>
          <table:table-cell office:value-type="float" office:value="-2292.07105440971" calcext:value-type="float">
            <text:p>-2292.07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4484.41544955112" calcext:value-type="float">
            <text:p>4484.415</text:p>
          </table:table-cell>
          <table:table-cell office:value-type="float" office:value="4516.47020803519" calcext:value-type="float">
            <text:p>4516.470</text:p>
          </table:table-cell>
          <table:table-cell office:value-type="float" office:value="-2235.20772477556" calcext:value-type="float">
            <text:p>-2235.208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4592.81588583332" calcext:value-type="float">
            <text:p>4592.816</text:p>
          </table:table-cell>
          <table:table-cell office:value-type="float" office:value="4624.8706443174" calcext:value-type="float">
            <text:p>4624.871</text:p>
          </table:table-cell>
          <table:table-cell office:value-type="float" office:value="-2289.40794291666" calcext:value-type="float">
            <text:p>-2289.408</text:p>
          </table:table-cell>
        </table:table-row>
        <table:table-row table:style-name="ro1">
          <table:table-cell office:value-type="string" calcext:value-type="string">
            <text:p>mt0</text:p>
          </table:table-cell>
          <table:table-cell office:value-type="float" office:value="4593.94894601644" calcext:value-type="float">
            <text:p>4593.949</text:p>
          </table:table-cell>
          <table:table-cell office:value-type="float" office:value="4626.00370450051" calcext:value-type="float">
            <text:p>4626.004</text:p>
          </table:table-cell>
          <table:table-cell office:value-type="float" office:value="-2289.97447300822" calcext:value-type="float">
            <text:p>-2289.974</text:p>
          </table:table-cell>
        </table:table-row>
        <table:table-row table:style-name="ro1">
          <table:table-cell office:value-type="string" calcext:value-type="string">
            <text:p>mLK</text:p>
          </table:table-cell>
          <table:table-cell office:value-type="float" office:value="4483.96256961931" calcext:value-type="float">
            <text:p>4483.963</text:p>
          </table:table-cell>
          <table:table-cell office:value-type="float" office:value="4520.5965793154" calcext:value-type="float">
            <text:p>4520.597</text:p>
          </table:table-cell>
          <table:table-cell office:value-type="float" office:value="-2233.98128480966" calcext:value-type="float">
            <text:p>-2233.981</text:p>
          </table:table-cell>
        </table:table-row>
        <table:table-row table:style-name="ro1">
          <table:table-cell office:value-type="string" calcext:value-type="string">
            <text:p>mLt0</text:p>
          </table:table-cell>
          <table:table-cell office:value-type="float" office:value="4483.964926004" calcext:value-type="float">
            <text:p>4483.965</text:p>
          </table:table-cell>
          <table:table-cell office:value-type="float" office:value="4520.59893570008" calcext:value-type="float">
            <text:p>4520.599</text:p>
          </table:table-cell>
          <table:table-cell office:value-type="float" office:value="-2233.982463002" calcext:value-type="float">
            <text:p>-2233.982</text:p>
          </table:table-cell>
        </table:table-row>
        <table:table-row table:style-name="ro1">
          <table:table-cell office:value-type="string" calcext:value-type="string">
            <text:p>mKt0</text:p>
          </table:table-cell>
          <table:table-cell office:value-type="float" office:value="4593.1055812186" calcext:value-type="float">
            <text:p>4593.106</text:p>
          </table:table-cell>
          <table:table-cell office:value-type="float" office:value="4629.73959091468" calcext:value-type="float">
            <text:p>4629.740</text:p>
          </table:table-cell>
          <table:table-cell office:value-type="float" office:value="-2288.5527906093" calcext:value-type="float">
            <text:p>-2288.553</text:p>
          </table:table-cell>
        </table:table-row>
        <table:table-row table:style-name="ro1">
          <table:table-cell office:value-type="string" calcext:value-type="string">
            <text:p>mLKt0</text:p>
          </table:table-cell>
          <table:table-cell office:value-type="float" office:value="4485.94601796716" calcext:value-type="float">
            <text:p>4485.946</text:p>
          </table:table-cell>
          <table:table-cell office:value-type="float" office:value="4527.15927887525" calcext:value-type="float">
            <text:p>4527.159</text:p>
          </table:table-cell>
          <table:table-cell office:value-type="float" office:value="-2233.97300898358" calcext:value-type="float">
            <text:p>-2233.973</text:p>
          </table:table-cell>
        </table:table-row>
      </table:table>
      <table:table table:name="Supplementary Table 5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hrom</text:p>
          </table:table-cell>
          <table:table-cell office:value-type="string" calcext:value-type="string">
            <text:p>window_start</text:p>
          </table:table-cell>
          <table:table-cell office:value-type="string" calcext:value-type="string">
            <text:p>window_end</text:p>
          </table:table-cell>
          <table:table-cell office:value-type="string" calcext:value-type="string">
            <text:p>n_windows_merged</text:p>
          </table:table-cell>
          <table:table-cell office:value-type="string" calcext:value-type="string">
            <text:p>window_size</text:p>
          </table:table-cell>
        </table:table-row>
        <table:table-row table:style-name="ro1">
          <table:table-cell office:value-type="string" calcext:value-type="string">
            <text:p>CM078216.1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8859999" calcext:value-type="float">
            <text:p>88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6.1</text:p>
          </table:table-cell>
          <table:table-cell office:value-type="float" office:value="60580000" calcext:value-type="float">
            <text:p>60580000</text:p>
          </table:table-cell>
          <table:table-cell office:value-type="float" office:value="60599999" calcext:value-type="float">
            <text:p>605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46540000" calcext:value-type="float">
            <text:p>46540000</text:p>
          </table:table-cell>
          <table:table-cell office:value-type="float" office:value="46699999" calcext:value-type="float">
            <text:p>46699999</text:p>
          </table:table-cell>
          <table:table-cell office:value-type="float" office:value="7" calcext:value-type="float">
            <text:p>7</text:p>
          </table:table-cell>
          <table:table-cell office:value-type="float" office:value="159999" calcext:value-type="float">
            <text:p>15999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float" office:value="15" calcext:value-type="float">
            <text:p>15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5560000" calcext:value-type="float">
            <text:p>55560000</text:p>
          </table:table-cell>
          <table:table-cell office:value-type="float" office:value="55579999" calcext:value-type="float">
            <text:p>555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240000" calcext:value-type="float">
            <text:p>64240000</text:p>
          </table:table-cell>
          <table:table-cell office:value-type="float" office:value="64299999" calcext:value-type="float">
            <text:p>64299999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460000" calcext:value-type="float">
            <text:p>64460000</text:p>
          </table:table-cell>
          <table:table-cell office:value-type="float" office:value="64479999" calcext:value-type="float">
            <text:p>644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3839999" calcext:value-type="float">
            <text:p>238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50880000" calcext:value-type="float">
            <text:p>50880000</text:p>
          </table:table-cell>
          <table:table-cell office:value-type="float" office:value="50899999" calcext:value-type="float">
            <text:p>508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20160000" calcext:value-type="float">
            <text:p>20160000</text:p>
          </table:table-cell>
          <table:table-cell office:value-type="float" office:value="20219999" calcext:value-type="float">
            <text:p>20219999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22480000" calcext:value-type="float">
            <text:p>22480000</text:p>
          </table:table-cell>
          <table:table-cell office:value-type="float" office:value="22499999" calcext:value-type="float">
            <text:p>224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31039999" calcext:value-type="float">
            <text:p>3103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float" office:value="8" calcext:value-type="float">
            <text:p>8</text:p>
          </table:table-cell>
          <table:table-cell office:value-type="float" office:value="159999" calcext:value-type="float">
            <text:p>15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1820000" calcext:value-type="float">
            <text:p>41820000</text:p>
          </table:table-cell>
          <table:table-cell office:value-type="float" office:value="41839999" calcext:value-type="float">
            <text:p>418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float" office:value="13" calcext:value-type="float">
            <text:p>13</text:p>
          </table:table-cell>
          <table:table-cell office:value-type="float" office:value="359999" calcext:value-type="float">
            <text:p>35999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73760000" calcext:value-type="float">
            <text:p>73760000</text:p>
          </table:table-cell>
          <table:table-cell office:value-type="float" office:value="73779999" calcext:value-type="float">
            <text:p>737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6620000" calcext:value-type="float">
            <text:p>56620000</text:p>
          </table:table-cell>
          <table:table-cell office:value-type="float" office:value="56639999" calcext:value-type="float">
            <text:p>566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9080000" calcext:value-type="float">
            <text:p>59080000</text:p>
          </table:table-cell>
          <table:table-cell office:value-type="float" office:value="59099999" calcext:value-type="float">
            <text:p>590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86520000" calcext:value-type="float">
            <text:p>86520000</text:p>
          </table:table-cell>
          <table:table-cell office:value-type="float" office:value="86579999" calcext:value-type="float">
            <text:p>8657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101800000" calcext:value-type="float">
            <text:p>101800000</text:p>
          </table:table-cell>
          <table:table-cell office:value-type="float" office:value="101819999" calcext:value-type="float">
            <text:p>1018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5619999" calcext:value-type="float">
            <text:p>5619999</text:p>
          </table:table-cell>
          <table:table-cell office:value-type="float" office:value="5" calcext:value-type="float">
            <text:p>5</text:p>
          </table:table-cell>
          <table:table-cell office:value-type="float" office:value="219999" calcext:value-type="float">
            <text:p>2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17920000" calcext:value-type="float">
            <text:p>17920000</text:p>
          </table:table-cell>
          <table:table-cell office:value-type="float" office:value="18459999" calcext:value-type="float">
            <text:p>18459999</text:p>
          </table:table-cell>
          <table:table-cell office:value-type="float" office:value="18" calcext:value-type="float">
            <text:p>18</text:p>
          </table:table-cell>
          <table:table-cell office:value-type="float" office:value="539999" calcext:value-type="float">
            <text:p>53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23120000" calcext:value-type="float">
            <text:p>23120000</text:p>
          </table:table-cell>
          <table:table-cell office:value-type="float" office:value="23299999" calcext:value-type="float">
            <text:p>23299999</text:p>
          </table:table-cell>
          <table:table-cell office:value-type="float" office:value="8" calcext:value-type="float">
            <text:p>8</text:p>
          </table:table-cell>
          <table:table-cell office:value-type="float" office:value="179999" calcext:value-type="float">
            <text:p>17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3799999" calcext:value-type="float">
            <text:p>2379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69919999" calcext:value-type="float">
            <text:p>69919999</text:p>
          </table:table-cell>
          <table:table-cell office:value-type="float" office:value="16" calcext:value-type="float">
            <text:p>16</text:p>
          </table:table-cell>
          <table:table-cell office:value-type="float" office:value="319999" calcext:value-type="float">
            <text:p>3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0240000" calcext:value-type="float">
            <text:p>70240000</text:p>
          </table:table-cell>
          <table:table-cell office:value-type="float" office:value="70259999" calcext:value-type="float">
            <text:p>702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0940000" calcext:value-type="float">
            <text:p>70940000</text:p>
          </table:table-cell>
          <table:table-cell office:value-type="float" office:value="70999999" calcext:value-type="float">
            <text:p>70999999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1260000" calcext:value-type="float">
            <text:p>71260000</text:p>
          </table:table-cell>
          <table:table-cell office:value-type="float" office:value="71279999" calcext:value-type="float">
            <text:p>712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1900000" calcext:value-type="float">
            <text:p>71900000</text:p>
          </table:table-cell>
          <table:table-cell office:value-type="float" office:value="71919999" calcext:value-type="float">
            <text:p>719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96640000" calcext:value-type="float">
            <text:p>96640000</text:p>
          </table:table-cell>
          <table:table-cell office:value-type="float" office:value="96659999" calcext:value-type="float">
            <text:p>966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float" office:value="13" calcext:value-type="float">
            <text:p>13</text:p>
          </table:table-cell>
          <table:table-cell office:value-type="float" office:value="379999" calcext:value-type="float">
            <text:p>37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46100000" calcext:value-type="float">
            <text:p>46100000</text:p>
          </table:table-cell>
          <table:table-cell office:value-type="float" office:value="46119999" calcext:value-type="float">
            <text:p>461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3840000" calcext:value-type="float">
            <text:p>53840000</text:p>
          </table:table-cell>
          <table:table-cell office:value-type="float" office:value="53859999" calcext:value-type="float">
            <text:p>538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020000" calcext:value-type="float">
            <text:p>57020000</text:p>
          </table:table-cell>
          <table:table-cell office:value-type="float" office:value="57119999" calcext:value-type="float">
            <text:p>57119999</text:p>
          </table:table-cell>
          <table:table-cell office:value-type="float" office:value="4" calcext:value-type="float">
            <text:p>4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660000" calcext:value-type="float">
            <text:p>57660000</text:p>
          </table:table-cell>
          <table:table-cell office:value-type="float" office:value="57679999" calcext:value-type="float">
            <text:p>576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8060000" calcext:value-type="float">
            <text:p>58060000</text:p>
          </table:table-cell>
          <table:table-cell office:value-type="float" office:value="58079999" calcext:value-type="float">
            <text:p>580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29640000" calcext:value-type="float">
            <text:p>29640000</text:p>
          </table:table-cell>
          <table:table-cell office:value-type="float" office:value="29659999" calcext:value-type="float">
            <text:p>296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34620000" calcext:value-type="float">
            <text:p>34620000</text:p>
          </table:table-cell>
          <table:table-cell office:value-type="float" office:value="34799999" calcext:value-type="float">
            <text:p>34799999</text:p>
          </table:table-cell>
          <table:table-cell office:value-type="float" office:value="6" calcext:value-type="float">
            <text:p>6</text:p>
          </table:table-cell>
          <table:table-cell office:value-type="float" office:value="179999" calcext:value-type="float">
            <text:p>17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49319999" calcext:value-type="float">
            <text:p>493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49580000" calcext:value-type="float">
            <text:p>49580000</text:p>
          </table:table-cell>
          <table:table-cell office:value-type="float" office:value="49599999" calcext:value-type="float">
            <text:p>495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57280000" calcext:value-type="float">
            <text:p>57280000</text:p>
          </table:table-cell>
          <table:table-cell office:value-type="float" office:value="57319999" calcext:value-type="float">
            <text:p>5731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60820000" calcext:value-type="float">
            <text:p>60820000</text:p>
          </table:table-cell>
          <table:table-cell office:value-type="float" office:value="60839999" calcext:value-type="float">
            <text:p>608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6719999" calcext:value-type="float">
            <text:p>67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1780000" calcext:value-type="float">
            <text:p>21780000</text:p>
          </table:table-cell>
          <table:table-cell office:value-type="float" office:value="21799999" calcext:value-type="float">
            <text:p>217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3660000" calcext:value-type="float">
            <text:p>23660000</text:p>
          </table:table-cell>
          <table:table-cell office:value-type="float" office:value="23679999" calcext:value-type="float">
            <text:p>236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6600000" calcext:value-type="float">
            <text:p>26600000</text:p>
          </table:table-cell>
          <table:table-cell office:value-type="float" office:value="26659999" calcext:value-type="float">
            <text:p>2665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float" office:value="10" calcext:value-type="float">
            <text:p>10</text:p>
          </table:table-cell>
          <table:table-cell office:value-type="float" office:value="219999" calcext:value-type="float">
            <text:p>21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8720000" calcext:value-type="float">
            <text:p>8720000</text:p>
          </table:table-cell>
          <table:table-cell office:value-type="float" office:value="8759999" calcext:value-type="float">
            <text:p>875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19200000" calcext:value-type="float">
            <text:p>19200000</text:p>
          </table:table-cell>
          <table:table-cell office:value-type="float" office:value="19219999" calcext:value-type="float">
            <text:p>192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float" office:value="9" calcext:value-type="float">
            <text:p>9</text:p>
          </table:table-cell>
          <table:table-cell office:value-type="float" office:value="239999" calcext:value-type="float">
            <text:p>23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32280000" calcext:value-type="float">
            <text:p>32280000</text:p>
          </table:table-cell>
          <table:table-cell office:value-type="float" office:value="32359999" calcext:value-type="float">
            <text:p>32359999</text:p>
          </table:table-cell>
          <table:table-cell office:value-type="float" office:value="4" calcext:value-type="float">
            <text:p>4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34080000" calcext:value-type="float">
            <text:p>34080000</text:p>
          </table:table-cell>
          <table:table-cell office:value-type="float" office:value="34099999" calcext:value-type="float">
            <text:p>340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34200000" calcext:value-type="float">
            <text:p>34200000</text:p>
          </table:table-cell>
          <table:table-cell office:value-type="float" office:value="34239999" calcext:value-type="float">
            <text:p>3423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6.1</text:p>
          </table:table-cell>
          <table:table-cell office:value-type="float" office:value="21180000" calcext:value-type="float">
            <text:p>21180000</text:p>
          </table:table-cell>
          <table:table-cell office:value-type="float" office:value="21199999" calcext:value-type="float">
            <text:p>211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6.1</text:p>
          </table:table-cell>
          <table:table-cell office:value-type="float" office:value="56080000" calcext:value-type="float">
            <text:p>56080000</text:p>
          </table:table-cell>
          <table:table-cell office:value-type="float" office:value="56219999" calcext:value-type="float">
            <text:p>56219999</text:p>
          </table:table-cell>
          <table:table-cell office:value-type="float" office:value="7" calcext:value-type="float">
            <text:p>7</text:p>
          </table:table-cell>
          <table:table-cell office:value-type="float" office:value="139999" calcext:value-type="float">
            <text:p>1399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27460000" calcext:value-type="float">
            <text:p>27460000</text:p>
          </table:table-cell>
          <table:table-cell office:value-type="float" office:value="27479999" calcext:value-type="float">
            <text:p>274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35060000" calcext:value-type="float">
            <text:p>35060000</text:p>
          </table:table-cell>
          <table:table-cell office:value-type="float" office:value="35099999" calcext:value-type="float">
            <text:p>3509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39460000" calcext:value-type="float">
            <text:p>39460000</text:p>
          </table:table-cell>
          <table:table-cell office:value-type="float" office:value="39479999" calcext:value-type="float">
            <text:p>394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float" office:value="4" calcext:value-type="float">
            <text:p>4</text:p>
          </table:table-cell>
          <table:table-cell office:value-type="float" office:value="159999" calcext:value-type="float">
            <text:p>1599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840000" calcext:value-type="float">
            <text:p>42840000</text:p>
          </table:table-cell>
          <table:table-cell office:value-type="float" office:value="42879999" calcext:value-type="float">
            <text:p>4287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1780000" calcext:value-type="float">
            <text:p>31780000</text:p>
          </table:table-cell>
          <table:table-cell office:value-type="float" office:value="31799999" calcext:value-type="float">
            <text:p>317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3600000" calcext:value-type="float">
            <text:p>33600000</text:p>
          </table:table-cell>
          <table:table-cell office:value-type="float" office:value="33619999" calcext:value-type="float">
            <text:p>336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35079999" calcext:value-type="float">
            <text:p>35079999</text:p>
          </table:table-cell>
          <table:table-cell office:value-type="float" office:value="2" calcext:value-type="float">
            <text:p>2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2800000" calcext:value-type="float">
            <text:p>42800000</text:p>
          </table:table-cell>
          <table:table-cell office:value-type="float" office:value="42839999" calcext:value-type="float">
            <text:p>4283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280000" calcext:value-type="float">
            <text:p>43280000</text:p>
          </table:table-cell>
          <table:table-cell office:value-type="float" office:value="43339999" calcext:value-type="float">
            <text:p>4333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540000" calcext:value-type="float">
            <text:p>43540000</text:p>
          </table:table-cell>
          <table:table-cell office:value-type="float" office:value="43599999" calcext:value-type="float">
            <text:p>43599999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31.1</text:p>
          </table:table-cell>
          <table:table-cell office:value-type="float" office:value="13480000" calcext:value-type="float">
            <text:p>13480000</text:p>
          </table:table-cell>
          <table:table-cell office:value-type="float" office:value="13559999" calcext:value-type="float">
            <text:p>13559999</text:p>
          </table:table-cell>
          <table:table-cell office:value-type="float" office:value="3" calcext:value-type="float">
            <text:p>3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440000" calcext:value-type="float">
            <text:p>3440000</text:p>
          </table:table-cell>
          <table:table-cell office:value-type="float" office:value="3539999" calcext:value-type="float">
            <text:p>3539999</text:p>
          </table:table-cell>
          <table:table-cell office:value-type="float" office:value="5" calcext:value-type="float">
            <text:p>5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17900000" calcext:value-type="float">
            <text:p>17900000</text:p>
          </table:table-cell>
          <table:table-cell office:value-type="float" office:value="17959999" calcext:value-type="float">
            <text:p>1795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5799999" calcext:value-type="float">
            <text:p>257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2960000" calcext:value-type="float">
            <text:p>32960000</text:p>
          </table:table-cell>
          <table:table-cell office:value-type="float" office:value="32979999" calcext:value-type="float">
            <text:p>329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45880000" calcext:value-type="float">
            <text:p>45880000</text:p>
          </table:table-cell>
          <table:table-cell office:value-type="float" office:value="45899999" calcext:value-type="float">
            <text:p>458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17920000" calcext:value-type="float">
            <text:p>17920000</text:p>
          </table:table-cell>
          <table:table-cell office:value-type="float" office:value="17979999" calcext:value-type="float">
            <text:p>1797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18260000" calcext:value-type="float">
            <text:p>18260000</text:p>
          </table:table-cell>
          <table:table-cell office:value-type="float" office:value="18279999" calcext:value-type="float">
            <text:p>182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18560000" calcext:value-type="float">
            <text:p>18560000</text:p>
          </table:table-cell>
          <table:table-cell office:value-type="float" office:value="18579999" calcext:value-type="float">
            <text:p>185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20980000" calcext:value-type="float">
            <text:p>20980000</text:p>
          </table:table-cell>
          <table:table-cell office:value-type="float" office:value="21019999" calcext:value-type="float">
            <text:p>2101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32560000" calcext:value-type="float">
            <text:p>32560000</text:p>
          </table:table-cell>
          <table:table-cell office:value-type="float" office:value="32579999" calcext:value-type="float">
            <text:p>325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48340000" calcext:value-type="float">
            <text:p>48340000</text:p>
          </table:table-cell>
          <table:table-cell office:value-type="float" office:value="48359999" calcext:value-type="float">
            <text:p>483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17960000" calcext:value-type="float">
            <text:p>17960000</text:p>
          </table:table-cell>
          <table:table-cell office:value-type="float" office:value="17979999" calcext:value-type="float">
            <text:p>179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8820000" calcext:value-type="float">
            <text:p>28820000</text:p>
          </table:table-cell>
          <table:table-cell office:value-type="float" office:value="28859999" calcext:value-type="float">
            <text:p>2885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36220000" calcext:value-type="float">
            <text:p>36220000</text:p>
          </table:table-cell>
          <table:table-cell office:value-type="float" office:value="36339999" calcext:value-type="float">
            <text:p>36339999</text:p>
          </table:table-cell>
          <table:table-cell office:value-type="float" office:value="3" calcext:value-type="float">
            <text:p>3</text:p>
          </table:table-cell>
          <table:table-cell office:value-type="float" office:value="119999" calcext:value-type="float">
            <text:p>11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040000" calcext:value-type="float">
            <text:p>48040000</text:p>
          </table:table-cell>
          <table:table-cell office:value-type="float" office:value="48339999" calcext:value-type="float">
            <text:p>48339999</text:p>
          </table:table-cell>
          <table:table-cell office:value-type="float" office:value="11" calcext:value-type="float">
            <text:p>11</text:p>
          </table:table-cell>
          <table:table-cell office:value-type="float" office:value="299999" calcext:value-type="float">
            <text:p>2999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520000" calcext:value-type="float">
            <text:p>48520000</text:p>
          </table:table-cell>
          <table:table-cell office:value-type="float" office:value="48619999" calcext:value-type="float">
            <text:p>48619999</text:p>
          </table:table-cell>
          <table:table-cell office:value-type="float" office:value="5" calcext:value-type="float">
            <text:p>5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36.1</text:p>
          </table:table-cell>
          <table:table-cell office:value-type="float" office:value="31300000" calcext:value-type="float">
            <text:p>31300000</text:p>
          </table:table-cell>
          <table:table-cell office:value-type="float" office:value="31619999" calcext:value-type="float">
            <text:p>31619999</text:p>
          </table:table-cell>
          <table:table-cell office:value-type="float" office:value="7" calcext:value-type="float">
            <text:p>7</text:p>
          </table:table-cell>
          <table:table-cell office:value-type="float" office:value="319999" calcext:value-type="float">
            <text:p>319999</text:p>
          </table:table-cell>
        </table:table-row>
        <table:table-row table:style-name="ro1">
          <table:table-cell office:value-type="string" calcext:value-type="string">
            <text:p>CM078236.1</text:p>
          </table:table-cell>
          <table:table-cell office:value-type="float" office:value="33580000" calcext:value-type="float">
            <text:p>33580000</text:p>
          </table:table-cell>
          <table:table-cell office:value-type="float" office:value="34159999" calcext:value-type="float">
            <text:p>34159999</text:p>
          </table:table-cell>
          <table:table-cell office:value-type="float" office:value="14" calcext:value-type="float">
            <text:p>14</text:p>
          </table:table-cell>
          <table:table-cell office:value-type="float" office:value="579999" calcext:value-type="float">
            <text:p>57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4299999" calcext:value-type="float">
            <text:p>24299999</text:p>
          </table:table-cell>
          <table:table-cell office:value-type="float" office:value="26" calcext:value-type="float">
            <text:p>26</text:p>
          </table:table-cell>
          <table:table-cell office:value-type="float" office:value="539999" calcext:value-type="float">
            <text:p>53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7120000" calcext:value-type="float">
            <text:p>27120000</text:p>
          </table:table-cell>
          <table:table-cell office:value-type="float" office:value="27139999" calcext:value-type="float">
            <text:p>271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4820000" calcext:value-type="float">
            <text:p>44820000</text:p>
          </table:table-cell>
          <table:table-cell office:value-type="float" office:value="44899999" calcext:value-type="float">
            <text:p>44899999</text:p>
          </table:table-cell>
          <table:table-cell office:value-type="float" office:value="4" calcext:value-type="float">
            <text:p>4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5540000" calcext:value-type="float">
            <text:p>45540000</text:p>
          </table:table-cell>
          <table:table-cell office:value-type="float" office:value="45579999" calcext:value-type="float">
            <text:p>4557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float" office:value="14" calcext:value-type="float">
            <text:p>14</text:p>
          </table:table-cell>
          <table:table-cell office:value-type="float" office:value="379999" calcext:value-type="float">
            <text:p>37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52240000" calcext:value-type="float">
            <text:p>52240000</text:p>
          </table:table-cell>
          <table:table-cell office:value-type="float" office:value="52379999" calcext:value-type="float">
            <text:p>52379999</text:p>
          </table:table-cell>
          <table:table-cell office:value-type="float" office:value="5" calcext:value-type="float">
            <text:p>5</text:p>
          </table:table-cell>
          <table:table-cell office:value-type="float" office:value="139999" calcext:value-type="float">
            <text:p>139999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61180000" calcext:value-type="float">
            <text:p>61180000</text:p>
          </table:table-cell>
          <table:table-cell office:value-type="float" office:value="61199999" calcext:value-type="float">
            <text:p>611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19639999" calcext:value-type="float">
            <text:p>1963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29040000" calcext:value-type="float">
            <text:p>29040000</text:p>
          </table:table-cell>
          <table:table-cell office:value-type="float" office:value="29059999" calcext:value-type="float">
            <text:p>290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32720000" calcext:value-type="float">
            <text:p>32720000</text:p>
          </table:table-cell>
          <table:table-cell office:value-type="float" office:value="32779999" calcext:value-type="float">
            <text:p>3277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float" office:value="10" calcext:value-type="float">
            <text:p>10</text:p>
          </table:table-cell>
          <table:table-cell office:value-type="float" office:value="219999" calcext:value-type="float">
            <text:p>21999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5020000" calcext:value-type="float">
            <text:p>35020000</text:p>
          </table:table-cell>
          <table:table-cell office:value-type="float" office:value="35039999" calcext:value-type="float">
            <text:p>350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180000" calcext:value-type="float">
            <text:p>37180000</text:p>
          </table:table-cell>
          <table:table-cell office:value-type="float" office:value="37199999" calcext:value-type="float">
            <text:p>371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float" office:value="15" calcext:value-type="float">
            <text:p>15</text:p>
          </table:table-cell>
          <table:table-cell office:value-type="float" office:value="419999" calcext:value-type="float">
            <text:p>41999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62200000" calcext:value-type="float">
            <text:p>62200000</text:p>
          </table:table-cell>
          <table:table-cell office:value-type="float" office:value="62279999" calcext:value-type="float">
            <text:p>62279999</text:p>
          </table:table-cell>
          <table:table-cell office:value-type="float" office:value="3" calcext:value-type="float">
            <text:p>3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40.1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9419999" calcext:value-type="float">
            <text:p>94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0.1</text:p>
          </table:table-cell>
          <table:table-cell office:value-type="float" office:value="12480000" calcext:value-type="float">
            <text:p>12480000</text:p>
          </table:table-cell>
          <table:table-cell office:value-type="float" office:value="12519999" calcext:value-type="float">
            <text:p>1251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float" office:value="3" calcext:value-type="float">
            <text:p>3</text:p>
          </table:table-cell>
          <table:table-cell office:value-type="float" office:value="119999" calcext:value-type="float">
            <text:p>119999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4020000" calcext:value-type="float">
            <text:p>14020000</text:p>
          </table:table-cell>
          <table:table-cell office:value-type="float" office:value="14039999" calcext:value-type="float">
            <text:p>140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22360000" calcext:value-type="float">
            <text:p>22360000</text:p>
          </table:table-cell>
          <table:table-cell office:value-type="float" office:value="22379999" calcext:value-type="float">
            <text:p>223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40840000" calcext:value-type="float">
            <text:p>40840000</text:p>
          </table:table-cell>
          <table:table-cell office:value-type="float" office:value="40859999" calcext:value-type="float">
            <text:p>408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18640000" calcext:value-type="float">
            <text:p>18640000</text:p>
          </table:table-cell>
          <table:table-cell office:value-type="float" office:value="18659999" calcext:value-type="float">
            <text:p>1865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25080000" calcext:value-type="float">
            <text:p>25080000</text:p>
          </table:table-cell>
          <table:table-cell office:value-type="float" office:value="25099999" calcext:value-type="float">
            <text:p>250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25320000" calcext:value-type="float">
            <text:p>25320000</text:p>
          </table:table-cell>
          <table:table-cell office:value-type="float" office:value="25459999" calcext:value-type="float">
            <text:p>25459999</text:p>
          </table:table-cell>
          <table:table-cell office:value-type="float" office:value="3" calcext:value-type="float">
            <text:p>3</text:p>
          </table:table-cell>
          <table:table-cell office:value-type="float" office:value="139999" calcext:value-type="float">
            <text:p>13999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float" office:value="16" calcext:value-type="float">
            <text:p>16</text:p>
          </table:table-cell>
          <table:table-cell office:value-type="float" office:value="419999" calcext:value-type="float">
            <text:p>41999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40140000" calcext:value-type="float">
            <text:p>40140000</text:p>
          </table:table-cell>
          <table:table-cell office:value-type="float" office:value="40199999" calcext:value-type="float">
            <text:p>4019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6619999" calcext:value-type="float">
            <text:p>66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8479999" calcext:value-type="float">
            <text:p>8479999</text:p>
          </table:table-cell>
          <table:table-cell office:value-type="float" office:value="3" calcext:value-type="float">
            <text:p>3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599999" calcext:value-type="float">
            <text:p>38599999</text:p>
          </table:table-cell>
          <table:table-cell office:value-type="float" office:value="4" calcext:value-type="float">
            <text:p>4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44.1</text:p>
          </table:table-cell>
          <table:table-cell office:value-type="float" office:value="37040000" calcext:value-type="float">
            <text:p>37040000</text:p>
          </table:table-cell>
          <table:table-cell office:value-type="float" office:value="37139999" calcext:value-type="float">
            <text:p>37139999</text:p>
          </table:table-cell>
          <table:table-cell office:value-type="float" office:value="3" calcext:value-type="float">
            <text:p>3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9039999" calcext:value-type="float">
            <text:p>190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19300000" calcext:value-type="float">
            <text:p>19300000</text:p>
          </table:table-cell>
          <table:table-cell office:value-type="float" office:value="19499999" calcext:value-type="float">
            <text:p>19499999</text:p>
          </table:table-cell>
          <table:table-cell office:value-type="float" office:value="3" calcext:value-type="float">
            <text:p>3</text:p>
          </table:table-cell>
          <table:table-cell office:value-type="float" office:value="199999" calcext:value-type="float">
            <text:p>199999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28360000" calcext:value-type="float">
            <text:p>28360000</text:p>
          </table:table-cell>
          <table:table-cell office:value-type="float" office:value="28419999" calcext:value-type="float">
            <text:p>2841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8680000" calcext:value-type="float">
            <text:p>18680000</text:p>
          </table:table-cell>
          <table:table-cell office:value-type="float" office:value="18919999" calcext:value-type="float">
            <text:p>18919999</text:p>
          </table:table-cell>
          <table:table-cell office:value-type="float" office:value="10" calcext:value-type="float">
            <text:p>10</text:p>
          </table:table-cell>
          <table:table-cell office:value-type="float" office:value="239999" calcext:value-type="float">
            <text:p>239999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9559999" calcext:value-type="float">
            <text:p>19559999</text:p>
          </table:table-cell>
          <table:table-cell office:value-type="float" office:value="23" calcext:value-type="float">
            <text:p>23</text:p>
          </table:table-cell>
          <table:table-cell office:value-type="float" office:value="539999" calcext:value-type="float">
            <text:p>539999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29600000" calcext:value-type="float">
            <text:p>29600000</text:p>
          </table:table-cell>
          <table:table-cell office:value-type="float" office:value="29619999" calcext:value-type="float">
            <text:p>2961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31600000" calcext:value-type="float">
            <text:p>31600000</text:p>
          </table:table-cell>
          <table:table-cell office:value-type="float" office:value="31659999" calcext:value-type="float">
            <text:p>31659999</text:p>
          </table:table-cell>
          <table:table-cell office:value-type="float" office:value="3" calcext:value-type="float">
            <text:p>3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31820000" calcext:value-type="float">
            <text:p>31820000</text:p>
          </table:table-cell>
          <table:table-cell office:value-type="float" office:value="31839999" calcext:value-type="float">
            <text:p>318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float" office:value="6" calcext:value-type="float">
            <text:p>6</text:p>
          </table:table-cell>
          <table:table-cell office:value-type="float" office:value="159999" calcext:value-type="float">
            <text:p>15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3720000" calcext:value-type="float">
            <text:p>13720000</text:p>
          </table:table-cell>
          <table:table-cell office:value-type="float" office:value="13819999" calcext:value-type="float">
            <text:p>13819999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080000" calcext:value-type="float">
            <text:p>16080000</text:p>
          </table:table-cell>
          <table:table-cell office:value-type="float" office:value="16179999" calcext:value-type="float">
            <text:p>16179999</text:p>
          </table:table-cell>
          <table:table-cell office:value-type="float" office:value="4" calcext:value-type="float">
            <text:p>4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340000" calcext:value-type="float">
            <text:p>16340000</text:p>
          </table:table-cell>
          <table:table-cell office:value-type="float" office:value="16419999" calcext:value-type="float">
            <text:p>16419999</text:p>
          </table:table-cell>
          <table:table-cell office:value-type="float" office:value="3" calcext:value-type="float">
            <text:p>3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820000" calcext:value-type="float">
            <text:p>16820000</text:p>
          </table:table-cell>
          <table:table-cell office:value-type="float" office:value="16859999" calcext:value-type="float">
            <text:p>16859999</text:p>
          </table:table-cell>
          <table:table-cell office:value-type="float" office:value="2" calcext:value-type="float">
            <text:p>2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float" office:value="10" calcext:value-type="float">
            <text:p>10</text:p>
          </table:table-cell>
          <table:table-cell office:value-type="float" office:value="279999" calcext:value-type="float">
            <text:p>27999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42580000" calcext:value-type="float">
            <text:p>42580000</text:p>
          </table:table-cell>
          <table:table-cell office:value-type="float" office:value="42599999" calcext:value-type="float">
            <text:p>425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float" office:value="7" calcext:value-type="float">
            <text:p>7</text:p>
          </table:table-cell>
          <table:table-cell office:value-type="float" office:value="219999" calcext:value-type="float">
            <text:p>219999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8120000" calcext:value-type="float">
            <text:p>28120000</text:p>
          </table:table-cell>
          <table:table-cell office:value-type="float" office:value="28139999" calcext:value-type="float">
            <text:p>2813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11680000" calcext:value-type="float">
            <text:p>11680000</text:p>
          </table:table-cell>
          <table:table-cell office:value-type="float" office:value="11699999" calcext:value-type="float">
            <text:p>1169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21820000" calcext:value-type="float">
            <text:p>21820000</text:p>
          </table:table-cell>
          <table:table-cell office:value-type="float" office:value="21899999" calcext:value-type="float">
            <text:p>21899999</text:p>
          </table:table-cell>
          <table:table-cell office:value-type="float" office:value="4" calcext:value-type="float">
            <text:p>4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00000" calcext:value-type="float">
            <text:p>34800000</text:p>
          </table:table-cell>
          <table:table-cell office:value-type="float" office:value="35619999" calcext:value-type="float">
            <text:p>35619999</text:p>
          </table:table-cell>
          <table:table-cell office:value-type="float" office:value="37" calcext:value-type="float">
            <text:p>37</text:p>
          </table:table-cell>
          <table:table-cell office:value-type="float" office:value="819999" calcext:value-type="float">
            <text:p>81999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6780000" calcext:value-type="float">
            <text:p>36780000</text:p>
          </table:table-cell>
          <table:table-cell office:value-type="float" office:value="36879999" calcext:value-type="float">
            <text:p>36879999</text:p>
          </table:table-cell>
          <table:table-cell office:value-type="float" office:value="5" calcext:value-type="float">
            <text:p>5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7200000" calcext:value-type="float">
            <text:p>37200000</text:p>
          </table:table-cell>
          <table:table-cell office:value-type="float" office:value="37419999" calcext:value-type="float">
            <text:p>37419999</text:p>
          </table:table-cell>
          <table:table-cell office:value-type="float" office:value="11" calcext:value-type="float">
            <text:p>11</text:p>
          </table:table-cell>
          <table:table-cell office:value-type="float" office:value="219999" calcext:value-type="float">
            <text:p>219999</text:p>
          </table:table-cell>
        </table:table-row>
        <table:table-row table:style-name="ro1">
          <table:table-cell office:value-type="string" calcext:value-type="string">
            <text:p>CM078252.1</text:p>
          </table:table-cell>
          <table:table-cell office:value-type="float" office:value="20860000" calcext:value-type="float">
            <text:p>20860000</text:p>
          </table:table-cell>
          <table:table-cell office:value-type="float" office:value="20879999" calcext:value-type="float">
            <text:p>20879999</text:p>
          </table:table-cell>
          <table:table-cell office:value-type="float" office:value="1" calcext:value-type="float">
            <text:p>1</text:p>
          </table:table-cell>
          <table:table-cell office:value-type="float" office:value="19999" calcext:value-type="float">
            <text:p>19999</text:p>
          </table:table-cell>
        </table:table-row>
        <table:table-row table:style-name="ro1">
          <table:table-cell office:value-type="string" calcext:value-type="string">
            <text:p>CM078253.1</text:p>
          </table:table-cell>
          <table:table-cell office:value-type="float" office:value="36900000" calcext:value-type="float">
            <text:p>36900000</text:p>
          </table:table-cell>
          <table:table-cell office:value-type="float" office:value="36999999" calcext:value-type="float">
            <text:p>36999999</text:p>
          </table:table-cell>
          <table:table-cell office:value-type="float" office:value="4" calcext:value-type="float">
            <text:p>4</text:p>
          </table:table-cell>
          <table:table-cell office:value-type="float" office:value="99999" calcext:value-type="float">
            <text:p>99999</text:p>
          </table:table-cell>
        </table:table-row>
        <table:table-row table:style-name="ro1" table:number-rows-repeated="10484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upplementary Table 6" table:style-name="ta4">
        <table:table-column table:style-name="co11" table:number-columns-repeated="3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outlier_chr</text:p>
          </table:table-cell>
          <table:table-cell office:value-type="string" calcext:value-type="string">
            <text:p>outlier_start</text:p>
          </table:table-cell>
          <table:table-cell office:value-type="string" calcext:value-type="string">
            <text:p>outlier_end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gene_start</text:p>
          </table:table-cell>
          <table:table-cell office:value-type="string" calcext:value-type="string">
            <text:p>gene_end</text:p>
          </table:table-cell>
        </table:table-row>
        <table:table-row table:style-name="ro1">
          <table:table-cell office:value-type="string" calcext:value-type="string">
            <text:p>CM078216.1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8859999" calcext:value-type="float">
            <text:p>8859999</text:p>
          </table:table-cell>
          <table:table-cell office:value-type="string" calcext:value-type="string">
            <text:p>Collagen and calcium-binding EGF domain-containing protein 1</text:p>
          </table:table-cell>
          <table:table-cell office:value-type="float" office:value="8837952" calcext:value-type="float">
            <text:p>8837952</text:p>
          </table:table-cell>
          <table:table-cell office:value-type="float" office:value="8856296" calcext:value-type="float">
            <text:p>8856296</text:p>
          </table:table-cell>
        </table:table-row>
        <table:table-row table:style-name="ro1">
          <table:table-cell office:value-type="string" calcext:value-type="string">
            <text:p>CM078216.1</text:p>
          </table:table-cell>
          <table:table-cell office:value-type="float" office:value="60580000" calcext:value-type="float">
            <text:p>60580000</text:p>
          </table:table-cell>
          <table:table-cell office:value-type="float" office:value="60599999" calcext:value-type="float">
            <text:p>60599999</text:p>
          </table:table-cell>
          <table:table-cell office:value-type="string" calcext:value-type="string">
            <text:p>Laminin subunit gamma-3</text:p>
          </table:table-cell>
          <table:table-cell office:value-type="float" office:value="60542638" calcext:value-type="float">
            <text:p>60542638</text:p>
          </table:table-cell>
          <table:table-cell office:value-type="float" office:value="60757156" calcext:value-type="float">
            <text:p>60757156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46540000" calcext:value-type="float">
            <text:p>46540000</text:p>
          </table:table-cell>
          <table:table-cell office:value-type="float" office:value="46699999" calcext:value-type="float">
            <text:p>46699999</text:p>
          </table:table-cell>
          <table:table-cell office:value-type="string" calcext:value-type="string">
            <text:p>Adhesion G protein-coupled receptor B1 {ECO:0000312|RGD:1305608}</text:p>
          </table:table-cell>
          <table:table-cell office:value-type="float" office:value="46473501" calcext:value-type="float">
            <text:p>46473501</text:p>
          </table:table-cell>
          <table:table-cell office:value-type="float" office:value="46595479" calcext:value-type="float">
            <text:p>4659547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Intercellular adhesion molecule 1</text:p>
          </table:table-cell>
          <table:table-cell office:value-type="float" office:value="48679519" calcext:value-type="float">
            <text:p>48679519</text:p>
          </table:table-cell>
          <table:table-cell office:value-type="float" office:value="50623176" calcext:value-type="float">
            <text:p>50623176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Myelin-associated glycoprotein</text:p>
          </table:table-cell>
          <table:table-cell office:value-type="float" office:value="49299426" calcext:value-type="float">
            <text:p>49299426</text:p>
          </table:table-cell>
          <table:table-cell office:value-type="float" office:value="50138281" calcext:value-type="float">
            <text:p>50138281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Cell adhesion molecule CEACAM2 {ECO:0000305}</text:p>
          </table:table-cell>
          <table:table-cell office:value-type="float" office:value="50063416" calcext:value-type="float">
            <text:p>50063416</text:p>
          </table:table-cell>
          <table:table-cell office:value-type="float" office:value="51793168" calcext:value-type="float">
            <text:p>51793168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Sialoadhesin</text:p>
          </table:table-cell>
          <table:table-cell office:value-type="float" office:value="50162003" calcext:value-type="float">
            <text:p>50162003</text:p>
          </table:table-cell>
          <table:table-cell office:value-type="float" office:value="50175331" calcext:value-type="float">
            <text:p>50175331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B-cell receptor CD22 {ECO:0000305}</text:p>
          </table:table-cell>
          <table:table-cell office:value-type="float" office:value="50172945" calcext:value-type="float">
            <text:p>50172945</text:p>
          </table:table-cell>
          <table:table-cell office:value-type="float" office:value="50174398" calcext:value-type="float">
            <text:p>50174398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-</text:p>
          </table:table-cell>
          <table:table-cell office:value-type="float" office:value="50183773" calcext:value-type="float">
            <text:p>50183773</text:p>
          </table:table-cell>
          <table:table-cell office:value-type="float" office:value="50185938" calcext:value-type="float">
            <text:p>50185938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Nonsense-mediated mRNA decay factor SMG9 {ECO:0000250|UniProtKB:Q9H0W8}</text:p>
          </table:table-cell>
          <table:table-cell office:value-type="float" office:value="50210041" calcext:value-type="float">
            <text:p>50210041</text:p>
          </table:table-cell>
          <table:table-cell office:value-type="float" office:value="50218489" calcext:value-type="float">
            <text:p>5021848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Zinc finger protein 26</text:p>
          </table:table-cell>
          <table:table-cell office:value-type="float" office:value="50222733" calcext:value-type="float">
            <text:p>50222733</text:p>
          </table:table-cell>
          <table:table-cell office:value-type="float" office:value="50228928" calcext:value-type="float">
            <text:p>50228928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Small conductance calcium-activated potassium channel protein 3 {ECO:0000305}</text:p>
          </table:table-cell>
          <table:table-cell office:value-type="float" office:value="50229091" calcext:value-type="float">
            <text:p>50229091</text:p>
          </table:table-cell>
          <table:table-cell office:value-type="float" office:value="50280514" calcext:value-type="float">
            <text:p>50280514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Maternal B9.15 protein</text:p>
          </table:table-cell>
          <table:table-cell office:value-type="float" office:value="50286008" calcext:value-type="float">
            <text:p>50286008</text:p>
          </table:table-cell>
          <table:table-cell office:value-type="float" office:value="50293660" calcext:value-type="float">
            <text:p>50293660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Sperm acrosome membrane-associated protein 6 {ECO:0000303|PubMed:24275887}</text:p>
          </table:table-cell>
          <table:table-cell office:value-type="float" office:value="50339865" calcext:value-type="float">
            <text:p>50339865</text:p>
          </table:table-cell>
          <table:table-cell office:value-type="float" office:value="50344665" calcext:value-type="float">
            <text:p>50344665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Hyaluronan synthase 1</text:p>
          </table:table-cell>
          <table:table-cell office:value-type="float" office:value="50370538" calcext:value-type="float">
            <text:p>50370538</text:p>
          </table:table-cell>
          <table:table-cell office:value-type="float" office:value="50372952" calcext:value-type="float">
            <text:p>50372952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Chemerin-like receptor 1</text:p>
          </table:table-cell>
          <table:table-cell office:value-type="float" office:value="50409169" calcext:value-type="float">
            <text:p>50409169</text:p>
          </table:table-cell>
          <table:table-cell office:value-type="float" office:value="50412183" calcext:value-type="float">
            <text:p>50412183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Zinc finger protein 629</text:p>
          </table:table-cell>
          <table:table-cell office:value-type="float" office:value="50426297" calcext:value-type="float">
            <text:p>50426297</text:p>
          </table:table-cell>
          <table:table-cell office:value-type="float" office:value="50429836" calcext:value-type="float">
            <text:p>50429836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Zinc finger protein 875 {ECO:0000305}</text:p>
          </table:table-cell>
          <table:table-cell office:value-type="float" office:value="50426297" calcext:value-type="float">
            <text:p>50426297</text:p>
          </table:table-cell>
          <table:table-cell office:value-type="float" office:value="50429836" calcext:value-type="float">
            <text:p>50429836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Zinc finger protein 214</text:p>
          </table:table-cell>
          <table:table-cell office:value-type="float" office:value="50430087" calcext:value-type="float">
            <text:p>50430087</text:p>
          </table:table-cell>
          <table:table-cell office:value-type="float" office:value="50433631" calcext:value-type="float">
            <text:p>50433631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Cell surface glycoprotein MUC18</text:p>
          </table:table-cell>
          <table:table-cell office:value-type="float" office:value="50435706" calcext:value-type="float">
            <text:p>50435706</text:p>
          </table:table-cell>
          <table:table-cell office:value-type="float" office:value="50444421" calcext:value-type="float">
            <text:p>50444421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439999" calcext:value-type="float">
            <text:p>50439999</text:p>
          </table:table-cell>
          <table:table-cell office:value-type="string" calcext:value-type="string">
            <text:p>Peroxidasin {ECO:0000250|UniProtKB:Q92626}</text:p>
          </table:table-cell>
          <table:table-cell office:value-type="float" office:value="50435707" calcext:value-type="float">
            <text:p>50435707</text:p>
          </table:table-cell>
          <table:table-cell office:value-type="float" office:value="50444422" calcext:value-type="float">
            <text:p>50444422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5560000" calcext:value-type="float">
            <text:p>55560000</text:p>
          </table:table-cell>
          <table:table-cell office:value-type="float" office:value="55579999" calcext:value-type="float">
            <text:p>55579999</text:p>
          </table:table-cell>
          <table:table-cell office:value-type="string" calcext:value-type="string">
            <text:p>Cell adhesion molecule CEACAM5 {ECO:0000305}</text:p>
          </table:table-cell>
          <table:table-cell office:value-type="float" office:value="55405065" calcext:value-type="float">
            <text:p>55405065</text:p>
          </table:table-cell>
          <table:table-cell office:value-type="float" office:value="57094167" calcext:value-type="float">
            <text:p>57094167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5560000" calcext:value-type="float">
            <text:p>55560000</text:p>
          </table:table-cell>
          <table:table-cell office:value-type="float" office:value="55579999" calcext:value-type="float">
            <text:p>55579999</text:p>
          </table:table-cell>
          <table:table-cell office:value-type="string" calcext:value-type="string">
            <text:p>Voltage-dependent calcium channel gamma-7 subunit</text:p>
          </table:table-cell>
          <table:table-cell office:value-type="float" office:value="55539341" calcext:value-type="float">
            <text:p>55539341</text:p>
          </table:table-cell>
          <table:table-cell office:value-type="float" office:value="55576023" calcext:value-type="float">
            <text:p>55576023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5560000" calcext:value-type="float">
            <text:p>55560000</text:p>
          </table:table-cell>
          <table:table-cell office:value-type="float" office:value="55579999" calcext:value-type="float">
            <text:p>55579999</text:p>
          </table:table-cell>
          <table:table-cell office:value-type="string" calcext:value-type="string">
            <text:p>Protein kinase C alpha type</text:p>
          </table:table-cell>
          <table:table-cell office:value-type="float" office:value="55579111" calcext:value-type="float">
            <text:p>55579111</text:p>
          </table:table-cell>
          <table:table-cell office:value-type="float" office:value="55602852" calcext:value-type="float">
            <text:p>55602852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240000" calcext:value-type="float">
            <text:p>64240000</text:p>
          </table:table-cell>
          <table:table-cell office:value-type="float" office:value="64299999" calcext:value-type="float">
            <text:p>64299999</text:p>
          </table:table-cell>
          <table:table-cell office:value-type="string" calcext:value-type="string">
            <text:p>CKLF-like MARVEL transmembrane domain-containing protein 8</text:p>
          </table:table-cell>
          <table:table-cell office:value-type="float" office:value="64149069" calcext:value-type="float">
            <text:p>64149069</text:p>
          </table:table-cell>
          <table:table-cell office:value-type="float" office:value="64329709" calcext:value-type="float">
            <text:p>64329709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240000" calcext:value-type="float">
            <text:p>64240000</text:p>
          </table:table-cell>
          <table:table-cell office:value-type="float" office:value="64299999" calcext:value-type="float">
            <text:p>64299999</text:p>
          </table:table-cell>
          <table:table-cell office:value-type="string" calcext:value-type="string">
            <text:p>Zymogen granule membrane protein 16</text:p>
          </table:table-cell>
          <table:table-cell office:value-type="float" office:value="64238705" calcext:value-type="float">
            <text:p>64238705</text:p>
          </table:table-cell>
          <table:table-cell office:value-type="float" office:value="64240635" calcext:value-type="float">
            <text:p>64240635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240000" calcext:value-type="float">
            <text:p>64240000</text:p>
          </table:table-cell>
          <table:table-cell office:value-type="float" office:value="64299999" calcext:value-type="float">
            <text:p>64299999</text:p>
          </table:table-cell>
          <table:table-cell office:value-type="string" calcext:value-type="string">
            <text:p>Nuclear apoptosis-inducing factor 1</text:p>
          </table:table-cell>
          <table:table-cell office:value-type="float" office:value="64284545" calcext:value-type="float">
            <text:p>64284545</text:p>
          </table:table-cell>
          <table:table-cell office:value-type="float" office:value="65446695" calcext:value-type="float">
            <text:p>65446695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460000" calcext:value-type="float">
            <text:p>64460000</text:p>
          </table:table-cell>
          <table:table-cell office:value-type="float" office:value="64479999" calcext:value-type="float">
            <text:p>64479999</text:p>
          </table:table-cell>
          <table:table-cell office:value-type="string" calcext:value-type="string">
            <text:p>Nuclear apoptosis-inducing factor 1</text:p>
          </table:table-cell>
          <table:table-cell office:value-type="float" office:value="64284545" calcext:value-type="float">
            <text:p>64284545</text:p>
          </table:table-cell>
          <table:table-cell office:value-type="float" office:value="65446695" calcext:value-type="float">
            <text:p>65446695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460000" calcext:value-type="float">
            <text:p>64460000</text:p>
          </table:table-cell>
          <table:table-cell office:value-type="float" office:value="64479999" calcext:value-type="float">
            <text:p>64479999</text:p>
          </table:table-cell>
          <table:table-cell office:value-type="string" calcext:value-type="string">
            <text:p>CKLF-like MARVEL transmembrane domain-containing protein 8</text:p>
          </table:table-cell>
          <table:table-cell office:value-type="float" office:value="64328429" calcext:value-type="float">
            <text:p>64328429</text:p>
          </table:table-cell>
          <table:table-cell office:value-type="float" office:value="64487510" calcext:value-type="float">
            <text:p>64487510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64460000" calcext:value-type="float">
            <text:p>64460000</text:p>
          </table:table-cell>
          <table:table-cell office:value-type="float" office:value="64479999" calcext:value-type="float">
            <text:p>64479999</text:p>
          </table:table-cell>
          <table:table-cell office:value-type="string" calcext:value-type="string">
            <text:p>Zymogen granule membrane protein 16</text:p>
          </table:table-cell>
          <table:table-cell office:value-type="float" office:value="64425247" calcext:value-type="float">
            <text:p>64425247</text:p>
          </table:table-cell>
          <table:table-cell office:value-type="float" office:value="64491423" calcext:value-type="float">
            <text:p>64491423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Zinc finger and BTB domain-containing protein 7A {ECO:0000305}</text:p>
          </table:table-cell>
          <table:table-cell office:value-type="float" office:value="22403001" calcext:value-type="float">
            <text:p>22403001</text:p>
          </table:table-cell>
          <table:table-cell office:value-type="float" office:value="24336741" calcext:value-type="float">
            <text:p>24336741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Mast cell protease 1A</text:p>
          </table:table-cell>
          <table:table-cell office:value-type="float" office:value="22966509" calcext:value-type="float">
            <text:p>22966509</text:p>
          </table:table-cell>
          <table:table-cell office:value-type="float" office:value="24139983" calcext:value-type="float">
            <text:p>24139983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CUGBP Elav-like family member 5</text:p>
          </table:table-cell>
          <table:table-cell office:value-type="float" office:value="23739464" calcext:value-type="float">
            <text:p>23739464</text:p>
          </table:table-cell>
          <table:table-cell office:value-type="float" office:value="23978238" calcext:value-type="float">
            <text:p>23978238</text:p>
          </table:table-cell>
        </table:table-row>
        <table:table-row table:style-name="ro1">
          <table:table-cell office:value-type="string" calcext:value-type="string">
            <text:p>CM078218.1</text:p>
          </table:table-cell>
          <table:table-cell office:value-type="float" office:value="50880000" calcext:value-type="float">
            <text:p>50880000</text:p>
          </table:table-cell>
          <table:table-cell office:value-type="float" office:value="50899999" calcext:value-type="float">
            <text:p>50899999</text:p>
          </table:table-cell>
          <table:table-cell office:value-type="string" calcext:value-type="string">
            <text:p>PH domain leucine-rich repeat-containing protein phosphatase 1</text:p>
          </table:table-cell>
          <table:table-cell office:value-type="float" office:value="50880469" calcext:value-type="float">
            <text:p>50880469</text:p>
          </table:table-cell>
          <table:table-cell office:value-type="float" office:value="50921993" calcext:value-type="float">
            <text:p>50921993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20160000" calcext:value-type="float">
            <text:p>20160000</text:p>
          </table:table-cell>
          <table:table-cell office:value-type="float" office:value="20219999" calcext:value-type="float">
            <text:p>20219999</text:p>
          </table:table-cell>
          <table:table-cell office:value-type="string" calcext:value-type="string">
            <text:p>Gamma-aminobutyric acid type B receptor subunit 2</text:p>
          </table:table-cell>
          <table:table-cell office:value-type="float" office:value="19318117" calcext:value-type="float">
            <text:p>19318117</text:p>
          </table:table-cell>
          <table:table-cell office:value-type="float" office:value="20307140" calcext:value-type="float">
            <text:p>20307140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22480000" calcext:value-type="float">
            <text:p>22480000</text:p>
          </table:table-cell>
          <table:table-cell office:value-type="float" office:value="22499999" calcext:value-type="float">
            <text:p>22499999</text:p>
          </table:table-cell>
          <table:table-cell office:value-type="string" calcext:value-type="string">
            <text:p>Choline transporter-like protein 1</text:p>
          </table:table-cell>
          <table:table-cell office:value-type="float" office:value="22483483" calcext:value-type="float">
            <text:p>22483483</text:p>
          </table:table-cell>
          <table:table-cell office:value-type="float" office:value="22484046" calcext:value-type="float">
            <text:p>22484046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31039999" calcext:value-type="float">
            <text:p>31039999</text:p>
          </table:table-cell>
          <table:table-cell office:value-type="string" calcext:value-type="string">
            <text:p>Ras/Rap GTPase-activating protein SynGAP</text:p>
          </table:table-cell>
          <table:table-cell office:value-type="float" office:value="30941960" calcext:value-type="float">
            <text:p>30941960</text:p>
          </table:table-cell>
          <table:table-cell office:value-type="float" office:value="30985219" calcext:value-type="float">
            <text:p>30985219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string" calcext:value-type="string">
            <text:p>-</text:p>
          </table:table-cell>
          <table:table-cell office:value-type="float" office:value="31197111" calcext:value-type="float">
            <text:p>31197111</text:p>
          </table:table-cell>
          <table:table-cell office:value-type="float" office:value="31205731" calcext:value-type="float">
            <text:p>31205731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string" calcext:value-type="string">
            <text:p>Tropomyosin alpha-4 chain</text:p>
          </table:table-cell>
          <table:table-cell office:value-type="float" office:value="31243454" calcext:value-type="float">
            <text:p>31243454</text:p>
          </table:table-cell>
          <table:table-cell office:value-type="float" office:value="31267061" calcext:value-type="float">
            <text:p>31267061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string" calcext:value-type="string">
            <text:p>Tropomyosin alpha-3 chain</text:p>
          </table:table-cell>
          <table:table-cell office:value-type="float" office:value="31243454" calcext:value-type="float">
            <text:p>31243454</text:p>
          </table:table-cell>
          <table:table-cell office:value-type="float" office:value="31267087" calcext:value-type="float">
            <text:p>31267087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string" calcext:value-type="string">
            <text:p>Tropomyosin alpha-1 chain</text:p>
          </table:table-cell>
          <table:table-cell office:value-type="float" office:value="31243454" calcext:value-type="float">
            <text:p>31243454</text:p>
          </table:table-cell>
          <table:table-cell office:value-type="float" office:value="31282086" calcext:value-type="float">
            <text:p>31282086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140000" calcext:value-type="float">
            <text:p>31140000</text:p>
          </table:table-cell>
          <table:table-cell office:value-type="float" office:value="31299999" calcext:value-type="float">
            <text:p>31299999</text:p>
          </table:table-cell>
          <table:table-cell office:value-type="string" calcext:value-type="string">
            <text:p>Rho guanine nucleotide exchange factor 2</text:p>
          </table:table-cell>
          <table:table-cell office:value-type="float" office:value="31286646" calcext:value-type="float">
            <text:p>31286646</text:p>
          </table:table-cell>
          <table:table-cell office:value-type="float" office:value="31327825" calcext:value-type="float">
            <text:p>31327825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1820000" calcext:value-type="float">
            <text:p>41820000</text:p>
          </table:table-cell>
          <table:table-cell office:value-type="float" office:value="41839999" calcext:value-type="float">
            <text:p>41839999</text:p>
          </table:table-cell>
          <table:table-cell office:value-type="string" calcext:value-type="string">
            <text:p>Syndecan-2-B</text:p>
          </table:table-cell>
          <table:table-cell office:value-type="float" office:value="40184195" calcext:value-type="float">
            <text:p>40184195</text:p>
          </table:table-cell>
          <table:table-cell office:value-type="float" office:value="42287670" calcext:value-type="float">
            <text:p>42287670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1820000" calcext:value-type="float">
            <text:p>41820000</text:p>
          </table:table-cell>
          <table:table-cell office:value-type="float" office:value="41839999" calcext:value-type="float">
            <text:p>41839999</text:p>
          </table:table-cell>
          <table:table-cell office:value-type="string" calcext:value-type="string">
            <text:p>Dolichyl-diphosphooligosaccharide--protein glycosyltransferase subunit STT3B {ECO:0000250|UniProtKB:Q8TCJ2}</text:p>
          </table:table-cell>
          <table:table-cell office:value-type="float" office:value="41808726" calcext:value-type="float">
            <text:p>41808726</text:p>
          </table:table-cell>
          <table:table-cell office:value-type="float" office:value="41894963" calcext:value-type="float">
            <text:p>41894963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string" calcext:value-type="string">
            <text:p>Syndecan-2-B</text:p>
          </table:table-cell>
          <table:table-cell office:value-type="float" office:value="40184195" calcext:value-type="float">
            <text:p>40184195</text:p>
          </table:table-cell>
          <table:table-cell office:value-type="float" office:value="42287670" calcext:value-type="float">
            <text:p>42287670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string" calcext:value-type="string">
            <text:p>RNA-binding motif, single-stranded-interacting protein 3</text:p>
          </table:table-cell>
          <table:table-cell office:value-type="float" office:value="42014472" calcext:value-type="float">
            <text:p>42014472</text:p>
          </table:table-cell>
          <table:table-cell office:value-type="float" office:value="42269015" calcext:value-type="float">
            <text:p>42269015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string" calcext:value-type="string">
            <text:p>Eomesodermin</text:p>
          </table:table-cell>
          <table:table-cell office:value-type="float" office:value="42493624" calcext:value-type="float">
            <text:p>42493624</text:p>
          </table:table-cell>
          <table:table-cell office:value-type="float" office:value="42499242" calcext:value-type="float">
            <text:p>42499242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string" calcext:value-type="string">
            <text:p>Sodium-driven chloride bicarbonate exchanger {ECO:0000303|PubMed:10993873}</text:p>
          </table:table-cell>
          <table:table-cell office:value-type="float" office:value="42515356" calcext:value-type="float">
            <text:p>42515356</text:p>
          </table:table-cell>
          <table:table-cell office:value-type="float" office:value="42588323" calcext:value-type="float">
            <text:p>42588323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559999" calcext:value-type="float">
            <text:p>42559999</text:p>
          </table:table-cell>
          <table:table-cell office:value-type="string" calcext:value-type="string">
            <text:p>Sodium bicarbonate cotransporter 3</text:p>
          </table:table-cell>
          <table:table-cell office:value-type="float" office:value="42515356" calcext:value-type="float">
            <text:p>42515356</text:p>
          </table:table-cell>
          <table:table-cell office:value-type="float" office:value="42588323" calcext:value-type="float">
            <text:p>42588323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73760000" calcext:value-type="float">
            <text:p>73760000</text:p>
          </table:table-cell>
          <table:table-cell office:value-type="float" office:value="73779999" calcext:value-type="float">
            <text:p>73779999</text:p>
          </table:table-cell>
          <table:table-cell office:value-type="string" calcext:value-type="string">
            <text:p>Leucine-rich repeat and calponin homology domain-containing protein 4 {ECO:0000305}</text:p>
          </table:table-cell>
          <table:table-cell office:value-type="float" office:value="73337751" calcext:value-type="float">
            <text:p>73337751</text:p>
          </table:table-cell>
          <table:table-cell office:value-type="float" office:value="75350457" calcext:value-type="float">
            <text:p>75350457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73760000" calcext:value-type="float">
            <text:p>73760000</text:p>
          </table:table-cell>
          <table:table-cell office:value-type="float" office:value="73779999" calcext:value-type="float">
            <text:p>73779999</text:p>
          </table:table-cell>
          <table:table-cell office:value-type="string" calcext:value-type="string">
            <text:p>Protein C-ets-1</text:p>
          </table:table-cell>
          <table:table-cell office:value-type="float" office:value="73771535" calcext:value-type="float">
            <text:p>73771535</text:p>
          </table:table-cell>
          <table:table-cell office:value-type="float" office:value="73780916" calcext:value-type="float">
            <text:p>73780916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6620000" calcext:value-type="float">
            <text:p>56620000</text:p>
          </table:table-cell>
          <table:table-cell office:value-type="float" office:value="56639999" calcext:value-type="float">
            <text:p>56639999</text:p>
          </table:table-cell>
          <table:table-cell office:value-type="string" calcext:value-type="string">
            <text:p>Myoferlin</text:p>
          </table:table-cell>
          <table:table-cell office:value-type="float" office:value="56522992" calcext:value-type="float">
            <text:p>56522992</text:p>
          </table:table-cell>
          <table:table-cell office:value-type="float" office:value="56624449" calcext:value-type="float">
            <text:p>5662444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6620000" calcext:value-type="float">
            <text:p>56620000</text:p>
          </table:table-cell>
          <table:table-cell office:value-type="float" office:value="56639999" calcext:value-type="float">
            <text:p>56639999</text:p>
          </table:table-cell>
          <table:table-cell office:value-type="string" calcext:value-type="string">
            <text:p>G-protein coupled estrogen receptor 1</text:p>
          </table:table-cell>
          <table:table-cell office:value-type="float" office:value="56638690" calcext:value-type="float">
            <text:p>56638690</text:p>
          </table:table-cell>
          <table:table-cell office:value-type="float" office:value="56643816" calcext:value-type="float">
            <text:p>56643816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9080000" calcext:value-type="float">
            <text:p>59080000</text:p>
          </table:table-cell>
          <table:table-cell office:value-type="float" office:value="59099999" calcext:value-type="float">
            <text:p>59099999</text:p>
          </table:table-cell>
          <table:table-cell office:value-type="string" calcext:value-type="string">
            <text:p>Coenzyme Q-binding protein COQ10 homolog, mitochondrial</text:p>
          </table:table-cell>
          <table:table-cell office:value-type="float" office:value="58037185" calcext:value-type="float">
            <text:p>58037185</text:p>
          </table:table-cell>
          <table:table-cell office:value-type="float" office:value="59251320" calcext:value-type="float">
            <text:p>59251320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86520000" calcext:value-type="float">
            <text:p>86520000</text:p>
          </table:table-cell>
          <table:table-cell office:value-type="float" office:value="86579999" calcext:value-type="float">
            <text:p>86579999</text:p>
          </table:table-cell>
          <table:table-cell office:value-type="string" calcext:value-type="string">
            <text:p>-</text:p>
          </table:table-cell>
          <table:table-cell office:value-type="float" office:value="85263377" calcext:value-type="float">
            <text:p>85263377</text:p>
          </table:table-cell>
          <table:table-cell office:value-type="float" office:value="87178576" calcext:value-type="float">
            <text:p>87178576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86520000" calcext:value-type="float">
            <text:p>86520000</text:p>
          </table:table-cell>
          <table:table-cell office:value-type="float" office:value="86579999" calcext:value-type="float">
            <text:p>86579999</text:p>
          </table:table-cell>
          <table:table-cell office:value-type="string" calcext:value-type="string">
            <text:p>Lipid transferase CIDEA {ECO:0000305}</text:p>
          </table:table-cell>
          <table:table-cell office:value-type="float" office:value="86510265" calcext:value-type="float">
            <text:p>86510265</text:p>
          </table:table-cell>
          <table:table-cell office:value-type="float" office:value="86523819" calcext:value-type="float">
            <text:p>86523819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86520000" calcext:value-type="float">
            <text:p>86520000</text:p>
          </table:table-cell>
          <table:table-cell office:value-type="float" office:value="86579999" calcext:value-type="float">
            <text:p>86579999</text:p>
          </table:table-cell>
          <table:table-cell office:value-type="string" calcext:value-type="string">
            <text:p>Tubulin beta-5 chain</text:p>
          </table:table-cell>
          <table:table-cell office:value-type="float" office:value="86525613" calcext:value-type="float">
            <text:p>86525613</text:p>
          </table:table-cell>
          <table:table-cell office:value-type="float" office:value="86532822" calcext:value-type="float">
            <text:p>86532822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86520000" calcext:value-type="float">
            <text:p>86520000</text:p>
          </table:table-cell>
          <table:table-cell office:value-type="float" office:value="86579999" calcext:value-type="float">
            <text:p>86579999</text:p>
          </table:table-cell>
          <table:table-cell office:value-type="string" calcext:value-type="string">
            <text:p>Divergent protein kinase domain 1C {ECO:0000305}</text:p>
          </table:table-cell>
          <table:table-cell office:value-type="float" office:value="86567306" calcext:value-type="float">
            <text:p>86567306</text:p>
          </table:table-cell>
          <table:table-cell office:value-type="float" office:value="86588252" calcext:value-type="float">
            <text:p>86588252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101800000" calcext:value-type="float">
            <text:p>101800000</text:p>
          </table:table-cell>
          <table:table-cell office:value-type="float" office:value="101819999" calcext:value-type="float">
            <text:p>101819999</text:p>
          </table:table-cell>
          <table:table-cell office:value-type="string" calcext:value-type="string">
            <text:p>Receptor-type tyrosine-protein phosphatase mu</text:p>
          </table:table-cell>
          <table:table-cell office:value-type="float" office:value="101528206" calcext:value-type="float">
            <text:p>101528206</text:p>
          </table:table-cell>
          <table:table-cell office:value-type="float" office:value="101808860" calcext:value-type="float">
            <text:p>101808860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101800000" calcext:value-type="float">
            <text:p>101800000</text:p>
          </table:table-cell>
          <table:table-cell office:value-type="float" office:value="101819999" calcext:value-type="float">
            <text:p>101819999</text:p>
          </table:table-cell>
          <table:table-cell office:value-type="string" calcext:value-type="string">
            <text:p>V-type proton ATPase 116 kDa subunit a 1</text:p>
          </table:table-cell>
          <table:table-cell office:value-type="float" office:value="101684940" calcext:value-type="float">
            <text:p>101684940</text:p>
          </table:table-cell>
          <table:table-cell office:value-type="float" office:value="102612467" calcext:value-type="float">
            <text:p>102612467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101800000" calcext:value-type="float">
            <text:p>101800000</text:p>
          </table:table-cell>
          <table:table-cell office:value-type="float" office:value="101819999" calcext:value-type="float">
            <text:p>101819999</text:p>
          </table:table-cell>
          <table:table-cell office:value-type="string" calcext:value-type="string">
            <text:p>GTP-binding protein Rheb {ECO:0000305}</text:p>
          </table:table-cell>
          <table:table-cell office:value-type="float" office:value="101813581" calcext:value-type="float">
            <text:p>101813581</text:p>
          </table:table-cell>
          <table:table-cell office:value-type="float" office:value="101838319" calcext:value-type="float">
            <text:p>10183831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5619999" calcext:value-type="float">
            <text:p>5619999</text:p>
          </table:table-cell>
          <table:table-cell office:value-type="string" calcext:value-type="string">
            <text:p>Homeobox protein SIX2</text:p>
          </table:table-cell>
          <table:table-cell office:value-type="float" office:value="5420492" calcext:value-type="float">
            <text:p>5420492</text:p>
          </table:table-cell>
          <table:table-cell office:value-type="float" office:value="5423510" calcext:value-type="float">
            <text:p>542351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5619999" calcext:value-type="float">
            <text:p>5619999</text:p>
          </table:table-cell>
          <table:table-cell office:value-type="string" calcext:value-type="string">
            <text:p>Homeobox protein SIX3</text:p>
          </table:table-cell>
          <table:table-cell office:value-type="float" office:value="5468925" calcext:value-type="float">
            <text:p>5468925</text:p>
          </table:table-cell>
          <table:table-cell office:value-type="float" office:value="5471814" calcext:value-type="float">
            <text:p>5471814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5619999" calcext:value-type="float">
            <text:p>5619999</text:p>
          </table:table-cell>
          <table:table-cell office:value-type="string" calcext:value-type="string">
            <text:p>-</text:p>
          </table:table-cell>
          <table:table-cell office:value-type="float" office:value="5490898" calcext:value-type="float">
            <text:p>5490898</text:p>
          </table:table-cell>
          <table:table-cell office:value-type="float" office:value="5491538" calcext:value-type="float">
            <text:p>5491538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17920000" calcext:value-type="float">
            <text:p>17920000</text:p>
          </table:table-cell>
          <table:table-cell office:value-type="float" office:value="18459999" calcext:value-type="float">
            <text:p>18459999</text:p>
          </table:table-cell>
          <table:table-cell office:value-type="string" calcext:value-type="string">
            <text:p>ADP-ribose glycohydrolase MACROD2 {ECO:0000305}</text:p>
          </table:table-cell>
          <table:table-cell office:value-type="float" office:value="17469220" calcext:value-type="float">
            <text:p>17469220</text:p>
          </table:table-cell>
          <table:table-cell office:value-type="float" office:value="18616964" calcext:value-type="float">
            <text:p>18616964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23120000" calcext:value-type="float">
            <text:p>23120000</text:p>
          </table:table-cell>
          <table:table-cell office:value-type="float" office:value="23299999" calcext:value-type="float">
            <text:p>23299999</text:p>
          </table:table-cell>
          <table:table-cell office:value-type="string" calcext:value-type="string">
            <text:p>Ankyrin repeat and fibronectin type-III domain-containing protein 1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23132620" calcext:value-type="float">
            <text:p>2313262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3799999" calcext:value-type="float">
            <text:p>23799999</text:p>
          </table:table-cell>
          <table:table-cell office:value-type="string" calcext:value-type="string">
            <text:p>Ras-related protein Rab-40B</text:p>
          </table:table-cell>
          <table:table-cell office:value-type="float" office:value="23653955" calcext:value-type="float">
            <text:p>23653955</text:p>
          </table:table-cell>
          <table:table-cell office:value-type="float" office:value="23807202" calcext:value-type="float">
            <text:p>23807202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69919999" calcext:value-type="float">
            <text:p>69919999</text:p>
          </table:table-cell>
          <table:table-cell office:value-type="string" calcext:value-type="string">
            <text:p>-</text:p>
          </table:table-cell>
          <table:table-cell office:value-type="float" office:value="69622390" calcext:value-type="float">
            <text:p>69622390</text:p>
          </table:table-cell>
          <table:table-cell office:value-type="float" office:value="69642860" calcext:value-type="float">
            <text:p>6964286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69919999" calcext:value-type="float">
            <text:p>69919999</text:p>
          </table:table-cell>
          <table:table-cell office:value-type="string" calcext:value-type="string">
            <text:p>Pro-neuregulin-3, membrane-bound isoform</text:p>
          </table:table-cell>
          <table:table-cell office:value-type="float" office:value="69699156" calcext:value-type="float">
            <text:p>69699156</text:p>
          </table:table-cell>
          <table:table-cell office:value-type="float" office:value="70123584" calcext:value-type="float">
            <text:p>70123584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69919999" calcext:value-type="float">
            <text:p>69919999</text:p>
          </table:table-cell>
          <table:table-cell office:value-type="string" calcext:value-type="string">
            <text:p>G2/M phase-specific E3 ubiquitin-protein ligase</text:p>
          </table:table-cell>
          <table:table-cell office:value-type="float" office:value="69713610" calcext:value-type="float">
            <text:p>69713610</text:p>
          </table:table-cell>
          <table:table-cell office:value-type="float" office:value="69719180" calcext:value-type="float">
            <text:p>6971918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69919999" calcext:value-type="float">
            <text:p>69919999</text:p>
          </table:table-cell>
          <table:table-cell office:value-type="string" calcext:value-type="string">
            <text:p>Ribosomal RNA processing protein 36 homolog</text:p>
          </table:table-cell>
          <table:table-cell office:value-type="float" office:value="69830408" calcext:value-type="float">
            <text:p>69830408</text:p>
          </table:table-cell>
          <table:table-cell office:value-type="float" office:value="69856052" calcext:value-type="float">
            <text:p>69856052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0940000" calcext:value-type="float">
            <text:p>70940000</text:p>
          </table:table-cell>
          <table:table-cell office:value-type="float" office:value="70999999" calcext:value-type="float">
            <text:p>70999999</text:p>
          </table:table-cell>
          <table:table-cell office:value-type="string" calcext:value-type="string">
            <text:p>-</text:p>
          </table:table-cell>
          <table:table-cell office:value-type="float" office:value="70932914" calcext:value-type="float">
            <text:p>70932914</text:p>
          </table:table-cell>
          <table:table-cell office:value-type="float" office:value="70987289" calcext:value-type="float">
            <text:p>70987289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0940000" calcext:value-type="float">
            <text:p>70940000</text:p>
          </table:table-cell>
          <table:table-cell office:value-type="float" office:value="70999999" calcext:value-type="float">
            <text:p>70999999</text:p>
          </table:table-cell>
          <table:table-cell office:value-type="string" calcext:value-type="string">
            <text:p>Paired box protein Pax-6</text:p>
          </table:table-cell>
          <table:table-cell office:value-type="float" office:value="70932914" calcext:value-type="float">
            <text:p>70932914</text:p>
          </table:table-cell>
          <table:table-cell office:value-type="float" office:value="70987290" calcext:value-type="float">
            <text:p>7098729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71260000" calcext:value-type="float">
            <text:p>71260000</text:p>
          </table:table-cell>
          <table:table-cell office:value-type="float" office:value="71279999" calcext:value-type="float">
            <text:p>71279999</text:p>
          </table:table-cell>
          <table:table-cell office:value-type="string" calcext:value-type="string">
            <text:p>Tyrosine-protein phosphatase non-receptor type substrate 1</text:p>
          </table:table-cell>
          <table:table-cell office:value-type="float" office:value="71258248" calcext:value-type="float">
            <text:p>71258248</text:p>
          </table:table-cell>
          <table:table-cell office:value-type="float" office:value="71320890" calcext:value-type="float">
            <text:p>71320890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96640000" calcext:value-type="float">
            <text:p>96640000</text:p>
          </table:table-cell>
          <table:table-cell office:value-type="float" office:value="96659999" calcext:value-type="float">
            <text:p>96659999</text:p>
          </table:table-cell>
          <table:table-cell office:value-type="string" calcext:value-type="string">
            <text:p>Lymphoid-specific helicase</text:p>
          </table:table-cell>
          <table:table-cell office:value-type="float" office:value="96651888" calcext:value-type="float">
            <text:p>96651888</text:p>
          </table:table-cell>
          <table:table-cell office:value-type="float" office:value="96669459" calcext:value-type="float">
            <text:p>9666945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RNA-binding motif, single-stranded-interacting protein 1</text:p>
          </table:table-cell>
          <table:table-cell office:value-type="float" office:value="38199748" calcext:value-type="float">
            <text:p>38199748</text:p>
          </table:table-cell>
          <table:table-cell office:value-type="float" office:value="38263160" calcext:value-type="float">
            <text:p>38263160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TRAF family member-associated NF-kappa-B activator</text:p>
          </table:table-cell>
          <table:table-cell office:value-type="float" office:value="38274609" calcext:value-type="float">
            <text:p>38274609</text:p>
          </table:table-cell>
          <table:table-cell office:value-type="float" office:value="38280954" calcext:value-type="float">
            <text:p>38280954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T-box brain protein 1</text:p>
          </table:table-cell>
          <table:table-cell office:value-type="float" office:value="38302253" calcext:value-type="float">
            <text:p>38302253</text:p>
          </table:table-cell>
          <table:table-cell office:value-type="float" office:value="38307107" calcext:value-type="float">
            <text:p>38307107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Sodium-driven chloride bicarbonate exchanger {ECO:0000303|PubMed:10993873}</text:p>
          </table:table-cell>
          <table:table-cell office:value-type="float" office:value="38313783" calcext:value-type="float">
            <text:p>38313783</text:p>
          </table:table-cell>
          <table:table-cell office:value-type="float" office:value="38372291" calcext:value-type="float">
            <text:p>38372291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Sodium-driven chloride bicarbonate exchanger {ECO:0000250|UniProtKB:Q6U841}</text:p>
          </table:table-cell>
          <table:table-cell office:value-type="float" office:value="38325785" calcext:value-type="float">
            <text:p>38325785</text:p>
          </table:table-cell>
          <table:table-cell office:value-type="float" office:value="38372291" calcext:value-type="float">
            <text:p>38372291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Glucagon-1</text:p>
          </table:table-cell>
          <table:table-cell office:value-type="float" office:value="38379214" calcext:value-type="float">
            <text:p>38379214</text:p>
          </table:table-cell>
          <table:table-cell office:value-type="float" office:value="38380205" calcext:value-type="float">
            <text:p>38380205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Interferon-induced helicase C domain-containing protein 1</text:p>
          </table:table-cell>
          <table:table-cell office:value-type="float" office:value="38427046" calcext:value-type="float">
            <text:p>38427046</text:p>
          </table:table-cell>
          <table:table-cell office:value-type="float" office:value="38452284" calcext:value-type="float">
            <text:p>38452284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38260000" calcext:value-type="float">
            <text:p>38260000</text:p>
          </table:table-cell>
          <table:table-cell office:value-type="float" office:value="38639999" calcext:value-type="float">
            <text:p>38639999</text:p>
          </table:table-cell>
          <table:table-cell office:value-type="string" calcext:value-type="string">
            <text:p>Voltage-gated inwardly rectifying potassium channel KCNH7 {ECO:0000305}</text:p>
          </table:table-cell>
          <table:table-cell office:value-type="float" office:value="38482438" calcext:value-type="float">
            <text:p>38482438</text:p>
          </table:table-cell>
          <table:table-cell office:value-type="float" office:value="38535193" calcext:value-type="float">
            <text:p>38535193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3840000" calcext:value-type="float">
            <text:p>53840000</text:p>
          </table:table-cell>
          <table:table-cell office:value-type="float" office:value="53859999" calcext:value-type="float">
            <text:p>53859999</text:p>
          </table:table-cell>
          <table:table-cell office:value-type="string" calcext:value-type="string">
            <text:p>Unconventional myosin-XVI</text:p>
          </table:table-cell>
          <table:table-cell office:value-type="float" office:value="53688776" calcext:value-type="float">
            <text:p>53688776</text:p>
          </table:table-cell>
          <table:table-cell office:value-type="float" office:value="53857299" calcext:value-type="float">
            <text:p>53857299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020000" calcext:value-type="float">
            <text:p>57020000</text:p>
          </table:table-cell>
          <table:table-cell office:value-type="float" office:value="57119999" calcext:value-type="float">
            <text:p>57119999</text:p>
          </table:table-cell>
          <table:table-cell office:value-type="string" calcext:value-type="string">
            <text:p>DNA repair protein REV1</text:p>
          </table:table-cell>
          <table:table-cell office:value-type="float" office:value="56964239" calcext:value-type="float">
            <text:p>56964239</text:p>
          </table:table-cell>
          <table:table-cell office:value-type="float" office:value="57049617" calcext:value-type="float">
            <text:p>57049617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020000" calcext:value-type="float">
            <text:p>57020000</text:p>
          </table:table-cell>
          <table:table-cell office:value-type="float" office:value="57119999" calcext:value-type="float">
            <text:p>57119999</text:p>
          </table:table-cell>
          <table:table-cell office:value-type="string" calcext:value-type="string">
            <text:p>Thioredoxin domain-containing protein 9</text:p>
          </table:table-cell>
          <table:table-cell office:value-type="float" office:value="57088307" calcext:value-type="float">
            <text:p>57088307</text:p>
          </table:table-cell>
          <table:table-cell office:value-type="float" office:value="57089565" calcext:value-type="float">
            <text:p>57089565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020000" calcext:value-type="float">
            <text:p>57020000</text:p>
          </table:table-cell>
          <table:table-cell office:value-type="float" office:value="57119999" calcext:value-type="float">
            <text:p>57119999</text:p>
          </table:table-cell>
          <table:table-cell office:value-type="string" calcext:value-type="string">
            <text:p>Large ribosomal subunit protein uL30m {ECO:0000305}</text:p>
          </table:table-cell>
          <table:table-cell office:value-type="float" office:value="57090270" calcext:value-type="float">
            <text:p>57090270</text:p>
          </table:table-cell>
          <table:table-cell office:value-type="float" office:value="57092396" calcext:value-type="float">
            <text:p>57092396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020000" calcext:value-type="float">
            <text:p>57020000</text:p>
          </table:table-cell>
          <table:table-cell office:value-type="float" office:value="57119999" calcext:value-type="float">
            <text:p>57119999</text:p>
          </table:table-cell>
          <table:table-cell office:value-type="string" calcext:value-type="string">
            <text:p>MIT domain-containing protein 1</text:p>
          </table:table-cell>
          <table:table-cell office:value-type="float" office:value="57092486" calcext:value-type="float">
            <text:p>57092486</text:p>
          </table:table-cell>
          <table:table-cell office:value-type="float" office:value="57105424" calcext:value-type="float">
            <text:p>57105424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7660000" calcext:value-type="float">
            <text:p>57660000</text:p>
          </table:table-cell>
          <table:table-cell office:value-type="float" office:value="57679999" calcext:value-type="float">
            <text:p>57679999</text:p>
          </table:table-cell>
          <table:table-cell office:value-type="string" calcext:value-type="string">
            <text:p>Junctional adhesion molecule 2A {ECO:0000303|PubMed:22180726}</text:p>
          </table:table-cell>
          <table:table-cell office:value-type="float" office:value="57666836" calcext:value-type="float">
            <text:p>57666836</text:p>
          </table:table-cell>
          <table:table-cell office:value-type="float" office:value="57671854" calcext:value-type="float">
            <text:p>57671854</text:p>
          </table:table-cell>
        </table:table-row>
        <table:table-row table:style-name="ro1">
          <table:table-cell office:value-type="string" calcext:value-type="string">
            <text:p>CM078222.1</text:p>
          </table:table-cell>
          <table:table-cell office:value-type="float" office:value="58060000" calcext:value-type="float">
            <text:p>58060000</text:p>
          </table:table-cell>
          <table:table-cell office:value-type="float" office:value="58079999" calcext:value-type="float">
            <text:p>58079999</text:p>
          </table:table-cell>
          <table:table-cell office:value-type="string" calcext:value-type="string">
            <text:p>UDP-glucuronic acid decarboxylase 1 {ECO:0000303|PubMed:20226781}</text:p>
          </table:table-cell>
          <table:table-cell office:value-type="float" office:value="58032561" calcext:value-type="float">
            <text:p>58032561</text:p>
          </table:table-cell>
          <table:table-cell office:value-type="float" office:value="58185222" calcext:value-type="float">
            <text:p>58185222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29640000" calcext:value-type="float">
            <text:p>29640000</text:p>
          </table:table-cell>
          <table:table-cell office:value-type="float" office:value="29659999" calcext:value-type="float">
            <text:p>29659999</text:p>
          </table:table-cell>
          <table:table-cell office:value-type="string" calcext:value-type="string">
            <text:p>Nuclear factor of activated T-cells, cytoplasmic 1</text:p>
          </table:table-cell>
          <table:table-cell office:value-type="float" office:value="29601956" calcext:value-type="float">
            <text:p>29601956</text:p>
          </table:table-cell>
          <table:table-cell office:value-type="float" office:value="29685087" calcext:value-type="float">
            <text:p>29685087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34620000" calcext:value-type="float">
            <text:p>34620000</text:p>
          </table:table-cell>
          <table:table-cell office:value-type="float" office:value="34799999" calcext:value-type="float">
            <text:p>34799999</text:p>
          </table:table-cell>
          <table:table-cell office:value-type="string" calcext:value-type="string">
            <text:p>Threonylcarbamoyladenosine tRNA methylthiotransferase</text:p>
          </table:table-cell>
          <table:table-cell office:value-type="float" office:value="34363325" calcext:value-type="float">
            <text:p>34363325</text:p>
          </table:table-cell>
          <table:table-cell office:value-type="float" office:value="35004998" calcext:value-type="float">
            <text:p>35004998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49319999" calcext:value-type="float">
            <text:p>49319999</text:p>
          </table:table-cell>
          <table:table-cell office:value-type="string" calcext:value-type="string">
            <text:p>A-kinase anchor protein 9</text:p>
          </table:table-cell>
          <table:table-cell office:value-type="float" office:value="49181566" calcext:value-type="float">
            <text:p>49181566</text:p>
          </table:table-cell>
          <table:table-cell office:value-type="float" office:value="49309522" calcext:value-type="float">
            <text:p>49309522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49319999" calcext:value-type="float">
            <text:p>49319999</text:p>
          </table:table-cell>
          <table:table-cell office:value-type="string" calcext:value-type="string">
            <text:p>Lanosterol 14-alpha demethylase {ECO:0000305}</text:p>
          </table:table-cell>
          <table:table-cell office:value-type="float" office:value="49310828" calcext:value-type="float">
            <text:p>49310828</text:p>
          </table:table-cell>
          <table:table-cell office:value-type="float" office:value="49321388" calcext:value-type="float">
            <text:p>49321388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57280000" calcext:value-type="float">
            <text:p>57280000</text:p>
          </table:table-cell>
          <table:table-cell office:value-type="float" office:value="57319999" calcext:value-type="float">
            <text:p>57319999</text:p>
          </table:table-cell>
          <table:table-cell office:value-type="string" calcext:value-type="string">
            <text:p>Ubiquitin-conjugating enzyme E2Q-like protein 1</text:p>
          </table:table-cell>
          <table:table-cell office:value-type="float" office:value="57227303" calcext:value-type="float">
            <text:p>57227303</text:p>
          </table:table-cell>
          <table:table-cell office:value-type="float" office:value="58268908" calcext:value-type="float">
            <text:p>58268908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57280000" calcext:value-type="float">
            <text:p>57280000</text:p>
          </table:table-cell>
          <table:table-cell office:value-type="float" office:value="57319999" calcext:value-type="float">
            <text:p>57319999</text:p>
          </table:table-cell>
          <table:table-cell office:value-type="string" calcext:value-type="string">
            <text:p>RNA cytosine C(5)-methyltransferase NSUN2 {ECO:0000305}</text:p>
          </table:table-cell>
          <table:table-cell office:value-type="float" office:value="57270762" calcext:value-type="float">
            <text:p>57270762</text:p>
          </table:table-cell>
          <table:table-cell office:value-type="float" office:value="57281614" calcext:value-type="float">
            <text:p>57281614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57280000" calcext:value-type="float">
            <text:p>57280000</text:p>
          </table:table-cell>
          <table:table-cell office:value-type="float" office:value="57319999" calcext:value-type="float">
            <text:p>57319999</text:p>
          </table:table-cell>
          <table:table-cell office:value-type="string" calcext:value-type="string">
            <text:p>3-oxo-5-alpha-steroid 4-dehydrogenase 1 {ECO:0000305}</text:p>
          </table:table-cell>
          <table:table-cell office:value-type="float" office:value="57282145" calcext:value-type="float">
            <text:p>57282145</text:p>
          </table:table-cell>
          <table:table-cell office:value-type="float" office:value="57289092" calcext:value-type="float">
            <text:p>57289092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57280000" calcext:value-type="float">
            <text:p>57280000</text:p>
          </table:table-cell>
          <table:table-cell office:value-type="float" office:value="57319999" calcext:value-type="float">
            <text:p>57319999</text:p>
          </table:table-cell>
          <table:table-cell office:value-type="string" calcext:value-type="string">
            <text:p>Terminal nucleotidyltransferase 4A {ECO:0000305}</text:p>
          </table:table-cell>
          <table:table-cell office:value-type="float" office:value="57293776" calcext:value-type="float">
            <text:p>57293776</text:p>
          </table:table-cell>
          <table:table-cell office:value-type="float" office:value="57315171" calcext:value-type="float">
            <text:p>57315171</text:p>
          </table:table-cell>
        </table:table-row>
        <table:table-row table:style-name="ro1">
          <table:table-cell office:value-type="string" calcext:value-type="string">
            <text:p>CM078223.1</text:p>
          </table:table-cell>
          <table:table-cell office:value-type="float" office:value="60820000" calcext:value-type="float">
            <text:p>60820000</text:p>
          </table:table-cell>
          <table:table-cell office:value-type="float" office:value="60839999" calcext:value-type="float">
            <text:p>60839999</text:p>
          </table:table-cell>
          <table:table-cell office:value-type="string" calcext:value-type="string">
            <text:p>Collagen alpha-2(VIII) chain</text:p>
          </table:table-cell>
          <table:table-cell office:value-type="float" office:value="60797098" calcext:value-type="float">
            <text:p>60797098</text:p>
          </table:table-cell>
          <table:table-cell office:value-type="float" office:value="60904773" calcext:value-type="float">
            <text:p>60904773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1780000" calcext:value-type="float">
            <text:p>21780000</text:p>
          </table:table-cell>
          <table:table-cell office:value-type="float" office:value="21799999" calcext:value-type="float">
            <text:p>21799999</text:p>
          </table:table-cell>
          <table:table-cell office:value-type="string" calcext:value-type="string">
            <text:p>Transmembrane protein 104</text:p>
          </table:table-cell>
          <table:table-cell office:value-type="float" office:value="20983583" calcext:value-type="float">
            <text:p>20983583</text:p>
          </table:table-cell>
          <table:table-cell office:value-type="float" office:value="22921517" calcext:value-type="float">
            <text:p>22921517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1780000" calcext:value-type="float">
            <text:p>21780000</text:p>
          </table:table-cell>
          <table:table-cell office:value-type="float" office:value="21799999" calcext:value-type="float">
            <text:p>21799999</text:p>
          </table:table-cell>
          <table:table-cell office:value-type="string" calcext:value-type="string">
            <text:p>Speckle-type POZ protein</text:p>
          </table:table-cell>
          <table:table-cell office:value-type="float" office:value="21775499" calcext:value-type="float">
            <text:p>21775499</text:p>
          </table:table-cell>
          <table:table-cell office:value-type="float" office:value="21850246" calcext:value-type="float">
            <text:p>21850246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3660000" calcext:value-type="float">
            <text:p>23660000</text:p>
          </table:table-cell>
          <table:table-cell office:value-type="float" office:value="23679999" calcext:value-type="float">
            <text:p>23679999</text:p>
          </table:table-cell>
          <table:table-cell office:value-type="string" calcext:value-type="string">
            <text:p>Eukaryotic peptide chain release factor GTP-binding subunit ERF3A</text:p>
          </table:table-cell>
          <table:table-cell office:value-type="float" office:value="23653631" calcext:value-type="float">
            <text:p>23653631</text:p>
          </table:table-cell>
          <table:table-cell office:value-type="float" office:value="23668373" calcext:value-type="float">
            <text:p>23668373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3660000" calcext:value-type="float">
            <text:p>23660000</text:p>
          </table:table-cell>
          <table:table-cell office:value-type="float" office:value="23679999" calcext:value-type="float">
            <text:p>23679999</text:p>
          </table:table-cell>
          <table:table-cell office:value-type="string" calcext:value-type="string">
            <text:p>Pyridoxal-dependent decarboxylase domain-containing protein 1</text:p>
          </table:table-cell>
          <table:table-cell office:value-type="float" office:value="23675559" calcext:value-type="float">
            <text:p>23675559</text:p>
          </table:table-cell>
          <table:table-cell office:value-type="float" office:value="23691619" calcext:value-type="float">
            <text:p>23691619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string" calcext:value-type="string">
            <text:p>Hexosaminidase D {ECO:0000305}</text:p>
          </table:table-cell>
          <table:table-cell office:value-type="float" office:value="26978077" calcext:value-type="float">
            <text:p>26978077</text:p>
          </table:table-cell>
          <table:table-cell office:value-type="float" office:value="27679623" calcext:value-type="float">
            <text:p>27679623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string" calcext:value-type="string">
            <text:p>Aminoacyl tRNA synthase complex-interacting multifunctional protein 2</text:p>
          </table:table-cell>
          <table:table-cell office:value-type="float" office:value="27317862" calcext:value-type="float">
            <text:p>27317862</text:p>
          </table:table-cell>
          <table:table-cell office:value-type="float" office:value="27325065" calcext:value-type="float">
            <text:p>27325065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string" calcext:value-type="string">
            <text:p>Voltage-dependent calcium channel gamma-4 subunit</text:p>
          </table:table-cell>
          <table:table-cell office:value-type="float" office:value="27331697" calcext:value-type="float">
            <text:p>27331697</text:p>
          </table:table-cell>
          <table:table-cell office:value-type="float" office:value="27385328" calcext:value-type="float">
            <text:p>27385328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string" calcext:value-type="string">
            <text:p>Voltage-dependent calcium channel gamma-1 subunit</text:p>
          </table:table-cell>
          <table:table-cell office:value-type="float" office:value="27376542" calcext:value-type="float">
            <text:p>27376542</text:p>
          </table:table-cell>
          <table:table-cell office:value-type="float" office:value="27392608" calcext:value-type="float">
            <text:p>27392608</text:p>
          </table:table-cell>
        </table:table-row>
        <table:table-row table:style-name="ro1">
          <table:table-cell office:value-type="string" calcext:value-type="string">
            <text:p>CM078224.1</text:p>
          </table:table-cell>
          <table:table-cell office:value-type="float" office:value="27320000" calcext:value-type="float">
            <text:p>27320000</text:p>
          </table:table-cell>
          <table:table-cell office:value-type="float" office:value="27539999" calcext:value-type="float">
            <text:p>27539999</text:p>
          </table:table-cell>
          <table:table-cell office:value-type="string" calcext:value-type="string">
            <text:p>Cytoplasmic phosphatidylinositol transfer protein 1</text:p>
          </table:table-cell>
          <table:table-cell office:value-type="float" office:value="27450383" calcext:value-type="float">
            <text:p>27450383</text:p>
          </table:table-cell>
          <table:table-cell office:value-type="float" office:value="27540380" calcext:value-type="float">
            <text:p>27540380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IgGFc-binding protein</text:p>
          </table:table-cell>
          <table:table-cell office:value-type="float" office:value="25652699" calcext:value-type="float">
            <text:p>25652699</text:p>
          </table:table-cell>
          <table:table-cell office:value-type="float" office:value="26937405" calcext:value-type="float">
            <text:p>26937405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Protein kinase C eta type</text:p>
          </table:table-cell>
          <table:table-cell office:value-type="float" office:value="25744805" calcext:value-type="float">
            <text:p>25744805</text:p>
          </table:table-cell>
          <table:table-cell office:value-type="float" office:value="25788718" calcext:value-type="float">
            <text:p>25788718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Hypoxia-inducible factor 1-alpha</text:p>
          </table:table-cell>
          <table:table-cell office:value-type="float" office:value="25806516" calcext:value-type="float">
            <text:p>25806516</text:p>
          </table:table-cell>
          <table:table-cell office:value-type="float" office:value="25848317" calcext:value-type="float">
            <text:p>25848317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Sacsin</text:p>
          </table:table-cell>
          <table:table-cell office:value-type="float" office:value="25895390" calcext:value-type="float">
            <text:p>25895390</text:p>
          </table:table-cell>
          <table:table-cell office:value-type="float" office:value="25925479" calcext:value-type="float">
            <text:p>25925479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Zinc finger protein ZFP2</text:p>
          </table:table-cell>
          <table:table-cell office:value-type="float" office:value="25927856" calcext:value-type="float">
            <text:p>25927856</text:p>
          </table:table-cell>
          <table:table-cell office:value-type="float" office:value="25931485" calcext:value-type="float">
            <text:p>25931485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SERTA domain-containing protein 4</text:p>
          </table:table-cell>
          <table:table-cell office:value-type="float" office:value="25986070" calcext:value-type="float">
            <text:p>25986070</text:p>
          </table:table-cell>
          <table:table-cell office:value-type="float" office:value="25989491" calcext:value-type="float">
            <text:p>25989491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6019999" calcext:value-type="float">
            <text:p>26019999</text:p>
          </table:table-cell>
          <table:table-cell office:value-type="string" calcext:value-type="string">
            <text:p>Sphingosine-1-phosphate phosphatase 1 {ECO:0000305}</text:p>
          </table:table-cell>
          <table:table-cell office:value-type="float" office:value="25998513" calcext:value-type="float">
            <text:p>25998513</text:p>
          </table:table-cell>
          <table:table-cell office:value-type="float" office:value="26009261" calcext:value-type="float">
            <text:p>26009261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34080000" calcext:value-type="float">
            <text:p>34080000</text:p>
          </table:table-cell>
          <table:table-cell office:value-type="float" office:value="34099999" calcext:value-type="float">
            <text:p>34099999</text:p>
          </table:table-cell>
          <table:table-cell office:value-type="string" calcext:value-type="string">
            <text:p>Rho GTPase-activating protein 5</text:p>
          </table:table-cell>
          <table:table-cell office:value-type="float" office:value="34033503" calcext:value-type="float">
            <text:p>34033503</text:p>
          </table:table-cell>
          <table:table-cell office:value-type="float" office:value="34085078" calcext:value-type="float">
            <text:p>34085078</text:p>
          </table:table-cell>
        </table:table-row>
        <table:table-row table:style-name="ro1">
          <table:table-cell office:value-type="string" calcext:value-type="string">
            <text:p>CM078225.1</text:p>
          </table:table-cell>
          <table:table-cell office:value-type="float" office:value="34200000" calcext:value-type="float">
            <text:p>34200000</text:p>
          </table:table-cell>
          <table:table-cell office:value-type="float" office:value="34239999" calcext:value-type="float">
            <text:p>34239999</text:p>
          </table:table-cell>
          <table:table-cell office:value-type="string" calcext:value-type="string">
            <text:p>A-kinase anchor protein 6</text:p>
          </table:table-cell>
          <table:table-cell office:value-type="float" office:value="34104504" calcext:value-type="float">
            <text:p>34104504</text:p>
          </table:table-cell>
          <table:table-cell office:value-type="float" office:value="34327072" calcext:value-type="float">
            <text:p>34327072</text:p>
          </table:table-cell>
        </table:table-row>
        <table:table-row table:style-name="ro1">
          <table:table-cell office:value-type="string" calcext:value-type="string">
            <text:p>CM078226.1</text:p>
          </table:table-cell>
          <table:table-cell office:value-type="float" office:value="56080000" calcext:value-type="float">
            <text:p>56080000</text:p>
          </table:table-cell>
          <table:table-cell office:value-type="float" office:value="56219999" calcext:value-type="float">
            <text:p>56219999</text:p>
          </table:table-cell>
          <table:table-cell office:value-type="string" calcext:value-type="string">
            <text:p>Kit ligand</text:p>
          </table:table-cell>
          <table:table-cell office:value-type="float" office:value="56132507" calcext:value-type="float">
            <text:p>56132507</text:p>
          </table:table-cell>
          <table:table-cell office:value-type="float" office:value="56210097" calcext:value-type="float">
            <text:p>56210097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27460000" calcext:value-type="float">
            <text:p>27460000</text:p>
          </table:table-cell>
          <table:table-cell office:value-type="float" office:value="27479999" calcext:value-type="float">
            <text:p>27479999</text:p>
          </table:table-cell>
          <table:table-cell office:value-type="string" calcext:value-type="string">
            <text:p>Histone-lysine N-methyltransferase KMT5B {ECO:0000305}</text:p>
          </table:table-cell>
          <table:table-cell office:value-type="float" office:value="27455655" calcext:value-type="float">
            <text:p>27455655</text:p>
          </table:table-cell>
          <table:table-cell office:value-type="float" office:value="27462686" calcext:value-type="float">
            <text:p>27462686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27460000" calcext:value-type="float">
            <text:p>27460000</text:p>
          </table:table-cell>
          <table:table-cell office:value-type="float" office:value="27479999" calcext:value-type="float">
            <text:p>27479999</text:p>
          </table:table-cell>
          <table:table-cell office:value-type="string" calcext:value-type="string">
            <text:p>-</text:p>
          </table:table-cell>
          <table:table-cell office:value-type="float" office:value="27462873" calcext:value-type="float">
            <text:p>27462873</text:p>
          </table:table-cell>
          <table:table-cell office:value-type="float" office:value="27464393" calcext:value-type="float">
            <text:p>27464393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27460000" calcext:value-type="float">
            <text:p>27460000</text:p>
          </table:table-cell>
          <table:table-cell office:value-type="float" office:value="27479999" calcext:value-type="float">
            <text:p>27479999</text:p>
          </table:table-cell>
          <table:table-cell office:value-type="string" calcext:value-type="string">
            <text:p>Aminopeptidase N {ECO:0000305}</text:p>
          </table:table-cell>
          <table:table-cell office:value-type="float" office:value="27468380" calcext:value-type="float">
            <text:p>27468380</text:p>
          </table:table-cell>
          <table:table-cell office:value-type="float" office:value="27481736" calcext:value-type="float">
            <text:p>27481736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35060000" calcext:value-type="float">
            <text:p>35060000</text:p>
          </table:table-cell>
          <table:table-cell office:value-type="float" office:value="35099999" calcext:value-type="float">
            <text:p>35099999</text:p>
          </table:table-cell>
          <table:table-cell office:value-type="string" calcext:value-type="string">
            <text:p>WW domain-containing oxidoreductase</text:p>
          </table:table-cell>
          <table:table-cell office:value-type="float" office:value="34856804" calcext:value-type="float">
            <text:p>34856804</text:p>
          </table:table-cell>
          <table:table-cell office:value-type="float" office:value="35081572" calcext:value-type="float">
            <text:p>35081572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39460000" calcext:value-type="float">
            <text:p>39460000</text:p>
          </table:table-cell>
          <table:table-cell office:value-type="float" office:value="39479999" calcext:value-type="float">
            <text:p>39479999</text:p>
          </table:table-cell>
          <table:table-cell office:value-type="string" calcext:value-type="string">
            <text:p>-</text:p>
          </table:table-cell>
          <table:table-cell office:value-type="float" office:value="39469650" calcext:value-type="float">
            <text:p>39469650</text:p>
          </table:table-cell>
          <table:table-cell office:value-type="float" office:value="39470653" calcext:value-type="float">
            <text:p>39470653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Zinc finger protein 536</text:p>
          </table:table-cell>
          <table:table-cell office:value-type="float" office:value="42156055" calcext:value-type="float">
            <text:p>42156055</text:p>
          </table:table-cell>
          <table:table-cell office:value-type="float" office:value="42200101" calcext:value-type="float">
            <text:p>42200101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Unconventional prefoldin RPB5 interactor</text:p>
          </table:table-cell>
          <table:table-cell office:value-type="float" office:value="42201982" calcext:value-type="float">
            <text:p>42201982</text:p>
          </table:table-cell>
          <table:table-cell office:value-type="float" office:value="42212069" calcext:value-type="float">
            <text:p>4221206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-</text:p>
          </table:table-cell>
          <table:table-cell office:value-type="float" office:value="42220321" calcext:value-type="float">
            <text:p>42220321</text:p>
          </table:table-cell>
          <table:table-cell office:value-type="float" office:value="42227983" calcext:value-type="float">
            <text:p>42227983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Putative transcriptional regulator tpeD {ECO:0000303|PubMed:35889347}</text:p>
          </table:table-cell>
          <table:table-cell office:value-type="float" office:value="42233662" calcext:value-type="float">
            <text:p>42233662</text:p>
          </table:table-cell>
          <table:table-cell office:value-type="float" office:value="42236082" calcext:value-type="float">
            <text:p>42236082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Cytochrome b-c1 complex subunit Rieske, mitochondrial</text:p>
          </table:table-cell>
          <table:table-cell office:value-type="float" office:value="42243107" calcext:value-type="float">
            <text:p>42243107</text:p>
          </table:table-cell>
          <table:table-cell office:value-type="float" office:value="42246799" calcext:value-type="float">
            <text:p>4224679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42359999" calcext:value-type="float">
            <text:p>42359999</text:p>
          </table:table-cell>
          <table:table-cell office:value-type="string" calcext:value-type="string">
            <text:p>SLIT-ROBO Rho GTPase-activating protein 1</text:p>
          </table:table-cell>
          <table:table-cell office:value-type="float" office:value="42257750" calcext:value-type="float">
            <text:p>42257750</text:p>
          </table:table-cell>
          <table:table-cell office:value-type="float" office:value="42410559" calcext:value-type="float">
            <text:p>42410559</text:p>
          </table:table-cell>
        </table:table-row>
        <table:table-row table:style-name="ro1">
          <table:table-cell office:value-type="string" calcext:value-type="string">
            <text:p>CM078228.1</text:p>
          </table:table-cell>
          <table:table-cell office:value-type="float" office:value="42840000" calcext:value-type="float">
            <text:p>42840000</text:p>
          </table:table-cell>
          <table:table-cell office:value-type="float" office:value="42879999" calcext:value-type="float">
            <text:p>42879999</text:p>
          </table:table-cell>
          <table:table-cell office:value-type="string" calcext:value-type="string">
            <text:p>Protein-methionine sulfoxide oxidase mical3a</text:p>
          </table:table-cell>
          <table:table-cell office:value-type="float" office:value="42824096" calcext:value-type="float">
            <text:p>42824096</text:p>
          </table:table-cell>
          <table:table-cell office:value-type="float" office:value="42942971" calcext:value-type="float">
            <text:p>42942971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1780000" calcext:value-type="float">
            <text:p>31780000</text:p>
          </table:table-cell>
          <table:table-cell office:value-type="float" office:value="31799999" calcext:value-type="float">
            <text:p>31799999</text:p>
          </table:table-cell>
          <table:table-cell office:value-type="string" calcext:value-type="string">
            <text:p>Latent-transforming growth factor beta-binding protein 4</text:p>
          </table:table-cell>
          <table:table-cell office:value-type="float" office:value="31711808" calcext:value-type="float">
            <text:p>31711808</text:p>
          </table:table-cell>
          <table:table-cell office:value-type="float" office:value="31794571" calcext:value-type="float">
            <text:p>31794571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1780000" calcext:value-type="float">
            <text:p>31780000</text:p>
          </table:table-cell>
          <table:table-cell office:value-type="float" office:value="31799999" calcext:value-type="float">
            <text:p>31799999</text:p>
          </table:table-cell>
          <table:table-cell office:value-type="string" calcext:value-type="string">
            <text:p>Estrogen-related receptor gamma</text:p>
          </table:table-cell>
          <table:table-cell office:value-type="float" office:value="31798433" calcext:value-type="float">
            <text:p>31798433</text:p>
          </table:table-cell>
          <table:table-cell office:value-type="float" office:value="31807158" calcext:value-type="float">
            <text:p>31807158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3600000" calcext:value-type="float">
            <text:p>33600000</text:p>
          </table:table-cell>
          <table:table-cell office:value-type="float" office:value="33619999" calcext:value-type="float">
            <text:p>33619999</text:p>
          </table:table-cell>
          <table:table-cell office:value-type="string" calcext:value-type="string">
            <text:p>Protein phosphatase Slingshot homolog 2</text:p>
          </table:table-cell>
          <table:table-cell office:value-type="float" office:value="33593277" calcext:value-type="float">
            <text:p>33593277</text:p>
          </table:table-cell>
          <table:table-cell office:value-type="float" office:value="33634040" calcext:value-type="float">
            <text:p>33634040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35079999" calcext:value-type="float">
            <text:p>35079999</text:p>
          </table:table-cell>
          <table:table-cell office:value-type="string" calcext:value-type="string">
            <text:p>Limbic system-associated membrane protein</text:p>
          </table:table-cell>
          <table:table-cell office:value-type="float" office:value="33947789" calcext:value-type="float">
            <text:p>33947789</text:p>
          </table:table-cell>
          <table:table-cell office:value-type="float" office:value="35481856" calcext:value-type="float">
            <text:p>35481856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2800000" calcext:value-type="float">
            <text:p>42800000</text:p>
          </table:table-cell>
          <table:table-cell office:value-type="float" office:value="42839999" calcext:value-type="float">
            <text:p>42839999</text:p>
          </table:table-cell>
          <table:table-cell office:value-type="string" calcext:value-type="string">
            <text:p>Arsenite methyltransferase</text:p>
          </table:table-cell>
          <table:table-cell office:value-type="float" office:value="42517226" calcext:value-type="float">
            <text:p>42517226</text:p>
          </table:table-cell>
          <table:table-cell office:value-type="float" office:value="43027155" calcext:value-type="float">
            <text:p>43027155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2800000" calcext:value-type="float">
            <text:p>42800000</text:p>
          </table:table-cell>
          <table:table-cell office:value-type="float" office:value="42839999" calcext:value-type="float">
            <text:p>42839999</text:p>
          </table:table-cell>
          <table:table-cell office:value-type="string" calcext:value-type="string">
            <text:p>BCAS3 microtubule associated cell migration factor {ECO:0000305}</text:p>
          </table:table-cell>
          <table:table-cell office:value-type="float" office:value="42736059" calcext:value-type="float">
            <text:p>42736059</text:p>
          </table:table-cell>
          <table:table-cell office:value-type="float" office:value="43014847" calcext:value-type="float">
            <text:p>43014847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280000" calcext:value-type="float">
            <text:p>43280000</text:p>
          </table:table-cell>
          <table:table-cell office:value-type="float" office:value="43339999" calcext:value-type="float">
            <text:p>43339999</text:p>
          </table:table-cell>
          <table:table-cell office:value-type="string" calcext:value-type="string">
            <text:p>Carboxypeptidase D</text:p>
          </table:table-cell>
          <table:table-cell office:value-type="float" office:value="43275612" calcext:value-type="float">
            <text:p>43275612</text:p>
          </table:table-cell>
          <table:table-cell office:value-type="float" office:value="43309682" calcext:value-type="float">
            <text:p>43309682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280000" calcext:value-type="float">
            <text:p>43280000</text:p>
          </table:table-cell>
          <table:table-cell office:value-type="float" office:value="43339999" calcext:value-type="float">
            <text:p>43339999</text:p>
          </table:table-cell>
          <table:table-cell office:value-type="string" calcext:value-type="string">
            <text:p>Golgi SNAP receptor complex member 1</text:p>
          </table:table-cell>
          <table:table-cell office:value-type="float" office:value="43313326" calcext:value-type="float">
            <text:p>43313326</text:p>
          </table:table-cell>
          <table:table-cell office:value-type="float" office:value="43370583" calcext:value-type="float">
            <text:p>43370583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540000" calcext:value-type="float">
            <text:p>43540000</text:p>
          </table:table-cell>
          <table:table-cell office:value-type="float" office:value="43599999" calcext:value-type="float">
            <text:p>43599999</text:p>
          </table:table-cell>
          <table:table-cell office:value-type="string" calcext:value-type="string">
            <text:p>Protein LIAT1 {ECO:0000305}</text:p>
          </table:table-cell>
          <table:table-cell office:value-type="float" office:value="43572824" calcext:value-type="float">
            <text:p>43572824</text:p>
          </table:table-cell>
          <table:table-cell office:value-type="float" office:value="43574380" calcext:value-type="float">
            <text:p>43574380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540000" calcext:value-type="float">
            <text:p>43540000</text:p>
          </table:table-cell>
          <table:table-cell office:value-type="float" office:value="43599999" calcext:value-type="float">
            <text:p>43599999</text:p>
          </table:table-cell>
          <table:table-cell office:value-type="string" calcext:value-type="string">
            <text:p>Refilin-B</text:p>
          </table:table-cell>
          <table:table-cell office:value-type="float" office:value="43574617" calcext:value-type="float">
            <text:p>43574617</text:p>
          </table:table-cell>
          <table:table-cell office:value-type="float" office:value="43578134" calcext:value-type="float">
            <text:p>43578134</text:p>
          </table:table-cell>
        </table:table-row>
        <table:table-row table:style-name="ro1">
          <table:table-cell office:value-type="string" calcext:value-type="string">
            <text:p>CM078229.1</text:p>
          </table:table-cell>
          <table:table-cell office:value-type="float" office:value="43540000" calcext:value-type="float">
            <text:p>43540000</text:p>
          </table:table-cell>
          <table:table-cell office:value-type="float" office:value="43599999" calcext:value-type="float">
            <text:p>43599999</text:p>
          </table:table-cell>
          <table:table-cell office:value-type="string" calcext:value-type="string">
            <text:p>Vacuolar protein sorting-associated protein 53 homolog</text:p>
          </table:table-cell>
          <table:table-cell office:value-type="float" office:value="43579220" calcext:value-type="float">
            <text:p>43579220</text:p>
          </table:table-cell>
          <table:table-cell office:value-type="float" office:value="43615347" calcext:value-type="float">
            <text:p>43615347</text:p>
          </table:table-cell>
        </table:table-row>
        <table:table-row table:style-name="ro1">
          <table:table-cell office:value-type="string" calcext:value-type="string">
            <text:p>CM078231.1</text:p>
          </table:table-cell>
          <table:table-cell office:value-type="float" office:value="13480000" calcext:value-type="float">
            <text:p>13480000</text:p>
          </table:table-cell>
          <table:table-cell office:value-type="float" office:value="13559999" calcext:value-type="float">
            <text:p>13559999</text:p>
          </table:table-cell>
          <table:table-cell office:value-type="string" calcext:value-type="string">
            <text:p>Paired box protein Pax-7</text:p>
          </table:table-cell>
          <table:table-cell office:value-type="float" office:value="13452064" calcext:value-type="float">
            <text:p>13452064</text:p>
          </table:table-cell>
          <table:table-cell office:value-type="float" office:value="13520271" calcext:value-type="float">
            <text:p>13520271</text:p>
          </table:table-cell>
        </table:table-row>
        <table:table-row table:style-name="ro1">
          <table:table-cell office:value-type="string" calcext:value-type="string">
            <text:p>CM078231.1</text:p>
          </table:table-cell>
          <table:table-cell office:value-type="float" office:value="13480000" calcext:value-type="float">
            <text:p>13480000</text:p>
          </table:table-cell>
          <table:table-cell office:value-type="float" office:value="13559999" calcext:value-type="float">
            <text:p>13559999</text:p>
          </table:table-cell>
          <table:table-cell office:value-type="string" calcext:value-type="string">
            <text:p>Paired box protein Pax-7 {ECO:0000305}</text:p>
          </table:table-cell>
          <table:table-cell office:value-type="float" office:value="13452064" calcext:value-type="float">
            <text:p>13452064</text:p>
          </table:table-cell>
          <table:table-cell office:value-type="float" office:value="13520271" calcext:value-type="float">
            <text:p>13520271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440000" calcext:value-type="float">
            <text:p>3440000</text:p>
          </table:table-cell>
          <table:table-cell office:value-type="float" office:value="3539999" calcext:value-type="float">
            <text:p>3539999</text:p>
          </table:table-cell>
          <table:table-cell office:value-type="string" calcext:value-type="string">
            <text:p>Far upstream element-binding protein 3</text:p>
          </table:table-cell>
          <table:table-cell office:value-type="float" office:value="3440881" calcext:value-type="float">
            <text:p>3440881</text:p>
          </table:table-cell>
          <table:table-cell office:value-type="float" office:value="3506846" calcext:value-type="float">
            <text:p>3506846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440000" calcext:value-type="float">
            <text:p>3440000</text:p>
          </table:table-cell>
          <table:table-cell office:value-type="float" office:value="3539999" calcext:value-type="float">
            <text:p>3539999</text:p>
          </table:table-cell>
          <table:table-cell office:value-type="string" calcext:value-type="string">
            <text:p>PR domain zinc finger protein 12</text:p>
          </table:table-cell>
          <table:table-cell office:value-type="float" office:value="3532593" calcext:value-type="float">
            <text:p>3532593</text:p>
          </table:table-cell>
          <table:table-cell office:value-type="float" office:value="3539001" calcext:value-type="float">
            <text:p>3539001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17900000" calcext:value-type="float">
            <text:p>17900000</text:p>
          </table:table-cell>
          <table:table-cell office:value-type="float" office:value="17959999" calcext:value-type="float">
            <text:p>17959999</text:p>
          </table:table-cell>
          <table:table-cell office:value-type="string" calcext:value-type="string">
            <text:p>AP-3 complex subunit mu-2</text:p>
          </table:table-cell>
          <table:table-cell office:value-type="float" office:value="17892775" calcext:value-type="float">
            <text:p>17892775</text:p>
          </table:table-cell>
          <table:table-cell office:value-type="float" office:value="17905727" calcext:value-type="float">
            <text:p>17905727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17900000" calcext:value-type="float">
            <text:p>17900000</text:p>
          </table:table-cell>
          <table:table-cell office:value-type="float" office:value="17959999" calcext:value-type="float">
            <text:p>17959999</text:p>
          </table:table-cell>
          <table:table-cell office:value-type="string" calcext:value-type="string">
            <text:p>Histone acetyltransferase KAT6A</text:p>
          </table:table-cell>
          <table:table-cell office:value-type="float" office:value="17909278" calcext:value-type="float">
            <text:p>17909278</text:p>
          </table:table-cell>
          <table:table-cell office:value-type="float" office:value="17942501" calcext:value-type="float">
            <text:p>17942501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2960000" calcext:value-type="float">
            <text:p>32960000</text:p>
          </table:table-cell>
          <table:table-cell office:value-type="float" office:value="32979999" calcext:value-type="float">
            <text:p>32979999</text:p>
          </table:table-cell>
          <table:table-cell office:value-type="string" calcext:value-type="string">
            <text:p>Protein phosphatase PTC7 homolog</text:p>
          </table:table-cell>
          <table:table-cell office:value-type="float" office:value="32946214" calcext:value-type="float">
            <text:p>32946214</text:p>
          </table:table-cell>
          <table:table-cell office:value-type="float" office:value="32965300" calcext:value-type="float">
            <text:p>32965300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45880000" calcext:value-type="float">
            <text:p>45880000</text:p>
          </table:table-cell>
          <table:table-cell office:value-type="float" office:value="45899999" calcext:value-type="float">
            <text:p>45899999</text:p>
          </table:table-cell>
          <table:table-cell office:value-type="string" calcext:value-type="string">
            <text:p>COMM domain-containing protein 10</text:p>
          </table:table-cell>
          <table:table-cell office:value-type="float" office:value="45842825" calcext:value-type="float">
            <text:p>45842825</text:p>
          </table:table-cell>
          <table:table-cell office:value-type="float" office:value="45881563" calcext:value-type="float">
            <text:p>45881563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45880000" calcext:value-type="float">
            <text:p>45880000</text:p>
          </table:table-cell>
          <table:table-cell office:value-type="float" office:value="45899999" calcext:value-type="float">
            <text:p>45899999</text:p>
          </table:table-cell>
          <table:table-cell office:value-type="string" calcext:value-type="string">
            <text:p>AP-3 complex subunit sigma-1</text:p>
          </table:table-cell>
          <table:table-cell office:value-type="float" office:value="45883325" calcext:value-type="float">
            <text:p>45883325</text:p>
          </table:table-cell>
          <table:table-cell office:value-type="float" office:value="45894533" calcext:value-type="float">
            <text:p>45894533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17920000" calcext:value-type="float">
            <text:p>17920000</text:p>
          </table:table-cell>
          <table:table-cell office:value-type="float" office:value="17979999" calcext:value-type="float">
            <text:p>17979999</text:p>
          </table:table-cell>
          <table:table-cell office:value-type="string" calcext:value-type="string">
            <text:p>Protein Aster-B {ECO:0000250|UniProtKB:Q80TI0}</text:p>
          </table:table-cell>
          <table:table-cell office:value-type="float" office:value="17887909" calcext:value-type="float">
            <text:p>17887909</text:p>
          </table:table-cell>
          <table:table-cell office:value-type="float" office:value="17940439" calcext:value-type="float">
            <text:p>1794043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18560000" calcext:value-type="float">
            <text:p>18560000</text:p>
          </table:table-cell>
          <table:table-cell office:value-type="float" office:value="18579999" calcext:value-type="float">
            <text:p>18579999</text:p>
          </table:table-cell>
          <table:table-cell office:value-type="string" calcext:value-type="string">
            <text:p>Kin of IRRE-like protein 3</text:p>
          </table:table-cell>
          <table:table-cell office:value-type="float" office:value="18377281" calcext:value-type="float">
            <text:p>18377281</text:p>
          </table:table-cell>
          <table:table-cell office:value-type="float" office:value="18629520" calcext:value-type="float">
            <text:p>18629520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20980000" calcext:value-type="float">
            <text:p>20980000</text:p>
          </table:table-cell>
          <table:table-cell office:value-type="float" office:value="21019999" calcext:value-type="float">
            <text:p>21019999</text:p>
          </table:table-cell>
          <table:table-cell office:value-type="string" calcext:value-type="string">
            <text:p>Nuclear apoptosis-inducing factor 1</text:p>
          </table:table-cell>
          <table:table-cell office:value-type="float" office:value="19569376" calcext:value-type="float">
            <text:p>19569376</text:p>
          </table:table-cell>
          <table:table-cell office:value-type="float" office:value="21077308" calcext:value-type="float">
            <text:p>21077308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20980000" calcext:value-type="float">
            <text:p>20980000</text:p>
          </table:table-cell>
          <table:table-cell office:value-type="float" office:value="21019999" calcext:value-type="float">
            <text:p>21019999</text:p>
          </table:table-cell>
          <table:table-cell office:value-type="string" calcext:value-type="string">
            <text:p>Glutamate receptor ionotropic, kainate 4</text:p>
          </table:table-cell>
          <table:table-cell office:value-type="float" office:value="20969153" calcext:value-type="float">
            <text:p>20969153</text:p>
          </table:table-cell>
          <table:table-cell office:value-type="float" office:value="21031374" calcext:value-type="float">
            <text:p>21031374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20980000" calcext:value-type="float">
            <text:p>20980000</text:p>
          </table:table-cell>
          <table:table-cell office:value-type="float" office:value="21019999" calcext:value-type="float">
            <text:p>21019999</text:p>
          </table:table-cell>
          <table:table-cell office:value-type="string" calcext:value-type="string">
            <text:p>-</text:p>
          </table:table-cell>
          <table:table-cell office:value-type="float" office:value="20997741" calcext:value-type="float">
            <text:p>20997741</text:p>
          </table:table-cell>
          <table:table-cell office:value-type="float" office:value="20997793" calcext:value-type="float">
            <text:p>20997793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32560000" calcext:value-type="float">
            <text:p>32560000</text:p>
          </table:table-cell>
          <table:table-cell office:value-type="float" office:value="32579999" calcext:value-type="float">
            <text:p>32579999</text:p>
          </table:table-cell>
          <table:table-cell office:value-type="string" calcext:value-type="string">
            <text:p>Delta-sarcoglycan</text:p>
          </table:table-cell>
          <table:table-cell office:value-type="float" office:value="32418687" calcext:value-type="float">
            <text:p>32418687</text:p>
          </table:table-cell>
          <table:table-cell office:value-type="float" office:value="32718479" calcext:value-type="float">
            <text:p>32718479</text:p>
          </table:table-cell>
        </table:table-row>
        <table:table-row table:style-name="ro1">
          <table:table-cell office:value-type="string" calcext:value-type="string">
            <text:p>CM078234.1</text:p>
          </table:table-cell>
          <table:table-cell office:value-type="float" office:value="48340000" calcext:value-type="float">
            <text:p>48340000</text:p>
          </table:table-cell>
          <table:table-cell office:value-type="float" office:value="48359999" calcext:value-type="float">
            <text:p>48359999</text:p>
          </table:table-cell>
          <table:table-cell office:value-type="string" calcext:value-type="string">
            <text:p>Gamma-aminobutyric acid receptor subunit beta-4</text:p>
          </table:table-cell>
          <table:table-cell office:value-type="float" office:value="48325880" calcext:value-type="float">
            <text:p>48325880</text:p>
          </table:table-cell>
          <table:table-cell office:value-type="float" office:value="48373377" calcext:value-type="float">
            <text:p>48373377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17960000" calcext:value-type="float">
            <text:p>17960000</text:p>
          </table:table-cell>
          <table:table-cell office:value-type="float" office:value="17979999" calcext:value-type="float">
            <text:p>17979999</text:p>
          </table:table-cell>
          <table:table-cell office:value-type="string" calcext:value-type="string">
            <text:p>B-cell CLL/lymphoma 7 protein family member A</text:p>
          </table:table-cell>
          <table:table-cell office:value-type="float" office:value="17601490" calcext:value-type="float">
            <text:p>17601490</text:p>
          </table:table-cell>
          <table:table-cell office:value-type="float" office:value="17995122" calcext:value-type="float">
            <text:p>17995122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17960000" calcext:value-type="float">
            <text:p>17960000</text:p>
          </table:table-cell>
          <table:table-cell office:value-type="float" office:value="17979999" calcext:value-type="float">
            <text:p>17979999</text:p>
          </table:table-cell>
          <table:table-cell office:value-type="string" calcext:value-type="string">
            <text:p>CAP-Gly domain-containing linker protein 1</text:p>
          </table:table-cell>
          <table:table-cell office:value-type="float" office:value="17927539" calcext:value-type="float">
            <text:p>17927539</text:p>
          </table:table-cell>
          <table:table-cell office:value-type="float" office:value="17975860" calcext:value-type="float">
            <text:p>17975860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Protocadherin gamma-A2</text:p>
          </table:table-cell>
          <table:table-cell office:value-type="float" office:value="23742159" calcext:value-type="float">
            <text:p>23742159</text:p>
          </table:table-cell>
          <table:table-cell office:value-type="float" office:value="23782878" calcext:value-type="float">
            <text:p>23782878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Protocadherin gamma-A10</text:p>
          </table:table-cell>
          <table:table-cell office:value-type="float" office:value="23742159" calcext:value-type="float">
            <text:p>23742159</text:p>
          </table:table-cell>
          <table:table-cell office:value-type="float" office:value="23786112" calcext:value-type="float">
            <text:p>23786112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Protocadherin gamma-A6</text:p>
          </table:table-cell>
          <table:table-cell office:value-type="float" office:value="23742159" calcext:value-type="float">
            <text:p>23742159</text:p>
          </table:table-cell>
          <table:table-cell office:value-type="float" office:value="23798686" calcext:value-type="float">
            <text:p>23798686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Protocadherin gamma-A8</text:p>
          </table:table-cell>
          <table:table-cell office:value-type="float" office:value="23785742" calcext:value-type="float">
            <text:p>23785742</text:p>
          </table:table-cell>
          <table:table-cell office:value-type="float" office:value="23785983" calcext:value-type="float">
            <text:p>23785983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-</text:p>
          </table:table-cell>
          <table:table-cell office:value-type="float" office:value="23813281" calcext:value-type="float">
            <text:p>23813281</text:p>
          </table:table-cell>
          <table:table-cell office:value-type="float" office:value="23815194" calcext:value-type="float">
            <text:p>23815194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3780000" calcext:value-type="float">
            <text:p>23780000</text:p>
          </table:table-cell>
          <table:table-cell office:value-type="float" office:value="23839999" calcext:value-type="float">
            <text:p>23839999</text:p>
          </table:table-cell>
          <table:table-cell office:value-type="string" calcext:value-type="string">
            <text:p>Protocadherin gamma-A11</text:p>
          </table:table-cell>
          <table:table-cell office:value-type="float" office:value="23823196" calcext:value-type="float">
            <text:p>23823196</text:p>
          </table:table-cell>
          <table:table-cell office:value-type="float" office:value="23824299" calcext:value-type="float">
            <text:p>2382429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8820000" calcext:value-type="float">
            <text:p>28820000</text:p>
          </table:table-cell>
          <table:table-cell office:value-type="float" office:value="28859999" calcext:value-type="float">
            <text:p>28859999</text:p>
          </table:table-cell>
          <table:table-cell office:value-type="string" calcext:value-type="string">
            <text:p>Oligophrenin-1</text:p>
          </table:table-cell>
          <table:table-cell office:value-type="float" office:value="28787313" calcext:value-type="float">
            <text:p>28787313</text:p>
          </table:table-cell>
          <table:table-cell office:value-type="float" office:value="28827431" calcext:value-type="float">
            <text:p>28827431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28820000" calcext:value-type="float">
            <text:p>28820000</text:p>
          </table:table-cell>
          <table:table-cell office:value-type="float" office:value="28859999" calcext:value-type="float">
            <text:p>28859999</text:p>
          </table:table-cell>
          <table:table-cell office:value-type="string" calcext:value-type="string">
            <text:p>Androgen receptor</text:p>
          </table:table-cell>
          <table:table-cell office:value-type="float" office:value="28838141" calcext:value-type="float">
            <text:p>28838141</text:p>
          </table:table-cell>
          <table:table-cell office:value-type="float" office:value="28887333" calcext:value-type="float">
            <text:p>28887333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36220000" calcext:value-type="float">
            <text:p>36220000</text:p>
          </table:table-cell>
          <table:table-cell office:value-type="float" office:value="36339999" calcext:value-type="float">
            <text:p>36339999</text:p>
          </table:table-cell>
          <table:table-cell office:value-type="string" calcext:value-type="string">
            <text:p>Autism susceptibility gene 2 protein</text:p>
          </table:table-cell>
          <table:table-cell office:value-type="float" office:value="36189556" calcext:value-type="float">
            <text:p>36189556</text:p>
          </table:table-cell>
          <table:table-cell office:value-type="float" office:value="36693794" calcext:value-type="float">
            <text:p>36693794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36220000" calcext:value-type="float">
            <text:p>36220000</text:p>
          </table:table-cell>
          <table:table-cell office:value-type="float" office:value="36339999" calcext:value-type="float">
            <text:p>36339999</text:p>
          </table:table-cell>
          <table:table-cell office:value-type="string" calcext:value-type="string">
            <text:p>PR domain zinc finger protein 15 {ECO:0000305}</text:p>
          </table:table-cell>
          <table:table-cell office:value-type="float" office:value="36312395" calcext:value-type="float">
            <text:p>36312395</text:p>
          </table:table-cell>
          <table:table-cell office:value-type="float" office:value="36315011" calcext:value-type="float">
            <text:p>36315011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040000" calcext:value-type="float">
            <text:p>48040000</text:p>
          </table:table-cell>
          <table:table-cell office:value-type="float" office:value="48339999" calcext:value-type="float">
            <text:p>48339999</text:p>
          </table:table-cell>
          <table:table-cell office:value-type="string" calcext:value-type="string">
            <text:p>Opioid-binding protein/cell adhesion molecule</text:p>
          </table:table-cell>
          <table:table-cell office:value-type="float" office:value="47835635" calcext:value-type="float">
            <text:p>47835635</text:p>
          </table:table-cell>
          <table:table-cell office:value-type="float" office:value="48055560" calcext:value-type="float">
            <text:p>48055560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520000" calcext:value-type="float">
            <text:p>48520000</text:p>
          </table:table-cell>
          <table:table-cell office:value-type="float" office:value="48619999" calcext:value-type="float">
            <text:p>48619999</text:p>
          </table:table-cell>
          <table:table-cell office:value-type="string" calcext:value-type="string">
            <text:p>Lens fiber membrane intrinsic protein</text:p>
          </table:table-cell>
          <table:table-cell office:value-type="float" office:value="48532415" calcext:value-type="float">
            <text:p>48532415</text:p>
          </table:table-cell>
          <table:table-cell office:value-type="float" office:value="48542449" calcext:value-type="float">
            <text:p>48542449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520000" calcext:value-type="float">
            <text:p>48520000</text:p>
          </table:table-cell>
          <table:table-cell office:value-type="float" office:value="48619999" calcext:value-type="float">
            <text:p>48619999</text:p>
          </table:table-cell>
          <table:table-cell office:value-type="string" calcext:value-type="string">
            <text:p>Brain-specific homeobox protein homolog</text:p>
          </table:table-cell>
          <table:table-cell office:value-type="float" office:value="48545628" calcext:value-type="float">
            <text:p>48545628</text:p>
          </table:table-cell>
          <table:table-cell office:value-type="float" office:value="48547654" calcext:value-type="float">
            <text:p>48547654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4299999" calcext:value-type="float">
            <text:p>24299999</text:p>
          </table:table-cell>
          <table:table-cell office:value-type="string" calcext:value-type="string">
            <text:p>Phosphatidylinositol 4-phosphate 3-kinase C2 domain-containing subunit beta</text:p>
          </table:table-cell>
          <table:table-cell office:value-type="float" office:value="23754173" calcext:value-type="float">
            <text:p>23754173</text:p>
          </table:table-cell>
          <table:table-cell office:value-type="float" office:value="23821507" calcext:value-type="float">
            <text:p>23821507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4299999" calcext:value-type="float">
            <text:p>24299999</text:p>
          </table:table-cell>
          <table:table-cell office:value-type="string" calcext:value-type="string">
            <text:p>Neurofascin</text:p>
          </table:table-cell>
          <table:table-cell office:value-type="float" office:value="23839647" calcext:value-type="float">
            <text:p>23839647</text:p>
          </table:table-cell>
          <table:table-cell office:value-type="float" office:value="24045811" calcext:value-type="float">
            <text:p>24045811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4299999" calcext:value-type="float">
            <text:p>24299999</text:p>
          </table:table-cell>
          <table:table-cell office:value-type="string" calcext:value-type="string">
            <text:p>Contactin-2</text:p>
          </table:table-cell>
          <table:table-cell office:value-type="float" office:value="24101693" calcext:value-type="float">
            <text:p>24101693</text:p>
          </table:table-cell>
          <table:table-cell office:value-type="float" office:value="24185714" calcext:value-type="float">
            <text:p>24185714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0000" calcext:value-type="float">
            <text:p>23760000</text:p>
          </table:table-cell>
          <table:table-cell office:value-type="float" office:value="24299999" calcext:value-type="float">
            <text:p>24299999</text:p>
          </table:table-cell>
          <table:table-cell office:value-type="string" calcext:value-type="string">
            <text:p>Acidic mammalian chitinase</text:p>
          </table:table-cell>
          <table:table-cell office:value-type="float" office:value="24194307" calcext:value-type="float">
            <text:p>24194307</text:p>
          </table:table-cell>
          <table:table-cell office:value-type="float" office:value="24197798" calcext:value-type="float">
            <text:p>24197798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7120000" calcext:value-type="float">
            <text:p>27120000</text:p>
          </table:table-cell>
          <table:table-cell office:value-type="float" office:value="27139999" calcext:value-type="float">
            <text:p>27139999</text:p>
          </table:table-cell>
          <table:table-cell office:value-type="string" calcext:value-type="string">
            <text:p>CUGBP Elav-like family member 4</text:p>
          </table:table-cell>
          <table:table-cell office:value-type="float" office:value="25255645" calcext:value-type="float">
            <text:p>25255645</text:p>
          </table:table-cell>
          <table:table-cell office:value-type="float" office:value="27335996" calcext:value-type="float">
            <text:p>27335996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7120000" calcext:value-type="float">
            <text:p>27120000</text:p>
          </table:table-cell>
          <table:table-cell office:value-type="float" office:value="27139999" calcext:value-type="float">
            <text:p>27139999</text:p>
          </table:table-cell>
          <table:table-cell office:value-type="string" calcext:value-type="string">
            <text:p>Myosin heavy chain, fast skeletal muscle</text:p>
          </table:table-cell>
          <table:table-cell office:value-type="float" office:value="27121218" calcext:value-type="float">
            <text:p>27121218</text:p>
          </table:table-cell>
          <table:table-cell office:value-type="float" office:value="27142140" calcext:value-type="float">
            <text:p>27142140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4820000" calcext:value-type="float">
            <text:p>44820000</text:p>
          </table:table-cell>
          <table:table-cell office:value-type="float" office:value="44899999" calcext:value-type="float">
            <text:p>44899999</text:p>
          </table:table-cell>
          <table:table-cell office:value-type="string" calcext:value-type="string">
            <text:p>Calcium-dependent secretion activator 1</text:p>
          </table:table-cell>
          <table:table-cell office:value-type="float" office:value="44768043" calcext:value-type="float">
            <text:p>44768043</text:p>
          </table:table-cell>
          <table:table-cell office:value-type="float" office:value="44944760" calcext:value-type="float">
            <text:p>44944760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5540000" calcext:value-type="float">
            <text:p>45540000</text:p>
          </table:table-cell>
          <table:table-cell office:value-type="float" office:value="45579999" calcext:value-type="float">
            <text:p>45579999</text:p>
          </table:table-cell>
          <table:table-cell office:value-type="string" calcext:value-type="string">
            <text:p>Histone H3.3</text:p>
          </table:table-cell>
          <table:table-cell office:value-type="float" office:value="45576479" calcext:value-type="float">
            <text:p>45576479</text:p>
          </table:table-cell>
          <table:table-cell office:value-type="float" office:value="45595844" calcext:value-type="float">
            <text:p>45595844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string" calcext:value-type="string">
            <text:p>Solute carrier family 2, facilitated glucose transporter member 1 {ECO:0000305}</text:p>
          </table:table-cell>
          <table:table-cell office:value-type="float" office:value="46598908" calcext:value-type="float">
            <text:p>46598908</text:p>
          </table:table-cell>
          <table:table-cell office:value-type="float" office:value="46621212" calcext:value-type="float">
            <text:p>46621212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string" calcext:value-type="string">
            <text:p>Rap1 GTPase-activating protein 1</text:p>
          </table:table-cell>
          <table:table-cell office:value-type="float" office:value="46646327" calcext:value-type="float">
            <text:p>46646327</text:p>
          </table:table-cell>
          <table:table-cell office:value-type="float" office:value="46841271" calcext:value-type="float">
            <text:p>46841271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string" calcext:value-type="string">
            <text:p>Protein-arginine deiminase type-2</text:p>
          </table:table-cell>
          <table:table-cell office:value-type="float" office:value="46841341" calcext:value-type="float">
            <text:p>46841341</text:p>
          </table:table-cell>
          <table:table-cell office:value-type="float" office:value="46858861" calcext:value-type="float">
            <text:p>46858861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string" calcext:value-type="string">
            <text:p>Leucine-rich repeats and immunoglobulin-like domains protein 2</text:p>
          </table:table-cell>
          <table:table-cell office:value-type="float" office:value="46889747" calcext:value-type="float">
            <text:p>46889747</text:p>
          </table:table-cell>
          <table:table-cell office:value-type="float" office:value="46899322" calcext:value-type="float">
            <text:p>46899322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580000" calcext:value-type="float">
            <text:p>46580000</text:p>
          </table:table-cell>
          <table:table-cell office:value-type="float" office:value="46959999" calcext:value-type="float">
            <text:p>46959999</text:p>
          </table:table-cell>
          <table:table-cell office:value-type="string" calcext:value-type="string">
            <text:p>Membrane-associated guanylate kinase, WW and PDZ domain-containing protein 3</text:p>
          </table:table-cell>
          <table:table-cell office:value-type="float" office:value="46909903" calcext:value-type="float">
            <text:p>46909903</text:p>
          </table:table-cell>
          <table:table-cell office:value-type="float" office:value="47068887" calcext:value-type="float">
            <text:p>47068887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52240000" calcext:value-type="float">
            <text:p>52240000</text:p>
          </table:table-cell>
          <table:table-cell office:value-type="float" office:value="52379999" calcext:value-type="float">
            <text:p>52379999</text:p>
          </table:table-cell>
          <table:table-cell office:value-type="string" calcext:value-type="string">
            <text:p>Receptor-type tyrosine-protein phosphatase T</text:p>
          </table:table-cell>
          <table:table-cell office:value-type="float" office:value="51882711" calcext:value-type="float">
            <text:p>51882711</text:p>
          </table:table-cell>
          <table:table-cell office:value-type="float" office:value="52411487" calcext:value-type="float">
            <text:p>52411487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19639999" calcext:value-type="float">
            <text:p>19639999</text:p>
          </table:table-cell>
          <table:table-cell office:value-type="string" calcext:value-type="string">
            <text:p>SPRY domain-containing SOCS box protein 4</text:p>
          </table:table-cell>
          <table:table-cell office:value-type="float" office:value="19568778" calcext:value-type="float">
            <text:p>19568778</text:p>
          </table:table-cell>
          <table:table-cell office:value-type="float" office:value="19628750" calcext:value-type="float">
            <text:p>19628750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19639999" calcext:value-type="float">
            <text:p>19639999</text:p>
          </table:table-cell>
          <table:table-cell office:value-type="string" calcext:value-type="string">
            <text:p>Solute carrier family 25 member 36-A</text:p>
          </table:table-cell>
          <table:table-cell office:value-type="float" office:value="19633230" calcext:value-type="float">
            <text:p>19633230</text:p>
          </table:table-cell>
          <table:table-cell office:value-type="float" office:value="19653934" calcext:value-type="float">
            <text:p>19653934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29040000" calcext:value-type="float">
            <text:p>29040000</text:p>
          </table:table-cell>
          <table:table-cell office:value-type="float" office:value="29059999" calcext:value-type="float">
            <text:p>29059999</text:p>
          </table:table-cell>
          <table:table-cell office:value-type="string" calcext:value-type="string">
            <text:p>Transcriptional adapter 2-alpha</text:p>
          </table:table-cell>
          <table:table-cell office:value-type="float" office:value="29047671" calcext:value-type="float">
            <text:p>29047671</text:p>
          </table:table-cell>
          <table:table-cell office:value-type="float" office:value="29056783" calcext:value-type="float">
            <text:p>29056783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32720000" calcext:value-type="float">
            <text:p>32720000</text:p>
          </table:table-cell>
          <table:table-cell office:value-type="float" office:value="32779999" calcext:value-type="float">
            <text:p>32779999</text:p>
          </table:table-cell>
          <table:table-cell office:value-type="string" calcext:value-type="string">
            <text:p>Remodeling and spacing factor 1</text:p>
          </table:table-cell>
          <table:table-cell office:value-type="float" office:value="32744891" calcext:value-type="float">
            <text:p>32744891</text:p>
          </table:table-cell>
          <table:table-cell office:value-type="float" office:value="32763060" calcext:value-type="float">
            <text:p>32763060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32720000" calcext:value-type="float">
            <text:p>32720000</text:p>
          </table:table-cell>
          <table:table-cell office:value-type="float" office:value="32779999" calcext:value-type="float">
            <text:p>32779999</text:p>
          </table:table-cell>
          <table:table-cell office:value-type="string" calcext:value-type="string">
            <text:p>Methylosome subunit pICln</text:p>
          </table:table-cell>
          <table:table-cell office:value-type="float" office:value="32764706" calcext:value-type="float">
            <text:p>32764706</text:p>
          </table:table-cell>
          <table:table-cell office:value-type="float" office:value="32768581" calcext:value-type="float">
            <text:p>32768581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32720000" calcext:value-type="float">
            <text:p>32720000</text:p>
          </table:table-cell>
          <table:table-cell office:value-type="float" office:value="32779999" calcext:value-type="float">
            <text:p>32779999</text:p>
          </table:table-cell>
          <table:table-cell office:value-type="string" calcext:value-type="string">
            <text:p>Serine/threonine-protein kinase PAK 1 {ECO:0000305}</text:p>
          </table:table-cell>
          <table:table-cell office:value-type="float" office:value="32778236" calcext:value-type="float">
            <text:p>32778236</text:p>
          </table:table-cell>
          <table:table-cell office:value-type="float" office:value="32799509" calcext:value-type="float">
            <text:p>3279950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Protein FAM83D {ECO:0000305}</text:p>
          </table:table-cell>
          <table:table-cell office:value-type="float" office:value="20933099" calcext:value-type="float">
            <text:p>20933099</text:p>
          </table:table-cell>
          <table:table-cell office:value-type="float" office:value="22140573" calcext:value-type="float">
            <text:p>22140573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E3 SUMO-protein ligase ZBED1 {ECO:0000305}</text:p>
          </table:table-cell>
          <table:table-cell office:value-type="float" office:value="21898678" calcext:value-type="float">
            <text:p>21898678</text:p>
          </table:table-cell>
          <table:table-cell office:value-type="float" office:value="21900212" calcext:value-type="float">
            <text:p>21900212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Guanine nucleotide-binding protein-like 3-like protein</text:p>
          </table:table-cell>
          <table:table-cell office:value-type="float" office:value="21900302" calcext:value-type="float">
            <text:p>21900302</text:p>
          </table:table-cell>
          <table:table-cell office:value-type="float" office:value="21909280" calcext:value-type="float">
            <text:p>21909280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Red-sensitive opsin</text:p>
          </table:table-cell>
          <table:table-cell office:value-type="float" office:value="21930558" calcext:value-type="float">
            <text:p>21930558</text:p>
          </table:table-cell>
          <table:table-cell office:value-type="float" office:value="21933459" calcext:value-type="float">
            <text:p>2193345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Red-sensitive opsin-2</text:p>
          </table:table-cell>
          <table:table-cell office:value-type="float" office:value="21936169" calcext:value-type="float">
            <text:p>21936169</text:p>
          </table:table-cell>
          <table:table-cell office:value-type="float" office:value="21941569" calcext:value-type="float">
            <text:p>2194156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Nuclear receptor coactivator 3</text:p>
          </table:table-cell>
          <table:table-cell office:value-type="float" office:value="21967420" calcext:value-type="float">
            <text:p>21967420</text:p>
          </table:table-cell>
          <table:table-cell office:value-type="float" office:value="22617196" calcext:value-type="float">
            <text:p>22617196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Blue-sensitive opsin</text:p>
          </table:table-cell>
          <table:table-cell office:value-type="float" office:value="21998937" calcext:value-type="float">
            <text:p>21998937</text:p>
          </table:table-cell>
          <table:table-cell office:value-type="float" office:value="22001408" calcext:value-type="float">
            <text:p>22001408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Host cell factor 1 {ECO:0000303|PubMed:9334261}</text:p>
          </table:table-cell>
          <table:table-cell office:value-type="float" office:value="22019080" calcext:value-type="float">
            <text:p>22019080</text:p>
          </table:table-cell>
          <table:table-cell office:value-type="float" office:value="22033677" calcext:value-type="float">
            <text:p>22033677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Host cell factor 1 {ECO:0000303|PubMed:21909281}</text:p>
          </table:table-cell>
          <table:table-cell office:value-type="float" office:value="22019080" calcext:value-type="float">
            <text:p>22019080</text:p>
          </table:table-cell>
          <table:table-cell office:value-type="float" office:value="22033677" calcext:value-type="float">
            <text:p>22033677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Host cell factor 1 {ECO:0000250|UniProtKB:P51610}</text:p>
          </table:table-cell>
          <table:table-cell office:value-type="float" office:value="22019217" calcext:value-type="float">
            <text:p>22019217</text:p>
          </table:table-cell>
          <table:table-cell office:value-type="float" office:value="22033677" calcext:value-type="float">
            <text:p>22033677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GATA-binding factor 2</text:p>
          </table:table-cell>
          <table:table-cell office:value-type="float" office:value="22057402" calcext:value-type="float">
            <text:p>22057402</text:p>
          </table:table-cell>
          <table:table-cell office:value-type="float" office:value="22069274" calcext:value-type="float">
            <text:p>22069274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Bcl-2-like protein 1</text:p>
          </table:table-cell>
          <table:table-cell office:value-type="float" office:value="22072840" calcext:value-type="float">
            <text:p>22072840</text:p>
          </table:table-cell>
          <table:table-cell office:value-type="float" office:value="22075336" calcext:value-type="float">
            <text:p>22075336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Activity-dependent neuroprotective protein a {ECO:0000250|UniProtKB:Q9H2P0}</text:p>
          </table:table-cell>
          <table:table-cell office:value-type="float" office:value="22075558" calcext:value-type="float">
            <text:p>22075558</text:p>
          </table:table-cell>
          <table:table-cell office:value-type="float" office:value="22082029" calcext:value-type="float">
            <text:p>2208202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21900000" calcext:value-type="float">
            <text:p>21900000</text:p>
          </table:table-cell>
          <table:table-cell office:value-type="float" office:value="22119999" calcext:value-type="float">
            <text:p>22119999</text:p>
          </table:table-cell>
          <table:table-cell office:value-type="string" calcext:value-type="string">
            <text:p>Transcription factor MafB</text:p>
          </table:table-cell>
          <table:table-cell office:value-type="float" office:value="22092281" calcext:value-type="float">
            <text:p>22092281</text:p>
          </table:table-cell>
          <table:table-cell office:value-type="float" office:value="22094353" calcext:value-type="float">
            <text:p>22094353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5020000" calcext:value-type="float">
            <text:p>35020000</text:p>
          </table:table-cell>
          <table:table-cell office:value-type="float" office:value="35039999" calcext:value-type="float">
            <text:p>35039999</text:p>
          </table:table-cell>
          <table:table-cell office:value-type="string" calcext:value-type="string">
            <text:p>Integrin beta-7</text:p>
          </table:table-cell>
          <table:table-cell office:value-type="float" office:value="35027402" calcext:value-type="float">
            <text:p>35027402</text:p>
          </table:table-cell>
          <table:table-cell office:value-type="float" office:value="35042005" calcext:value-type="float">
            <text:p>35042005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180000" calcext:value-type="float">
            <text:p>37180000</text:p>
          </table:table-cell>
          <table:table-cell office:value-type="float" office:value="37199999" calcext:value-type="float">
            <text:p>37199999</text:p>
          </table:table-cell>
          <table:table-cell office:value-type="string" calcext:value-type="string">
            <text:p>Cadherin-related family member 4</text:p>
          </table:table-cell>
          <table:table-cell office:value-type="float" office:value="37181867" calcext:value-type="float">
            <text:p>37181867</text:p>
          </table:table-cell>
          <table:table-cell office:value-type="float" office:value="37188291" calcext:value-type="float">
            <text:p>37188291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180000" calcext:value-type="float">
            <text:p>37180000</text:p>
          </table:table-cell>
          <table:table-cell office:value-type="float" office:value="37199999" calcext:value-type="float">
            <text:p>37199999</text:p>
          </table:table-cell>
          <table:table-cell office:value-type="string" calcext:value-type="string">
            <text:p>Guanine nucleotide-binding protein G(i) subunit alpha-2</text:p>
          </table:table-cell>
          <table:table-cell office:value-type="float" office:value="37190902" calcext:value-type="float">
            <text:p>37190902</text:p>
          </table:table-cell>
          <table:table-cell office:value-type="float" office:value="37301009" calcext:value-type="float">
            <text:p>37301009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Ubiquitin carboxyl-terminal hydrolase 4</text:p>
          </table:table-cell>
          <table:table-cell office:value-type="float" office:value="37462209" calcext:value-type="float">
            <text:p>37462209</text:p>
          </table:table-cell>
          <table:table-cell office:value-type="float" office:value="37486954" calcext:value-type="float">
            <text:p>37486954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Fanconi anemia group D2 protein</text:p>
          </table:table-cell>
          <table:table-cell office:value-type="float" office:value="37489467" calcext:value-type="float">
            <text:p>37489467</text:p>
          </table:table-cell>
          <table:table-cell office:value-type="float" office:value="37520328" calcext:value-type="float">
            <text:p>37520328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Testis-expressed protein 264 {ECO:0000305}</text:p>
          </table:table-cell>
          <table:table-cell office:value-type="float" office:value="37522722" calcext:value-type="float">
            <text:p>37522722</text:p>
          </table:table-cell>
          <table:table-cell office:value-type="float" office:value="37669484" calcext:value-type="float">
            <text:p>37669484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Metabotropic glutamate receptor 2</text:p>
          </table:table-cell>
          <table:table-cell office:value-type="float" office:value="37676020" calcext:value-type="float">
            <text:p>37676020</text:p>
          </table:table-cell>
          <table:table-cell office:value-type="float" office:value="37743774" calcext:value-type="float">
            <text:p>37743774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Probable G-protein coupled receptor</text:p>
          </table:table-cell>
          <table:table-cell office:value-type="float" office:value="37821227" calcext:value-type="float">
            <text:p>37821227</text:p>
          </table:table-cell>
          <table:table-cell office:value-type="float" office:value="37823085" calcext:value-type="float">
            <text:p>37823085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Caveolin-2</text:p>
          </table:table-cell>
          <table:table-cell office:value-type="float" office:value="37856626" calcext:value-type="float">
            <text:p>37856626</text:p>
          </table:table-cell>
          <table:table-cell office:value-type="float" office:value="37858970" calcext:value-type="float">
            <text:p>37858970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Ladderlectin</text:p>
          </table:table-cell>
          <table:table-cell office:value-type="float" office:value="37867791" calcext:value-type="float">
            <text:p>37867791</text:p>
          </table:table-cell>
          <table:table-cell office:value-type="float" office:value="37870190" calcext:value-type="float">
            <text:p>37870190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Caveolin-3</text:p>
          </table:table-cell>
          <table:table-cell office:value-type="float" office:value="37888749" calcext:value-type="float">
            <text:p>37888749</text:p>
          </table:table-cell>
          <table:table-cell office:value-type="float" office:value="37891715" calcext:value-type="float">
            <text:p>37891715</text:p>
          </table:table-cell>
        </table:table-row>
        <table:table-row table:style-name="ro1">
          <table:table-cell office:value-type="string" calcext:value-type="string">
            <text:p>CM078239.1</text:p>
          </table:table-cell>
          <table:table-cell office:value-type="float" office:value="37480000" calcext:value-type="float">
            <text:p>37480000</text:p>
          </table:table-cell>
          <table:table-cell office:value-type="float" office:value="37899999" calcext:value-type="float">
            <text:p>37899999</text:p>
          </table:table-cell>
          <table:table-cell office:value-type="string" calcext:value-type="string">
            <text:p>Isotocin receptor</text:p>
          </table:table-cell>
          <table:table-cell office:value-type="float" office:value="37893896" calcext:value-type="float">
            <text:p>37893896</text:p>
          </table:table-cell>
          <table:table-cell office:value-type="float" office:value="37903300" calcext:value-type="float">
            <text:p>37903300</text:p>
          </table:table-cell>
        </table:table-row>
        <table:table-row table:style-name="ro1">
          <table:table-cell office:value-type="string" calcext:value-type="string">
            <text:p>CM078240.1</text:p>
          </table:table-cell>
          <table:table-cell office:value-type="float" office:value="12480000" calcext:value-type="float">
            <text:p>12480000</text:p>
          </table:table-cell>
          <table:table-cell office:value-type="float" office:value="12519999" calcext:value-type="float">
            <text:p>12519999</text:p>
          </table:table-cell>
          <table:table-cell office:value-type="string" calcext:value-type="string">
            <text:p>Kelch-like protein 24</text:p>
          </table:table-cell>
          <table:table-cell office:value-type="float" office:value="12482709" calcext:value-type="float">
            <text:p>12482709</text:p>
          </table:table-cell>
          <table:table-cell office:value-type="float" office:value="12522155" calcext:value-type="float">
            <text:p>12522155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string" calcext:value-type="string">
            <text:p>Parafibromin</text:p>
          </table:table-cell>
          <table:table-cell office:value-type="float" office:value="13643504" calcext:value-type="float">
            <text:p>13643504</text:p>
          </table:table-cell>
          <table:table-cell office:value-type="float" office:value="13701517" calcext:value-type="float">
            <text:p>13701517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string" calcext:value-type="string">
            <text:p>Potassium channel subfamily T member 2</text:p>
          </table:table-cell>
          <table:table-cell office:value-type="float" office:value="13735922" calcext:value-type="float">
            <text:p>13735922</text:p>
          </table:table-cell>
          <table:table-cell office:value-type="float" office:value="13779892" calcext:value-type="float">
            <text:p>13779892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string" calcext:value-type="string">
            <text:p>Complement factor H-related protein 1</text:p>
          </table:table-cell>
          <table:table-cell office:value-type="float" office:value="13782392" calcext:value-type="float">
            <text:p>13782392</text:p>
          </table:table-cell>
          <table:table-cell office:value-type="float" office:value="13788424" calcext:value-type="float">
            <text:p>13788424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string" calcext:value-type="string">
            <text:p>Complement factor H</text:p>
          </table:table-cell>
          <table:table-cell office:value-type="float" office:value="13791807" calcext:value-type="float">
            <text:p>13791807</text:p>
          </table:table-cell>
          <table:table-cell office:value-type="float" office:value="13797717" calcext:value-type="float">
            <text:p>13797717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799999" calcext:value-type="float">
            <text:p>13799999</text:p>
          </table:table-cell>
          <table:table-cell office:value-type="string" calcext:value-type="string">
            <text:p>Zinc finger and BTB domain-containing protein 41</text:p>
          </table:table-cell>
          <table:table-cell office:value-type="float" office:value="13797983" calcext:value-type="float">
            <text:p>13797983</text:p>
          </table:table-cell>
          <table:table-cell office:value-type="float" office:value="13816221" calcext:value-type="float">
            <text:p>13816221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4020000" calcext:value-type="float">
            <text:p>14020000</text:p>
          </table:table-cell>
          <table:table-cell office:value-type="float" office:value="14039999" calcext:value-type="float">
            <text:p>14039999</text:p>
          </table:table-cell>
          <table:table-cell office:value-type="string" calcext:value-type="string">
            <text:p>THAP domain-containing protein 3</text:p>
          </table:table-cell>
          <table:table-cell office:value-type="float" office:value="13861129" calcext:value-type="float">
            <text:p>13861129</text:p>
          </table:table-cell>
          <table:table-cell office:value-type="float" office:value="14070385" calcext:value-type="float">
            <text:p>14070385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22360000" calcext:value-type="float">
            <text:p>22360000</text:p>
          </table:table-cell>
          <table:table-cell office:value-type="float" office:value="22379999" calcext:value-type="float">
            <text:p>22379999</text:p>
          </table:table-cell>
          <table:table-cell office:value-type="string" calcext:value-type="string">
            <text:p>Paired box protein Pax-3</text:p>
          </table:table-cell>
          <table:table-cell office:value-type="float" office:value="22354872" calcext:value-type="float">
            <text:p>22354872</text:p>
          </table:table-cell>
          <table:table-cell office:value-type="float" office:value="22385709" calcext:value-type="float">
            <text:p>22385709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40840000" calcext:value-type="float">
            <text:p>40840000</text:p>
          </table:table-cell>
          <table:table-cell office:value-type="float" office:value="40859999" calcext:value-type="float">
            <text:p>40859999</text:p>
          </table:table-cell>
          <table:table-cell office:value-type="string" calcext:value-type="string">
            <text:p>Uncharacterized protein CXorf38 homolog</text:p>
          </table:table-cell>
          <table:table-cell office:value-type="float" office:value="40850516" calcext:value-type="float">
            <text:p>40850516</text:p>
          </table:table-cell>
          <table:table-cell office:value-type="float" office:value="40865893" calcext:value-type="float">
            <text:p>40865893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25320000" calcext:value-type="float">
            <text:p>25320000</text:p>
          </table:table-cell>
          <table:table-cell office:value-type="float" office:value="25459999" calcext:value-type="float">
            <text:p>25459999</text:p>
          </table:table-cell>
          <table:table-cell office:value-type="string" calcext:value-type="string">
            <text:p>Putative nuclease HARBI1</text:p>
          </table:table-cell>
          <table:table-cell office:value-type="float" office:value="25341199" calcext:value-type="float">
            <text:p>25341199</text:p>
          </table:table-cell>
          <table:table-cell office:value-type="float" office:value="25342784" calcext:value-type="float">
            <text:p>25342784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Caldesmon</text:p>
          </table:table-cell>
          <table:table-cell office:value-type="float" office:value="38218833" calcext:value-type="float">
            <text:p>38218833</text:p>
          </table:table-cell>
          <table:table-cell office:value-type="float" office:value="38384019" calcext:value-type="float">
            <text:p>38384019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Lymphocyte-specific protein 1</text:p>
          </table:table-cell>
          <table:table-cell office:value-type="float" office:value="38218833" calcext:value-type="float">
            <text:p>38218833</text:p>
          </table:table-cell>
          <table:table-cell office:value-type="float" office:value="38384021" calcext:value-type="float">
            <text:p>38384021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-</text:p>
          </table:table-cell>
          <table:table-cell office:value-type="float" office:value="38403732" calcext:value-type="float">
            <text:p>38403732</text:p>
          </table:table-cell>
          <table:table-cell office:value-type="float" office:value="38404294" calcext:value-type="float">
            <text:p>38404294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Troponin I, fast skeletal muscle</text:p>
          </table:table-cell>
          <table:table-cell office:value-type="float" office:value="38436523" calcext:value-type="float">
            <text:p>38436523</text:p>
          </table:table-cell>
          <table:table-cell office:value-type="float" office:value="38439558" calcext:value-type="float">
            <text:p>38439558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Dual specificity protein phosphatase 3</text:p>
          </table:table-cell>
          <table:table-cell office:value-type="float" office:value="38501357" calcext:value-type="float">
            <text:p>38501357</text:p>
          </table:table-cell>
          <table:table-cell office:value-type="float" office:value="38507814" calcext:value-type="float">
            <text:p>38507814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Synaptotagmin-1 {ECO:0000250|UniProtKB:P21707}</text:p>
          </table:table-cell>
          <table:table-cell office:value-type="float" office:value="38513474" calcext:value-type="float">
            <text:p>38513474</text:p>
          </table:table-cell>
          <table:table-cell office:value-type="float" office:value="38519568" calcext:value-type="float">
            <text:p>38519568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Cytosolic 5'-nucleotidase 1B</text:p>
          </table:table-cell>
          <table:table-cell office:value-type="float" office:value="38516881" calcext:value-type="float">
            <text:p>38516881</text:p>
          </table:table-cell>
          <table:table-cell office:value-type="float" office:value="38525176" calcext:value-type="float">
            <text:p>38525176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Cytosolic 5'-nucleotidase 1A</text:p>
          </table:table-cell>
          <table:table-cell office:value-type="float" office:value="38516881" calcext:value-type="float">
            <text:p>38516881</text:p>
          </table:table-cell>
          <table:table-cell office:value-type="float" office:value="38525176" calcext:value-type="float">
            <text:p>38525176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Cathepsin D</text:p>
          </table:table-cell>
          <table:table-cell office:value-type="float" office:value="38526112" calcext:value-type="float">
            <text:p>38526112</text:p>
          </table:table-cell>
          <table:table-cell office:value-type="float" office:value="38536124" calcext:value-type="float">
            <text:p>38536124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Cadherin-related family member 5 {ECO:0000305}</text:p>
          </table:table-cell>
          <table:table-cell office:value-type="float" office:value="38538868" calcext:value-type="float">
            <text:p>38538868</text:p>
          </table:table-cell>
          <table:table-cell office:value-type="float" office:value="38552268" calcext:value-type="float">
            <text:p>38552268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D(4) dopamine receptor</text:p>
          </table:table-cell>
          <table:table-cell office:value-type="float" office:value="38633986" calcext:value-type="float">
            <text:p>38633986</text:p>
          </table:table-cell>
          <table:table-cell office:value-type="float" office:value="38680447" calcext:value-type="float">
            <text:p>38680447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Deformed epidermal autoregulatory factor 1 homolog</text:p>
          </table:table-cell>
          <table:table-cell office:value-type="float" office:value="38691415" calcext:value-type="float">
            <text:p>38691415</text:p>
          </table:table-cell>
          <table:table-cell office:value-type="float" office:value="38715656" calcext:value-type="float">
            <text:p>38715656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BET1-like protein</text:p>
          </table:table-cell>
          <table:table-cell office:value-type="float" office:value="38722512" calcext:value-type="float">
            <text:p>38722512</text:p>
          </table:table-cell>
          <table:table-cell office:value-type="float" office:value="38724940" calcext:value-type="float">
            <text:p>38724940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TIR domain-containing adapter molecule 1</text:p>
          </table:table-cell>
          <table:table-cell office:value-type="float" office:value="38725553" calcext:value-type="float">
            <text:p>38725553</text:p>
          </table:table-cell>
          <table:table-cell office:value-type="float" office:value="38728941" calcext:value-type="float">
            <text:p>38728941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Protein phosphatase 1 regulatory subunit 3A</text:p>
          </table:table-cell>
          <table:table-cell office:value-type="float" office:value="38732362" calcext:value-type="float">
            <text:p>38732362</text:p>
          </table:table-cell>
          <table:table-cell office:value-type="float" office:value="38740890" calcext:value-type="float">
            <text:p>38740890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Zinc finger protein ZFP2</text:p>
          </table:table-cell>
          <table:table-cell office:value-type="float" office:value="38755022" calcext:value-type="float">
            <text:p>38755022</text:p>
          </table:table-cell>
          <table:table-cell office:value-type="float" office:value="38762955" calcext:value-type="float">
            <text:p>38762955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360000" calcext:value-type="float">
            <text:p>38360000</text:p>
          </table:table-cell>
          <table:table-cell office:value-type="float" office:value="38779999" calcext:value-type="float">
            <text:p>38779999</text:p>
          </table:table-cell>
          <table:table-cell office:value-type="string" calcext:value-type="string">
            <text:p>Dihydrolipoyl dehydrogenase, mitochondrial</text:p>
          </table:table-cell>
          <table:table-cell office:value-type="float" office:value="38767021" calcext:value-type="float">
            <text:p>38767021</text:p>
          </table:table-cell>
          <table:table-cell office:value-type="float" office:value="38786835" calcext:value-type="float">
            <text:p>38786835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40140000" calcext:value-type="float">
            <text:p>40140000</text:p>
          </table:table-cell>
          <table:table-cell office:value-type="float" office:value="40199999" calcext:value-type="float">
            <text:p>40199999</text:p>
          </table:table-cell>
          <table:table-cell office:value-type="string" calcext:value-type="string">
            <text:p>Chemokine-like protein TAFA-5</text:p>
          </table:table-cell>
          <table:table-cell office:value-type="float" office:value="40153153" calcext:value-type="float">
            <text:p>40153153</text:p>
          </table:table-cell>
          <table:table-cell office:value-type="float" office:value="40220462" calcext:value-type="float">
            <text:p>40220462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8479999" calcext:value-type="float">
            <text:p>8479999</text:p>
          </table:table-cell>
          <table:table-cell office:value-type="string" calcext:value-type="string">
            <text:p>Nuclear apoptosis-inducing factor 1</text:p>
          </table:table-cell>
          <table:table-cell office:value-type="float" office:value="7322536" calcext:value-type="float">
            <text:p>7322536</text:p>
          </table:table-cell>
          <table:table-cell office:value-type="float" office:value="8414850" calcext:value-type="float">
            <text:p>8414850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8479999" calcext:value-type="float">
            <text:p>8479999</text:p>
          </table:table-cell>
          <table:table-cell office:value-type="string" calcext:value-type="string">
            <text:p>Inactive dipeptidyl peptidase 10</text:p>
          </table:table-cell>
          <table:table-cell office:value-type="float" office:value="8312110" calcext:value-type="float">
            <text:p>8312110</text:p>
          </table:table-cell>
          <table:table-cell office:value-type="float" office:value="8629004" calcext:value-type="float">
            <text:p>8629004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599999" calcext:value-type="float">
            <text:p>38599999</text:p>
          </table:table-cell>
          <table:table-cell office:value-type="string" calcext:value-type="string">
            <text:p>Synaptotagmin-like protein 5</text:p>
          </table:table-cell>
          <table:table-cell office:value-type="float" office:value="38456750" calcext:value-type="float">
            <text:p>38456750</text:p>
          </table:table-cell>
          <table:table-cell office:value-type="float" office:value="38550753" calcext:value-type="float">
            <text:p>38550753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599999" calcext:value-type="float">
            <text:p>38599999</text:p>
          </table:table-cell>
          <table:table-cell office:value-type="string" calcext:value-type="string">
            <text:p>Dynein light chain Tctex-type 3</text:p>
          </table:table-cell>
          <table:table-cell office:value-type="float" office:value="38555917" calcext:value-type="float">
            <text:p>38555917</text:p>
          </table:table-cell>
          <table:table-cell office:value-type="float" office:value="38560786" calcext:value-type="float">
            <text:p>38560786</text:p>
          </table:table-cell>
        </table:table-row>
        <table:table-row table:style-name="ro1">
          <table:table-cell office:value-type="string" calcext:value-type="string">
            <text:p>CM078243.1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599999" calcext:value-type="float">
            <text:p>38599999</text:p>
          </table:table-cell>
          <table:table-cell office:value-type="string" calcext:value-type="string">
            <text:p>Endoplasmic reticulum membrane adapter protein XK {ECO:0000305}</text:p>
          </table:table-cell>
          <table:table-cell office:value-type="float" office:value="38571562" calcext:value-type="float">
            <text:p>38571562</text:p>
          </table:table-cell>
          <table:table-cell office:value-type="float" office:value="38601754" calcext:value-type="float">
            <text:p>38601754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19300000" calcext:value-type="float">
            <text:p>19300000</text:p>
          </table:table-cell>
          <table:table-cell office:value-type="float" office:value="19499999" calcext:value-type="float">
            <text:p>19499999</text:p>
          </table:table-cell>
          <table:table-cell office:value-type="string" calcext:value-type="string">
            <text:p>SLIT and NTRK-like protein 4</text:p>
          </table:table-cell>
          <table:table-cell office:value-type="float" office:value="19369676" calcext:value-type="float">
            <text:p>19369676</text:p>
          </table:table-cell>
          <table:table-cell office:value-type="float" office:value="19375678" calcext:value-type="float">
            <text:p>19375678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28360000" calcext:value-type="float">
            <text:p>28360000</text:p>
          </table:table-cell>
          <table:table-cell office:value-type="float" office:value="28419999" calcext:value-type="float">
            <text:p>28419999</text:p>
          </table:table-cell>
          <table:table-cell office:value-type="string" calcext:value-type="string">
            <text:p>Transcription initiation factor TFIID subunit 7</text:p>
          </table:table-cell>
          <table:table-cell office:value-type="float" office:value="28361904" calcext:value-type="float">
            <text:p>28361904</text:p>
          </table:table-cell>
          <table:table-cell office:value-type="float" office:value="28371825" calcext:value-type="float">
            <text:p>28371825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28360000" calcext:value-type="float">
            <text:p>28360000</text:p>
          </table:table-cell>
          <table:table-cell office:value-type="float" office:value="28419999" calcext:value-type="float">
            <text:p>28419999</text:p>
          </table:table-cell>
          <table:table-cell office:value-type="string" calcext:value-type="string">
            <text:p>Sodium/hydrogen exchanger 6</text:p>
          </table:table-cell>
          <table:table-cell office:value-type="float" office:value="28378093" calcext:value-type="float">
            <text:p>28378093</text:p>
          </table:table-cell>
          <table:table-cell office:value-type="float" office:value="28401117" calcext:value-type="float">
            <text:p>28401117</text:p>
          </table:table-cell>
        </table:table-row>
        <table:table-row table:style-name="ro1">
          <table:table-cell office:value-type="string" calcext:value-type="string">
            <text:p>CM078245.1</text:p>
          </table:table-cell>
          <table:table-cell office:value-type="float" office:value="28360000" calcext:value-type="float">
            <text:p>28360000</text:p>
          </table:table-cell>
          <table:table-cell office:value-type="float" office:value="28419999" calcext:value-type="float">
            <text:p>28419999</text:p>
          </table:table-cell>
          <table:table-cell office:value-type="string" calcext:value-type="string">
            <text:p>Four and a half LIM domains protein 1</text:p>
          </table:table-cell>
          <table:table-cell office:value-type="float" office:value="28410000" calcext:value-type="float">
            <text:p>28410000</text:p>
          </table:table-cell>
          <table:table-cell office:value-type="float" office:value="28426398" calcext:value-type="float">
            <text:p>28426398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8680000" calcext:value-type="float">
            <text:p>18680000</text:p>
          </table:table-cell>
          <table:table-cell office:value-type="float" office:value="18919999" calcext:value-type="float">
            <text:p>18919999</text:p>
          </table:table-cell>
          <table:table-cell office:value-type="string" calcext:value-type="string">
            <text:p>Protein FAM200C {ECO:0000305}</text:p>
          </table:table-cell>
          <table:table-cell office:value-type="float" office:value="18740690" calcext:value-type="float">
            <text:p>18740690</text:p>
          </table:table-cell>
          <table:table-cell office:value-type="float" office:value="18741756" calcext:value-type="float">
            <text:p>18741756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8680000" calcext:value-type="float">
            <text:p>18680000</text:p>
          </table:table-cell>
          <table:table-cell office:value-type="float" office:value="18919999" calcext:value-type="float">
            <text:p>18919999</text:p>
          </table:table-cell>
          <table:table-cell office:value-type="string" calcext:value-type="string">
            <text:p>SCAN domain-containing protein 3</text:p>
          </table:table-cell>
          <table:table-cell office:value-type="float" office:value="18740690" calcext:value-type="float">
            <text:p>18740690</text:p>
          </table:table-cell>
          <table:table-cell office:value-type="float" office:value="18742211" calcext:value-type="float">
            <text:p>18742211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9559999" calcext:value-type="float">
            <text:p>19559999</text:p>
          </table:table-cell>
          <table:table-cell office:value-type="string" calcext:value-type="string">
            <text:p>Leucine-rich repeat and fibronectin type-III domain-containing protein 5</text:p>
          </table:table-cell>
          <table:table-cell office:value-type="float" office:value="19176579" calcext:value-type="float">
            <text:p>19176579</text:p>
          </table:table-cell>
          <table:table-cell office:value-type="float" office:value="19229831" calcext:value-type="float">
            <text:p>19229831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9559999" calcext:value-type="float">
            <text:p>19559999</text:p>
          </table:table-cell>
          <table:table-cell office:value-type="string" calcext:value-type="string">
            <text:p>-</text:p>
          </table:table-cell>
          <table:table-cell office:value-type="float" office:value="19233828" calcext:value-type="float">
            <text:p>19233828</text:p>
          </table:table-cell>
          <table:table-cell office:value-type="float" office:value="19263299" calcext:value-type="float">
            <text:p>19263299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9559999" calcext:value-type="float">
            <text:p>19559999</text:p>
          </table:table-cell>
          <table:table-cell office:value-type="string" calcext:value-type="string">
            <text:p>G2/M phase-specific E3 ubiquitin-protein ligase</text:p>
          </table:table-cell>
          <table:table-cell office:value-type="float" office:value="19366783" calcext:value-type="float">
            <text:p>19366783</text:p>
          </table:table-cell>
          <table:table-cell office:value-type="float" office:value="19371754" calcext:value-type="float">
            <text:p>19371754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29600000" calcext:value-type="float">
            <text:p>29600000</text:p>
          </table:table-cell>
          <table:table-cell office:value-type="float" office:value="29619999" calcext:value-type="float">
            <text:p>29619999</text:p>
          </table:table-cell>
          <table:table-cell office:value-type="string" calcext:value-type="string">
            <text:p>DnaJ homolog subfamily B member 5</text:p>
          </table:table-cell>
          <table:table-cell office:value-type="float" office:value="28238638" calcext:value-type="float">
            <text:p>28238638</text:p>
          </table:table-cell>
          <table:table-cell office:value-type="float" office:value="29949159" calcext:value-type="float">
            <text:p>29949159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29600000" calcext:value-type="float">
            <text:p>29600000</text:p>
          </table:table-cell>
          <table:table-cell office:value-type="float" office:value="29619999" calcext:value-type="float">
            <text:p>29619999</text:p>
          </table:table-cell>
          <table:table-cell office:value-type="string" calcext:value-type="string">
            <text:p>Membrane-associated phosphatidylinositol transfer protein 1</text:p>
          </table:table-cell>
          <table:table-cell office:value-type="float" office:value="29612204" calcext:value-type="float">
            <text:p>29612204</text:p>
          </table:table-cell>
          <table:table-cell office:value-type="float" office:value="29712598" calcext:value-type="float">
            <text:p>29712598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29600000" calcext:value-type="float">
            <text:p>29600000</text:p>
          </table:table-cell>
          <table:table-cell office:value-type="float" office:value="29619999" calcext:value-type="float">
            <text:p>29619999</text:p>
          </table:table-cell>
          <table:table-cell office:value-type="string" calcext:value-type="string">
            <text:p>Membrane-associated phosphatidylinositol transfer protein 2</text:p>
          </table:table-cell>
          <table:table-cell office:value-type="float" office:value="29612204" calcext:value-type="float">
            <text:p>29612204</text:p>
          </table:table-cell>
          <table:table-cell office:value-type="float" office:value="29712598" calcext:value-type="float">
            <text:p>29712598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31600000" calcext:value-type="float">
            <text:p>31600000</text:p>
          </table:table-cell>
          <table:table-cell office:value-type="float" office:value="31659999" calcext:value-type="float">
            <text:p>31659999</text:p>
          </table:table-cell>
          <table:table-cell office:value-type="string" calcext:value-type="string">
            <text:p>Tetratricopeptide repeat protein 28</text:p>
          </table:table-cell>
          <table:table-cell office:value-type="float" office:value="31649074" calcext:value-type="float">
            <text:p>31649074</text:p>
          </table:table-cell>
          <table:table-cell office:value-type="float" office:value="31882487" calcext:value-type="float">
            <text:p>31882487</text:p>
          </table:table-cell>
        </table:table-row>
        <table:table-row table:style-name="ro1">
          <table:table-cell office:value-type="string" calcext:value-type="string">
            <text:p>CM078247.1</text:p>
          </table:table-cell>
          <table:table-cell office:value-type="float" office:value="31820000" calcext:value-type="float">
            <text:p>31820000</text:p>
          </table:table-cell>
          <table:table-cell office:value-type="float" office:value="31839999" calcext:value-type="float">
            <text:p>31839999</text:p>
          </table:table-cell>
          <table:table-cell office:value-type="string" calcext:value-type="string">
            <text:p>Tetratricopeptide repeat protein 28</text:p>
          </table:table-cell>
          <table:table-cell office:value-type="float" office:value="31649074" calcext:value-type="float">
            <text:p>31649074</text:p>
          </table:table-cell>
          <table:table-cell office:value-type="float" office:value="31882487" calcext:value-type="float">
            <text:p>31882487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string" calcext:value-type="string">
            <text:p>Activity-dependent neuroprotector homeobox protein</text:p>
          </table:table-cell>
          <table:table-cell office:value-type="float" office:value="10505351" calcext:value-type="float">
            <text:p>10505351</text:p>
          </table:table-cell>
          <table:table-cell office:value-type="float" office:value="10512690" calcext:value-type="float">
            <text:p>10512690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string" calcext:value-type="string">
            <text:p>Dolichol-phosphate mannosyltransferase subunit 1</text:p>
          </table:table-cell>
          <table:table-cell office:value-type="float" office:value="10514254" calcext:value-type="float">
            <text:p>10514254</text:p>
          </table:table-cell>
          <table:table-cell office:value-type="float" office:value="10517772" calcext:value-type="float">
            <text:p>10517772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string" calcext:value-type="string">
            <text:p>Solute carrier family 35 member C2 {ECO:0000305}</text:p>
          </table:table-cell>
          <table:table-cell office:value-type="float" office:value="10526981" calcext:value-type="float">
            <text:p>10526981</text:p>
          </table:table-cell>
          <table:table-cell office:value-type="float" office:value="10536451" calcext:value-type="float">
            <text:p>10536451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string" calcext:value-type="string">
            <text:p>Transcription initiation factor TFIID subunit 13 {ECO:0000250|UniProtKB:Q15543}</text:p>
          </table:table-cell>
          <table:table-cell office:value-type="float" office:value="10540326" calcext:value-type="float">
            <text:p>10540326</text:p>
          </table:table-cell>
          <table:table-cell office:value-type="float" office:value="10542148" calcext:value-type="float">
            <text:p>10542148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659999" calcext:value-type="float">
            <text:p>10659999</text:p>
          </table:table-cell>
          <table:table-cell office:value-type="string" calcext:value-type="string">
            <text:p>Troponin C, skeletal muscle</text:p>
          </table:table-cell>
          <table:table-cell office:value-type="float" office:value="10544248" calcext:value-type="float">
            <text:p>10544248</text:p>
          </table:table-cell>
          <table:table-cell office:value-type="float" office:value="10546634" calcext:value-type="float">
            <text:p>10546634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3720000" calcext:value-type="float">
            <text:p>13720000</text:p>
          </table:table-cell>
          <table:table-cell office:value-type="float" office:value="13819999" calcext:value-type="float">
            <text:p>13819999</text:p>
          </table:table-cell>
          <table:table-cell office:value-type="string" calcext:value-type="string">
            <text:p>Cytochrome P450 3A40</text:p>
          </table:table-cell>
          <table:table-cell office:value-type="float" office:value="13720743" calcext:value-type="float">
            <text:p>13720743</text:p>
          </table:table-cell>
          <table:table-cell office:value-type="float" office:value="13741380" calcext:value-type="float">
            <text:p>13741380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3720000" calcext:value-type="float">
            <text:p>13720000</text:p>
          </table:table-cell>
          <table:table-cell office:value-type="float" office:value="13819999" calcext:value-type="float">
            <text:p>13819999</text:p>
          </table:table-cell>
          <table:table-cell office:value-type="string" calcext:value-type="string">
            <text:p>-</text:p>
          </table:table-cell>
          <table:table-cell office:value-type="float" office:value="13764687" calcext:value-type="float">
            <text:p>13764687</text:p>
          </table:table-cell>
          <table:table-cell office:value-type="float" office:value="13846377" calcext:value-type="float">
            <text:p>13846377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3720000" calcext:value-type="float">
            <text:p>13720000</text:p>
          </table:table-cell>
          <table:table-cell office:value-type="float" office:value="13819999" calcext:value-type="float">
            <text:p>13819999</text:p>
          </table:table-cell>
          <table:table-cell office:value-type="string" calcext:value-type="string">
            <text:p>CTTNBP2 N-terminal-like protein</text:p>
          </table:table-cell>
          <table:table-cell office:value-type="float" office:value="13766449" calcext:value-type="float">
            <text:p>13766449</text:p>
          </table:table-cell>
          <table:table-cell office:value-type="float" office:value="13801956" calcext:value-type="float">
            <text:p>13801956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3720000" calcext:value-type="float">
            <text:p>13720000</text:p>
          </table:table-cell>
          <table:table-cell office:value-type="float" office:value="13819999" calcext:value-type="float">
            <text:p>13819999</text:p>
          </table:table-cell>
          <table:table-cell office:value-type="string" calcext:value-type="string">
            <text:p>F-actin-capping protein subunit alpha-1</text:p>
          </table:table-cell>
          <table:table-cell office:value-type="float" office:value="13802277" calcext:value-type="float">
            <text:p>13802277</text:p>
          </table:table-cell>
          <table:table-cell office:value-type="float" office:value="13809056" calcext:value-type="float">
            <text:p>13809056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080000" calcext:value-type="float">
            <text:p>16080000</text:p>
          </table:table-cell>
          <table:table-cell office:value-type="float" office:value="16179999" calcext:value-type="float">
            <text:p>16179999</text:p>
          </table:table-cell>
          <table:table-cell office:value-type="string" calcext:value-type="string">
            <text:p>Opsin-5</text:p>
          </table:table-cell>
          <table:table-cell office:value-type="float" office:value="16127488" calcext:value-type="float">
            <text:p>16127488</text:p>
          </table:table-cell>
          <table:table-cell office:value-type="float" office:value="16241589" calcext:value-type="float">
            <text:p>1624158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340000" calcext:value-type="float">
            <text:p>16340000</text:p>
          </table:table-cell>
          <table:table-cell office:value-type="float" office:value="16419999" calcext:value-type="float">
            <text:p>16419999</text:p>
          </table:table-cell>
          <table:table-cell office:value-type="string" calcext:value-type="string">
            <text:p>Spermatogenesis-associated protein 2 {ECO:0000305}</text:p>
          </table:table-cell>
          <table:table-cell office:value-type="float" office:value="16368778" calcext:value-type="float">
            <text:p>16368778</text:p>
          </table:table-cell>
          <table:table-cell office:value-type="float" office:value="16373779" calcext:value-type="float">
            <text:p>1637377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6340000" calcext:value-type="float">
            <text:p>16340000</text:p>
          </table:table-cell>
          <table:table-cell office:value-type="float" office:value="16419999" calcext:value-type="float">
            <text:p>16419999</text:p>
          </table:table-cell>
          <table:table-cell office:value-type="string" calcext:value-type="string">
            <text:p>E3 ubiquitin-protein ligase RNF114</text:p>
          </table:table-cell>
          <table:table-cell office:value-type="float" office:value="16412771" calcext:value-type="float">
            <text:p>16412771</text:p>
          </table:table-cell>
          <table:table-cell office:value-type="float" office:value="16417550" calcext:value-type="float">
            <text:p>16417550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RNA-binding protein 38</text:p>
          </table:table-cell>
          <table:table-cell office:value-type="float" office:value="23691545" calcext:value-type="float">
            <text:p>23691545</text:p>
          </table:table-cell>
          <table:table-cell office:value-type="float" office:value="23725448" calcext:value-type="float">
            <text:p>23725448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Lens fiber major intrinsic protein {ECO:0000305|PubMed:7916707}</text:p>
          </table:table-cell>
          <table:table-cell office:value-type="float" office:value="23730124" calcext:value-type="float">
            <text:p>23730124</text:p>
          </table:table-cell>
          <table:table-cell office:value-type="float" office:value="23733104" calcext:value-type="float">
            <text:p>23733104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Bromodomain adjacent to zinc finger domain protein 2A</text:p>
          </table:table-cell>
          <table:table-cell office:value-type="float" office:value="23746893" calcext:value-type="float">
            <text:p>23746893</text:p>
          </table:table-cell>
          <table:table-cell office:value-type="float" office:value="23778635" calcext:value-type="float">
            <text:p>23778635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Prostaglandin E synthase 3</text:p>
          </table:table-cell>
          <table:table-cell office:value-type="float" office:value="23781499" calcext:value-type="float">
            <text:p>23781499</text:p>
          </table:table-cell>
          <table:table-cell office:value-type="float" office:value="23804909" calcext:value-type="float">
            <text:p>2380490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-</text:p>
          </table:table-cell>
          <table:table-cell office:value-type="float" office:value="23799419" calcext:value-type="float">
            <text:p>23799419</text:p>
          </table:table-cell>
          <table:table-cell office:value-type="float" office:value="23799488" calcext:value-type="float">
            <text:p>23799488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Nascent polypeptide-associated complex subunit alpha</text:p>
          </table:table-cell>
          <table:table-cell office:value-type="float" office:value="23814326" calcext:value-type="float">
            <text:p>23814326</text:p>
          </table:table-cell>
          <table:table-cell office:value-type="float" office:value="23823846" calcext:value-type="float">
            <text:p>23823846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DNA primase small subunit</text:p>
          </table:table-cell>
          <table:table-cell office:value-type="float" office:value="23840506" calcext:value-type="float">
            <text:p>23840506</text:p>
          </table:table-cell>
          <table:table-cell office:value-type="float" office:value="23865681" calcext:value-type="float">
            <text:p>23865681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Rho-related GTP-binding protein Rho6</text:p>
          </table:table-cell>
          <table:table-cell office:value-type="float" office:value="23904872" calcext:value-type="float">
            <text:p>23904872</text:p>
          </table:table-cell>
          <table:table-cell office:value-type="float" office:value="23918559" calcext:value-type="float">
            <text:p>23918559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23700000" calcext:value-type="float">
            <text:p>23700000</text:p>
          </table:table-cell>
          <table:table-cell office:value-type="float" office:value="23979999" calcext:value-type="float">
            <text:p>23979999</text:p>
          </table:table-cell>
          <table:table-cell office:value-type="string" calcext:value-type="string">
            <text:p>Voltage-dependent L-type calcium channel subunit beta-3</text:p>
          </table:table-cell>
          <table:table-cell office:value-type="float" office:value="23957833" calcext:value-type="float">
            <text:p>23957833</text:p>
          </table:table-cell>
          <table:table-cell office:value-type="float" office:value="23986170" calcext:value-type="float">
            <text:p>23986170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42580000" calcext:value-type="float">
            <text:p>42580000</text:p>
          </table:table-cell>
          <table:table-cell office:value-type="float" office:value="42599999" calcext:value-type="float">
            <text:p>42599999</text:p>
          </table:table-cell>
          <table:table-cell office:value-type="string" calcext:value-type="string">
            <text:p>Histone-lysine N-methyltransferase PRDM16 {ECO:0000305}</text:p>
          </table:table-cell>
          <table:table-cell office:value-type="float" office:value="42228351" calcext:value-type="float">
            <text:p>42228351</text:p>
          </table:table-cell>
          <table:table-cell office:value-type="float" office:value="42647809" calcext:value-type="float">
            <text:p>42647809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Ras and Rab interactor 2</text:p>
          </table:table-cell>
          <table:table-cell office:value-type="float" office:value="21720952" calcext:value-type="float">
            <text:p>21720952</text:p>
          </table:table-cell>
          <table:table-cell office:value-type="float" office:value="21723237" calcext:value-type="float">
            <text:p>21723237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Actin-related protein 2</text:p>
          </table:table-cell>
          <table:table-cell office:value-type="float" office:value="21745354" calcext:value-type="float">
            <text:p>21745354</text:p>
          </table:table-cell>
          <table:table-cell office:value-type="float" office:value="21750426" calcext:value-type="float">
            <text:p>21750426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Homeobox protein SIX3</text:p>
          </table:table-cell>
          <table:table-cell office:value-type="float" office:value="21751673" calcext:value-type="float">
            <text:p>21751673</text:p>
          </table:table-cell>
          <table:table-cell office:value-type="float" office:value="21757739" calcext:value-type="float">
            <text:p>21757739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Beta-1,4-glucuronyltransferase 1 {ECO:0000250|UniProtKB:O43505}</text:p>
          </table:table-cell>
          <table:table-cell office:value-type="float" office:value="21776018" calcext:value-type="float">
            <text:p>21776018</text:p>
          </table:table-cell>
          <table:table-cell office:value-type="float" office:value="21782392" calcext:value-type="float">
            <text:p>21782392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Deaminated glutathione amidase</text:p>
          </table:table-cell>
          <table:table-cell office:value-type="float" office:value="21782543" calcext:value-type="float">
            <text:p>21782543</text:p>
          </table:table-cell>
          <table:table-cell office:value-type="float" office:value="21791587" calcext:value-type="float">
            <text:p>21791587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Prefoldin subunit 2</text:p>
          </table:table-cell>
          <table:table-cell office:value-type="float" office:value="21784758" calcext:value-type="float">
            <text:p>21784758</text:p>
          </table:table-cell>
          <table:table-cell office:value-type="float" office:value="21788615" calcext:value-type="float">
            <text:p>21788615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H(+)/Cl(-) exchange transporter 3</text:p>
          </table:table-cell>
          <table:table-cell office:value-type="float" office:value="21791826" calcext:value-type="float">
            <text:p>21791826</text:p>
          </table:table-cell>
          <table:table-cell office:value-type="float" office:value="21841038" calcext:value-type="float">
            <text:p>21841038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Mucin-4</text:p>
          </table:table-cell>
          <table:table-cell office:value-type="float" office:value="21795112" calcext:value-type="float">
            <text:p>21795112</text:p>
          </table:table-cell>
          <table:table-cell office:value-type="float" office:value="21795382" calcext:value-type="float">
            <text:p>21795382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Microfibrillar-associated protein 3-like</text:p>
          </table:table-cell>
          <table:table-cell office:value-type="float" office:value="21847629" calcext:value-type="float">
            <text:p>21847629</text:p>
          </table:table-cell>
          <table:table-cell office:value-type="float" office:value="21857900" calcext:value-type="float">
            <text:p>21857900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Kynurenine/alpha-aminoadipate aminotransferase, mitochondrial {ECO:0000250|UniProtKB:Q8N5Z0}</text:p>
          </table:table-cell>
          <table:table-cell office:value-type="float" office:value="21865202" calcext:value-type="float">
            <text:p>21865202</text:p>
          </table:table-cell>
          <table:table-cell office:value-type="float" office:value="21872143" calcext:value-type="float">
            <text:p>21872143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INO80 complex subunit B</text:p>
          </table:table-cell>
          <table:table-cell office:value-type="float" office:value="21883827" calcext:value-type="float">
            <text:p>21883827</text:p>
          </table:table-cell>
          <table:table-cell office:value-type="float" office:value="21891960" calcext:value-type="float">
            <text:p>21891960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Protein inturned</text:p>
          </table:table-cell>
          <table:table-cell office:value-type="float" office:value="21891855" calcext:value-type="float">
            <text:p>21891855</text:p>
          </table:table-cell>
          <table:table-cell office:value-type="float" office:value="21941195" calcext:value-type="float">
            <text:p>21941195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8120000" calcext:value-type="float">
            <text:p>28120000</text:p>
          </table:table-cell>
          <table:table-cell office:value-type="float" office:value="28139999" calcext:value-type="float">
            <text:p>28139999</text:p>
          </table:table-cell>
          <table:table-cell office:value-type="string" calcext:value-type="string">
            <text:p>Adhesion G protein-coupled receptor L2</text:p>
          </table:table-cell>
          <table:table-cell office:value-type="float" office:value="28001218" calcext:value-type="float">
            <text:p>28001218</text:p>
          </table:table-cell>
          <table:table-cell office:value-type="float" office:value="28342242" calcext:value-type="float">
            <text:p>28342242</text:p>
          </table:table-cell>
        </table:table-row>
        <table:table-row table:style-name="ro1">
          <table:table-cell office:value-type="string" calcext:value-type="string">
            <text:p>CM078250.1</text:p>
          </table:table-cell>
          <table:table-cell office:value-type="float" office:value="28120000" calcext:value-type="float">
            <text:p>28120000</text:p>
          </table:table-cell>
          <table:table-cell office:value-type="float" office:value="28139999" calcext:value-type="float">
            <text:p>28139999</text:p>
          </table:table-cell>
          <table:table-cell office:value-type="string" calcext:value-type="string">
            <text:p>Adhesion G protein-coupled receptor L2 {ECO:0000303|PubMed:25713288}</text:p>
          </table:table-cell>
          <table:table-cell office:value-type="float" office:value="28002797" calcext:value-type="float">
            <text:p>28002797</text:p>
          </table:table-cell>
          <table:table-cell office:value-type="float" office:value="28342242" calcext:value-type="float">
            <text:p>28342242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11680000" calcext:value-type="float">
            <text:p>11680000</text:p>
          </table:table-cell>
          <table:table-cell office:value-type="float" office:value="11699999" calcext:value-type="float">
            <text:p>11699999</text:p>
          </table:table-cell>
          <table:table-cell office:value-type="string" calcext:value-type="string">
            <text:p>Biogenesis of lysosome-related organelles complex 1 subunit 5</text:p>
          </table:table-cell>
          <table:table-cell office:value-type="float" office:value="11681463" calcext:value-type="float">
            <text:p>11681463</text:p>
          </table:table-cell>
          <table:table-cell office:value-type="float" office:value="11686349" calcext:value-type="float">
            <text:p>11686349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21820000" calcext:value-type="float">
            <text:p>2182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-</text:p>
          </table:table-cell>
          <table:table-cell office:value-type="float" office:value="21823546" calcext:value-type="float">
            <text:p>21823546</text:p>
          </table:table-cell>
          <table:table-cell office:value-type="float" office:value="21827324" calcext:value-type="float">
            <text:p>21827324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21820000" calcext:value-type="float">
            <text:p>2182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Zinc finger C2HC domain-containing protein 1A</text:p>
          </table:table-cell>
          <table:table-cell office:value-type="float" office:value="21833997" calcext:value-type="float">
            <text:p>21833997</text:p>
          </table:table-cell>
          <table:table-cell office:value-type="float" office:value="21848613" calcext:value-type="float">
            <text:p>21848613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21820000" calcext:value-type="float">
            <text:p>21820000</text:p>
          </table:table-cell>
          <table:table-cell office:value-type="float" office:value="21899999" calcext:value-type="float">
            <text:p>21899999</text:p>
          </table:table-cell>
          <table:table-cell office:value-type="string" calcext:value-type="string">
            <text:p>E3 ubiquitin-protein ligase MARCHF6</text:p>
          </table:table-cell>
          <table:table-cell office:value-type="float" office:value="21894995" calcext:value-type="float">
            <text:p>21894995</text:p>
          </table:table-cell>
          <table:table-cell office:value-type="float" office:value="21930627" calcext:value-type="float">
            <text:p>21930627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00000" calcext:value-type="float">
            <text:p>34800000</text:p>
          </table:table-cell>
          <table:table-cell office:value-type="float" office:value="35619999" calcext:value-type="float">
            <text:p>35619999</text:p>
          </table:table-cell>
          <table:table-cell office:value-type="string" calcext:value-type="string">
            <text:p>Ribonuclease 3</text:p>
          </table:table-cell>
          <table:table-cell office:value-type="float" office:value="34776334" calcext:value-type="float">
            <text:p>34776334</text:p>
          </table:table-cell>
          <table:table-cell office:value-type="float" office:value="34921893" calcext:value-type="float">
            <text:p>34921893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00000" calcext:value-type="float">
            <text:p>34800000</text:p>
          </table:table-cell>
          <table:table-cell office:value-type="float" office:value="35619999" calcext:value-type="float">
            <text:p>35619999</text:p>
          </table:table-cell>
          <table:table-cell office:value-type="string" calcext:value-type="string">
            <text:p>-</text:p>
          </table:table-cell>
          <table:table-cell office:value-type="float" office:value="34946600" calcext:value-type="float">
            <text:p>34946600</text:p>
          </table:table-cell>
          <table:table-cell office:value-type="float" office:value="34959112" calcext:value-type="float">
            <text:p>34959112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00000" calcext:value-type="float">
            <text:p>34800000</text:p>
          </table:table-cell>
          <table:table-cell office:value-type="float" office:value="35619999" calcext:value-type="float">
            <text:p>35619999</text:p>
          </table:table-cell>
          <table:table-cell office:value-type="string" calcext:value-type="string">
            <text:p>Melanocortin receptor 4</text:p>
          </table:table-cell>
          <table:table-cell office:value-type="float" office:value="35059641" calcext:value-type="float">
            <text:p>35059641</text:p>
          </table:table-cell>
          <table:table-cell office:value-type="float" office:value="35060636" calcext:value-type="float">
            <text:p>35060636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00000" calcext:value-type="float">
            <text:p>34800000</text:p>
          </table:table-cell>
          <table:table-cell office:value-type="float" office:value="35619999" calcext:value-type="float">
            <text:p>35619999</text:p>
          </table:table-cell>
          <table:table-cell office:value-type="string" calcext:value-type="string">
            <text:p>Cadherin-20</text:p>
          </table:table-cell>
          <table:table-cell office:value-type="float" office:value="35589506" calcext:value-type="float">
            <text:p>35589506</text:p>
          </table:table-cell>
          <table:table-cell office:value-type="float" office:value="35618151" calcext:value-type="float">
            <text:p>35618151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6780000" calcext:value-type="float">
            <text:p>36780000</text:p>
          </table:table-cell>
          <table:table-cell office:value-type="float" office:value="36879999" calcext:value-type="float">
            <text:p>36879999</text:p>
          </table:table-cell>
          <table:table-cell office:value-type="string" calcext:value-type="string">
            <text:p>Coagulation factor XIII A chain</text:p>
          </table:table-cell>
          <table:table-cell office:value-type="float" office:value="36445013" calcext:value-type="float">
            <text:p>36445013</text:p>
          </table:table-cell>
          <table:table-cell office:value-type="float" office:value="36873356" calcext:value-type="float">
            <text:p>36873356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6780000" calcext:value-type="float">
            <text:p>36780000</text:p>
          </table:table-cell>
          <table:table-cell office:value-type="float" office:value="36879999" calcext:value-type="float">
            <text:p>36879999</text:p>
          </table:table-cell>
          <table:table-cell office:value-type="string" calcext:value-type="string">
            <text:p>Repressor of RNA polymerase III transcription MAF1 homolog</text:p>
          </table:table-cell>
          <table:table-cell office:value-type="float" office:value="36877429" calcext:value-type="float">
            <text:p>36877429</text:p>
          </table:table-cell>
          <table:table-cell office:value-type="float" office:value="36904560" calcext:value-type="float">
            <text:p>36904560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7200000" calcext:value-type="float">
            <text:p>37200000</text:p>
          </table:table-cell>
          <table:table-cell office:value-type="float" office:value="37419999" calcext:value-type="float">
            <text:p>37419999</text:p>
          </table:table-cell>
          <table:table-cell office:value-type="string" calcext:value-type="string">
            <text:p>Receptor-type tyrosine-protein phosphatase N2</text:p>
          </table:table-cell>
          <table:table-cell office:value-type="float" office:value="37037502" calcext:value-type="float">
            <text:p>37037502</text:p>
          </table:table-cell>
          <table:table-cell office:value-type="float" office:value="37307572" calcext:value-type="float">
            <text:p>37307572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7200000" calcext:value-type="float">
            <text:p>37200000</text:p>
          </table:table-cell>
          <table:table-cell office:value-type="float" office:value="37419999" calcext:value-type="float">
            <text:p>37419999</text:p>
          </table:table-cell>
          <table:table-cell office:value-type="string" calcext:value-type="string">
            <text:p>DnaJ homolog subfamily B member 6</text:p>
          </table:table-cell>
          <table:table-cell office:value-type="float" office:value="37347631" calcext:value-type="float">
            <text:p>37347631</text:p>
          </table:table-cell>
          <table:table-cell office:value-type="float" office:value="37411369" calcext:value-type="float">
            <text:p>37411369</text:p>
          </table:table-cell>
        </table:table-row>
        <table:table-row table:style-name="ro1">
          <table:table-cell office:value-type="string" calcext:value-type="string">
            <text:p>CM078253.1</text:p>
          </table:table-cell>
          <table:table-cell office:value-type="float" office:value="36900000" calcext:value-type="float">
            <text:p>36900000</text:p>
          </table:table-cell>
          <table:table-cell office:value-type="float" office:value="36999999" calcext:value-type="float">
            <text:p>36999999</text:p>
          </table:table-cell>
          <table:table-cell office:value-type="string" calcext:value-type="string">
            <text:p>Protein phosphatase 3 catalytic subunit alpha {ECO:0000312|HGNC:HGNC:9314}</text:p>
          </table:table-cell>
          <table:table-cell office:value-type="float" office:value="36861319" calcext:value-type="float">
            <text:p>36861319</text:p>
          </table:table-cell>
          <table:table-cell office:value-type="float" office:value="36932775" calcext:value-type="float">
            <text:p>36932775</text:p>
          </table:table-cell>
        </table:table-row>
        <table:table-row table:style-name="ro1">
          <table:table-cell office:value-type="string" calcext:value-type="string">
            <text:p>CM078253.1</text:p>
          </table:table-cell>
          <table:table-cell office:value-type="float" office:value="36900000" calcext:value-type="float">
            <text:p>36900000</text:p>
          </table:table-cell>
          <table:table-cell office:value-type="float" office:value="36999999" calcext:value-type="float">
            <text:p>36999999</text:p>
          </table:table-cell>
          <table:table-cell office:value-type="string" calcext:value-type="string">
            <text:p>Ubiquitin-conjugating enzyme E2 D2</text:p>
          </table:table-cell>
          <table:table-cell office:value-type="float" office:value="36940114" calcext:value-type="float">
            <text:p>36940114</text:p>
          </table:table-cell>
          <table:table-cell office:value-type="float" office:value="36947175" calcext:value-type="float">
            <text:p>36947175</text:p>
          </table:table-cell>
        </table:table-row>
        <table:table-row table:style-name="ro1">
          <table:table-cell office:value-type="string" calcext:value-type="string">
            <text:p>CM078253.1</text:p>
          </table:table-cell>
          <table:table-cell office:value-type="float" office:value="36900000" calcext:value-type="float">
            <text:p>36900000</text:p>
          </table:table-cell>
          <table:table-cell office:value-type="float" office:value="36999999" calcext:value-type="float">
            <text:p>36999999</text:p>
          </table:table-cell>
          <table:table-cell office:value-type="string" calcext:value-type="string">
            <text:p>CXXC-type zinc finger protein 5</text:p>
          </table:table-cell>
          <table:table-cell office:value-type="float" office:value="36952520" calcext:value-type="float">
            <text:p>36952520</text:p>
          </table:table-cell>
          <table:table-cell office:value-type="float" office:value="36972245" calcext:value-type="float">
            <text:p>36972245</text:p>
          </table:table-cell>
        </table:table-row>
      </table:table>
      <table:table table:name="Supplementary Table 7" table:style-name="ta4">
        <table:table-column table:style-name="co11" table:number-columns-repeated="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hromosome</text:p>
          </table:table-cell>
          <table:table-cell office:value-type="string" calcext:value-type="string">
            <text:p>window_start</text:p>
          </table:table-cell>
          <table:table-cell office:value-type="string" calcext:value-type="string">
            <text:p>window_end</text:p>
          </table:table-cell>
          <table:table-cell office:value-type="string" calcext:value-type="string">
            <text:p>n_snps</text:p>
          </table:table-cell>
          <table:table-cell office:value-type="string" calcext:value-type="string">
            <text:p>max_neglog10p</text:p>
          </table:table-cell>
          <table:table-cell office:value-type="string" calcext:value-type="string">
            <text:p>gene_name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18138" calcext:value-type="float">
            <text:p>10518138</text:p>
          </table:table-cell>
          <table:table-cell office:value-type="float" office:value="10596802" calcext:value-type="float">
            <text:p>10596802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30.5729964964995" calcext:value-type="float">
            <text:p>30.57</text:p>
          </table:table-cell>
          <table:table-cell office:value-type="string" calcext:value-type="string">
            <text:p>Solute carrier family 35 member C2 {ECO:0000305}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18138" calcext:value-type="float">
            <text:p>10518138</text:p>
          </table:table-cell>
          <table:table-cell office:value-type="float" office:value="10596802" calcext:value-type="float">
            <text:p>10596802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30.5729964964995" calcext:value-type="float">
            <text:p>30.57</text:p>
          </table:table-cell>
          <table:table-cell office:value-type="string" calcext:value-type="string">
            <text:p>Transcription initiation factor TFIID subunit 13 {ECO:0000250|UniProtKB:Q15543}</text:p>
          </table:table-cell>
        </table:table-row>
        <table:table-row table:style-name="ro1">
          <table:table-cell office:value-type="string" calcext:value-type="string">
            <text:p>CM078248.1</text:p>
          </table:table-cell>
          <table:table-cell office:value-type="float" office:value="10518138" calcext:value-type="float">
            <text:p>10518138</text:p>
          </table:table-cell>
          <table:table-cell office:value-type="float" office:value="10596802" calcext:value-type="float">
            <text:p>10596802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30.5729964964995" calcext:value-type="float">
            <text:p>30.57</text:p>
          </table:table-cell>
          <table:table-cell office:value-type="string" calcext:value-type="string">
            <text:p>Troponin C, skeletal muscle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008587" calcext:value-type="float">
            <text:p>31008587</text:p>
          </table:table-cell>
          <table:table-cell office:value-type="float" office:value="31273015" calcext:value-type="float">
            <text:p>31273015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.8888653753283" calcext:value-type="float">
            <text:p>27.89</text:p>
          </table:table-cell>
          <table:table-cell office:value-type="string" calcext:value-type="string">
            <text:p>Ras/Rap GTPase-activating protein SynGAP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008587" calcext:value-type="float">
            <text:p>31008587</text:p>
          </table:table-cell>
          <table:table-cell office:value-type="float" office:value="31273015" calcext:value-type="float">
            <text:p>31273015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.8888653753283" calcext:value-type="float">
            <text:p>27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008587" calcext:value-type="float">
            <text:p>31008587</text:p>
          </table:table-cell>
          <table:table-cell office:value-type="float" office:value="31273015" calcext:value-type="float">
            <text:p>31273015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.8888653753283" calcext:value-type="float">
            <text:p>27.89</text:p>
          </table:table-cell>
          <table:table-cell office:value-type="string" calcext:value-type="string">
            <text:p>Tropomyosin alpha-4 chain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008587" calcext:value-type="float">
            <text:p>31008587</text:p>
          </table:table-cell>
          <table:table-cell office:value-type="float" office:value="31273015" calcext:value-type="float">
            <text:p>31273015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.8888653753283" calcext:value-type="float">
            <text:p>27.89</text:p>
          </table:table-cell>
          <table:table-cell office:value-type="string" calcext:value-type="string">
            <text:p>Tropomyosin alpha-3 chain</text:p>
          </table:table-cell>
        </table:table-row>
        <table:table-row table:style-name="ro1">
          <table:table-cell office:value-type="string" calcext:value-type="string">
            <text:p>CM078219.1</text:p>
          </table:table-cell>
          <table:table-cell office:value-type="float" office:value="31008587" calcext:value-type="float">
            <text:p>31008587</text:p>
          </table:table-cell>
          <table:table-cell office:value-type="float" office:value="31273015" calcext:value-type="float">
            <text:p>31273015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.8888653753283" calcext:value-type="float">
            <text:p>27.89</text:p>
          </table:table-cell>
          <table:table-cell office:value-type="string" calcext:value-type="string">
            <text:p>Tropomyosin alpha-1 chain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93227" calcext:value-type="float">
            <text:p>34893227</text:p>
          </table:table-cell>
          <table:table-cell office:value-type="float" office:value="35605284" calcext:value-type="float">
            <text:p>35605284</text:p>
          </table:table-cell>
          <table:table-cell office:value-type="float" office:value="310" calcext:value-type="float">
            <text:p>310</text:p>
          </table:table-cell>
          <table:table-cell table:style-name="ce14" office:value-type="float" office:value="25.2465546949036" calcext:value-type="float">
            <text:p>25.25</text:p>
          </table:table-cell>
          <table:table-cell office:value-type="string" calcext:value-type="string">
            <text:p>Ribonuclease 3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93227" calcext:value-type="float">
            <text:p>34893227</text:p>
          </table:table-cell>
          <table:table-cell office:value-type="float" office:value="35605284" calcext:value-type="float">
            <text:p>35605284</text:p>
          </table:table-cell>
          <table:table-cell office:value-type="float" office:value="310" calcext:value-type="float">
            <text:p>310</text:p>
          </table:table-cell>
          <table:table-cell table:style-name="ce14" office:value-type="float" office:value="25.2465546949036" calcext:value-type="float">
            <text:p>25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93227" calcext:value-type="float">
            <text:p>34893227</text:p>
          </table:table-cell>
          <table:table-cell office:value-type="float" office:value="35605284" calcext:value-type="float">
            <text:p>35605284</text:p>
          </table:table-cell>
          <table:table-cell office:value-type="float" office:value="310" calcext:value-type="float">
            <text:p>310</text:p>
          </table:table-cell>
          <table:table-cell table:style-name="ce14" office:value-type="float" office:value="25.2465546949036" calcext:value-type="float">
            <text:p>25.25</text:p>
          </table:table-cell>
          <table:table-cell office:value-type="string" calcext:value-type="string">
            <text:p>Melanocortin receptor 4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4893227" calcext:value-type="float">
            <text:p>34893227</text:p>
          </table:table-cell>
          <table:table-cell office:value-type="float" office:value="35605284" calcext:value-type="float">
            <text:p>35605284</text:p>
          </table:table-cell>
          <table:table-cell office:value-type="float" office:value="310" calcext:value-type="float">
            <text:p>310</text:p>
          </table:table-cell>
          <table:table-cell table:style-name="ce14" office:value-type="float" office:value="25.2465546949036" calcext:value-type="float">
            <text:p>25.25</text:p>
          </table:table-cell>
          <table:table-cell office:value-type="string" calcext:value-type="string">
            <text:p>Cadherin-20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8564" calcext:value-type="float">
            <text:p>23768564</text:p>
          </table:table-cell>
          <table:table-cell office:value-type="float" office:value="24261768" calcext:value-type="float">
            <text:p>24261768</text:p>
          </table:table-cell>
          <table:table-cell office:value-type="float" office:value="146" calcext:value-type="float">
            <text:p>146</text:p>
          </table:table-cell>
          <table:table-cell table:style-name="ce14" office:value-type="float" office:value="22.7858215719315" calcext:value-type="float">
            <text:p>22.79</text:p>
          </table:table-cell>
          <table:table-cell office:value-type="string" calcext:value-type="string">
            <text:p>Phosphatidylinositol 4-phosphate 3-kinase C2 domain-containing subunit beta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8564" calcext:value-type="float">
            <text:p>23768564</text:p>
          </table:table-cell>
          <table:table-cell office:value-type="float" office:value="24261768" calcext:value-type="float">
            <text:p>24261768</text:p>
          </table:table-cell>
          <table:table-cell office:value-type="float" office:value="146" calcext:value-type="float">
            <text:p>146</text:p>
          </table:table-cell>
          <table:table-cell table:style-name="ce14" office:value-type="float" office:value="22.7858215719315" calcext:value-type="float">
            <text:p>22.79</text:p>
          </table:table-cell>
          <table:table-cell office:value-type="string" calcext:value-type="string">
            <text:p>Neurofascin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8564" calcext:value-type="float">
            <text:p>23768564</text:p>
          </table:table-cell>
          <table:table-cell office:value-type="float" office:value="24261768" calcext:value-type="float">
            <text:p>24261768</text:p>
          </table:table-cell>
          <table:table-cell office:value-type="float" office:value="146" calcext:value-type="float">
            <text:p>146</text:p>
          </table:table-cell>
          <table:table-cell table:style-name="ce14" office:value-type="float" office:value="22.7858215719315" calcext:value-type="float">
            <text:p>22.79</text:p>
          </table:table-cell>
          <table:table-cell office:value-type="string" calcext:value-type="string">
            <text:p>Contactin-2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23768564" calcext:value-type="float">
            <text:p>23768564</text:p>
          </table:table-cell>
          <table:table-cell office:value-type="float" office:value="24261768" calcext:value-type="float">
            <text:p>24261768</text:p>
          </table:table-cell>
          <table:table-cell office:value-type="float" office:value="146" calcext:value-type="float">
            <text:p>146</text:p>
          </table:table-cell>
          <table:table-cell table:style-name="ce14" office:value-type="float" office:value="22.7858215719315" calcext:value-type="float">
            <text:p>22.79</text:p>
          </table:table-cell>
          <table:table-cell office:value-type="string" calcext:value-type="string">
            <text:p>Acidic mammalian chitinase</text:p>
          </table:table-cell>
        </table:table-row>
        <table:table-row table:style-name="ro1">
          <table:table-cell office:value-type="string" calcext:value-type="string">
            <text:p>CM078251.1</text:p>
          </table:table-cell>
          <table:table-cell office:value-type="float" office:value="37353190" calcext:value-type="float">
            <text:p>37353190</text:p>
          </table:table-cell>
          <table:table-cell office:value-type="float" office:value="37407720" calcext:value-type="float">
            <text:p>3740772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0.5987158669386" calcext:value-type="float">
            <text:p>20.60</text:p>
          </table:table-cell>
          <table:table-cell office:value-type="string" calcext:value-type="string">
            <text:p>DnaJ homolog subfamily B member 6</text:p>
          </table:table-cell>
        </table:table-row>
        <table:table-row table:style-name="ro1">
          <table:table-cell office:value-type="string" calcext:value-type="string">
            <text:p>CM078246.1</text:p>
          </table:table-cell>
          <table:table-cell office:value-type="float" office:value="19008489" calcext:value-type="float">
            <text:p>19008489</text:p>
          </table:table-cell>
          <table:table-cell office:value-type="float" office:value="19211704" calcext:value-type="float">
            <text:p>19211704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20.0263107539979" calcext:value-type="float">
            <text:p>20.03</text:p>
          </table:table-cell>
          <table:table-cell office:value-type="string" calcext:value-type="string">
            <text:p>Leucine-rich repeat and fibronectin type-III domain-containing protein 5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22367555" calcext:value-type="float">
            <text:p>22367555</text:p>
          </table:table-cell>
          <table:table-cell office:value-type="float" office:value="22367727" calcext:value-type="float">
            <text:p>2236772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8948507348288" calcext:value-type="float">
            <text:p>19.89</text:p>
          </table:table-cell>
          <table:table-cell office:value-type="string" calcext:value-type="string">
            <text:p>Paired box protein Pax-3</text:p>
          </table:table-cell>
        </table:table-row>
        <table:table-row table:style-name="ro1">
          <table:table-cell office:value-type="string" calcext:value-type="string">
            <text:p>CM078232.1</text:p>
          </table:table-cell>
          <table:table-cell office:value-type="float" office:value="3391131" calcext:value-type="float">
            <text:p>3391131</text:p>
          </table:table-cell>
          <table:table-cell office:value-type="float" office:value="3461216" calcext:value-type="float">
            <text:p>346121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7277218786675" calcext:value-type="float">
            <text:p>19.73</text:p>
          </table:table-cell>
          <table:table-cell office:value-type="string" calcext:value-type="string">
            <text:p>Far upstream element-binding protein 3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52289000" calcext:value-type="float">
            <text:p>52289000</text:p>
          </table:table-cell>
          <table:table-cell office:value-type="float" office:value="52358681" calcext:value-type="float">
            <text:p>5235868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7269018217395" calcext:value-type="float">
            <text:p>19.73</text:p>
          </table:table-cell>
          <table:table-cell office:value-type="string" calcext:value-type="string">
            <text:p>Receptor-type tyrosine-protein phosphatase T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866107" calcext:value-type="float">
            <text:p>46866107</text:p>
          </table:table-cell>
          <table:table-cell office:value-type="float" office:value="46929102" calcext:value-type="float">
            <text:p>4692910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6780264654862" calcext:value-type="float">
            <text:p>19.68</text:p>
          </table:table-cell>
          <table:table-cell office:value-type="string" calcext:value-type="string">
            <text:p>Leucine-rich repeats and immunoglobulin-like domains protein 2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866107" calcext:value-type="float">
            <text:p>46866107</text:p>
          </table:table-cell>
          <table:table-cell office:value-type="float" office:value="46929102" calcext:value-type="float">
            <text:p>4692910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6780264654862" calcext:value-type="float">
            <text:p>19.68</text:p>
          </table:table-cell>
          <table:table-cell office:value-type="string" calcext:value-type="string">
            <text:p>Membrane-associated guanylate kinase, WW and PDZ domain-containing protein 3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99151" calcext:value-type="float">
            <text:p>13699151</text:p>
          </table:table-cell>
          <table:table-cell office:value-type="float" office:value="13744903" calcext:value-type="float">
            <text:p>1374490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9.6523395646804" calcext:value-type="float">
            <text:p>19.65</text:p>
          </table:table-cell>
          <table:table-cell office:value-type="string" calcext:value-type="string">
            <text:p>Parafibromin</text:p>
          </table:table-cell>
        </table:table-row>
        <table:table-row table:style-name="ro1">
          <table:table-cell office:value-type="string" calcext:value-type="string">
            <text:p>CM078241.1</text:p>
          </table:table-cell>
          <table:table-cell office:value-type="float" office:value="13699151" calcext:value-type="float">
            <text:p>13699151</text:p>
          </table:table-cell>
          <table:table-cell office:value-type="float" office:value="13744903" calcext:value-type="float">
            <text:p>1374490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9.6523395646804" calcext:value-type="float">
            <text:p>19.65</text:p>
          </table:table-cell>
          <table:table-cell office:value-type="string" calcext:value-type="string">
            <text:p>Potassium channel subfamily T member 2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223957" calcext:value-type="float">
            <text:p>50223957</text:p>
          </table:table-cell>
          <table:table-cell office:value-type="float" office:value="50285704" calcext:value-type="float">
            <text:p>502857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3609546873111" calcext:value-type="float">
            <text:p>19.36</text:p>
          </table:table-cell>
          <table:table-cell office:value-type="string" calcext:value-type="string">
            <text:p>Intercellular adhesion molecule 1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223957" calcext:value-type="float">
            <text:p>50223957</text:p>
          </table:table-cell>
          <table:table-cell office:value-type="float" office:value="50285704" calcext:value-type="float">
            <text:p>502857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3609546873111" calcext:value-type="float">
            <text:p>19.36</text:p>
          </table:table-cell>
          <table:table-cell office:value-type="string" calcext:value-type="string">
            <text:p>Cell adhesion molecule CEACAM2 {ECO:0000305}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223957" calcext:value-type="float">
            <text:p>50223957</text:p>
          </table:table-cell>
          <table:table-cell office:value-type="float" office:value="50285704" calcext:value-type="float">
            <text:p>502857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3609546873111" calcext:value-type="float">
            <text:p>19.36</text:p>
          </table:table-cell>
          <table:table-cell office:value-type="string" calcext:value-type="string">
            <text:p>Zinc finger protein 26</text:p>
          </table:table-cell>
        </table:table-row>
        <table:table-row table:style-name="ro1">
          <table:table-cell office:value-type="string" calcext:value-type="string">
            <text:p>CM078217.1</text:p>
          </table:table-cell>
          <table:table-cell office:value-type="float" office:value="50223957" calcext:value-type="float">
            <text:p>50223957</text:p>
          </table:table-cell>
          <table:table-cell office:value-type="float" office:value="50285704" calcext:value-type="float">
            <text:p>502857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.3609546873111" calcext:value-type="float">
            <text:p>19.36</text:p>
          </table:table-cell>
          <table:table-cell office:value-type="string" calcext:value-type="string">
            <text:p>Small conductance calcium-activated potassium channel protein 3 {ECO:0000305}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505559" calcext:value-type="float">
            <text:p>48505559</text:p>
          </table:table-cell>
          <table:table-cell office:value-type="float" office:value="48574270" calcext:value-type="float">
            <text:p>4857427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0847089518037" calcext:value-type="float">
            <text:p>19.08</text:p>
          </table:table-cell>
          <table:table-cell office:value-type="string" calcext:value-type="string">
            <text:p>Lens fiber membrane intrinsic protein</text:p>
          </table:table-cell>
        </table:table-row>
        <table:table-row table:style-name="ro1">
          <table:table-cell office:value-type="string" calcext:value-type="string">
            <text:p>CM078235.1</text:p>
          </table:table-cell>
          <table:table-cell office:value-type="float" office:value="48505559" calcext:value-type="float">
            <text:p>48505559</text:p>
          </table:table-cell>
          <table:table-cell office:value-type="float" office:value="48574270" calcext:value-type="float">
            <text:p>4857427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0847089518037" calcext:value-type="float">
            <text:p>19.08</text:p>
          </table:table-cell>
          <table:table-cell office:value-type="string" calcext:value-type="string">
            <text:p>Brain-specific homeobox protein homolog</text:p>
          </table:table-cell>
        </table:table-row>
        <table:table-row table:style-name="ro1">
          <table:table-cell office:value-type="string" calcext:value-type="string">
            <text:p>CM078221.1</text:p>
          </table:table-cell>
          <table:table-cell office:value-type="float" office:value="69877782" calcext:value-type="float">
            <text:p>69877782</text:p>
          </table:table-cell>
          <table:table-cell office:value-type="float" office:value="69885728" calcext:value-type="float">
            <text:p>6988572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0837828988044" calcext:value-type="float">
            <text:p>19.08</text:p>
          </table:table-cell>
          <table:table-cell office:value-type="string" calcext:value-type="string">
            <text:p>Pro-neuregulin-3, membrane-bound isoform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7625562" calcext:value-type="float">
            <text:p>57625562</text:p>
          </table:table-cell>
          <table:table-cell office:value-type="float" office:value="57717063" calcext:value-type="float">
            <text:p>5771706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0121306945729" calcext:value-type="float">
            <text:p>19.01</text:p>
          </table:table-cell>
          <table:table-cell office:value-type="string" calcext:value-type="string">
            <text:p>Zinc finger protein 385B</text:p>
          </table:table-cell>
        </table:table-row>
        <table:table-row table:style-name="ro1">
          <table:table-cell office:value-type="string" calcext:value-type="string">
            <text:p>CM078220.1</text:p>
          </table:table-cell>
          <table:table-cell office:value-type="float" office:value="57625562" calcext:value-type="float">
            <text:p>57625562</text:p>
          </table:table-cell>
          <table:table-cell office:value-type="float" office:value="57717063" calcext:value-type="float">
            <text:p>5771706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0121306945729" calcext:value-type="float">
            <text:p>19.01</text:p>
          </table:table-cell>
          <table:table-cell office:value-type="string" calcext:value-type="string">
            <text:p>Tyrosine-protein phosphatase non-receptor type 20</text:p>
          </table:table-cell>
        </table:table-row>
        <table:table-row table:style-name="ro1">
          <table:table-cell office:value-type="string" calcext:value-type="string">
            <text:p>CM078242.1</text:p>
          </table:table-cell>
          <table:table-cell office:value-type="float" office:value="38740864" calcext:value-type="float">
            <text:p>38740864</text:p>
          </table:table-cell>
          <table:table-cell office:value-type="float" office:value="38759216" calcext:value-type="float">
            <text:p>3875921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.6913786882956" calcext:value-type="float">
            <text:p>18.69</text:p>
          </table:table-cell>
          <table:table-cell office:value-type="string" calcext:value-type="string">
            <text:p>Zinc finger protein ZFP2</text:p>
          </table:table-cell>
        </table:table-row>
        <table:table-row table:style-name="ro1">
          <table:table-cell office:value-type="string" calcext:value-type="string">
            <text:p>CM078238.1</text:p>
          </table:table-cell>
          <table:table-cell office:value-type="float" office:value="19602373" calcext:value-type="float">
            <text:p>19602373</text:p>
          </table:table-cell>
          <table:table-cell office:value-type="float" office:value="19615775" calcext:value-type="float">
            <text:p>1961577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8.6405824895337" calcext:value-type="float">
            <text:p>18.64</text:p>
          </table:table-cell>
          <table:table-cell office:value-type="string" calcext:value-type="string">
            <text:p>SPRY domain-containing SOCS box protein 4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601460" calcext:value-type="float">
            <text:p>46601460</text:p>
          </table:table-cell>
          <table:table-cell office:value-type="float" office:value="46717125" calcext:value-type="float">
            <text:p>4671712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8.593368228892" calcext:value-type="float">
            <text:p>18.59</text:p>
          </table:table-cell>
          <table:table-cell office:value-type="string" calcext:value-type="string">
            <text:p>Solute carrier family 2, facilitated glucose transporter member 1 {ECO:0000305}</text:p>
          </table:table-cell>
        </table:table-row>
        <table:table-row table:style-name="ro1">
          <table:table-cell office:value-type="string" calcext:value-type="string">
            <text:p>CM078237.1</text:p>
          </table:table-cell>
          <table:table-cell office:value-type="float" office:value="46601460" calcext:value-type="float">
            <text:p>46601460</text:p>
          </table:table-cell>
          <table:table-cell office:value-type="float" office:value="46717125" calcext:value-type="float">
            <text:p>4671712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8.593368228892" calcext:value-type="float">
            <text:p>18.59</text:p>
          </table:table-cell>
          <table:table-cell office:value-type="string" calcext:value-type="string">
            <text:p>Rap1 GTPase-activating protein 1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pplementary Table 8" table:style-name="ta4"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row table:style-name="ro1">
          <table:table-cell table:style-name="ce7" office:value-type="string" calcext:value-type="string">
            <text:p>Population assignment results from lcWGS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Number of individuals assigned to same population as lcWGS</text:p>
          </table:table-cell>
          <table:table-cell table:style-name="ce7" office:value-type="string" calcext:value-type="string">
            <text:p>Total number of holdout samples</text:p>
          </table:table-cell>
          <table:table-cell table:style-name="ce7"/>
        </table:table-row>
        <table:table-row table:style-name="ro1">
          <table:table-cell office:value-type="string" calcext:value-type="string">
            <text:p>Fall-run North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ll-run South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5" office:value-type="string" calcext:value-type="string">
            <text:p>Kâcikâsikumek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/>
        </table:table-row>
      </table:table>
      <table:table table:name="Supplementary Table 9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>
            <text:p>mixture_collection</text:p>
          </table:table-cell>
          <table:table-cell table:style-name="ce7" office:value-type="string" calcext:value-type="string">
            <text:p>indiv</text:p>
          </table:table-cell>
          <table:table-cell table:style-name="ce7" office:value-type="string" calcext:value-type="string">
            <text:p>repunit</text:p>
          </table:table-cell>
          <table:table-cell table:style-name="ce7" office:value-type="string" calcext:value-type="string">
            <text:p>collection</text:p>
          </table:table-cell>
          <table:table-cell table:style-name="ce7" office:value-type="string" calcext:value-type="string">
            <text:p>PofZ</text:p>
          </table:table-cell>
          <table:table-cell table:style-name="ce18" office:value-type="string" calcext:value-type="string">
            <text:p>log_likelihood</text:p>
          </table:table-cell>
          <table:table-cell table:style-name="ce18" office:value-type="string" calcext:value-type="string">
            <text:p>z_score</text:p>
          </table:table-cell>
          <table:table-cell table:style-name="ce7" office:value-type="string" calcext:value-type="string">
            <text:p>latitude</text:p>
          </table:table-cell>
          <table:table-cell table:style-name="ce7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983987386065" calcext:value-type="float">
            <text:p>-333.98</text:p>
          </table:table-cell>
          <table:table-cell table:style-name="ce14" office:value-type="float" office:value="1.3104053698925" calcext:value-type="float">
            <text:p>1.31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920151467563" calcext:value-type="float">
            <text:p>-337.92</text:p>
          </table:table-cell>
          <table:table-cell table:style-name="ce14" office:value-type="float" office:value="0.86302092622455" calcext:value-type="float">
            <text:p>0.86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3_21</text:p>
          </table:table-cell>
          <table:table-cell table:number-columns-repeated="2" office:value-type="string" calcext:value-type="string">
            <text:p>Fall-run North</text:p>
          </table:table-cell>
          <table:table-cell table:style-name="ce3" office:value-type="float" office:value="0.999807698689042" calcext:value-type="float">
            <text:p>0.9998</text:p>
          </table:table-cell>
          <table:table-cell table:style-name="ce14" office:value-type="float" office:value="-430.367403207608" calcext:value-type="float">
            <text:p>-430.37</text:p>
          </table:table-cell>
          <table:table-cell table:style-name="ce14" office:value-type="float" office:value="-4.3738655018134" calcext:value-type="float">
            <text:p>-4.37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4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4.546435632836" calcext:value-type="float">
            <text:p>-384.55</text:p>
          </table:table-cell>
          <table:table-cell table:style-name="ce14" office:value-type="float" office:value="-0.170815862306235" calcext:value-type="float">
            <text:p>-0.17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5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8.667771823331" calcext:value-type="float">
            <text:p>-378.67</text:p>
          </table:table-cell>
          <table:table-cell table:style-name="ce14" office:value-type="float" office:value="0.406753767272795" calcext:value-type="float">
            <text:p>0.41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318400833825" calcext:value-type="float">
            <text:p>-354.32</text:p>
          </table:table-cell>
          <table:table-cell table:style-name="ce14" office:value-type="float" office:value="-0.633144878071872" calcext:value-type="float">
            <text:p>-0.63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989657388481" calcext:value-type="float">
            <text:p>-301.99</text:p>
          </table:table-cell>
          <table:table-cell table:style-name="ce14" office:value-type="float" office:value="0.0587690021692313" calcext:value-type="float">
            <text:p>0.06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59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0.979530494229" calcext:value-type="float">
            <text:p>-380.98</text:p>
          </table:table-cell>
          <table:table-cell table:style-name="ce14" office:value-type="float" office:value="0.156367960962395" calcext:value-type="float">
            <text:p>0.16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60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98.894915980099" calcext:value-type="float">
            <text:p>-398.89</text:p>
          </table:table-cell>
          <table:table-cell table:style-name="ce14" office:value-type="float" office:value="-1.35844936934342" calcext:value-type="float">
            <text:p>-1.36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61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0.762074802921" calcext:value-type="float">
            <text:p>-380.76</text:p>
          </table:table-cell>
          <table:table-cell table:style-name="ce14" office:value-type="float" office:value="0.303933970627452" calcext:value-type="float">
            <text:p>0.30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62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8.859302378199" calcext:value-type="float">
            <text:p>-358.86</text:p>
          </table:table-cell>
          <table:table-cell table:style-name="ce14" office:value-type="float" office:value="2.18540448571889" calcext:value-type="float">
            <text:p>2.19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YapawtikwIsland</text:p>
          </table:table-cell>
          <table:table-cell office:value-type="string" calcext:value-type="string">
            <text:p>coarCHIm_256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574949374899" calcext:value-type="float">
            <text:p>-342.57</text:p>
          </table:table-cell>
          <table:table-cell table:style-name="ce14" office:value-type="float" office:value="0.489286710800292" calcext:value-type="float">
            <text:p>0.49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-79.0684" calcext:value-type="float">
            <text:p>-79.068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8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029798526456" calcext:value-type="float">
            <text:p>-348.03</text:p>
          </table:table-cell>
          <table:table-cell table:style-name="ce14" office:value-type="float" office:value="-0.139144224505789" calcext:value-type="float">
            <text:p>-0.1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896500757795" calcext:value-type="float">
            <text:p>-293.90</text:p>
          </table:table-cell>
          <table:table-cell table:style-name="ce14" office:value-type="float" office:value="0.781603807814254" calcext:value-type="float">
            <text:p>0.7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643906951875" calcext:value-type="float">
            <text:p>-346.64</text:p>
          </table:table-cell>
          <table:table-cell table:style-name="ce14" office:value-type="float" office:value="0.00143611730280532" calcext:value-type="float">
            <text:p>0.0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089821303633" calcext:value-type="float">
            <text:p>-345.09</text:p>
          </table:table-cell>
          <table:table-cell table:style-name="ce14" office:value-type="float" office:value="0.248916858321051" calcext:value-type="float">
            <text:p>0.2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411802195489" calcext:value-type="float">
            <text:p>-339.41</text:p>
          </table:table-cell>
          <table:table-cell table:style-name="ce14" office:value-type="float" office:value="0.79161829762891" calcext:value-type="float">
            <text:p>0.7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6.772512175223" calcext:value-type="float">
            <text:p>-366.77</text:p>
          </table:table-cell>
          <table:table-cell table:style-name="ce14" office:value-type="float" office:value="-1.82350088454998" calcext:value-type="float">
            <text:p>-1.8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729947918087" calcext:value-type="float">
            <text:p>-365.73</text:p>
          </table:table-cell>
          <table:table-cell table:style-name="ce14" office:value-type="float" office:value="-1.81385130459079" calcext:value-type="float">
            <text:p>-1.8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617057164694" calcext:value-type="float">
            <text:p>-349.62</text:p>
          </table:table-cell>
          <table:table-cell table:style-name="ce14" office:value-type="float" office:value="-0.183793453336667" calcext:value-type="float">
            <text:p>-0.1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30305410334" calcext:value-type="float">
            <text:p>-343.30</text:p>
          </table:table-cell>
          <table:table-cell table:style-name="ce14" office:value-type="float" office:value="0.419694925960264" calcext:value-type="float">
            <text:p>0.4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817431862682" calcext:value-type="float">
            <text:p>-345.82</text:p>
          </table:table-cell>
          <table:table-cell table:style-name="ce14" office:value-type="float" office:value="0.179372305875832" calcext:value-type="float">
            <text:p>0.1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19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305664385171" calcext:value-type="float">
            <text:p>-351.31</text:p>
          </table:table-cell>
          <table:table-cell table:style-name="ce14" office:value-type="float" office:value="-0.42336332916638" calcext:value-type="float">
            <text:p>-0.4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205603403725" calcext:value-type="float">
            <text:p>-334.21</text:p>
          </table:table-cell>
          <table:table-cell table:style-name="ce14" office:value-type="float" office:value="1.28922345249021" calcext:value-type="float">
            <text:p>1.2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521033294817" calcext:value-type="float">
            <text:p>-356.52</text:p>
          </table:table-cell>
          <table:table-cell table:style-name="ce14" office:value-type="float" office:value="-0.92360987408347" calcext:value-type="float">
            <text:p>-0.9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396296549369" calcext:value-type="float">
            <text:p>-336.40</text:p>
          </table:table-cell>
          <table:table-cell table:style-name="ce14" office:value-type="float" office:value="0.626002374237759" calcext:value-type="float">
            <text:p>0.6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479277110596" calcext:value-type="float">
            <text:p>-351.48</text:p>
          </table:table-cell>
          <table:table-cell table:style-name="ce14" office:value-type="float" office:value="-0.748027194624541" calcext:value-type="float">
            <text:p>-0.7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487049587777" calcext:value-type="float">
            <text:p>-337.49</text:p>
          </table:table-cell>
          <table:table-cell table:style-name="ce14" office:value-type="float" office:value="0.975584922365863" calcext:value-type="float">
            <text:p>0.9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259676377086" calcext:value-type="float">
            <text:p>-347.26</text:p>
          </table:table-cell>
          <table:table-cell table:style-name="ce14" office:value-type="float" office:value="-0.162535440867752" calcext:value-type="float">
            <text:p>-0.1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818337219909" calcext:value-type="float">
            <text:p>-349.82</text:p>
          </table:table-cell>
          <table:table-cell table:style-name="ce14" office:value-type="float" office:value="-0.767139700624838" calcext:value-type="float">
            <text:p>-0.7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824364832432" calcext:value-type="float">
            <text:p>-339.82</text:p>
          </table:table-cell>
          <table:table-cell table:style-name="ce14" office:value-type="float" office:value="0.474256402466877" calcext:value-type="float">
            <text:p>0.4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735602289118" calcext:value-type="float">
            <text:p>-336.74</text:p>
          </table:table-cell>
          <table:table-cell table:style-name="ce14" office:value-type="float" office:value="0.947804887355298" calcext:value-type="float">
            <text:p>0.9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0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678628553108" calcext:value-type="float">
            <text:p>-341.68</text:p>
          </table:table-cell>
          <table:table-cell table:style-name="ce14" office:value-type="float" office:value="0.40872202521542" calcext:value-type="float">
            <text:p>0.4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765509282548" calcext:value-type="float">
            <text:p>-334.77</text:p>
          </table:table-cell>
          <table:table-cell table:style-name="ce14" office:value-type="float" office:value="0.680298097048051" calcext:value-type="float">
            <text:p>0.6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928503620627" calcext:value-type="float">
            <text:p>-294.93</text:p>
          </table:table-cell>
          <table:table-cell table:style-name="ce14" office:value-type="float" office:value="0.689431170755397" calcext:value-type="float">
            <text:p>0.6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817431862682" calcext:value-type="float">
            <text:p>-345.82</text:p>
          </table:table-cell>
          <table:table-cell table:style-name="ce14" office:value-type="float" office:value="0.179372305875832" calcext:value-type="float">
            <text:p>0.1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613748578414" calcext:value-type="float">
            <text:p>-346.61</text:p>
          </table:table-cell>
          <table:table-cell table:style-name="ce14" office:value-type="float" office:value="0.0220329052785037" calcext:value-type="float">
            <text:p>0.0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6.331808949631" calcext:value-type="float">
            <text:p>-366.33</text:p>
          </table:table-cell>
          <table:table-cell table:style-name="ce14" office:value-type="float" office:value="-1.97253009811373" calcext:value-type="float">
            <text:p>-1.9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8.845982299973" calcext:value-type="float">
            <text:p>-318.85</text:p>
          </table:table-cell>
          <table:table-cell table:style-name="ce14" office:value-type="float" office:value="-1.91056162449244" calcext:value-type="float">
            <text:p>-1.9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862381525476" calcext:value-type="float">
            <text:p>-304.86</text:p>
          </table:table-cell>
          <table:table-cell table:style-name="ce14" office:value-type="float" office:value="-0.38432208801407" calcext:value-type="float">
            <text:p>-0.3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992630663419" calcext:value-type="float">
            <text:p>-293.99</text:p>
          </table:table-cell>
          <table:table-cell table:style-name="ce14" office:value-type="float" office:value="0.41368996728937" calcext:value-type="float">
            <text:p>0.4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808977768648" calcext:value-type="float">
            <text:p>-345.81</text:p>
          </table:table-cell>
          <table:table-cell table:style-name="ce14" office:value-type="float" office:value="0.0817182896090616" calcext:value-type="float">
            <text:p>0.0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1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227036047132" calcext:value-type="float">
            <text:p>-324.23</text:p>
          </table:table-cell>
          <table:table-cell table:style-name="ce14" office:value-type="float" office:value="2.10672605855395" calcext:value-type="float">
            <text:p>2.1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198939644761" calcext:value-type="float">
            <text:p>-356.20</text:p>
          </table:table-cell>
          <table:table-cell table:style-name="ce14" office:value-type="float" office:value="-1.38695706280874" calcext:value-type="float">
            <text:p>-1.3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093498643803" calcext:value-type="float">
            <text:p>-305.09</text:p>
          </table:table-cell>
          <table:table-cell table:style-name="ce14" office:value-type="float" office:value="-0.418491055722953" calcext:value-type="float">
            <text:p>-0.4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122084661056" calcext:value-type="float">
            <text:p>-301.12</text:p>
          </table:table-cell>
          <table:table-cell table:style-name="ce14" office:value-type="float" office:value="0.0506762704714504" calcext:value-type="float">
            <text:p>0.0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538297212298" calcext:value-type="float">
            <text:p>-300.54</text:p>
          </table:table-cell>
          <table:table-cell table:style-name="ce14" office:value-type="float" office:value="-0.0350793748926052" calcext:value-type="float">
            <text:p>-0.0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796092690624" calcext:value-type="float">
            <text:p>-356.80</text:p>
          </table:table-cell>
          <table:table-cell table:style-name="ce14" office:value-type="float" office:value="-0.959528014582665" calcext:value-type="float">
            <text:p>-0.9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569032187644" calcext:value-type="float">
            <text:p>-349.57</text:p>
          </table:table-cell>
          <table:table-cell table:style-name="ce14" office:value-type="float" office:value="-0.259710010450006" calcext:value-type="float">
            <text:p>-0.2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388985086563" calcext:value-type="float">
            <text:p>-365.39</text:p>
          </table:table-cell>
          <table:table-cell table:style-name="ce14" office:value-type="float" office:value="-1.77420401635182" calcext:value-type="float">
            <text:p>-1.7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735628109932" calcext:value-type="float">
            <text:p>-339.74</text:p>
          </table:table-cell>
          <table:table-cell table:style-name="ce14" office:value-type="float" office:value="0.687441508914176" calcext:value-type="float">
            <text:p>0.6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05993633487" calcext:value-type="float">
            <text:p>-365.06</text:p>
          </table:table-cell>
          <table:table-cell table:style-name="ce14" office:value-type="float" office:value="-1.65981397970141" calcext:value-type="float">
            <text:p>-1.6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2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041690355111" calcext:value-type="float">
            <text:p>-335.04</text:p>
          </table:table-cell>
          <table:table-cell table:style-name="ce14" office:value-type="float" office:value="0.332685119844311" calcext:value-type="float">
            <text:p>0.3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220990869854" calcext:value-type="float">
            <text:p>-324.22</text:p>
          </table:table-cell>
          <table:table-cell table:style-name="ce14" office:value-type="float" office:value="1.44981723611165" calcext:value-type="float">
            <text:p>1.4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789841350974" calcext:value-type="float">
            <text:p>-332.79</text:p>
          </table:table-cell>
          <table:table-cell table:style-name="ce14" office:value-type="float" office:value="1.23929960012276" calcext:value-type="float">
            <text:p>1.2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333294012067" calcext:value-type="float">
            <text:p>-355.33</text:p>
          </table:table-cell>
          <table:table-cell table:style-name="ce14" office:value-type="float" office:value="-0.998732827661899" calcext:value-type="float">
            <text:p>-1.0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8.006004466296" calcext:value-type="float">
            <text:p>-368.01</text:p>
          </table:table-cell>
          <table:table-cell table:style-name="ce14" office:value-type="float" office:value="-2.19792094499396" calcext:value-type="float">
            <text:p>-2.2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970920894437" calcext:value-type="float">
            <text:p>-324.97</text:p>
          </table:table-cell>
          <table:table-cell table:style-name="ce14" office:value-type="float" office:value="1.94514249019538" calcext:value-type="float">
            <text:p>1.9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8.675605427486" calcext:value-type="float">
            <text:p>-368.68</text:p>
          </table:table-cell>
          <table:table-cell table:style-name="ce14" office:value-type="float" office:value="-2.19310054773062" calcext:value-type="float">
            <text:p>-2.1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7.477359973529" calcext:value-type="float">
            <text:p>-357.48</text:p>
          </table:table-cell>
          <table:table-cell table:style-name="ce14" office:value-type="float" office:value="-0.935076174740633" calcext:value-type="float">
            <text:p>-0.9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678856439369" calcext:value-type="float">
            <text:p>-349.68</text:p>
          </table:table-cell>
          <table:table-cell table:style-name="ce14" office:value-type="float" office:value="-0.189700188533546" calcext:value-type="float">
            <text:p>-0.1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892782326243" calcext:value-type="float">
            <text:p>-344.89</text:p>
          </table:table-cell>
          <table:table-cell table:style-name="ce14" office:value-type="float" office:value="-0.755255435858358" calcext:value-type="float">
            <text:p>-0.7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3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243239709657" calcext:value-type="float">
            <text:p>-330.24</text:p>
          </table:table-cell>
          <table:table-cell table:style-name="ce14" office:value-type="float" office:value="1.57159540026901" calcext:value-type="float">
            <text:p>1.5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4.274539508895" calcext:value-type="float">
            <text:p>-364.27</text:p>
          </table:table-cell>
          <table:table-cell table:style-name="ce14" office:value-type="float" office:value="-1.68359686210872" calcext:value-type="float">
            <text:p>-1.6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704276497428" calcext:value-type="float">
            <text:p>-336.70</text:p>
          </table:table-cell>
          <table:table-cell table:style-name="ce14" office:value-type="float" office:value="0.623740846981751" calcext:value-type="float">
            <text:p>0.6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790460362677" calcext:value-type="float">
            <text:p>-336.79</text:p>
          </table:table-cell>
          <table:table-cell table:style-name="ce14" office:value-type="float" office:value="0.873936231761866" calcext:value-type="float">
            <text:p>0.8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506109535721" calcext:value-type="float">
            <text:p>-340.51</text:p>
          </table:table-cell>
          <table:table-cell table:style-name="ce14" office:value-type="float" office:value="0.306608528596705" calcext:value-type="float">
            <text:p>0.3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168263274803" calcext:value-type="float">
            <text:p>-349.17</text:p>
          </table:table-cell>
          <table:table-cell table:style-name="ce14" office:value-type="float" office:value="-0.333879931726167" calcext:value-type="float">
            <text:p>-0.3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755962941623" calcext:value-type="float">
            <text:p>-353.76</text:p>
          </table:table-cell>
          <table:table-cell table:style-name="ce14" office:value-type="float" office:value="-0.860708657840822" calcext:value-type="float">
            <text:p>-0.8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7.984995123547" calcext:value-type="float">
            <text:p>-357.98</text:p>
          </table:table-cell>
          <table:table-cell table:style-name="ce14" office:value-type="float" office:value="-1.74155126806507" calcext:value-type="float">
            <text:p>-1.7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132972779157" calcext:value-type="float">
            <text:p>-348.13</text:p>
          </table:table-cell>
          <table:table-cell table:style-name="ce14" office:value-type="float" office:value="-0.259077642252757" calcext:value-type="float">
            <text:p>-0.2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8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19.230728602562" calcext:value-type="float">
            <text:p>-419.23</text:p>
          </table:table-cell>
          <table:table-cell table:style-name="ce14" office:value-type="float" office:value="-3.30369486575602" calcext:value-type="float">
            <text:p>-3.3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4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334144037669" calcext:value-type="float">
            <text:p>-347.33</text:p>
          </table:table-cell>
          <table:table-cell table:style-name="ce14" office:value-type="float" office:value="-0.0726178366087929" calcext:value-type="float">
            <text:p>-0.0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7.18359872631" calcext:value-type="float">
            <text:p>-377.18</text:p>
          </table:table-cell>
          <table:table-cell table:style-name="ce14" office:value-type="float" office:value="-3.01854639883685" calcext:value-type="float">
            <text:p>-3.0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424567412633" calcext:value-type="float">
            <text:p>-350.42</text:p>
          </table:table-cell>
          <table:table-cell table:style-name="ce14" office:value-type="float" office:value="-0.594236422796949" calcext:value-type="float">
            <text:p>-0.5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8.164023590674" calcext:value-type="float">
            <text:p>-378.16</text:p>
          </table:table-cell>
          <table:table-cell table:style-name="ce14" office:value-type="float" office:value="-3.10512624336085" calcext:value-type="float">
            <text:p>-3.1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612511953062" calcext:value-type="float">
            <text:p>-351.61</text:p>
          </table:table-cell>
          <table:table-cell table:style-name="ce14" office:value-type="float" office:value="-0.630131213903216" calcext:value-type="float">
            <text:p>-0.6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584037269342" calcext:value-type="float">
            <text:p>-337.58</text:p>
          </table:table-cell>
          <table:table-cell table:style-name="ce14" office:value-type="float" office:value="0.215641475962944" calcext:value-type="float">
            <text:p>0.2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218885888217" calcext:value-type="float">
            <text:p>-363.22</text:p>
          </table:table-cell>
          <table:table-cell table:style-name="ce14" office:value-type="float" office:value="-1.57203061670944" calcext:value-type="float">
            <text:p>-1.5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366562714206" calcext:value-type="float">
            <text:p>-355.37</text:p>
          </table:table-cell>
          <table:table-cell table:style-name="ce14" office:value-type="float" office:value="-0.954907548535465" calcext:value-type="float">
            <text:p>-0.9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569415826882" calcext:value-type="float">
            <text:p>-360.57</text:p>
          </table:table-cell>
          <table:table-cell table:style-name="ce14" office:value-type="float" office:value="-1.74765643293488" calcext:value-type="float">
            <text:p>-1.7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10448132792" calcext:value-type="float">
            <text:p>-348.10</text:p>
          </table:table-cell>
          <table:table-cell table:style-name="ce14" office:value-type="float" office:value="-0.632464299533897" calcext:value-type="float">
            <text:p>-0.6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5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982458541642" calcext:value-type="float">
            <text:p>-338.98</text:p>
          </table:table-cell>
          <table:table-cell table:style-name="ce14" office:value-type="float" office:value="0.346661860157154" calcext:value-type="float">
            <text:p>0.3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7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5.593243446154" calcext:value-type="float">
            <text:p>-325.59</text:p>
          </table:table-cell>
          <table:table-cell table:style-name="ce14" office:value-type="float" office:value="-2.04936930765052" calcext:value-type="float">
            <text:p>-2.0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7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1.01710443242" calcext:value-type="float">
            <text:p>-281.02</text:p>
          </table:table-cell>
          <table:table-cell table:style-name="ce14" office:value-type="float" office:value="1.72659089244439" calcext:value-type="float">
            <text:p>1.7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7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4.438583111832" calcext:value-type="float">
            <text:p>-274.44</text:p>
          </table:table-cell>
          <table:table-cell table:style-name="ce14" office:value-type="float" office:value="2.14939282107811" calcext:value-type="float">
            <text:p>2.1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7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863908943741" calcext:value-type="float">
            <text:p>-343.86</text:p>
          </table:table-cell>
          <table:table-cell table:style-name="ce14" office:value-type="float" office:value="-0.137137672524441" calcext:value-type="float">
            <text:p>-0.1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8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14197444509" calcext:value-type="float">
            <text:p>-354.14</text:p>
          </table:table-cell>
          <table:table-cell table:style-name="ce14" office:value-type="float" office:value="-1.25519272474304" calcext:value-type="float">
            <text:p>-1.2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8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360705850912" calcext:value-type="float">
            <text:p>-329.36</text:p>
          </table:table-cell>
          <table:table-cell table:style-name="ce14" office:value-type="float" office:value="1.55859149966464" calcext:value-type="float">
            <text:p>1.5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8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572671135144" calcext:value-type="float">
            <text:p>-339.57</text:p>
          </table:table-cell>
          <table:table-cell table:style-name="ce14" office:value-type="float" office:value="0.320398034535294" calcext:value-type="float">
            <text:p>0.3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85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678795215741" calcext:value-type="float">
            <text:p>-339.68</text:p>
          </table:table-cell>
          <table:table-cell table:style-name="ce14" office:value-type="float" office:value="3.47102593694794" calcext:value-type="float">
            <text:p>3.4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28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109179186231" calcext:value-type="float">
            <text:p>-352.11</text:p>
          </table:table-cell>
          <table:table-cell table:style-name="ce14" office:value-type="float" office:value="-1.58871963173564" calcext:value-type="float">
            <text:p>-1.5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32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211451065207" calcext:value-type="float">
            <text:p>-355.21</text:p>
          </table:table-cell>
          <table:table-cell table:style-name="ce14" office:value-type="float" office:value="-1.03318938978397" calcext:value-type="float">
            <text:p>-1.0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32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101336579857" calcext:value-type="float">
            <text:p>-363.10</text:p>
          </table:table-cell>
          <table:table-cell table:style-name="ce14" office:value-type="float" office:value="-1.95067153634138" calcext:value-type="float">
            <text:p>-1.9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2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793965245007" calcext:value-type="float">
            <text:p>-303.79</text:p>
          </table:table-cell>
          <table:table-cell table:style-name="ce14" office:value-type="float" office:value="-0.102381532573923" calcext:value-type="float">
            <text:p>-0.1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2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108884599584" calcext:value-type="float">
            <text:p>-331.11</text:p>
          </table:table-cell>
          <table:table-cell table:style-name="ce14" office:value-type="float" office:value="-2.64541118643727" calcext:value-type="float">
            <text:p>-2.6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2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6.272889783575" calcext:value-type="float">
            <text:p>-366.27</text:p>
          </table:table-cell>
          <table:table-cell table:style-name="ce14" office:value-type="float" office:value="-1.77574729550895" calcext:value-type="float">
            <text:p>-1.7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618777429307" calcext:value-type="float">
            <text:p>-303.62</text:p>
          </table:table-cell>
          <table:table-cell table:style-name="ce14" office:value-type="float" office:value="-0.244121662406471" calcext:value-type="float">
            <text:p>-0.2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289638407345" calcext:value-type="float">
            <text:p>-307.29</text:p>
          </table:table-cell>
          <table:table-cell table:style-name="ce14" office:value-type="float" office:value="-0.728110052861482" calcext:value-type="float">
            <text:p>-0.7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3.350706872519" calcext:value-type="float">
            <text:p>-283.35</text:p>
          </table:table-cell>
          <table:table-cell table:style-name="ce14" office:value-type="float" office:value="1.09031710348348" calcext:value-type="float">
            <text:p>1.0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350009473746" calcext:value-type="float">
            <text:p>-307.35</text:p>
          </table:table-cell>
          <table:table-cell table:style-name="ce14" office:value-type="float" office:value="-0.867026307690844" calcext:value-type="float">
            <text:p>-0.8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248025622675" calcext:value-type="float">
            <text:p>-304.25</text:p>
          </table:table-cell>
          <table:table-cell table:style-name="ce14" office:value-type="float" office:value="-0.549506772808118" calcext:value-type="float">
            <text:p>-0.5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819562090868" calcext:value-type="float">
            <text:p>-352.82</text:p>
          </table:table-cell>
          <table:table-cell table:style-name="ce14" office:value-type="float" office:value="-0.9746679363618" calcext:value-type="float">
            <text:p>-0.9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078959100106" calcext:value-type="float">
            <text:p>-346.08</text:p>
          </table:table-cell>
          <table:table-cell table:style-name="ce14" office:value-type="float" office:value="-0.389500028090442" calcext:value-type="float">
            <text:p>-0.3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059778264769" calcext:value-type="float">
            <text:p>-324.06</text:p>
          </table:table-cell>
          <table:table-cell table:style-name="ce14" office:value-type="float" office:value="1.21931862476175" calcext:value-type="float">
            <text:p>1.2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3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1.194421881697" calcext:value-type="float">
            <text:p>-361.19</text:p>
          </table:table-cell>
          <table:table-cell table:style-name="ce14" office:value-type="float" office:value="-1.38126533968285" calcext:value-type="float">
            <text:p>-1.3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442782606206" calcext:value-type="float">
            <text:p>-339.44</text:p>
          </table:table-cell>
          <table:table-cell table:style-name="ce14" office:value-type="float" office:value="0.690162989544541" calcext:value-type="float">
            <text:p>0.6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1.052937231858" calcext:value-type="float">
            <text:p>-361.05</text:p>
          </table:table-cell>
          <table:table-cell table:style-name="ce14" office:value-type="float" office:value="-1.27682756505712" calcext:value-type="float">
            <text:p>-1.2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1.437542800103" calcext:value-type="float">
            <text:p>-371.44</text:p>
          </table:table-cell>
          <table:table-cell table:style-name="ce14" office:value-type="float" office:value="-2.269381531712" calcext:value-type="float">
            <text:p>-2.2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192453077983" calcext:value-type="float">
            <text:p>-347.19</text:p>
          </table:table-cell>
          <table:table-cell table:style-name="ce14" office:value-type="float" office:value="0.0479486564639163" calcext:value-type="float">
            <text:p>0.0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324119589096" calcext:value-type="float">
            <text:p>-340.32</text:p>
          </table:table-cell>
          <table:table-cell table:style-name="ce14" office:value-type="float" office:value="0.635079928941779" calcext:value-type="float">
            <text:p>0.6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904168886096" calcext:value-type="float">
            <text:p>-365.90</text:p>
          </table:table-cell>
          <table:table-cell table:style-name="ce14" office:value-type="float" office:value="-1.74050518766228" calcext:value-type="float">
            <text:p>-1.7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311903966093" calcext:value-type="float">
            <text:p>-342.31</text:p>
          </table:table-cell>
          <table:table-cell table:style-name="ce14" office:value-type="float" office:value="0.514428422943793" calcext:value-type="float">
            <text:p>0.5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2.168126685248" calcext:value-type="float">
            <text:p>-382.17</text:p>
          </table:table-cell>
          <table:table-cell table:style-name="ce14" office:value-type="float" office:value="-3.29500388488959" calcext:value-type="float">
            <text:p>-3.3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392386995629" calcext:value-type="float">
            <text:p>-355.39</text:p>
          </table:table-cell>
          <table:table-cell table:style-name="ce14" office:value-type="float" office:value="-0.735795789368013" calcext:value-type="float">
            <text:p>-0.7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4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622729261089" calcext:value-type="float">
            <text:p>-355.62</text:p>
          </table:table-cell>
          <table:table-cell table:style-name="ce14" office:value-type="float" office:value="-0.7578117559609" calcext:value-type="float">
            <text:p>-0.7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5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8.627352605874" calcext:value-type="float">
            <text:p>-378.63</text:p>
          </table:table-cell>
          <table:table-cell table:style-name="ce14" office:value-type="float" office:value="-2.95657896018578" calcext:value-type="float">
            <text:p>-2.9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7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048083689649" calcext:value-type="float">
            <text:p>-356.05</text:p>
          </table:table-cell>
          <table:table-cell table:style-name="ce14" office:value-type="float" office:value="-0.798466860531439" calcext:value-type="float">
            <text:p>-0.8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7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7.89792760875" calcext:value-type="float">
            <text:p>-357.90</text:p>
          </table:table-cell>
          <table:table-cell table:style-name="ce14" office:value-type="float" office:value="-0.975273760661639" calcext:value-type="float">
            <text:p>-0.9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7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395216960781" calcext:value-type="float">
            <text:p>-352.40</text:p>
          </table:table-cell>
          <table:table-cell table:style-name="ce14" office:value-type="float" office:value="-0.449328191992454" calcext:value-type="float">
            <text:p>-0.4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7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830870889206" calcext:value-type="float">
            <text:p>-344.83</text:p>
          </table:table-cell>
          <table:table-cell table:style-name="ce14" office:value-type="float" office:value="0.27366717351771" calcext:value-type="float">
            <text:p>0.2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57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814650618962" calcext:value-type="float">
            <text:p>-352.81</text:p>
          </table:table-cell>
          <table:table-cell table:style-name="ce14" office:value-type="float" office:value="-0.489417393112346" calcext:value-type="float">
            <text:p>-0.4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9.38887822915" calcext:value-type="float">
            <text:p>-379.39</text:p>
          </table:table-cell>
          <table:table-cell table:style-name="ce14" office:value-type="float" office:value="-3.02936509280537" calcext:value-type="float">
            <text:p>-3.0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524166950116" calcext:value-type="float">
            <text:p>-340.52</text:p>
          </table:table-cell>
          <table:table-cell table:style-name="ce14" office:value-type="float" office:value="0.685299184946617" calcext:value-type="float">
            <text:p>0.6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7.44799471838" calcext:value-type="float">
            <text:p>-357.45</text:p>
          </table:table-cell>
          <table:table-cell table:style-name="ce14" office:value-type="float" office:value="-0.93226946241173" calcext:value-type="float">
            <text:p>-0.9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05.25819445372" calcext:value-type="float">
            <text:p>-405.26</text:p>
          </table:table-cell>
          <table:table-cell table:style-name="ce14" office:value-type="float" office:value="-5.50193781254963" calcext:value-type="float">
            <text:p>-5.5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519678334103" calcext:value-type="float">
            <text:p>-336.52</text:p>
          </table:table-cell>
          <table:table-cell table:style-name="ce14" office:value-type="float" office:value="1.06804564884716" calcext:value-type="float">
            <text:p>1.0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232080113025" calcext:value-type="float">
            <text:p>-334.23</text:p>
          </table:table-cell>
          <table:table-cell table:style-name="ce14" office:value-type="float" office:value="1.28669282552824" calcext:value-type="float">
            <text:p>1.2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26831638393" calcext:value-type="float">
            <text:p>-347.27</text:p>
          </table:table-cell>
          <table:table-cell table:style-name="ce14" office:value-type="float" office:value="0.0406976901420954" calcext:value-type="float">
            <text:p>0.0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144967306267" calcext:value-type="float">
            <text:p>-347.14</text:p>
          </table:table-cell>
          <table:table-cell table:style-name="ce14" office:value-type="float" office:value="-0.414262634598627" calcext:value-type="float">
            <text:p>-0.4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0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306242343716" calcext:value-type="float">
            <text:p>-343.31</text:p>
          </table:table-cell>
          <table:table-cell table:style-name="ce14" office:value-type="float" office:value="0.328091002919149" calcext:value-type="float">
            <text:p>0.33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6.216308904439" calcext:value-type="float">
            <text:p>-366.22</text:p>
          </table:table-cell>
          <table:table-cell table:style-name="ce14" office:value-type="float" office:value="-2.01849803358833" calcext:value-type="float">
            <text:p>-2.0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669405500675" calcext:value-type="float">
            <text:p>-344.67</text:p>
          </table:table-cell>
          <table:table-cell table:style-name="ce14" office:value-type="float" office:value="0.0225287438309889" calcext:value-type="float">
            <text:p>0.0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2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1.918676360627" calcext:value-type="float">
            <text:p>-381.92</text:p>
          </table:table-cell>
          <table:table-cell table:style-name="ce14" office:value-type="float" office:value="-2.124273066451" calcext:value-type="float">
            <text:p>-2.1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695796744327" calcext:value-type="float">
            <text:p>-332.70</text:p>
          </table:table-cell>
          <table:table-cell table:style-name="ce14" office:value-type="float" office:value="0.512916900048116" calcext:value-type="float">
            <text:p>0.5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555808085115" calcext:value-type="float">
            <text:p>-340.56</text:p>
          </table:table-cell>
          <table:table-cell table:style-name="ce14" office:value-type="float" office:value="0.189367827611973" calcext:value-type="float">
            <text:p>0.19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044724550578" calcext:value-type="float">
            <text:p>-335.04</text:p>
          </table:table-cell>
          <table:table-cell table:style-name="ce14" office:value-type="float" office:value="0.563974697202496" calcext:value-type="float">
            <text:p>0.5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358137479796" calcext:value-type="float">
            <text:p>-351.36</text:p>
          </table:table-cell>
          <table:table-cell table:style-name="ce14" office:value-type="float" office:value="-0.636709208966375" calcext:value-type="float">
            <text:p>-0.6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190277737942" calcext:value-type="float">
            <text:p>-334.19</text:p>
          </table:table-cell>
          <table:table-cell table:style-name="ce14" office:value-type="float" office:value="1.00385158789727" calcext:value-type="float">
            <text:p>1.0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656923536843" calcext:value-type="float">
            <text:p>-348.66</text:p>
          </table:table-cell>
          <table:table-cell table:style-name="ce14" office:value-type="float" office:value="-0.182246706582171" calcext:value-type="float">
            <text:p>-0.1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1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2.325168573972" calcext:value-type="float">
            <text:p>-382.33</text:p>
          </table:table-cell>
          <table:table-cell table:style-name="ce14" office:value-type="float" office:value="-3.31001384829741" calcext:value-type="float">
            <text:p>-3.31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5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543500754956" calcext:value-type="float">
            <text:p>-299.54</text:p>
          </table:table-cell>
          <table:table-cell table:style-name="ce14" office:value-type="float" office:value="-0.419221906386737" calcext:value-type="float">
            <text:p>-0.42</text:p>
          </table:table-cell>
          <table:table-cell office:value-type="float" office:value="52.340355" calcext:value-type="float">
            <text:p>52.340355</text:p>
          </table:table-cell>
          <table:table-cell office:value-type="float" office:value="-78.611263" calcext:value-type="float">
            <text:p>-78.6112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5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1.462542233872" calcext:value-type="float">
            <text:p>-371.46</text:p>
          </table:table-cell>
          <table:table-cell table:style-name="ce14" office:value-type="float" office:value="-2.7065140687376" calcext:value-type="float">
            <text:p>-2.71</text:p>
          </table:table-cell>
          <table:table-cell office:value-type="float" office:value="52.340355" calcext:value-type="float">
            <text:p>52.340355</text:p>
          </table:table-cell>
          <table:table-cell office:value-type="float" office:value="-78.611263" calcext:value-type="float">
            <text:p>-78.6112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5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9.097432212832" calcext:value-type="float">
            <text:p>-289.10</text:p>
          </table:table-cell>
          <table:table-cell table:style-name="ce14" office:value-type="float" office:value="0.245677691795186" calcext:value-type="float">
            <text:p>0.25</text:p>
          </table:table-cell>
          <table:table-cell office:value-type="float" office:value="52.340355" calcext:value-type="float">
            <text:p>52.340355</text:p>
          </table:table-cell>
          <table:table-cell office:value-type="float" office:value="-78.611263" calcext:value-type="float">
            <text:p>-78.6112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EASm_65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167428415391" calcext:value-type="float">
            <text:p>-297.17</text:p>
          </table:table-cell>
          <table:table-cell table:style-name="ce14" office:value-type="float" office:value="-0.214302422346977" calcext:value-type="float">
            <text:p>-0.21</text:p>
          </table:table-cell>
          <table:table-cell office:value-type="float" office:value="52.340355" calcext:value-type="float">
            <text:p>52.340355</text:p>
          </table:table-cell>
          <table:table-cell office:value-type="float" office:value="-78.611263" calcext:value-type="float">
            <text:p>-78.6112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941449530169" calcext:value-type="float">
            <text:p>-288.94</text:p>
          </table:table-cell>
          <table:table-cell table:style-name="ce14" office:value-type="float" office:value="-1.15500801634088" calcext:value-type="float">
            <text:p>-1.16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3.69977989424" calcext:value-type="float">
            <text:p>-283.70</text:p>
          </table:table-cell>
          <table:table-cell table:style-name="ce14" office:value-type="float" office:value="1.16580831200638" calcext:value-type="float">
            <text:p>1.17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0.226223852652" calcext:value-type="float">
            <text:p>-290.23</text:p>
          </table:table-cell>
          <table:table-cell table:style-name="ce14" office:value-type="float" office:value="0.516380159949167" calcext:value-type="float">
            <text:p>0.52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067980538874" calcext:value-type="float">
            <text:p>-300.07</text:p>
          </table:table-cell>
          <table:table-cell table:style-name="ce14" office:value-type="float" office:value="-0.186955116974445" calcext:value-type="float">
            <text:p>-0.19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2.616069770431" calcext:value-type="float">
            <text:p>-292.62</text:p>
          </table:table-cell>
          <table:table-cell table:style-name="ce14" office:value-type="float" office:value="0.395149620850652" calcext:value-type="float">
            <text:p>0.40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561283316905" calcext:value-type="float">
            <text:p>-303.56</text:p>
          </table:table-cell>
          <table:table-cell table:style-name="ce14" office:value-type="float" office:value="-0.57304510437852" calcext:value-type="float">
            <text:p>-0.57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0.661014886206" calcext:value-type="float">
            <text:p>-290.66</text:p>
          </table:table-cell>
          <table:table-cell table:style-name="ce14" office:value-type="float" office:value="0.721651898715942" calcext:value-type="float">
            <text:p>0.72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484619958288" calcext:value-type="float">
            <text:p>-314.48</text:p>
          </table:table-cell>
          <table:table-cell table:style-name="ce14" office:value-type="float" office:value="-1.56764126877587" calcext:value-type="float">
            <text:p>-1.57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arWASm_295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0.123745529396" calcext:value-type="float">
            <text:p>-280.12</text:p>
          </table:table-cell>
          <table:table-cell table:style-name="ce14" office:value-type="float" office:value="1.17382893765389" calcext:value-type="float">
            <text:p>1.17</text:p>
          </table:table-cell>
          <table:table-cell office:value-type="float" office:value="51.9585761" calcext:value-type="float">
            <text:p>51.958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10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758746680985" calcext:value-type="float">
            <text:p>-295.76</text:p>
          </table:table-cell>
          <table:table-cell table:style-name="ce14" office:value-type="float" office:value="0.448960146071012" calcext:value-type="float">
            <text:p>0.45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10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330841897591" calcext:value-type="float">
            <text:p>-297.33</text:p>
          </table:table-cell>
          <table:table-cell table:style-name="ce14" office:value-type="float" office:value="0.0705089196229156" calcext:value-type="float">
            <text:p>0.07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11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544714783731" calcext:value-type="float">
            <text:p>-288.54</text:p>
          </table:table-cell>
          <table:table-cell table:style-name="ce14" office:value-type="float" office:value="0.958959451017395" calcext:value-type="float">
            <text:p>0.96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12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955641637895" calcext:value-type="float">
            <text:p>-288.96</text:p>
          </table:table-cell>
          <table:table-cell table:style-name="ce14" office:value-type="float" office:value="0.769868252296911" calcext:value-type="float">
            <text:p>0.77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17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941085938744" calcext:value-type="float">
            <text:p>-301.94</text:p>
          </table:table-cell>
          <table:table-cell table:style-name="ce14" office:value-type="float" office:value="0.0631071283211231" calcext:value-type="float">
            <text:p>0.06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28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9.507721822731" calcext:value-type="float">
            <text:p>-369.51</text:p>
          </table:table-cell>
          <table:table-cell table:style-name="ce14" office:value-type="float" office:value="-2.08493047544061" calcext:value-type="float">
            <text:p>-2.0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3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0.085797515518" calcext:value-type="float">
            <text:p>-320.09</text:p>
          </table:table-cell>
          <table:table-cell table:style-name="ce14" office:value-type="float" office:value="0.704575274202345" calcext:value-type="float">
            <text:p>0.7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39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3.237313266085" calcext:value-type="float">
            <text:p>-323.24</text:p>
          </table:table-cell>
          <table:table-cell table:style-name="ce14" office:value-type="float" office:value="-2.12836057875997" calcext:value-type="float">
            <text:p>-2.13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394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196165921278" calcext:value-type="float">
            <text:p>-365.20</text:p>
          </table:table-cell>
          <table:table-cell table:style-name="ce14" office:value-type="float" office:value="1.32267575741394" calcext:value-type="float">
            <text:p>1.32</text:p>
          </table:table-cell>
          <table:table-cell office:value-type="float" office:value="52.264913" calcext:value-type="float">
            <text:p>52.264913</text:p>
          </table:table-cell>
          <table:table-cell office:value-type="float" office:value="-78.577624" calcext:value-type="float">
            <text:p>-78.577624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11_21</text:p>
          </table:table-cell>
          <table:table-cell table:number-columns-repeated="2" office:value-type="string" calcext:value-type="string">
            <text:p>Kâcikâsikumekw</text:p>
          </table:table-cell>
          <table:table-cell table:style-name="ce3" office:value-type="float" office:value="0.99988731620745" calcext:value-type="float">
            <text:p>0.9999</text:p>
          </table:table-cell>
          <table:table-cell table:style-name="ce14" office:value-type="float" office:value="-402.561466510022" calcext:value-type="float">
            <text:p>-402.56</text:p>
          </table:table-cell>
          <table:table-cell table:style-name="ce14" office:value-type="float" office:value="-10.3223443230812" calcext:value-type="float">
            <text:p>-10.3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1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349554247993" calcext:value-type="float">
            <text:p>-297.35</text:p>
          </table:table-cell>
          <table:table-cell table:style-name="ce14" office:value-type="float" office:value="0.235130071050345" calcext:value-type="float">
            <text:p>0.24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1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590915252944" calcext:value-type="float">
            <text:p>-338.59</text:p>
          </table:table-cell>
          <table:table-cell table:style-name="ce14" office:value-type="float" office:value="0.495626955666032" calcext:value-type="float">
            <text:p>0.5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2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641237441537" calcext:value-type="float">
            <text:p>-294.64</text:p>
          </table:table-cell>
          <table:table-cell table:style-name="ce14" office:value-type="float" office:value="0.484938429258982" calcext:value-type="float">
            <text:p>0.4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2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059228911707" calcext:value-type="float">
            <text:p>-353.06</text:p>
          </table:table-cell>
          <table:table-cell table:style-name="ce14" office:value-type="float" office:value="-0.62011551428209" calcext:value-type="float">
            <text:p>-0.6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3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221681688539" calcext:value-type="float">
            <text:p>-300.22</text:p>
          </table:table-cell>
          <table:table-cell table:style-name="ce14" office:value-type="float" office:value="-0.0789210459824369" calcext:value-type="float">
            <text:p>-0.0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3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026895024429" calcext:value-type="float">
            <text:p>-296.03</text:p>
          </table:table-cell>
          <table:table-cell table:style-name="ce14" office:value-type="float" office:value="0.168746026891916" calcext:value-type="float">
            <text:p>0.17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3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787529435511" calcext:value-type="float">
            <text:p>-308.79</text:p>
          </table:table-cell>
          <table:table-cell table:style-name="ce14" office:value-type="float" office:value="-1.41546333740621" calcext:value-type="float">
            <text:p>-1.42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4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133681810369" calcext:value-type="float">
            <text:p>-284.13</text:p>
          </table:table-cell>
          <table:table-cell table:style-name="ce14" office:value-type="float" office:value="1.1967169049355" calcext:value-type="float">
            <text:p>1.20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46_21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10.085997111232" calcext:value-type="float">
            <text:p>-410.09</text:p>
          </table:table-cell>
          <table:table-cell table:style-name="ce14" office:value-type="float" office:value="-3.07828999410669" calcext:value-type="float">
            <text:p>-3.08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45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20419294299" calcext:value-type="float">
            <text:p>-330.20</text:p>
          </table:table-cell>
          <table:table-cell table:style-name="ce14" office:value-type="float" office:value="-2.65146277423947" calcext:value-type="float">
            <text:p>-2.65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JamesBay</text:p>
          </table:table-cell>
          <table:table-cell office:value-type="string" calcext:value-type="string">
            <text:p>coclEASm_566_21_1</text:p>
          </table:table-cell>
          <table:table-cell table:number-columns-repeated="2" office:value-type="string" calcext:value-type="string">
            <text:p>Fall-run South</text:p>
          </table:table-cell>
          <table:table-cell table:style-name="ce3" office:value-type="float" office:value="0.695008616425424" calcext:value-type="float">
            <text:p>0.695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table:formula="of:=#NUM!" office:value-type="string" office:string-value="" calcext:value-type="error">
            <text:p>#NUM!</text:p>
          </table:table-cell>
          <table:table-cell office:value-type="float" office:value="52.395776" calcext:value-type="float">
            <text:p>52.395776</text:p>
          </table:table-cell>
          <table:table-cell office:value-type="float" office:value="-78.585771" calcext:value-type="float">
            <text:p>-78.585771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23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516623954704" calcext:value-type="float">
            <text:p>-321.52</text:p>
          </table:table-cell>
          <table:table-cell table:style-name="ce14" office:value-type="float" office:value="-2.28286286204783" calcext:value-type="float">
            <text:p>-2.28</text:p>
          </table:table-cell>
          <table:table-cell office:value-type="float" office:value="52.2878" calcext:value-type="float">
            <text:p>52.2878</text:p>
          </table:table-cell>
          <table:table-cell office:value-type="float" office:value="-78.5679" calcext:value-type="float">
            <text:p>-78.567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24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042284534275" calcext:value-type="float">
            <text:p>-288.04</text:p>
          </table:table-cell>
          <table:table-cell table:style-name="ce14" office:value-type="float" office:value="1.00326165919083" calcext:value-type="float">
            <text:p>1.00</text:p>
          </table:table-cell>
          <table:table-cell office:value-type="float" office:value="52.2878" calcext:value-type="float">
            <text:p>52.2878</text:p>
          </table:table-cell>
          <table:table-cell office:value-type="float" office:value="-78.5679" calcext:value-type="float">
            <text:p>-78.567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265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8.965518560186" calcext:value-type="float">
            <text:p>-388.97</text:p>
          </table:table-cell>
          <table:table-cell table:style-name="ce14" office:value-type="float" office:value="-4.03766149671778" calcext:value-type="float">
            <text:p>-4.04</text:p>
          </table:table-cell>
          <table:table-cell office:value-type="float" office:value="52.2878" calcext:value-type="float">
            <text:p>52.2878</text:p>
          </table:table-cell>
          <table:table-cell office:value-type="float" office:value="-78.5679" calcext:value-type="float">
            <text:p>-78.567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29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413902806096" calcext:value-type="float">
            <text:p>-344.41</text:p>
          </table:table-cell>
          <table:table-cell table:style-name="ce14" office:value-type="float" office:value="0.313520716547271" calcext:value-type="float">
            <text:p>0.31</text:p>
          </table:table-cell>
          <table:table-cell office:value-type="float" office:value="52.28824" calcext:value-type="float">
            <text:p>52.28824</text:p>
          </table:table-cell>
          <table:table-cell office:value-type="float" office:value="-78.566658" calcext:value-type="float">
            <text:p>-78.566658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29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479709361267" calcext:value-type="float">
            <text:p>-353.48</text:p>
          </table:table-cell>
          <table:table-cell table:style-name="ce14" office:value-type="float" office:value="-1.2032625965997" calcext:value-type="float">
            <text:p>-1.20</text:p>
          </table:table-cell>
          <table:table-cell office:value-type="float" office:value="52.28824" calcext:value-type="float">
            <text:p>52.28824</text:p>
          </table:table-cell>
          <table:table-cell office:value-type="float" office:value="-78.566658" calcext:value-type="float">
            <text:p>-78.566658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30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043470829794" calcext:value-type="float">
            <text:p>-334.04</text:p>
          </table:table-cell>
          <table:table-cell table:style-name="ce14" office:value-type="float" office:value="0.95176622059697" calcext:value-type="float">
            <text:p>0.95</text:p>
          </table:table-cell>
          <table:table-cell office:value-type="float" office:value="52.28824" calcext:value-type="float">
            <text:p>52.28824</text:p>
          </table:table-cell>
          <table:table-cell office:value-type="float" office:value="-78.566658" calcext:value-type="float">
            <text:p>-78.566658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43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308572055658" calcext:value-type="float">
            <text:p>-336.31</text:p>
          </table:table-cell>
          <table:table-cell table:style-name="ce14" office:value-type="float" office:value="0.999603575805053" calcext:value-type="float">
            <text:p>1.00</text:p>
          </table:table-cell>
          <table:table-cell office:value-type="float" office:value="52.398367" calcext:value-type="float">
            <text:p>52.398367</text:p>
          </table:table-cell>
          <table:table-cell office:value-type="float" office:value="-78.577657" calcext:value-type="float">
            <text:p>-78.577657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443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0.603705048167" calcext:value-type="float">
            <text:p>-320.60</text:p>
          </table:table-cell>
          <table:table-cell table:style-name="ce14" office:value-type="float" office:value="2.40721358385743" calcext:value-type="float">
            <text:p>2.41</text:p>
          </table:table-cell>
          <table:table-cell office:value-type="float" office:value="52.398367" calcext:value-type="float">
            <text:p>52.398367</text:p>
          </table:table-cell>
          <table:table-cell office:value-type="float" office:value="-78.577657" calcext:value-type="float">
            <text:p>-78.577657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8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578487018196" calcext:value-type="float">
            <text:p>-304.58</text:p>
          </table:table-cell>
          <table:table-cell table:style-name="ce14" office:value-type="float" office:value="-0.619622740555091" calcext:value-type="float">
            <text:p>-0.62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8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971784973607" calcext:value-type="float">
            <text:p>-297.97</text:p>
          </table:table-cell>
          <table:table-cell table:style-name="ce14" office:value-type="float" office:value="0.00675795649218901" calcext:value-type="float">
            <text:p>0.01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8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8.861747204494" calcext:value-type="float">
            <text:p>-318.86</text:p>
          </table:table-cell>
          <table:table-cell table:style-name="ce14" office:value-type="float" office:value="-1.70512918045279" calcext:value-type="float">
            <text:p>-1.71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8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683335133788" calcext:value-type="float">
            <text:p>-315.68</text:p>
          </table:table-cell>
          <table:table-cell table:style-name="ce14" office:value-type="float" office:value="-1.16427255544289" calcext:value-type="float">
            <text:p>-1.1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8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541315187038" calcext:value-type="float">
            <text:p>-312.54</text:p>
          </table:table-cell>
          <table:table-cell table:style-name="ce14" office:value-type="float" office:value="-0.88364517095239" calcext:value-type="float">
            <text:p>-0.88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3.515680021826" calcext:value-type="float">
            <text:p>-313.52</text:p>
          </table:table-cell>
          <table:table-cell table:style-name="ce14" office:value-type="float" office:value="-1.0515045467844" calcext:value-type="float">
            <text:p>-1.05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438168181678" calcext:value-type="float">
            <text:p>-297.44</text:p>
          </table:table-cell>
          <table:table-cell table:style-name="ce14" office:value-type="float" office:value="0.401825831784452" calcext:value-type="float">
            <text:p>0.40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480355864277" calcext:value-type="float">
            <text:p>-331.48</text:p>
          </table:table-cell>
          <table:table-cell table:style-name="ce14" office:value-type="float" office:value="-2.62577904469222" calcext:value-type="float">
            <text:p>-2.63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8.048450851399" calcext:value-type="float">
            <text:p>-278.05</text:p>
          </table:table-cell>
          <table:table-cell table:style-name="ce14" office:value-type="float" office:value="2.01697785738523" calcext:value-type="float">
            <text:p>2.02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319076507747" calcext:value-type="float">
            <text:p>-321.32</text:p>
          </table:table-cell>
          <table:table-cell table:style-name="ce14" office:value-type="float" office:value="-1.66762498102986" calcext:value-type="float">
            <text:p>-1.6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1.48121278282" calcext:value-type="float">
            <text:p>-311.48</text:p>
          </table:table-cell>
          <table:table-cell table:style-name="ce14" office:value-type="float" office:value="-1.01728846518012" calcext:value-type="float">
            <text:p>-1.02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426082706632" calcext:value-type="float">
            <text:p>-294.43</text:p>
          </table:table-cell>
          <table:table-cell table:style-name="ce14" office:value-type="float" office:value="0.667609574417746" calcext:value-type="float">
            <text:p>0.6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79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201385224453" calcext:value-type="float">
            <text:p>-329.20</text:p>
          </table:table-cell>
          <table:table-cell table:style-name="ce14" office:value-type="float" office:value="-2.52567947017738" calcext:value-type="float">
            <text:p>-2.53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514250753946" calcext:value-type="float">
            <text:p>-303.51</text:p>
          </table:table-cell>
          <table:table-cell table:style-name="ce14" office:value-type="float" office:value="-0.30533069048762" calcext:value-type="float">
            <text:p>-0.31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686020574572" calcext:value-type="float">
            <text:p>-304.69</text:p>
          </table:table-cell>
          <table:table-cell table:style-name="ce14" office:value-type="float" office:value="-0.273120600406623" calcext:value-type="float">
            <text:p>-0.2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161459226638" calcext:value-type="float">
            <text:p>-294.16</text:p>
          </table:table-cell>
          <table:table-cell table:style-name="ce14" office:value-type="float" office:value="0.757939221538476" calcext:value-type="float">
            <text:p>0.7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2.659020456858" calcext:value-type="float">
            <text:p>-292.66</text:p>
          </table:table-cell>
          <table:table-cell table:style-name="ce14" office:value-type="float" office:value="0.892128523155266" calcext:value-type="float">
            <text:p>0.89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9.373674628133" calcext:value-type="float">
            <text:p>-289.37</text:p>
          </table:table-cell>
          <table:table-cell table:style-name="ce14" office:value-type="float" office:value="1.18555696176709" calcext:value-type="float">
            <text:p>1.19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123332227571" calcext:value-type="float">
            <text:p>-291.12</text:p>
          </table:table-cell>
          <table:table-cell table:style-name="ce14" office:value-type="float" office:value="0.988058283799896" calcext:value-type="float">
            <text:p>0.99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0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263749414476" calcext:value-type="float">
            <text:p>-304.26</text:p>
          </table:table-cell>
          <table:table-cell table:style-name="ce14" office:value-type="float" office:value="-0.144339987640257" calcext:value-type="float">
            <text:p>-0.14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1.298903830175" calcext:value-type="float">
            <text:p>-311.30</text:p>
          </table:table-cell>
          <table:table-cell table:style-name="ce14" office:value-type="float" office:value="-0.772680041689416" calcext:value-type="float">
            <text:p>-0.7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048580948854" calcext:value-type="float">
            <text:p>-303.05</text:p>
          </table:table-cell>
          <table:table-cell table:style-name="ce14" office:value-type="float" office:value="-0.0358080387659086" calcext:value-type="float">
            <text:p>-0.04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6.163728586664" calcext:value-type="float">
            <text:p>-326.16</text:p>
          </table:table-cell>
          <table:table-cell table:style-name="ce14" office:value-type="float" office:value="-2.10032180177387" calcext:value-type="float">
            <text:p>-2.10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907996584211" calcext:value-type="float">
            <text:p>-300.91</text:p>
          </table:table-cell>
          <table:table-cell table:style-name="ce14" office:value-type="float" office:value="0.155376804650637" calcext:value-type="float">
            <text:p>0.1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331552183361" calcext:value-type="float">
            <text:p>-294.33</text:p>
          </table:table-cell>
          <table:table-cell table:style-name="ce14" office:value-type="float" office:value="0.676684251002968" calcext:value-type="float">
            <text:p>0.68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546742791869" calcext:value-type="float">
            <text:p>-308.55</text:p>
          </table:table-cell>
          <table:table-cell table:style-name="ce14" office:value-type="float" office:value="-0.612082255256312" calcext:value-type="float">
            <text:p>-0.61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274806442712" calcext:value-type="float">
            <text:p>-309.27</text:p>
          </table:table-cell>
          <table:table-cell table:style-name="ce14" office:value-type="float" office:value="-0.591899153781564" calcext:value-type="float">
            <text:p>-0.59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1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94985236589" calcext:value-type="float">
            <text:p>-324.95</text:p>
          </table:table-cell>
          <table:table-cell table:style-name="ce14" office:value-type="float" office:value="-2.07664332705708" calcext:value-type="float">
            <text:p>-2.08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2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0.384533376541" calcext:value-type="float">
            <text:p>-310.38</text:p>
          </table:table-cell>
          <table:table-cell table:style-name="ce14" office:value-type="float" office:value="-0.691013663624524" calcext:value-type="float">
            <text:p>-0.69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2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525466821635" calcext:value-type="float">
            <text:p>-282.53</text:p>
          </table:table-cell>
          <table:table-cell table:style-name="ce14" office:value-type="float" office:value="1.09865666833359" calcext:value-type="float">
            <text:p>1.10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2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827087420872" calcext:value-type="float">
            <text:p>-307.83</text:p>
          </table:table-cell>
          <table:table-cell table:style-name="ce14" office:value-type="float" office:value="-0.669765875166506" calcext:value-type="float">
            <text:p>-0.6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2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574884029729" calcext:value-type="float">
            <text:p>-294.57</text:p>
          </table:table-cell>
          <table:table-cell table:style-name="ce14" office:value-type="float" office:value="0.358641369242553" calcext:value-type="float">
            <text:p>0.3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2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0.198418549302" calcext:value-type="float">
            <text:p>-290.20</text:p>
          </table:table-cell>
          <table:table-cell table:style-name="ce14" office:value-type="float" office:value="0.910063560673918" calcext:value-type="float">
            <text:p>0.91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3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0.130213817312" calcext:value-type="float">
            <text:p>-280.13</text:p>
          </table:table-cell>
          <table:table-cell table:style-name="ce14" office:value-type="float" office:value="1.66290931266673" calcext:value-type="float">
            <text:p>1.6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3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2.906953854315" calcext:value-type="float">
            <text:p>-292.91</text:p>
          </table:table-cell>
          <table:table-cell table:style-name="ce14" office:value-type="float" office:value="0.0627650361032865" calcext:value-type="float">
            <text:p>0.0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3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488709908595" calcext:value-type="float">
            <text:p>-303.49</text:p>
          </table:table-cell>
          <table:table-cell table:style-name="ce14" office:value-type="float" office:value="-0.470237219022978" calcext:value-type="float">
            <text:p>-0.4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3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812124920132" calcext:value-type="float">
            <text:p>-286.81</text:p>
          </table:table-cell>
          <table:table-cell table:style-name="ce14" office:value-type="float" office:value="1.07395246440581" calcext:value-type="float">
            <text:p>1.0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5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3.656817537033" calcext:value-type="float">
            <text:p>-323.66</text:p>
          </table:table-cell>
          <table:table-cell table:style-name="ce14" office:value-type="float" office:value="-2.42939251641243" calcext:value-type="float">
            <text:p>-2.43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5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455516348251" calcext:value-type="float">
            <text:p>-309.46</text:p>
          </table:table-cell>
          <table:table-cell table:style-name="ce14" office:value-type="float" office:value="-1.12498040663934" calcext:value-type="float">
            <text:p>-1.12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5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9.430282061583" calcext:value-type="float">
            <text:p>-289.43</text:p>
          </table:table-cell>
          <table:table-cell table:style-name="ce14" office:value-type="float" office:value="0.966671036030226" calcext:value-type="float">
            <text:p>0.97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6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167242254725" calcext:value-type="float">
            <text:p>-304.17</text:p>
          </table:table-cell>
          <table:table-cell table:style-name="ce14" office:value-type="float" office:value="-0.135720515999558" calcext:value-type="float">
            <text:p>-0.14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87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961857952153" calcext:value-type="float">
            <text:p>-297.96</text:p>
          </table:table-cell>
          <table:table-cell table:style-name="ce14" office:value-type="float" office:value="0.0631713505022818" calcext:value-type="float">
            <text:p>0.06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0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333499031726" calcext:value-type="float">
            <text:p>-303.33</text:p>
          </table:table-cell>
          <table:table-cell table:style-name="ce14" office:value-type="float" office:value="-0.648939975952115" calcext:value-type="float">
            <text:p>-0.65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0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188321549203" calcext:value-type="float">
            <text:p>-305.19</text:p>
          </table:table-cell>
          <table:table-cell table:style-name="ce14" office:value-type="float" office:value="-0.500153203985997" calcext:value-type="float">
            <text:p>-0.50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1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41285725838" calcext:value-type="float">
            <text:p>-327.41</text:p>
          </table:table-cell>
          <table:table-cell table:style-name="ce14" office:value-type="float" office:value="-2.47343881350082" calcext:value-type="float">
            <text:p>-2.47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1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934804409506" calcext:value-type="float">
            <text:p>-314.93</text:p>
          </table:table-cell>
          <table:table-cell table:style-name="ce14" office:value-type="float" office:value="-1.79425205895732" calcext:value-type="float">
            <text:p>-1.79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2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3.966288394492" calcext:value-type="float">
            <text:p>-313.97</text:p>
          </table:table-cell>
          <table:table-cell table:style-name="ce14" office:value-type="float" office:value="-1.52776961462925" calcext:value-type="float">
            <text:p>-1.53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2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375272673309" calcext:value-type="float">
            <text:p>-296.38</text:p>
          </table:table-cell>
          <table:table-cell table:style-name="ce14" office:value-type="float" office:value="0.291184527042186" calcext:value-type="float">
            <text:p>0.29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2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14845597839" calcext:value-type="float">
            <text:p>-284.15</text:p>
          </table:table-cell>
          <table:table-cell table:style-name="ce14" office:value-type="float" office:value="0.995466224257353" calcext:value-type="float">
            <text:p>1.00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919588125325" calcext:value-type="float">
            <text:p>-304.92</text:p>
          </table:table-cell>
          <table:table-cell table:style-name="ce14" office:value-type="float" office:value="-0.442059546833823" calcext:value-type="float">
            <text:p>-0.44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375409371565" calcext:value-type="float">
            <text:p>-312.38</text:p>
          </table:table-cell>
          <table:table-cell table:style-name="ce14" office:value-type="float" office:value="-0.984614305708674" calcext:value-type="float">
            <text:p>-0.98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894034832813" calcext:value-type="float">
            <text:p>-321.89</text:p>
          </table:table-cell>
          <table:table-cell table:style-name="ce14" office:value-type="float" office:value="-1.71897699460347" calcext:value-type="float">
            <text:p>-1.72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995849425319" calcext:value-type="float">
            <text:p>-306.00</text:p>
          </table:table-cell>
          <table:table-cell table:style-name="ce14" office:value-type="float" office:value="-0.86789808495167" calcext:value-type="float">
            <text:p>-0.87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041431428342" calcext:value-type="float">
            <text:p>-305.04</text:p>
          </table:table-cell>
          <table:table-cell table:style-name="ce14" office:value-type="float" office:value="-0.438306113048206" calcext:value-type="float">
            <text:p>-0.44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543060922005" calcext:value-type="float">
            <text:p>-282.54</text:p>
          </table:table-cell>
          <table:table-cell table:style-name="ce14" office:value-type="float" office:value="1.62021805132681" calcext:value-type="float">
            <text:p>1.62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3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216759757103" calcext:value-type="float">
            <text:p>-304.22</text:p>
          </table:table-cell>
          <table:table-cell table:style-name="ce14" office:value-type="float" office:value="-0.693703683102966" calcext:value-type="float">
            <text:p>-0.69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4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449754185253" calcext:value-type="float">
            <text:p>-304.45</text:p>
          </table:table-cell>
          <table:table-cell table:style-name="ce14" office:value-type="float" office:value="-0.969979383652527" calcext:value-type="float">
            <text:p>-0.97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4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380544720893" calcext:value-type="float">
            <text:p>-317.38</text:p>
          </table:table-cell>
          <table:table-cell table:style-name="ce14" office:value-type="float" office:value="-2.1926141767368" calcext:value-type="float">
            <text:p>-2.19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4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610465948398" calcext:value-type="float">
            <text:p>-308.61</text:p>
          </table:table-cell>
          <table:table-cell table:style-name="ce14" office:value-type="float" office:value="-0.746903715163855" calcext:value-type="float">
            <text:p>-0.75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arEASm_94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926051905825" calcext:value-type="float">
            <text:p>-303.93</text:p>
          </table:table-cell>
          <table:table-cell table:style-name="ce14" office:value-type="float" office:value="-0.451211393047896" calcext:value-type="float">
            <text:p>-0.45</text:p>
          </table:table-cell>
          <table:table-cell office:value-type="float" office:value="52.289404" calcext:value-type="float">
            <text:p>52.289404</text:p>
          </table:table-cell>
          <table:table-cell office:value-type="float" office:value="-78.568662" calcext:value-type="float">
            <text:p>-78.56866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clEASm_430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554665556634" calcext:value-type="float">
            <text:p>-342.55</text:p>
          </table:table-cell>
          <table:table-cell table:style-name="ce14" office:value-type="float" office:value="0.491225425192997" calcext:value-type="float">
            <text:p>0.49</text:p>
          </table:table-cell>
          <table:table-cell office:value-type="float" office:value="52.398367" calcext:value-type="float">
            <text:p>52.398367</text:p>
          </table:table-cell>
          <table:table-cell office:value-type="float" office:value="-78.577657" calcext:value-type="float">
            <text:p>-78.577657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clEASm_80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802701498064" calcext:value-type="float">
            <text:p>-286.80</text:p>
          </table:table-cell>
          <table:table-cell table:style-name="ce14" office:value-type="float" office:value="1.32294743055087" calcext:value-type="float">
            <text:p>1.32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coclEASm_86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866798988531" calcext:value-type="float">
            <text:p>-288.87</text:p>
          </table:table-cell>
          <table:table-cell table:style-name="ce14" office:value-type="float" office:value="1.04571062063693" calcext:value-type="float">
            <text:p>1.05</text:p>
          </table:table-cell>
          <table:table-cell office:value-type="float" office:value="52.26318" calcext:value-type="float">
            <text:p>52.26318</text:p>
          </table:table-cell>
          <table:table-cell office:value-type="float" office:value="-78.56783" calcext:value-type="float">
            <text:p>-78.56783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5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13051009971" calcext:value-type="float">
            <text:p>-347.13</text:p>
          </table:table-cell>
          <table:table-cell table:style-name="ce14" office:value-type="float" office:value="-0.287037512064736" calcext:value-type="float">
            <text:p>-0.29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55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670480739798" calcext:value-type="float">
            <text:p>-356.67</text:p>
          </table:table-cell>
          <table:table-cell table:style-name="ce14" office:value-type="float" office:value="-1.14471134820094" calcext:value-type="float">
            <text:p>-1.14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5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189534824594" calcext:value-type="float">
            <text:p>-317.19</text:p>
          </table:table-cell>
          <table:table-cell table:style-name="ce14" office:value-type="float" office:value="1.56239406091262" calcext:value-type="float">
            <text:p>1.56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5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3.714331051111" calcext:value-type="float">
            <text:p>-373.71</text:p>
          </table:table-cell>
          <table:table-cell table:style-name="ce14" office:value-type="float" office:value="-2.67765166714771" calcext:value-type="float">
            <text:p>-2.68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8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12276071959" calcext:value-type="float">
            <text:p>-331.12</text:p>
          </table:table-cell>
          <table:table-cell table:style-name="ce14" office:value-type="float" office:value="0.988233451705944" calcext:value-type="float">
            <text:p>0.99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8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727178114304" calcext:value-type="float">
            <text:p>-354.73</text:p>
          </table:table-cell>
          <table:table-cell table:style-name="ce14" office:value-type="float" office:value="-1.70028075018997" calcext:value-type="float">
            <text:p>-1.70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438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985949518092" calcext:value-type="float">
            <text:p>-336.99</text:p>
          </table:table-cell>
          <table:table-cell table:style-name="ce14" office:value-type="float" office:value="0.06188107405327" calcext:value-type="float">
            <text:p>0.06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3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249443505907" calcext:value-type="float">
            <text:p>-345.25</text:p>
          </table:table-cell>
          <table:table-cell table:style-name="ce14" office:value-type="float" office:value="-0.130766126672096" calcext:value-type="float">
            <text:p>-0.13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3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319032544301" calcext:value-type="float">
            <text:p>-356.32</text:p>
          </table:table-cell>
          <table:table-cell table:style-name="ce14" office:value-type="float" office:value="-1.10567716571597" calcext:value-type="float">
            <text:p>-1.11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3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543372057387" calcext:value-type="float">
            <text:p>-338.54</text:p>
          </table:table-cell>
          <table:table-cell table:style-name="ce14" office:value-type="float" office:value="0.716607237171981" calcext:value-type="float">
            <text:p>0.72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3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353390759172" calcext:value-type="float">
            <text:p>-342.35</text:p>
          </table:table-cell>
          <table:table-cell table:style-name="ce14" office:value-type="float" office:value="-0.308584282888257" calcext:value-type="float">
            <text:p>-0.31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4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308251864228" calcext:value-type="float">
            <text:p>-314.31</text:p>
          </table:table-cell>
          <table:table-cell table:style-name="ce14" office:value-type="float" office:value="-2.83658838461742" calcext:value-type="float">
            <text:p>-2.84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arEASm_514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652714979443" calcext:value-type="float">
            <text:p>-317.65</text:p>
          </table:table-cell>
          <table:table-cell table:style-name="ce14" office:value-type="float" office:value="0.379064005546302" calcext:value-type="float">
            <text:p>0.38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clEASm_436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683555139247" calcext:value-type="float">
            <text:p>-363.68</text:p>
          </table:table-cell>
          <table:table-cell table:style-name="ce14" office:value-type="float" office:value="-1.71219784475363" calcext:value-type="float">
            <text:p>-1.71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SpitIsland</text:p>
          </table:table-cell>
          <table:table-cell office:value-type="string" calcext:value-type="string">
            <text:p>coclEASm_436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226772047581" calcext:value-type="float">
            <text:p>-333.23</text:p>
          </table:table-cell>
          <table:table-cell table:style-name="ce14" office:value-type="float" office:value="1.38277952824505" calcext:value-type="float">
            <text:p>1.38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-78.5776" calcext:value-type="float">
            <text:p>-78.5776</text:p>
          </table:table-cell>
        </table:table-row>
        <table:table-row table:style-name="ro1">
          <table:table-cell office:value-type="string" calcext:value-type="string">
            <text:p>Upichun/SisichisinikuArea</text:p>
          </table:table-cell>
          <table:table-cell office:value-type="string" calcext:value-type="string">
            <text:p>coarWASm_001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75223443075" calcext:value-type="float">
            <text:p>-293.75</text:p>
          </table:table-cell>
          <table:table-cell table:style-name="ce14" office:value-type="float" office:value="0.794488857150282" calcext:value-type="float">
            <text:p>0.79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/SisichisinikuArea</text:p>
          </table:table-cell>
          <table:table-cell office:value-type="string" calcext:value-type="string">
            <text:p>coarWASm_002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294203273903" calcext:value-type="float">
            <text:p>-291.29</text:p>
          </table:table-cell>
          <table:table-cell table:style-name="ce14" office:value-type="float" office:value="1.01402624591054" calcext:value-type="float">
            <text:p>1.01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04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66082912343" calcext:value-type="float">
            <text:p>-315.66</text:p>
          </table:table-cell>
          <table:table-cell table:style-name="ce14" office:value-type="float" office:value="-2.49623201728716" calcext:value-type="float">
            <text:p>-2.50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05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157570694424" calcext:value-type="float">
            <text:p>-308.16</text:p>
          </table:table-cell>
          <table:table-cell table:style-name="ce14" office:value-type="float" office:value="-0.713502518401671" calcext:value-type="float">
            <text:p>-0.71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06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912852804126" calcext:value-type="float">
            <text:p>-296.91</text:p>
          </table:table-cell>
          <table:table-cell table:style-name="ce14" office:value-type="float" office:value="-0.854300926117323" calcext:value-type="float">
            <text:p>-0.85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08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54568072746" calcext:value-type="float">
            <text:p>-288.55</text:p>
          </table:table-cell>
          <table:table-cell table:style-name="ce14" office:value-type="float" office:value="-0.288900925413762" calcext:value-type="float">
            <text:p>-0.29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09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477543441113" calcext:value-type="float">
            <text:p>-312.48</text:p>
          </table:table-cell>
          <table:table-cell table:style-name="ce14" office:value-type="float" office:value="-1.5253362820401" calcext:value-type="float">
            <text:p>-1.53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0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0.250538063907" calcext:value-type="float">
            <text:p>-270.25</text:p>
          </table:table-cell>
          <table:table-cell table:style-name="ce14" office:value-type="float" office:value="1.86611276859282" calcext:value-type="float">
            <text:p>1.87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3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7.862685078833" calcext:value-type="float">
            <text:p>-277.86</text:p>
          </table:table-cell>
          <table:table-cell table:style-name="ce14" office:value-type="float" office:value="1.459380121486" calcext:value-type="float">
            <text:p>1.46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5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6.215964894447" calcext:value-type="float">
            <text:p>-276.22</text:p>
          </table:table-cell>
          <table:table-cell table:style-name="ce14" office:value-type="float" office:value="0.341431978166682" calcext:value-type="float">
            <text:p>0.34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6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0.667892194441" calcext:value-type="float">
            <text:p>-270.67</text:p>
          </table:table-cell>
          <table:table-cell table:style-name="ce14" office:value-type="float" office:value="-0.845297706855266" calcext:value-type="float">
            <text:p>-0.85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7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9.669393432479" calcext:value-type="float">
            <text:p>-279.67</text:p>
          </table:table-cell>
          <table:table-cell table:style-name="ce14" office:value-type="float" office:value="1.17133467433674" calcext:value-type="float">
            <text:p>1.17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8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243220006716" calcext:value-type="float">
            <text:p>-295.24</text:p>
          </table:table-cell>
          <table:table-cell table:style-name="ce14" office:value-type="float" office:value="0.35550053897092" calcext:value-type="float">
            <text:p>0.36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19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66.394929337293" calcext:value-type="float">
            <text:p>-266.39</text:p>
          </table:table-cell>
          <table:table-cell table:style-name="ce14" office:value-type="float" office:value="1.20784944396192" calcext:value-type="float">
            <text:p>1.21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20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843359407413" calcext:value-type="float">
            <text:p>-299.84</text:p>
          </table:table-cell>
          <table:table-cell table:style-name="ce14" office:value-type="float" office:value="0.0582732506826157" calcext:value-type="float">
            <text:p>0.06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22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810382554436" calcext:value-type="float">
            <text:p>-288.81</text:p>
          </table:table-cell>
          <table:table-cell table:style-name="ce14" office:value-type="float" office:value="-0.996056337559059" calcext:value-type="float">
            <text:p>-1.00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Area</text:p>
          </table:table-cell>
          <table:table-cell office:value-type="string" calcext:value-type="string">
            <text:p>coarWASm_023_20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662341518966" calcext:value-type="float">
            <text:p>-305.66</text:p>
          </table:table-cell>
          <table:table-cell table:style-name="ce14" office:value-type="float" office:value="-0.833557148641368" calcext:value-type="float">
            <text:p>-0.83</text:p>
          </table:table-cell>
          <table:table-cell office:value-type="float" office:value="51.9505" calcext:value-type="float">
            <text:p>51.9505</text:p>
          </table:table-cell>
          <table:table-cell office:value-type="float" office:value="-78.830081" calcext:value-type="float">
            <text:p>-78.830081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591437428836" calcext:value-type="float">
            <text:p>-303.59</text:p>
          </table:table-cell>
          <table:table-cell table:style-name="ce14" office:value-type="float" office:value="-0.500069205637505" calcext:value-type="float">
            <text:p>-0.50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1.073238543959" calcext:value-type="float">
            <text:p>-271.07</text:p>
          </table:table-cell>
          <table:table-cell table:style-name="ce14" office:value-type="float" office:value="0.807644175006344" calcext:value-type="float">
            <text:p>0.81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523755318674" calcext:value-type="float">
            <text:p>-286.52</text:p>
          </table:table-cell>
          <table:table-cell table:style-name="ce14" office:value-type="float" office:value="1.29036018734446" calcext:value-type="float">
            <text:p>1.29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15460459189" calcext:value-type="float">
            <text:p>-303.15</text:p>
          </table:table-cell>
          <table:table-cell table:style-name="ce14" office:value-type="float" office:value="-1.8778140171433" calcext:value-type="float">
            <text:p>-1.88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677578572402" calcext:value-type="float">
            <text:p>-296.68</text:p>
          </table:table-cell>
          <table:table-cell table:style-name="ce14" office:value-type="float" office:value="-0.421787631729261" calcext:value-type="float">
            <text:p>-0.42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047748952787" calcext:value-type="float">
            <text:p>-303.05</text:p>
          </table:table-cell>
          <table:table-cell table:style-name="ce14" office:value-type="float" office:value="-0.0357337296004407" calcext:value-type="float">
            <text:p>-0.04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718309211287" calcext:value-type="float">
            <text:p>-291.72</text:p>
          </table:table-cell>
          <table:table-cell table:style-name="ce14" office:value-type="float" office:value="0.125760372109469" calcext:value-type="float">
            <text:p>0.13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748073926832" calcext:value-type="float">
            <text:p>-296.75</text:p>
          </table:table-cell>
          <table:table-cell table:style-name="ce14" office:value-type="float" office:value="0.338322837148971" calcext:value-type="float">
            <text:p>0.34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3.597387062641" calcext:value-type="float">
            <text:p>-313.60</text:p>
          </table:table-cell>
          <table:table-cell table:style-name="ce14" office:value-type="float" office:value="-1.87066179955374" calcext:value-type="float">
            <text:p>-1.87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6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6.75951667287" calcext:value-type="float">
            <text:p>-316.76</text:p>
          </table:table-cell>
          <table:table-cell table:style-name="ce14" office:value-type="float" office:value="-1.38082236075847" calcext:value-type="float">
            <text:p>-1.3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739836694439" calcext:value-type="float">
            <text:p>-328.74</text:p>
          </table:table-cell>
          <table:table-cell table:style-name="ce14" office:value-type="float" office:value="-2.59954164899797" calcext:value-type="float">
            <text:p>-2.60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9.187034952826" calcext:value-type="float">
            <text:p>-279.19</text:p>
          </table:table-cell>
          <table:table-cell table:style-name="ce14" office:value-type="float" office:value="1.33883347539524" calcext:value-type="float">
            <text:p>1.34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167933253899" calcext:value-type="float">
            <text:p>-317.17</text:p>
          </table:table-cell>
          <table:table-cell table:style-name="ce14" office:value-type="float" office:value="-2.18344763479492" calcext:value-type="float">
            <text:p>-2.1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793857267299" calcext:value-type="float">
            <text:p>-293.79</text:p>
          </table:table-cell>
          <table:table-cell table:style-name="ce14" office:value-type="float" office:value="-1.22992999704896" calcext:value-type="float">
            <text:p>-1.2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2.282244986519" calcext:value-type="float">
            <text:p>-272.28</text:p>
          </table:table-cell>
          <table:table-cell table:style-name="ce14" office:value-type="float" office:value="1.16965615385144" calcext:value-type="float">
            <text:p>1.17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054968074112" calcext:value-type="float">
            <text:p>-307.05</text:p>
          </table:table-cell>
          <table:table-cell table:style-name="ce14" office:value-type="float" office:value="-0.557110162916118" calcext:value-type="float">
            <text:p>-0.56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4.640438053804" calcext:value-type="float">
            <text:p>-274.64</text:p>
          </table:table-cell>
          <table:table-cell table:style-name="ce14" office:value-type="float" office:value="-2.72803280929735" calcext:value-type="float">
            <text:p>-2.7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421831035081" calcext:value-type="float">
            <text:p>-301.42</text:p>
          </table:table-cell>
          <table:table-cell table:style-name="ce14" office:value-type="float" office:value="-0.0444770449074229" calcext:value-type="float">
            <text:p>-0.04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887015070509" calcext:value-type="float">
            <text:p>-284.89</text:p>
          </table:table-cell>
          <table:table-cell table:style-name="ce14" office:value-type="float" office:value="1.58627992282201" calcext:value-type="float">
            <text:p>1.5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7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727132274028" calcext:value-type="float">
            <text:p>-300.73</text:p>
          </table:table-cell>
          <table:table-cell table:style-name="ce14" office:value-type="float" office:value="-0.618952484440987" calcext:value-type="float">
            <text:p>-0.6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957606054927" calcext:value-type="float">
            <text:p>-300.96</text:p>
          </table:table-cell>
          <table:table-cell table:style-name="ce14" office:value-type="float" office:value="-0.282655719822615" calcext:value-type="float">
            <text:p>-0.2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4.780922984042" calcext:value-type="float">
            <text:p>-364.78</text:p>
          </table:table-cell>
          <table:table-cell table:style-name="ce14" office:value-type="float" office:value="-2.5918386480728" calcext:value-type="float">
            <text:p>-2.5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1.737274618373" calcext:value-type="float">
            <text:p>-281.74</text:p>
          </table:table-cell>
          <table:table-cell table:style-name="ce14" office:value-type="float" office:value="1.68591477475169" calcext:value-type="float">
            <text:p>1.6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885480064316" calcext:value-type="float">
            <text:p>-301.89</text:p>
          </table:table-cell>
          <table:table-cell table:style-name="ce14" office:value-type="float" office:value="-0.812493766576556" calcext:value-type="float">
            <text:p>-0.8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193936026586" calcext:value-type="float">
            <text:p>-309.19</text:p>
          </table:table-cell>
          <table:table-cell table:style-name="ce14" office:value-type="float" office:value="-1.40596456326181" calcext:value-type="float">
            <text:p>-1.4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47951288919" calcext:value-type="float">
            <text:p>-312.48</text:p>
          </table:table-cell>
          <table:table-cell table:style-name="ce14" office:value-type="float" office:value="-1.3307472032404" calcext:value-type="float">
            <text:p>-1.3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1.623828866478" calcext:value-type="float">
            <text:p>-281.62</text:p>
          </table:table-cell>
          <table:table-cell table:style-name="ce14" office:value-type="float" office:value="0.0426109051624243" calcext:value-type="float">
            <text:p>0.04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279600345468" calcext:value-type="float">
            <text:p>-294.28</text:p>
          </table:table-cell>
          <table:table-cell table:style-name="ce14" office:value-type="float" office:value="-1.04500914601935" calcext:value-type="float">
            <text:p>-1.0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242951795518" calcext:value-type="float">
            <text:p>-301.24</text:p>
          </table:table-cell>
          <table:table-cell table:style-name="ce14" office:value-type="float" office:value="-0.281698539362829" calcext:value-type="float">
            <text:p>-0.2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8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929460412923" calcext:value-type="float">
            <text:p>-288.93</text:p>
          </table:table-cell>
          <table:table-cell table:style-name="ce14" office:value-type="float" office:value="0.884936301249468" calcext:value-type="float">
            <text:p>0.8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422289411499" calcext:value-type="float">
            <text:p>-295.42</text:p>
          </table:table-cell>
          <table:table-cell table:style-name="ce14" office:value-type="float" office:value="0.64532902712186" calcext:value-type="float">
            <text:p>0.6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018945137115" calcext:value-type="float">
            <text:p>-295.02</text:p>
          </table:table-cell>
          <table:table-cell table:style-name="ce14" office:value-type="float" office:value="0.0514751644852188" calcext:value-type="float">
            <text:p>0.0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639700825256" calcext:value-type="float">
            <text:p>-286.64</text:p>
          </table:table-cell>
          <table:table-cell table:style-name="ce14" office:value-type="float" office:value="0.573586449926997" calcext:value-type="float">
            <text:p>0.57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962256404923" calcext:value-type="float">
            <text:p>-296.96</text:p>
          </table:table-cell>
          <table:table-cell table:style-name="ce14" office:value-type="float" office:value="0.105869914625055" calcext:value-type="float">
            <text:p>0.1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767000136446" calcext:value-type="float">
            <text:p>-344.77</text:p>
          </table:table-cell>
          <table:table-cell table:style-name="ce14" office:value-type="float" office:value="-0.877583437587279" calcext:value-type="float">
            <text:p>-0.8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40417851014" calcext:value-type="float">
            <text:p>-308.40</text:p>
          </table:table-cell>
          <table:table-cell table:style-name="ce14" office:value-type="float" office:value="-1.23037001893919" calcext:value-type="float">
            <text:p>-1.2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6.594532149245" calcext:value-type="float">
            <text:p>-276.59</text:p>
          </table:table-cell>
          <table:table-cell table:style-name="ce14" office:value-type="float" office:value="1.32211753019403" calcext:value-type="float">
            <text:p>1.3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1.757849184891" calcext:value-type="float">
            <text:p>-281.76</text:p>
          </table:table-cell>
          <table:table-cell table:style-name="ce14" office:value-type="float" office:value="1.19298508985128" calcext:value-type="float">
            <text:p>1.1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449977737395" calcext:value-type="float">
            <text:p>-309.45</text:p>
          </table:table-cell>
          <table:table-cell table:style-name="ce14" office:value-type="float" office:value="-1.47789540092378" calcext:value-type="float">
            <text:p>-1.4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299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2.518649969974" calcext:value-type="float">
            <text:p>-302.52</text:p>
          </table:table-cell>
          <table:table-cell table:style-name="ce14" office:value-type="float" office:value="-0.446727990739692" calcext:value-type="float">
            <text:p>-0.4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00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9.703016113686" calcext:value-type="float">
            <text:p>-289.70</text:p>
          </table:table-cell>
          <table:table-cell table:style-name="ce14" office:value-type="float" office:value="0.812253347043815" calcext:value-type="float">
            <text:p>0.8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7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9.227847533744" calcext:value-type="float">
            <text:p>-319.23</text:p>
          </table:table-cell>
          <table:table-cell table:style-name="ce14" office:value-type="float" office:value="-1.48084828091614" calcext:value-type="float">
            <text:p>-1.4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7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997829390001" calcext:value-type="float">
            <text:p>-298.00</text:p>
          </table:table-cell>
          <table:table-cell table:style-name="ce14" office:value-type="float" office:value="0.415296417505447" calcext:value-type="float">
            <text:p>0.4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7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855360972006" calcext:value-type="float">
            <text:p>-295.86</text:p>
          </table:table-cell>
          <table:table-cell table:style-name="ce14" office:value-type="float" office:value="0.432007868129554" calcext:value-type="float">
            <text:p>0.4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054696074561" calcext:value-type="float">
            <text:p>-315.05</text:p>
          </table:table-cell>
          <table:table-cell table:style-name="ce14" office:value-type="float" office:value="-1.17504527032636" calcext:value-type="float">
            <text:p>-1.1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6.543035110016" calcext:value-type="float">
            <text:p>-306.54</text:p>
          </table:table-cell>
          <table:table-cell table:style-name="ce14" office:value-type="float" office:value="-0.606195370070101" calcext:value-type="float">
            <text:p>-0.6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370269387349" calcext:value-type="float">
            <text:p>-282.37</text:p>
          </table:table-cell>
          <table:table-cell table:style-name="ce14" office:value-type="float" office:value="1.72263209558713" calcext:value-type="float">
            <text:p>1.7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367747164125" calcext:value-type="float">
            <text:p>-337.37</text:p>
          </table:table-cell>
          <table:table-cell table:style-name="ce14" office:value-type="float" office:value="0.426353037062199" calcext:value-type="float">
            <text:p>0.4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499646894566" calcext:value-type="float">
            <text:p>-288.50</text:p>
          </table:table-cell>
          <table:table-cell table:style-name="ce14" office:value-type="float" office:value="1.06657969842341" calcext:value-type="float">
            <text:p>1.07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489996308983" calcext:value-type="float">
            <text:p>-287.49</text:p>
          </table:table-cell>
          <table:table-cell table:style-name="ce14" office:value-type="float" office:value="1.35379641564809" calcext:value-type="float">
            <text:p>1.3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922032051122" calcext:value-type="float">
            <text:p>-288.92</text:p>
          </table:table-cell>
          <table:table-cell table:style-name="ce14" office:value-type="float" office:value="1.22589511278432" calcext:value-type="float">
            <text:p>1.2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939934037552" calcext:value-type="float">
            <text:p>-293.94</text:p>
          </table:table-cell>
          <table:table-cell table:style-name="ce14" office:value-type="float" office:value="0.529883738756685" calcext:value-type="float">
            <text:p>0.5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711821206616" calcext:value-type="float">
            <text:p>-297.71</text:p>
          </table:table-cell>
          <table:table-cell table:style-name="ce14" office:value-type="float" office:value="0.440841044785523" calcext:value-type="float">
            <text:p>0.44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8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2.411246165919" calcext:value-type="float">
            <text:p>-322.41</text:p>
          </table:table-cell>
          <table:table-cell table:style-name="ce14" office:value-type="float" office:value="-2.2071857576484" calcext:value-type="float">
            <text:p>-2.21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2.522666413319" calcext:value-type="float">
            <text:p>-302.52</text:p>
          </table:table-cell>
          <table:table-cell table:style-name="ce14" office:value-type="float" office:value="-0.598643537690356" calcext:value-type="float">
            <text:p>-0.60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7.598279629026" calcext:value-type="float">
            <text:p>-277.60</text:p>
          </table:table-cell>
          <table:table-cell table:style-name="ce14" office:value-type="float" office:value="1.99841634152725" calcext:value-type="float">
            <text:p>2.00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549592647854" calcext:value-type="float">
            <text:p>-287.55</text:p>
          </table:table-cell>
          <table:table-cell table:style-name="ce14" office:value-type="float" office:value="0.594547134023443" calcext:value-type="float">
            <text:p>0.5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139182612553" calcext:value-type="float">
            <text:p>-296.14</text:p>
          </table:table-cell>
          <table:table-cell table:style-name="ce14" office:value-type="float" office:value="-0.301597364493498" calcext:value-type="float">
            <text:p>-0.30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480625700845" calcext:value-type="float">
            <text:p>-307.48</text:p>
          </table:table-cell>
          <table:table-cell table:style-name="ce14" office:value-type="float" office:value="-1.24629833818486" calcext:value-type="float">
            <text:p>-1.25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5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004772211135" calcext:value-type="float">
            <text:p>-321.00</text:p>
          </table:table-cell>
          <table:table-cell table:style-name="ce14" office:value-type="float" office:value="-1.72941125946738" calcext:value-type="float">
            <text:p>-1.73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33045097741" calcext:value-type="float">
            <text:p>-352.33</text:p>
          </table:table-cell>
          <table:table-cell table:style-name="ce14" office:value-type="float" office:value="-0.443137900673566" calcext:value-type="float">
            <text:p>-0.44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9.821237488762" calcext:value-type="float">
            <text:p>-289.82</text:p>
          </table:table-cell>
          <table:table-cell table:style-name="ce14" office:value-type="float" office:value="0.616879155733462" calcext:value-type="float">
            <text:p>0.6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957083848452" calcext:value-type="float">
            <text:p>-307.96</text:p>
          </table:table-cell>
          <table:table-cell table:style-name="ce14" office:value-type="float" office:value="-0.980212140210376" calcext:value-type="float">
            <text:p>-0.9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29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636640526839" calcext:value-type="float">
            <text:p>-317.64</text:p>
          </table:table-cell>
          <table:table-cell table:style-name="ce14" office:value-type="float" office:value="-1.91617295041642" calcext:value-type="float">
            <text:p>-1.9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034998085507" calcext:value-type="float">
            <text:p>-353.03</text:p>
          </table:table-cell>
          <table:table-cell table:style-name="ce14" office:value-type="float" office:value="-1.19037249777146" calcext:value-type="float">
            <text:p>-1.19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186264410398" calcext:value-type="float">
            <text:p>-297.19</text:p>
          </table:table-cell>
          <table:table-cell table:style-name="ce14" office:value-type="float" office:value="-1.46608979258562" calcext:value-type="float">
            <text:p>-1.47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356976824988" calcext:value-type="float">
            <text:p>-328.36</text:p>
          </table:table-cell>
          <table:table-cell table:style-name="ce14" office:value-type="float" office:value="1.37522192215728" calcext:value-type="float">
            <text:p>1.3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318572293443" calcext:value-type="float">
            <text:p>-284.32</text:p>
          </table:table-cell>
          <table:table-cell table:style-name="ce14" office:value-type="float" office:value="0.62261397656169" calcext:value-type="float">
            <text:p>0.62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323595875996" calcext:value-type="float">
            <text:p>-284.32</text:p>
          </table:table-cell>
          <table:table-cell table:style-name="ce14" office:value-type="float" office:value="0.876935632755282" calcext:value-type="float">
            <text:p>0.8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243179700889" calcext:value-type="float">
            <text:p>-338.24</text:p>
          </table:table-cell>
          <table:table-cell table:style-name="ce14" office:value-type="float" office:value="0.301138077936459" calcext:value-type="float">
            <text:p>0.30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933940535091" calcext:value-type="float">
            <text:p>-287.93</text:p>
          </table:table-cell>
          <table:table-cell table:style-name="ce14" office:value-type="float" office:value="0.276497010218528" calcext:value-type="float">
            <text:p>0.2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955408587124" calcext:value-type="float">
            <text:p>-308.96</text:p>
          </table:table-cell>
          <table:table-cell table:style-name="ce14" office:value-type="float" office:value="-0.680215461539694" calcext:value-type="float">
            <text:p>-0.6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726544540183" calcext:value-type="float">
            <text:p>-309.73</text:p>
          </table:table-cell>
          <table:table-cell table:style-name="ce14" office:value-type="float" office:value="-0.678365935783362" calcext:value-type="float">
            <text:p>-0.68</text:p>
          </table:table-cell>
          <table:table-cell office:value-type="float" office:value="51.95576" calcext:value-type="float">
            <text:p>51.95576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0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7.826216999543" calcext:value-type="float">
            <text:p>-297.83</text:p>
          </table:table-cell>
          <table:table-cell table:style-name="ce14" office:value-type="float" office:value="-0.664899172481359" calcext:value-type="float">
            <text:p>-0.66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70653875455" calcext:value-type="float">
            <text:p>-328.71</text:p>
          </table:table-cell>
          <table:table-cell table:style-name="ce14" office:value-type="float" office:value="0.206809557935765" calcext:value-type="float">
            <text:p>0.21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641457735984" calcext:value-type="float">
            <text:p>-337.64</text:p>
          </table:table-cell>
          <table:table-cell table:style-name="ce14" office:value-type="float" office:value="-0.181203434549739" calcext:value-type="float">
            <text:p>-0.18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969475546322" calcext:value-type="float">
            <text:p>-332.97</text:p>
          </table:table-cell>
          <table:table-cell table:style-name="ce14" office:value-type="float" office:value="-0.204135154838523" calcext:value-type="float">
            <text:p>-0.20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699828203161" calcext:value-type="float">
            <text:p>-337.70</text:p>
          </table:table-cell>
          <table:table-cell table:style-name="ce14" office:value-type="float" office:value="0.0777364015670481" calcext:value-type="float">
            <text:p>0.08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158940635469" calcext:value-type="float">
            <text:p>-324.16</text:p>
          </table:table-cell>
          <table:table-cell table:style-name="ce14" office:value-type="float" office:value="0.886750202995051" calcext:value-type="float">
            <text:p>0.89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574157463114" calcext:value-type="float">
            <text:p>-328.57</text:p>
          </table:table-cell>
          <table:table-cell table:style-name="ce14" office:value-type="float" office:value="0.104094435342494" calcext:value-type="float">
            <text:p>0.10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978884515851" calcext:value-type="float">
            <text:p>-336.98</text:p>
          </table:table-cell>
          <table:table-cell table:style-name="ce14" office:value-type="float" office:value="-0.16554505758787" calcext:value-type="float">
            <text:p>-0.17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23785925403" calcext:value-type="float">
            <text:p>-344.24</text:p>
          </table:table-cell>
          <table:table-cell table:style-name="ce14" office:value-type="float" office:value="-0.864741748063907" calcext:value-type="float">
            <text:p>-0.86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128919590133" calcext:value-type="float">
            <text:p>-348.13</text:p>
          </table:table-cell>
          <table:table-cell table:style-name="ce14" office:value-type="float" office:value="-1.05449101345998" calcext:value-type="float">
            <text:p>-1.05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1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985295672766" calcext:value-type="float">
            <text:p>-336.99</text:p>
          </table:table-cell>
          <table:table-cell table:style-name="ce14" office:value-type="float" office:value="0.541178111985992" calcext:value-type="float">
            <text:p>0.54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0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068959624523" calcext:value-type="float">
            <text:p>-300.07</text:p>
          </table:table-cell>
          <table:table-cell table:style-name="ce14" office:value-type="float" office:value="0.125453635986793" calcext:value-type="float">
            <text:p>0.13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964693810946" calcext:value-type="float">
            <text:p>-328.96</text:p>
          </table:table-cell>
          <table:table-cell table:style-name="ce14" office:value-type="float" office:value="0.608904105139531" calcext:value-type="float">
            <text:p>0.61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885813308236" calcext:value-type="float">
            <text:p>-328.89</text:p>
          </table:table-cell>
          <table:table-cell table:style-name="ce14" office:value-type="float" office:value="1.29895311872122" calcext:value-type="float">
            <text:p>1.30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6.025680414499" calcext:value-type="float">
            <text:p>-326.03</text:p>
          </table:table-cell>
          <table:table-cell table:style-name="ce14" office:value-type="float" office:value="0.339238995706437" calcext:value-type="float">
            <text:p>0.34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2.23787384795" calcext:value-type="float">
            <text:p>-322.24</text:p>
          </table:table-cell>
          <table:table-cell table:style-name="ce14" office:value-type="float" office:value="1.72916373374069" calcext:value-type="float">
            <text:p>1.73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56085718801" calcext:value-type="float">
            <text:p>-343.56</text:p>
          </table:table-cell>
          <table:table-cell table:style-name="ce14" office:value-type="float" office:value="-0.161712723280155" calcext:value-type="float">
            <text:p>-0.16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236482250869" calcext:value-type="float">
            <text:p>-287.24</text:p>
          </table:table-cell>
          <table:table-cell table:style-name="ce14" office:value-type="float" office:value="0.899309060532371" calcext:value-type="float">
            <text:p>0.90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077293320777" calcext:value-type="float">
            <text:p>-333.08</text:p>
          </table:table-cell>
          <table:table-cell table:style-name="ce14" office:value-type="float" office:value="0.888036928225106" calcext:value-type="float">
            <text:p>0.89</text:p>
          </table:table-cell>
          <table:table-cell office:value-type="float" office:value="51.955761" calcext:value-type="float">
            <text:p>51.955761</text:p>
          </table:table-cell>
          <table:table-cell office:value-type="float" office:value="-78.872863" calcext:value-type="float">
            <text:p>-78.872863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2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680209409079" calcext:value-type="float">
            <text:p>-341.68</text:p>
          </table:table-cell>
          <table:table-cell table:style-name="ce14" office:value-type="float" office:value="0.371724917051743" calcext:value-type="float">
            <text:p>0.3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080099339459" calcext:value-type="float">
            <text:p>-350.08</text:p>
          </table:table-cell>
          <table:table-cell table:style-name="ce14" office:value-type="float" office:value="-0.789658873291881" calcext:value-type="float">
            <text:p>-0.7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315329141179" calcext:value-type="float">
            <text:p>-345.32</text:p>
          </table:table-cell>
          <table:table-cell table:style-name="ce14" office:value-type="float" office:value="0.227362963260062" calcext:value-type="float">
            <text:p>0.2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575336765249" calcext:value-type="float">
            <text:p>-327.58</text:p>
          </table:table-cell>
          <table:table-cell table:style-name="ce14" office:value-type="float" office:value="1.08500833561504" calcext:value-type="float">
            <text:p>1.0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43585454546" calcext:value-type="float">
            <text:p>-349.44</text:p>
          </table:table-cell>
          <table:table-cell table:style-name="ce14" office:value-type="float" office:value="-0.599073244955264" calcext:value-type="float">
            <text:p>-0.6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32115995438" calcext:value-type="float">
            <text:p>-353.32</text:p>
          </table:table-cell>
          <table:table-cell table:style-name="ce14" office:value-type="float" office:value="-1.53302517500201" calcext:value-type="float">
            <text:p>-1.5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361357939534" calcext:value-type="float">
            <text:p>-351.36</text:p>
          </table:table-cell>
          <table:table-cell table:style-name="ce14" office:value-type="float" office:value="-1.02858527394787" calcext:value-type="float">
            <text:p>-1.0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963820996952" calcext:value-type="float">
            <text:p>-341.96</text:p>
          </table:table-cell>
          <table:table-cell table:style-name="ce14" office:value-type="float" office:value="0.264710182554798" calcext:value-type="float">
            <text:p>0.2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588077046253" calcext:value-type="float">
            <text:p>-348.59</text:p>
          </table:table-cell>
          <table:table-cell table:style-name="ce14" office:value-type="float" office:value="-0.723381803731966" calcext:value-type="float">
            <text:p>-0.7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3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7.244761193555" calcext:value-type="float">
            <text:p>-357.24</text:p>
          </table:table-cell>
          <table:table-cell table:style-name="ce14" office:value-type="float" office:value="-1.81535068616433" calcext:value-type="float">
            <text:p>-1.8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076242455625" calcext:value-type="float">
            <text:p>-351.08</text:p>
          </table:table-cell>
          <table:table-cell table:style-name="ce14" office:value-type="float" office:value="-0.915458975287906" calcext:value-type="float">
            <text:p>-0.9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333757856113" calcext:value-type="float">
            <text:p>-343.33</text:p>
          </table:table-cell>
          <table:table-cell table:style-name="ce14" office:value-type="float" office:value="0.0436886590214342" calcext:value-type="float">
            <text:p>0.0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306195228715" calcext:value-type="float">
            <text:p>-341.31</text:p>
          </table:table-cell>
          <table:table-cell table:style-name="ce14" office:value-type="float" office:value="0.23690355652766" calcext:value-type="float">
            <text:p>0.2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995596899796" calcext:value-type="float">
            <text:p>-339.00</text:p>
          </table:table-cell>
          <table:table-cell table:style-name="ce14" office:value-type="float" office:value="0.777304136950036" calcext:value-type="float">
            <text:p>0.7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443806715134" calcext:value-type="float">
            <text:p>-338.44</text:p>
          </table:table-cell>
          <table:table-cell table:style-name="ce14" office:value-type="float" office:value="0.884138687297658" calcext:value-type="float">
            <text:p>0.8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437384742531" calcext:value-type="float">
            <text:p>-344.44</text:p>
          </table:table-cell>
          <table:table-cell table:style-name="ce14" office:value-type="float" office:value="0.03808301812362" calcext:value-type="float">
            <text:p>0.0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482979279025" calcext:value-type="float">
            <text:p>-304.48</text:p>
          </table:table-cell>
          <table:table-cell table:style-name="ce14" office:value-type="float" office:value="2.69535405176317" calcext:value-type="float">
            <text:p>2.7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053141773953" calcext:value-type="float">
            <text:p>-321.05</text:p>
          </table:table-cell>
          <table:table-cell table:style-name="ce14" office:value-type="float" office:value="1.76386983464496" calcext:value-type="float">
            <text:p>1.7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145265673717" calcext:value-type="float">
            <text:p>-336.15</text:p>
          </table:table-cell>
          <table:table-cell table:style-name="ce14" office:value-type="float" office:value="0.910406676411608" calcext:value-type="float">
            <text:p>0.9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4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242515528688" calcext:value-type="float">
            <text:p>-340.24</text:p>
          </table:table-cell>
          <table:table-cell table:style-name="ce14" office:value-type="float" office:value="0.12493579076211" calcext:value-type="float">
            <text:p>0.1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338884247572" calcext:value-type="float">
            <text:p>-332.34</text:p>
          </table:table-cell>
          <table:table-cell table:style-name="ce14" office:value-type="float" office:value="1.13169158747296" calcext:value-type="float">
            <text:p>1.1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1.450719884573" calcext:value-type="float">
            <text:p>-361.45</text:p>
          </table:table-cell>
          <table:table-cell table:style-name="ce14" office:value-type="float" office:value="-1.31484737690496" calcext:value-type="float">
            <text:p>-1.3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395248062826" calcext:value-type="float">
            <text:p>-356.40</text:p>
          </table:table-cell>
          <table:table-cell table:style-name="ce14" office:value-type="float" office:value="-0.831648609555395" calcext:value-type="float">
            <text:p>-0.8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128218290429" calcext:value-type="float">
            <text:p>-337.13</text:p>
          </table:table-cell>
          <table:table-cell table:style-name="ce14" office:value-type="float" office:value="0.768789394136075" calcext:value-type="float">
            <text:p>0.7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83040219842" calcext:value-type="float">
            <text:p>-355.83</text:p>
          </table:table-cell>
          <table:table-cell table:style-name="ce14" office:value-type="float" office:value="-1.12392784603087" calcext:value-type="float">
            <text:p>-1.1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2.647379799682" calcext:value-type="float">
            <text:p>-362.65</text:p>
          </table:table-cell>
          <table:table-cell table:style-name="ce14" office:value-type="float" office:value="-1.42922336717951" calcext:value-type="float">
            <text:p>-1.4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7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50029623754" calcext:value-type="float">
            <text:p>-282.50</text:p>
          </table:table-cell>
          <table:table-cell table:style-name="ce14" office:value-type="float" office:value="1.79944809965146" calcext:value-type="float">
            <text:p>1.8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382872627192" calcext:value-type="float">
            <text:p>-347.38</text:p>
          </table:table-cell>
          <table:table-cell table:style-name="ce14" office:value-type="float" office:value="0.0297484775881822" calcext:value-type="float">
            <text:p>0.0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5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09033860618" calcext:value-type="float">
            <text:p>-352.09</text:p>
          </table:table-cell>
          <table:table-cell table:style-name="ce14" office:value-type="float" office:value="-0.420188113612267" calcext:value-type="float">
            <text:p>-0.4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477736118719" calcext:value-type="float">
            <text:p>-348.48</text:p>
          </table:table-cell>
          <table:table-cell table:style-name="ce14" office:value-type="float" office:value="-0.173954191998727" calcext:value-type="float">
            <text:p>-0.1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302026195384" calcext:value-type="float">
            <text:p>-363.30</text:p>
          </table:table-cell>
          <table:table-cell table:style-name="ce14" office:value-type="float" office:value="-1.49179405150061" calcext:value-type="float">
            <text:p>-1.4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8.466653968595" calcext:value-type="float">
            <text:p>-368.47</text:p>
          </table:table-cell>
          <table:table-cell table:style-name="ce14" office:value-type="float" office:value="-1.98542587496364" calcext:value-type="float">
            <text:p>-1.9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643430320946" calcext:value-type="float">
            <text:p>-351.64</text:p>
          </table:table-cell>
          <table:table-cell table:style-name="ce14" office:value-type="float" office:value="-0.377472905189114" calcext:value-type="float">
            <text:p>-0.3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02.288867844184" calcext:value-type="float">
            <text:p>-402.29</text:p>
          </table:table-cell>
          <table:table-cell table:style-name="ce14" office:value-type="float" office:value="-5.21813147197942" calcext:value-type="float">
            <text:p>-5.2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461442718725" calcext:value-type="float">
            <text:p>-342.46</text:p>
          </table:table-cell>
          <table:table-cell table:style-name="ce14" office:value-type="float" office:value="0.424954672449698" calcext:value-type="float">
            <text:p>0.4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8.686079166344" calcext:value-type="float">
            <text:p>-358.69</text:p>
          </table:table-cell>
          <table:table-cell table:style-name="ce14" office:value-type="float" office:value="-1.05060478307503" calcext:value-type="float">
            <text:p>-1.0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1.853430871175" calcext:value-type="float">
            <text:p>-361.85</text:p>
          </table:table-cell>
          <table:table-cell table:style-name="ce14" office:value-type="float" office:value="-1.35333823575756" calcext:value-type="float">
            <text:p>-1.3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248845109661" calcext:value-type="float">
            <text:p>-335.25</text:p>
          </table:table-cell>
          <table:table-cell table:style-name="ce14" office:value-type="float" office:value="1.1895110766467" calcext:value-type="float">
            <text:p>1.1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6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57933428927" calcext:value-type="float">
            <text:p>-327.58</text:p>
          </table:table-cell>
          <table:table-cell table:style-name="ce14" office:value-type="float" office:value="1.68020157065439" calcext:value-type="float">
            <text:p>1.6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678263907412" calcext:value-type="float">
            <text:p>-353.68</text:p>
          </table:table-cell>
          <table:table-cell table:style-name="ce14" office:value-type="float" office:value="-0.571960999556923" calcext:value-type="float">
            <text:p>-0.5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404458424167" calcext:value-type="float">
            <text:p>-360.40</text:p>
          </table:table-cell>
          <table:table-cell table:style-name="ce14" office:value-type="float" office:value="-1.40178429614969" calcext:value-type="float">
            <text:p>-1.4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7.887109119143" calcext:value-type="float">
            <text:p>-367.89</text:p>
          </table:table-cell>
          <table:table-cell table:style-name="ce14" office:value-type="float" office:value="-2.16163933145334" calcext:value-type="float">
            <text:p>-2.1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6.280195031674" calcext:value-type="float">
            <text:p>-326.28</text:p>
          </table:table-cell>
          <table:table-cell table:style-name="ce14" office:value-type="float" office:value="1.77695293756659" calcext:value-type="float">
            <text:p>1.7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273267357776" calcext:value-type="float">
            <text:p>-333.27</text:p>
          </table:table-cell>
          <table:table-cell table:style-name="ce14" office:value-type="float" office:value="0.777784619838728" calcext:value-type="float">
            <text:p>0.7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389837563382" calcext:value-type="float">
            <text:p>-329.39</text:p>
          </table:table-cell>
          <table:table-cell table:style-name="ce14" office:value-type="float" office:value="0.9390680715915" calcext:value-type="float">
            <text:p>0.9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005788737127" calcext:value-type="float">
            <text:p>-327.01</text:p>
          </table:table-cell>
          <table:table-cell table:style-name="ce14" office:value-type="float" office:value="1.56595000064611" calcext:value-type="float">
            <text:p>1.5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2.735574097326" calcext:value-type="float">
            <text:p>-362.74</text:p>
          </table:table-cell>
          <table:table-cell table:style-name="ce14" office:value-type="float" office:value="-1.61879130461186" calcext:value-type="float">
            <text:p>-1.6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493935725646" calcext:value-type="float">
            <text:p>-346.49</text:p>
          </table:table-cell>
          <table:table-cell table:style-name="ce14" office:value-type="float" office:value="0.114712498796022" calcext:value-type="float">
            <text:p>0.1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7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442805141094" calcext:value-type="float">
            <text:p>-355.44</text:p>
          </table:table-cell>
          <table:table-cell table:style-name="ce14" office:value-type="float" office:value="-0.925509677811508" calcext:value-type="float">
            <text:p>-0.9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9.166800612737" calcext:value-type="float">
            <text:p>-369.17</text:p>
          </table:table-cell>
          <table:table-cell table:style-name="ce14" office:value-type="float" office:value="-2.34396480783058" calcext:value-type="float">
            <text:p>-2.3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140619344318" calcext:value-type="float">
            <text:p>-360.14</text:p>
          </table:table-cell>
          <table:table-cell table:style-name="ce14" office:value-type="float" office:value="-1.37956265752587" calcext:value-type="float">
            <text:p>-1.3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948550681867" calcext:value-type="float">
            <text:p>-347.95</text:p>
          </table:table-cell>
          <table:table-cell table:style-name="ce14" office:value-type="float" office:value="-0.246396133204692" calcext:value-type="float">
            <text:p>-0.2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444170622142" calcext:value-type="float">
            <text:p>-332.44</text:p>
          </table:table-cell>
          <table:table-cell table:style-name="ce14" office:value-type="float" office:value="1.08315890271364" calcext:value-type="float">
            <text:p>1.0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880342008566" calcext:value-type="float">
            <text:p>-344.88</text:p>
          </table:table-cell>
          <table:table-cell table:style-name="ce14" office:value-type="float" office:value="-0.605173992030244" calcext:value-type="float">
            <text:p>-0.6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8.029560639628" calcext:value-type="float">
            <text:p>-318.03</text:p>
          </table:table-cell>
          <table:table-cell table:style-name="ce14" office:value-type="float" office:value="2.01378700756227" calcext:value-type="float">
            <text:p>2.0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445858861674" calcext:value-type="float">
            <text:p>-339.45</text:p>
          </table:table-cell>
          <table:table-cell table:style-name="ce14" office:value-type="float" office:value="-0.124145948263312" calcext:value-type="float">
            <text:p>-0.1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984827849789" calcext:value-type="float">
            <text:p>-341.98</text:p>
          </table:table-cell>
          <table:table-cell table:style-name="ce14" office:value-type="float" office:value="0.0357868493777491" calcext:value-type="float">
            <text:p>0.0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194779630205" calcext:value-type="float">
            <text:p>-356.19</text:p>
          </table:table-cell>
          <table:table-cell table:style-name="ce14" office:value-type="float" office:value="-1.52175446871908" calcext:value-type="float">
            <text:p>-1.5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8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554187875009" calcext:value-type="float">
            <text:p>-354.55</text:p>
          </table:table-cell>
          <table:table-cell table:style-name="ce14" office:value-type="float" office:value="-1.73266488676648" calcext:value-type="float">
            <text:p>-1.7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29804536944" calcext:value-type="float">
            <text:p>-334.30</text:p>
          </table:table-cell>
          <table:table-cell table:style-name="ce14" office:value-type="float" office:value="1.1967503734046" calcext:value-type="float">
            <text:p>1.2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740983938494" calcext:value-type="float">
            <text:p>-338.74</text:p>
          </table:table-cell>
          <table:table-cell table:style-name="ce14" office:value-type="float" office:value="0.855734678122119" calcext:value-type="float">
            <text:p>0.8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2.539228256872" calcext:value-type="float">
            <text:p>-322.54</text:p>
          </table:table-cell>
          <table:table-cell table:style-name="ce14" office:value-type="float" office:value="1.08982458464508" calcext:value-type="float">
            <text:p>1.0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499136019784" calcext:value-type="float">
            <text:p>-338.50</text:p>
          </table:table-cell>
          <table:table-cell table:style-name="ce14" office:value-type="float" office:value="0.637439071991173" calcext:value-type="float">
            <text:p>0.6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8.426352658556" calcext:value-type="float">
            <text:p>-358.43</text:p>
          </table:table-cell>
          <table:table-cell table:style-name="ce14" office:value-type="float" office:value="-1.25692763519452" calcext:value-type="float">
            <text:p>-1.2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720541969775" calcext:value-type="float">
            <text:p>-339.72</text:p>
          </table:table-cell>
          <table:table-cell table:style-name="ce14" office:value-type="float" office:value="-0.259831153009786" calcext:value-type="float">
            <text:p>-0.2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0.832383152715" calcext:value-type="float">
            <text:p>-370.83</text:p>
          </table:table-cell>
          <table:table-cell table:style-name="ce14" office:value-type="float" office:value="-2.67141093020307" calcext:value-type="float">
            <text:p>-2.6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6.681094455252" calcext:value-type="float">
            <text:p>-376.68</text:p>
          </table:table-cell>
          <table:table-cell table:style-name="ce14" office:value-type="float" office:value="-3.69126867002411" calcext:value-type="float">
            <text:p>-3.6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732865563028" calcext:value-type="float">
            <text:p>-352.73</text:p>
          </table:table-cell>
          <table:table-cell table:style-name="ce14" office:value-type="float" office:value="-1.49200302579287" calcext:value-type="float">
            <text:p>-1.4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39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387730902588" calcext:value-type="float">
            <text:p>-330.39</text:p>
          </table:table-cell>
          <table:table-cell table:style-name="ce14" office:value-type="float" office:value="1.17577591043464" calcext:value-type="float">
            <text:p>1.1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705650146235" calcext:value-type="float">
            <text:p>-351.71</text:p>
          </table:table-cell>
          <table:table-cell table:style-name="ce14" office:value-type="float" office:value="-0.383419836344968" calcext:value-type="float">
            <text:p>-0.3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278747099171" calcext:value-type="float">
            <text:p>-348.28</text:p>
          </table:table-cell>
          <table:table-cell table:style-name="ce14" office:value-type="float" office:value="-0.838321958693399" calcext:value-type="float">
            <text:p>-0.8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502907458276" calcext:value-type="float">
            <text:p>-330.50</text:p>
          </table:table-cell>
          <table:table-cell table:style-name="ce14" office:value-type="float" office:value="1.64312476571972" calcext:value-type="float">
            <text:p>1.6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558805021021" calcext:value-type="float">
            <text:p>-347.56</text:p>
          </table:table-cell>
          <table:table-cell table:style-name="ce14" office:value-type="float" office:value="-0.285844195606578" calcext:value-type="float">
            <text:p>-0.2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298309679126" calcext:value-type="float">
            <text:p>-353.30</text:p>
          </table:table-cell>
          <table:table-cell table:style-name="ce14" office:value-type="float" office:value="-1.17033646399937" calcext:value-type="float">
            <text:p>-1.17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520277124736" calcext:value-type="float">
            <text:p>-340.52</text:p>
          </table:table-cell>
          <table:table-cell table:style-name="ce14" office:value-type="float" office:value="0.604605234486063" calcext:value-type="float">
            <text:p>0.6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028565094734" calcext:value-type="float">
            <text:p>-335.03</text:p>
          </table:table-cell>
          <table:table-cell table:style-name="ce14" office:value-type="float" office:value="0.154950165999547" calcext:value-type="float">
            <text:p>0.1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822832968296" calcext:value-type="float">
            <text:p>-336.82</text:p>
          </table:table-cell>
          <table:table-cell table:style-name="ce14" office:value-type="float" office:value="0.94210601329596" calcext:value-type="float">
            <text:p>0.9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851615825702" calcext:value-type="float">
            <text:p>-346.85</text:p>
          </table:table-cell>
          <table:table-cell table:style-name="ce14" office:value-type="float" office:value="0.080525663314384" calcext:value-type="float">
            <text:p>0.08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0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1.888477136452" calcext:value-type="float">
            <text:p>-361.89</text:p>
          </table:table-cell>
          <table:table-cell table:style-name="ce14" office:value-type="float" office:value="-2.11134574078692" calcext:value-type="float">
            <text:p>-2.1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018827124682" calcext:value-type="float">
            <text:p>-342.02</text:p>
          </table:table-cell>
          <table:table-cell table:style-name="ce14" office:value-type="float" office:value="-0.26453703075233" calcext:value-type="float">
            <text:p>-0.2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755352953334" calcext:value-type="float">
            <text:p>-339.76</text:p>
          </table:table-cell>
          <table:table-cell table:style-name="ce14" office:value-type="float" office:value="0.600748473370932" calcext:value-type="float">
            <text:p>0.6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535011577299" calcext:value-type="float">
            <text:p>-331.54</text:p>
          </table:table-cell>
          <table:table-cell table:style-name="ce14" office:value-type="float" office:value="0.687169060315653" calcext:value-type="float">
            <text:p>0.69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683939870487" calcext:value-type="float">
            <text:p>-336.68</text:p>
          </table:table-cell>
          <table:table-cell table:style-name="ce14" office:value-type="float" office:value="0.233531990943242" calcext:value-type="float">
            <text:p>0.2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788232706809" calcext:value-type="float">
            <text:p>-340.79</text:p>
          </table:table-cell>
          <table:table-cell table:style-name="ce14" office:value-type="float" office:value="0.563139362716167" calcext:value-type="float">
            <text:p>0.5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095580923579" calcext:value-type="float">
            <text:p>-332.10</text:p>
          </table:table-cell>
          <table:table-cell table:style-name="ce14" office:value-type="float" office:value="1.29848928040584" calcext:value-type="float">
            <text:p>1.3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697474222652" calcext:value-type="float">
            <text:p>-341.70</text:p>
          </table:table-cell>
          <table:table-cell table:style-name="ce14" office:value-type="float" office:value="0.306037938696182" calcext:value-type="float">
            <text:p>0.31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504615097748" calcext:value-type="float">
            <text:p>-353.50</text:p>
          </table:table-cell>
          <table:table-cell table:style-name="ce14" office:value-type="float" office:value="-0.739505065005904" calcext:value-type="float">
            <text:p>-0.74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960194758272" calcext:value-type="float">
            <text:p>-347.96</text:p>
          </table:table-cell>
          <table:table-cell table:style-name="ce14" office:value-type="float" office:value="-0.650270287347877" calcext:value-type="float">
            <text:p>-0.6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1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976598068664" calcext:value-type="float">
            <text:p>-348.98</text:p>
          </table:table-cell>
          <table:table-cell table:style-name="ce14" office:value-type="float" office:value="-0.398224803513506" calcext:value-type="float">
            <text:p>-0.40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2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873984996487" calcext:value-type="float">
            <text:p>-333.87</text:p>
          </table:table-cell>
          <table:table-cell table:style-name="ce14" office:value-type="float" office:value="1.13029367094288" calcext:value-type="float">
            <text:p>1.1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2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169765950031" calcext:value-type="float">
            <text:p>-345.17</text:p>
          </table:table-cell>
          <table:table-cell table:style-name="ce14" office:value-type="float" office:value="0.0619859760526872" calcext:value-type="float">
            <text:p>0.06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2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239836659348" calcext:value-type="float">
            <text:p>-354.24</text:p>
          </table:table-cell>
          <table:table-cell table:style-name="ce14" office:value-type="float" office:value="-1.1206067579001" calcext:value-type="float">
            <text:p>-1.12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2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62535289774" calcext:value-type="float">
            <text:p>-355.63</text:p>
          </table:table-cell>
          <table:table-cell table:style-name="ce14" office:value-type="float" office:value="-1.12898813153363" calcext:value-type="float">
            <text:p>-1.13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Upichun</text:p>
          </table:table-cell>
          <table:table-cell office:value-type="string" calcext:value-type="string">
            <text:p>coarWASm_342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536939963756" calcext:value-type="float">
            <text:p>-332.54</text:p>
          </table:table-cell>
          <table:table-cell table:style-name="ce14" office:value-type="float" office:value="0.745372670317457" calcext:value-type="float">
            <text:p>0.75</text:p>
          </table:table-cell>
          <table:table-cell office:value-type="float" office:value="51.953168" calcext:value-type="float">
            <text:p>51.953168</text:p>
          </table:table-cell>
          <table:table-cell office:value-type="float" office:value="-78.891547" calcext:value-type="float">
            <text:p>-78.891547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0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2.020164890543" calcext:value-type="float">
            <text:p>-292.02</text:p>
          </table:table-cell>
          <table:table-cell table:style-name="ce14" office:value-type="float" office:value="0.713914635832444" calcext:value-type="float">
            <text:p>0.71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1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2.459441313165" calcext:value-type="float">
            <text:p>-302.46</text:p>
          </table:table-cell>
          <table:table-cell table:style-name="ce14" office:value-type="float" office:value="-0.075679676897436" calcext:value-type="float">
            <text:p>-0.08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1.469802713382" calcext:value-type="float">
            <text:p>-281.47</text:p>
          </table:table-cell>
          <table:table-cell table:style-name="ce14" office:value-type="float" office:value="1.89148593114833" calcext:value-type="float">
            <text:p>1.89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913472295684" calcext:value-type="float">
            <text:p>-300.91</text:p>
          </table:table-cell>
          <table:table-cell table:style-name="ce14" office:value-type="float" office:value="-0.0217029121068369" calcext:value-type="float">
            <text:p>-0.02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620432327567" calcext:value-type="float">
            <text:p>-299.62</text:p>
          </table:table-cell>
          <table:table-cell table:style-name="ce14" office:value-type="float" office:value="0.270374734590379" calcext:value-type="float">
            <text:p>0.27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7.588118642327" calcext:value-type="float">
            <text:p>-317.59</text:p>
          </table:table-cell>
          <table:table-cell table:style-name="ce14" office:value-type="float" office:value="-2.11032750895133" calcext:value-type="float">
            <text:p>-2.11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5.113665592168" calcext:value-type="float">
            <text:p>-325.11</text:p>
          </table:table-cell>
          <table:table-cell table:style-name="ce14" office:value-type="float" office:value="-2.00653613628164" calcext:value-type="float">
            <text:p>-2.01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813322580817" calcext:value-type="float">
            <text:p>-305.81</text:p>
          </table:table-cell>
          <table:table-cell table:style-name="ce14" office:value-type="float" office:value="-0.375853852130323" calcext:value-type="float">
            <text:p>-0.38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888226642563" calcext:value-type="float">
            <text:p>-282.89</text:p>
          </table:table-cell>
          <table:table-cell table:style-name="ce14" office:value-type="float" office:value="1.7648003581441" calcext:value-type="float">
            <text:p>1.76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3.561499232096" calcext:value-type="float">
            <text:p>-303.56</text:p>
          </table:table-cell>
          <table:table-cell table:style-name="ce14" office:value-type="float" office:value="-0.0816189880032992" calcext:value-type="float">
            <text:p>-0.08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614131122058" calcext:value-type="float">
            <text:p>-314.61</text:p>
          </table:table-cell>
          <table:table-cell table:style-name="ce14" office:value-type="float" office:value="-1.06877732295429" calcext:value-type="float">
            <text:p>-1.07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2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2.146310799223" calcext:value-type="float">
            <text:p>-302.15</text:p>
          </table:table-cell>
          <table:table-cell table:style-name="ce14" office:value-type="float" office:value="0.0447776088385535" calcext:value-type="float">
            <text:p>0.04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3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3.911103932756" calcext:value-type="float">
            <text:p>-323.91</text:p>
          </table:table-cell>
          <table:table-cell table:style-name="ce14" office:value-type="float" office:value="-1.89913015576948" calcext:value-type="float">
            <text:p>-1.90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3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6.775629109073" calcext:value-type="float">
            <text:p>-306.78</text:p>
          </table:table-cell>
          <table:table-cell table:style-name="ce14" office:value-type="float" office:value="-0.368686822095807" calcext:value-type="float">
            <text:p>-0.37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3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2.914530228296" calcext:value-type="float">
            <text:p>-362.91</text:p>
          </table:table-cell>
          <table:table-cell table:style-name="ce14" office:value-type="float" office:value="-1.53641935069182" calcext:value-type="float">
            <text:p>-1.54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OubehJuun</text:p>
          </table:table-cell>
          <table:table-cell office:value-type="string" calcext:value-type="string">
            <text:p>coarWASm_353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569308258003" calcext:value-type="float">
            <text:p>-349.57</text:p>
          </table:table-cell>
          <table:table-cell table:style-name="ce14" office:value-type="float" office:value="-0.179229643336579" calcext:value-type="float">
            <text:p>-0.18</text:p>
          </table:table-cell>
          <table:table-cell office:value-type="float" office:value="51.954252" calcext:value-type="float">
            <text:p>51.954252</text:p>
          </table:table-cell>
          <table:table-cell office:value-type="float" office:value="-78.892354" calcext:value-type="float">
            <text:p>-78.892354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55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1.714389767661" calcext:value-type="float">
            <text:p>-321.71</text:p>
          </table:table-cell>
          <table:table-cell table:style-name="ce14" office:value-type="float" office:value="-1.70293211722381" calcext:value-type="float">
            <text:p>-1.70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63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515357036655" calcext:value-type="float">
            <text:p>-296.52</text:p>
          </table:table-cell>
          <table:table-cell table:style-name="ce14" office:value-type="float" office:value="0.547702432155127" calcext:value-type="float">
            <text:p>0.55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923267" calcext:value-type="float">
            <text:p>-78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63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9.346655189038" calcext:value-type="float">
            <text:p>-369.35</text:p>
          </table:table-cell>
          <table:table-cell table:style-name="ce14" office:value-type="float" office:value="-2.25973947988353" calcext:value-type="float">
            <text:p>-2.26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923267" calcext:value-type="float">
            <text:p>-78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639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14.426426739369" calcext:value-type="float">
            <text:p>-414.43</text:p>
          </table:table-cell>
          <table:table-cell table:style-name="ce14" office:value-type="float" office:value="-3.29844051015712" calcext:value-type="float">
            <text:p>-3.30</text:p>
          </table:table-cell>
          <table:table-cell office:value-type="float" office:value="51.499744" calcext:value-type="float">
            <text:p>51.499744</text:p>
          </table:table-cell>
          <table:table-cell office:value-type="float" office:value="-78.808153" calcext:value-type="float">
            <text:p>-78.808153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64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465781477425" calcext:value-type="float">
            <text:p>-286.47</text:p>
          </table:table-cell>
          <table:table-cell table:style-name="ce14" office:value-type="float" office:value="0.913419069352363" calcext:value-type="float">
            <text:p>0.91</text:p>
          </table:table-cell>
          <table:table-cell office:value-type="float" office:value="51.499744" calcext:value-type="float">
            <text:p>51.499744</text:p>
          </table:table-cell>
          <table:table-cell office:value-type="float" office:value="-78.808153" calcext:value-type="float">
            <text:p>-78.808153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1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641102796805" calcext:value-type="float">
            <text:p>-294.64</text:p>
          </table:table-cell>
          <table:table-cell table:style-name="ce14" office:value-type="float" office:value="0.0596113920955355" calcext:value-type="float">
            <text:p>0.06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1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086244231011" calcext:value-type="float">
            <text:p>-287.09</text:p>
          </table:table-cell>
          <table:table-cell table:style-name="ce14" office:value-type="float" office:value="1.38985725916409" calcext:value-type="float">
            <text:p>1.39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1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257251494936" calcext:value-type="float">
            <text:p>-299.26</text:p>
          </table:table-cell>
          <table:table-cell table:style-name="ce14" office:value-type="float" office:value="0.302811984794262" calcext:value-type="float">
            <text:p>0.30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341264061114" calcext:value-type="float">
            <text:p>-300.34</text:p>
          </table:table-cell>
          <table:table-cell table:style-name="ce14" office:value-type="float" office:value="-0.155736024209743" calcext:value-type="float">
            <text:p>-0.16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211951293591" calcext:value-type="float">
            <text:p>-299.21</text:p>
          </table:table-cell>
          <table:table-cell table:style-name="ce14" office:value-type="float" office:value="0.140204329953098" calcext:value-type="float">
            <text:p>0.14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8.826703573492" calcext:value-type="float">
            <text:p>-318.83</text:p>
          </table:table-cell>
          <table:table-cell table:style-name="ce14" office:value-type="float" office:value="-1.63181052268435" calcext:value-type="float">
            <text:p>-1.63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795672352519" calcext:value-type="float">
            <text:p>-299.80</text:p>
          </table:table-cell>
          <table:table-cell table:style-name="ce14" office:value-type="float" office:value="-0.0555989819593785" calcext:value-type="float">
            <text:p>-0.06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427899325022" calcext:value-type="float">
            <text:p>-291.43</text:p>
          </table:table-cell>
          <table:table-cell table:style-name="ce14" office:value-type="float" office:value="0.625589089088056" calcext:value-type="float">
            <text:p>0.63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679490342831" calcext:value-type="float">
            <text:p>-293.68</text:p>
          </table:table-cell>
          <table:table-cell table:style-name="ce14" office:value-type="float" office:value="0.433049845215298" calcext:value-type="float">
            <text:p>0.43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6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5.456615414188" calcext:value-type="float">
            <text:p>-355.46</text:p>
          </table:table-cell>
          <table:table-cell table:style-name="ce14" office:value-type="float" office:value="-2.12491518296099" calcext:value-type="float">
            <text:p>-2.12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923267" calcext:value-type="float">
            <text:p>-78.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7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03.933790124526" calcext:value-type="float">
            <text:p>-403.93</text:p>
          </table:table-cell>
          <table:table-cell table:style-name="ce14" office:value-type="float" office:value="-2.92616683280901" calcext:value-type="float">
            <text:p>-2.93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923267" calcext:value-type="float">
            <text:p>-78.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2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9.705318350051" calcext:value-type="float">
            <text:p>-309.71</text:p>
          </table:table-cell>
          <table:table-cell table:style-name="ce14" office:value-type="float" office:value="-1.2379601806629" calcext:value-type="float">
            <text:p>-1.24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923267" calcext:value-type="float">
            <text:p>-78.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34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06.581253749303" calcext:value-type="float">
            <text:p>-406.58</text:p>
          </table:table-cell>
          <table:table-cell table:style-name="ce14" office:value-type="float" office:value="-2.51742962785829" calcext:value-type="float">
            <text:p>-2.52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923267" calcext:value-type="float">
            <text:p>-78.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84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260094115893" calcext:value-type="float">
            <text:p>-334.26</text:p>
          </table:table-cell>
          <table:table-cell table:style-name="ce14" office:value-type="float" office:value="0.559159814743996" calcext:value-type="float">
            <text:p>0.56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923267" calcext:value-type="float">
            <text:p>-78.92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01310181042" calcext:value-type="float">
            <text:p>-312.01</text:p>
          </table:table-cell>
          <table:table-cell table:style-name="ce14" office:value-type="float" office:value="-1.09583582757009" calcext:value-type="float">
            <text:p>-1.10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5.605135744028" calcext:value-type="float">
            <text:p>-285.61</text:p>
          </table:table-cell>
          <table:table-cell table:style-name="ce14" office:value-type="float" office:value="1.52214146101286" calcext:value-type="float">
            <text:p>1.52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864442472548" calcext:value-type="float">
            <text:p>-324.86</text:p>
          </table:table-cell>
          <table:table-cell table:style-name="ce14" office:value-type="float" office:value="-2.43263182010245" calcext:value-type="float">
            <text:p>-2.43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571798101726" calcext:value-type="float">
            <text:p>-315.57</text:p>
          </table:table-cell>
          <table:table-cell table:style-name="ce14" office:value-type="float" office:value="-1.70384814511111" calcext:value-type="float">
            <text:p>-1.70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624311138928" calcext:value-type="float">
            <text:p>-329.62</text:p>
          </table:table-cell>
          <table:table-cell table:style-name="ce14" office:value-type="float" office:value="1.06309044815915" calcext:value-type="float">
            <text:p>1.06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arWASm_395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7.688719390252" calcext:value-type="float">
            <text:p>-287.69</text:p>
          </table:table-cell>
          <table:table-cell table:style-name="ce14" office:value-type="float" office:value="1.17713121600887" calcext:value-type="float">
            <text:p>1.18</text:p>
          </table:table-cell>
          <table:table-cell office:value-type="float" office:value="51.298731" calcext:value-type="float">
            <text:p>51.298731</text:p>
          </table:table-cell>
          <table:table-cell office:value-type="float" office:value="-78.293267" calcext:value-type="float">
            <text:p>-78.293267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clWASm_291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703272851999" calcext:value-type="float">
            <text:p>-340.70</text:p>
          </table:table-cell>
          <table:table-cell table:style-name="ce14" office:value-type="float" office:value="-0.120690468959672" calcext:value-type="float">
            <text:p>-0.12</text:p>
          </table:table-cell>
          <table:table-cell office:value-type="float" office:value="51.39016" calcext:value-type="float">
            <text:p>51.39016</text:p>
          </table:table-cell>
          <table:table-cell office:value-type="float" office:value="-78.96594" calcext:value-type="float">
            <text:p>-78.96594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clWASm_372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3.821203406938" calcext:value-type="float">
            <text:p>-283.82</text:p>
          </table:table-cell>
          <table:table-cell table:style-name="ce14" office:value-type="float" office:value="1.3104647539961" calcext:value-type="float">
            <text:p>1.31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clWASm_372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9.150644946499" calcext:value-type="float">
            <text:p>-279.15</text:p>
          </table:table-cell>
          <table:table-cell table:style-name="ce14" office:value-type="float" office:value="1.91941133017944" calcext:value-type="float">
            <text:p>1.92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clWASm_373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8.795503402499" calcext:value-type="float">
            <text:p>-318.80</text:p>
          </table:table-cell>
          <table:table-cell table:style-name="ce14" office:value-type="float" office:value="-2.30026760846236" calcext:value-type="float">
            <text:p>-2.30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RupertBay</text:p>
          </table:table-cell>
          <table:table-cell office:value-type="string" calcext:value-type="string">
            <text:p>coclWASm_373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90.116939952487" calcext:value-type="float">
            <text:p>-390.12</text:p>
          </table:table-cell>
          <table:table-cell table:style-name="ce14" office:value-type="float" office:value="-5.28101396568899" calcext:value-type="float">
            <text:p>-5.28</text:p>
          </table:table-cell>
          <table:table-cell office:value-type="float" office:value="51.300805" calcext:value-type="float">
            <text:p>51.300805</text:p>
          </table:table-cell>
          <table:table-cell office:value-type="float" office:value="-78.923716" calcext:value-type="float">
            <text:p>-78.923716</text:p>
          </table:table-cell>
        </table:table-row>
        <table:table-row table:style-name="ro1">
          <table:table-cell office:value-type="string" calcext:value-type="string">
            <text:p>MonkeyIsland</text:p>
          </table:table-cell>
          <table:table-cell office:value-type="string" calcext:value-type="string">
            <text:p>coarWEMm_001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308170702162" calcext:value-type="float">
            <text:p>-294.31</text:p>
          </table:table-cell>
          <table:table-cell table:style-name="ce14" office:value-type="float" office:value="0.14136495179926" calcext:value-type="float">
            <text:p>0.14</text:p>
          </table:table-cell>
          <table:table-cell office:value-type="float" office:value="52.818925" calcext:value-type="float">
            <text:p>52.818925</text:p>
          </table:table-cell>
          <table:table-cell office:value-type="float" office:value="-78.90725" calcext:value-type="float">
            <text:p>-78.90725</text:p>
          </table:table-cell>
        </table:table-row>
        <table:table-row table:style-name="ro1">
          <table:table-cell office:value-type="string" calcext:value-type="string">
            <text:p>AahchikukinMinistikush</text:p>
          </table:table-cell>
          <table:table-cell office:value-type="string" calcext:value-type="string">
            <text:p>coarWEMm_002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6.695791813016" calcext:value-type="float">
            <text:p>-316.70</text:p>
          </table:table-cell>
          <table:table-cell table:style-name="ce14" office:value-type="float" office:value="-1.83342469222202" calcext:value-type="float">
            <text:p>-1.83</text:p>
          </table:table-cell>
          <table:table-cell office:value-type="float" office:value="52.867417" calcext:value-type="float">
            <text:p>52.867417</text:p>
          </table:table-cell>
          <table:table-cell office:value-type="float" office:value="-78.890285" calcext:value-type="float">
            <text:p>-78.890285</text:p>
          </table:table-cell>
        </table:table-row>
        <table:table-row table:style-name="ro1">
          <table:table-cell office:value-type="string" calcext:value-type="string">
            <text:p>AahchikukinMinistikush</text:p>
          </table:table-cell>
          <table:table-cell office:value-type="string" calcext:value-type="string">
            <text:p>coarWEMm_00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695096084299" calcext:value-type="float">
            <text:p>-315.70</text:p>
          </table:table-cell>
          <table:table-cell table:style-name="ce14" office:value-type="float" office:value="-1.24933255567447" calcext:value-type="float">
            <text:p>-1.25</text:p>
          </table:table-cell>
          <table:table-cell office:value-type="float" office:value="52.867417" calcext:value-type="float">
            <text:p>52.867417</text:p>
          </table:table-cell>
          <table:table-cell office:value-type="float" office:value="-78.890285" calcext:value-type="float">
            <text:p>-78.890285</text:p>
          </table:table-cell>
        </table:table-row>
        <table:table-row table:style-name="ro1">
          <table:table-cell office:value-type="string" calcext:value-type="string">
            <text:p>KwaatipihunMinishtikush</text:p>
          </table:table-cell>
          <table:table-cell office:value-type="string" calcext:value-type="string">
            <text:p>coarWEMm_00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60577512005" calcext:value-type="float">
            <text:p>-331.61</text:p>
          </table:table-cell>
          <table:table-cell table:style-name="ce14" office:value-type="float" office:value="0.361670905550261" calcext:value-type="float">
            <text:p>0.36</text:p>
          </table:table-cell>
          <table:table-cell office:value-type="float" office:value="52.892821" calcext:value-type="float">
            <text:p>52.892821</text:p>
          </table:table-cell>
          <table:table-cell office:value-type="float" office:value="-78.888554" calcext:value-type="float">
            <text:p>-78.888554</text:p>
          </table:table-cell>
        </table:table-row>
        <table:table-row table:style-name="ro1">
          <table:table-cell office:value-type="string" calcext:value-type="string">
            <text:p>FlyIsland</text:p>
          </table:table-cell>
          <table:table-cell office:value-type="string" calcext:value-type="string">
            <text:p>coarWEMm_00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740702714439" calcext:value-type="float">
            <text:p>-330.74</text:p>
          </table:table-cell>
          <table:table-cell table:style-name="ce14" office:value-type="float" office:value="0.964957469761111" calcext:value-type="float">
            <text:p>0.96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FlyIsland</text:p>
          </table:table-cell>
          <table:table-cell office:value-type="string" calcext:value-type="string">
            <text:p>coarWEMm_00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47943904296" calcext:value-type="float">
            <text:p>-339.48</text:p>
          </table:table-cell>
          <table:table-cell table:style-name="ce14" office:value-type="float" office:value="-0.196248729491009" calcext:value-type="float">
            <text:p>-0.20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FlyIsland</text:p>
          </table:table-cell>
          <table:table-cell office:value-type="string" calcext:value-type="string">
            <text:p>coarWEMm_00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466758038381" calcext:value-type="float">
            <text:p>-339.47</text:p>
          </table:table-cell>
          <table:table-cell table:style-name="ce14" office:value-type="float" office:value="-0.0469344184309029" calcext:value-type="float">
            <text:p>-0.05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FlyIsland</text:p>
          </table:table-cell>
          <table:table-cell office:value-type="string" calcext:value-type="string">
            <text:p>coarWEMm_00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981740214823" calcext:value-type="float">
            <text:p>-339.98</text:p>
          </table:table-cell>
          <table:table-cell table:style-name="ce14" office:value-type="float" office:value="0.203682831123443" calcext:value-type="float">
            <text:p>0.20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FlyIsland</text:p>
          </table:table-cell>
          <table:table-cell office:value-type="string" calcext:value-type="string">
            <text:p>coarWEMm_00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1117146982" calcext:value-type="float">
            <text:p>-335.11</text:p>
          </table:table-cell>
          <table:table-cell table:style-name="ce14" office:value-type="float" office:value="0.663765259327193" calcext:value-type="float">
            <text:p>0.66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5.731659075044" calcext:value-type="float">
            <text:p>-335.73</text:p>
          </table:table-cell>
          <table:table-cell table:style-name="ce14" office:value-type="float" office:value="0.769910184457997" calcext:value-type="float">
            <text:p>0.77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475926530305" calcext:value-type="float">
            <text:p>-332.48</text:p>
          </table:table-cell>
          <table:table-cell table:style-name="ce14" office:value-type="float" office:value="1.36917219169293" calcext:value-type="float">
            <text:p>1.37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8342199531" calcext:value-type="float">
            <text:p>-343.83</text:p>
          </table:table-cell>
          <table:table-cell table:style-name="ce14" office:value-type="float" office:value="0.368926433342376" calcext:value-type="float">
            <text:p>0.37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885877672737" calcext:value-type="float">
            <text:p>-344.89</text:p>
          </table:table-cell>
          <table:table-cell table:style-name="ce14" office:value-type="float" office:value="-0.339735738029885" calcext:value-type="float">
            <text:p>-0.34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0.197322279335" calcext:value-type="float">
            <text:p>-330.20</text:p>
          </table:table-cell>
          <table:table-cell table:style-name="ce14" office:value-type="float" office:value="1.00811052477623" calcext:value-type="float">
            <text:p>1.01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937783105862" calcext:value-type="float">
            <text:p>-341.94</text:p>
          </table:table-cell>
          <table:table-cell table:style-name="ce14" office:value-type="float" office:value="-0.370747886266643" calcext:value-type="float">
            <text:p>-0.37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114758936853" calcext:value-type="float">
            <text:p>-365.11</text:p>
          </table:table-cell>
          <table:table-cell table:style-name="ce14" office:value-type="float" office:value="-2.03113306953555" calcext:value-type="float">
            <text:p>-2.03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255461925014" calcext:value-type="float">
            <text:p>-340.26</text:p>
          </table:table-cell>
          <table:table-cell table:style-name="ce14" office:value-type="float" office:value="-0.608043393987782" calcext:value-type="float">
            <text:p>-0.61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6.39922596007" calcext:value-type="float">
            <text:p>-336.40</text:p>
          </table:table-cell>
          <table:table-cell table:style-name="ce14" office:value-type="float" office:value="0.447685020801222" calcext:value-type="float">
            <text:p>0.45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1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4.903309989276" calcext:value-type="float">
            <text:p>-284.90</text:p>
          </table:table-cell>
          <table:table-cell table:style-name="ce14" office:value-type="float" office:value="1.09642342493974" calcext:value-type="float">
            <text:p>1.10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871332141746" calcext:value-type="float">
            <text:p>-349.87</text:p>
          </table:table-cell>
          <table:table-cell table:style-name="ce14" office:value-type="float" office:value="-0.637668715903633" calcext:value-type="float">
            <text:p>-0.64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644050027546" calcext:value-type="float">
            <text:p>-346.64</text:p>
          </table:table-cell>
          <table:table-cell table:style-name="ce14" office:value-type="float" office:value="-0.168580462508632" calcext:value-type="float">
            <text:p>-0.17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44588686299" calcext:value-type="float">
            <text:p>-337.45</text:p>
          </table:table-cell>
          <table:table-cell table:style-name="ce14" office:value-type="float" office:value="0.551232995214514" calcext:value-type="float">
            <text:p>0.55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4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24934175846" calcext:value-type="float">
            <text:p>-314.25</text:p>
          </table:table-cell>
          <table:table-cell table:style-name="ce14" office:value-type="float" office:value="-1.03619640789603" calcext:value-type="float">
            <text:p>-1.04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555778723073" calcext:value-type="float">
            <text:p>-340.56</text:p>
          </table:table-cell>
          <table:table-cell table:style-name="ce14" office:value-type="float" office:value="0.403662379807757" calcext:value-type="float">
            <text:p>0.40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4.307945113229" calcext:value-type="float">
            <text:p>-364.31</text:p>
          </table:table-cell>
          <table:table-cell table:style-name="ce14" office:value-type="float" office:value="-2.22961764184944" calcext:value-type="float">
            <text:p>-2.23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476219011914" calcext:value-type="float">
            <text:p>-343.48</text:p>
          </table:table-cell>
          <table:table-cell table:style-name="ce14" office:value-type="float" office:value="0.147976669103591" calcext:value-type="float">
            <text:p>0.15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56334877333" calcext:value-type="float">
            <text:p>-352.56</text:p>
          </table:table-cell>
          <table:table-cell table:style-name="ce14" office:value-type="float" office:value="-1.23278379055109" calcext:value-type="float">
            <text:p>-1.23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29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6.537058171109" calcext:value-type="float">
            <text:p>-306.54</text:p>
          </table:table-cell>
          <table:table-cell table:style-name="ce14" office:value-type="float" office:value="-0.876391000734121" calcext:value-type="float">
            <text:p>-0.88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724068460354" calcext:value-type="float">
            <text:p>-337.72</text:p>
          </table:table-cell>
          <table:table-cell table:style-name="ce14" office:value-type="float" office:value="0.684649491539189" calcext:value-type="float">
            <text:p>0.68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192427171338" calcext:value-type="float">
            <text:p>-346.19</text:p>
          </table:table-cell>
          <table:table-cell table:style-name="ce14" office:value-type="float" office:value="-1.10201156165161" calcext:value-type="float">
            <text:p>-1.10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6.466874335057" calcext:value-type="float">
            <text:p>-326.47</text:p>
          </table:table-cell>
          <table:table-cell table:style-name="ce14" office:value-type="float" office:value="1.5887522583085" calcext:value-type="float">
            <text:p>1.59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336184283343" calcext:value-type="float">
            <text:p>-343.34</text:p>
          </table:table-cell>
          <table:table-cell table:style-name="ce14" office:value-type="float" office:value="0.0593549740954905" calcext:value-type="float">
            <text:p>0.06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90425342765" calcext:value-type="float">
            <text:p>-329.90</text:p>
          </table:table-cell>
          <table:table-cell table:style-name="ce14" office:value-type="float" office:value="1.3478049161565" calcext:value-type="float">
            <text:p>1.35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857507847496" calcext:value-type="float">
            <text:p>-348.86</text:p>
          </table:table-cell>
          <table:table-cell table:style-name="ce14" office:value-type="float" office:value="-0.111196214789619" calcext:value-type="float">
            <text:p>-0.11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6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1.706123618566" calcext:value-type="float">
            <text:p>-311.71</text:p>
          </table:table-cell>
          <table:table-cell table:style-name="ce14" office:value-type="float" office:value="-0.809050601413995" calcext:value-type="float">
            <text:p>-0.81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342914720552" calcext:value-type="float">
            <text:p>-315.34</text:p>
          </table:table-cell>
          <table:table-cell table:style-name="ce14" office:value-type="float" office:value="2.65588150887366" calcext:value-type="float">
            <text:p>2.66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016998978025" calcext:value-type="float">
            <text:p>-353.02</text:p>
          </table:table-cell>
          <table:table-cell table:style-name="ce14" office:value-type="float" office:value="-1.0072530324028" calcext:value-type="float">
            <text:p>-1.01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3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209025691032" calcext:value-type="float">
            <text:p>-363.21</text:p>
          </table:table-cell>
          <table:table-cell table:style-name="ce14" office:value-type="float" office:value="-1.88692403198239" calcext:value-type="float">
            <text:p>-1.89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4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244937251449" calcext:value-type="float">
            <text:p>-333.24</text:p>
          </table:table-cell>
          <table:table-cell table:style-name="ce14" office:value-type="float" office:value="0.995501470272739" calcext:value-type="float">
            <text:p>1.00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4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882764506736" calcext:value-type="float">
            <text:p>-334.88</text:p>
          </table:table-cell>
          <table:table-cell table:style-name="ce14" office:value-type="float" office:value="0.826254344656253" calcext:value-type="float">
            <text:p>0.83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2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867377788027" calcext:value-type="float">
            <text:p>-365.87</text:p>
          </table:table-cell>
          <table:table-cell table:style-name="ce14" office:value-type="float" office:value="-1.7369887180105" calcext:value-type="float">
            <text:p>-1.7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3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9.84122293006" calcext:value-type="float">
            <text:p>-359.84</text:p>
          </table:table-cell>
          <table:table-cell table:style-name="ce14" office:value-type="float" office:value="-1.34565355577501" calcext:value-type="float">
            <text:p>-1.3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4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883156631361" calcext:value-type="float">
            <text:p>-345.88</text:p>
          </table:table-cell>
          <table:table-cell table:style-name="ce14" office:value-type="float" office:value="-0.335493761024168" calcext:value-type="float">
            <text:p>-0.3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5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812188911036" calcext:value-type="float">
            <text:p>-339.81</text:p>
          </table:table-cell>
          <table:table-cell table:style-name="ce14" office:value-type="float" office:value="-0.491501044165701" calcext:value-type="float">
            <text:p>-0.49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6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451495106963" calcext:value-type="float">
            <text:p>-353.45</text:p>
          </table:table-cell>
          <table:table-cell table:style-name="ce14" office:value-type="float" office:value="-1.19774075004295" calcext:value-type="float">
            <text:p>-1.20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7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337796719695" calcext:value-type="float">
            <text:p>-346.34</text:p>
          </table:table-cell>
          <table:table-cell table:style-name="ce14" office:value-type="float" office:value="-0.0661315946230791" calcext:value-type="float">
            <text:p>-0.0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8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106344434415" calcext:value-type="float">
            <text:p>-349.11</text:p>
          </table:table-cell>
          <table:table-cell table:style-name="ce14" office:value-type="float" office:value="-0.500419539627672" calcext:value-type="float">
            <text:p>-0.50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89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933335255542" calcext:value-type="float">
            <text:p>-338.93</text:p>
          </table:table-cell>
          <table:table-cell table:style-name="ce14" office:value-type="float" office:value="-0.207298805653312" calcext:value-type="float">
            <text:p>-0.21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0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832599847851" calcext:value-type="float">
            <text:p>-351.83</text:p>
          </table:table-cell>
          <table:table-cell table:style-name="ce14" office:value-type="float" office:value="-0.468895807613932" calcext:value-type="float">
            <text:p>-0.4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1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000108818522" calcext:value-type="float">
            <text:p>-341.00</text:p>
          </table:table-cell>
          <table:table-cell table:style-name="ce14" office:value-type="float" office:value="0.366651028611286" calcext:value-type="float">
            <text:p>0.3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2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6.566433776072" calcext:value-type="float">
            <text:p>-376.57</text:p>
          </table:table-cell>
          <table:table-cell table:style-name="ce14" office:value-type="float" office:value="-3.21176757794764" calcext:value-type="float">
            <text:p>-3.21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3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384907157548" calcext:value-type="float">
            <text:p>-333.38</text:p>
          </table:table-cell>
          <table:table-cell table:style-name="ce14" office:value-type="float" office:value="0.851808076502816" calcext:value-type="float">
            <text:p>0.8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4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314377820347" calcext:value-type="float">
            <text:p>-347.31</text:p>
          </table:table-cell>
          <table:table-cell table:style-name="ce14" office:value-type="float" office:value="-0.0622477380416083" calcext:value-type="float">
            <text:p>-0.0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5_NA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502774714889" calcext:value-type="float">
            <text:p>-294.50</text:p>
          </table:table-cell>
          <table:table-cell table:style-name="ce14" office:value-type="float" office:value="0.538200031278208" calcext:value-type="float">
            <text:p>0.5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7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385491392654" calcext:value-type="float">
            <text:p>-328.39</text:p>
          </table:table-cell>
          <table:table-cell table:style-name="ce14" office:value-type="float" office:value="1.64537002991715" calcext:value-type="float">
            <text:p>1.6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8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195.591271297938" calcext:value-type="float">
            <text:p>-195.59</text:p>
          </table:table-cell>
          <table:table-cell table:style-name="ce14" office:value-type="float" office:value="-1.24249516171405" calcext:value-type="float">
            <text:p>-1.2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LongPoint</text:p>
          </table:table-cell>
          <table:table-cell office:value-type="string" calcext:value-type="string">
            <text:p>coarWEMm_099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360683421959" calcext:value-type="float">
            <text:p>-327.36</text:p>
          </table:table-cell>
          <table:table-cell table:style-name="ce14" office:value-type="float" office:value="1.75678845968122" calcext:value-type="float">
            <text:p>1.7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001699530112" calcext:value-type="float">
            <text:p>-351.00</text:p>
          </table:table-cell>
          <table:table-cell table:style-name="ce14" office:value-type="float" office:value="-0.487396332809204" calcext:value-type="float">
            <text:p>-0.49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386887817898" calcext:value-type="float">
            <text:p>-334.39</text:p>
          </table:table-cell>
          <table:table-cell table:style-name="ce14" office:value-type="float" office:value="0.846607281530349" calcext:value-type="float">
            <text:p>0.85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9.00771641821" calcext:value-type="float">
            <text:p>-339.01</text:p>
          </table:table-cell>
          <table:table-cell table:style-name="ce14" office:value-type="float" office:value="0.383016916684212" calcext:value-type="float">
            <text:p>0.38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336934516891" calcext:value-type="float">
            <text:p>-329.34</text:p>
          </table:table-cell>
          <table:table-cell table:style-name="ce14" office:value-type="float" office:value="1.68382820478243" calcext:value-type="float">
            <text:p>1.68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585826988185" calcext:value-type="float">
            <text:p>-352.59</text:p>
          </table:table-cell>
          <table:table-cell table:style-name="ce14" office:value-type="float" office:value="-0.467546576652402" calcext:value-type="float">
            <text:p>-0.47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4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6.463806035913" calcext:value-type="float">
            <text:p>-376.46</text:p>
          </table:table-cell>
          <table:table-cell table:style-name="ce14" office:value-type="float" office:value="-3.68323262200947" calcext:value-type="float">
            <text:p>-3.68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969521649097" calcext:value-type="float">
            <text:p>-346.97</text:p>
          </table:table-cell>
          <table:table-cell table:style-name="ce14" office:value-type="float" office:value="0.0692563000310694" calcext:value-type="float">
            <text:p>0.07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423925247406" calcext:value-type="float">
            <text:p>-348.42</text:p>
          </table:table-cell>
          <table:table-cell table:style-name="ce14" office:value-type="float" office:value="-0.241253199545107" calcext:value-type="float">
            <text:p>-0.24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955921589101" calcext:value-type="float">
            <text:p>-348.96</text:p>
          </table:table-cell>
          <table:table-cell table:style-name="ce14" office:value-type="float" office:value="-0.726749942443653" calcext:value-type="float">
            <text:p>-0.73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3.491476391279" calcext:value-type="float">
            <text:p>-323.49</text:p>
          </table:table-cell>
          <table:table-cell table:style-name="ce14" office:value-type="float" office:value="-2.23324311945243" calcext:value-type="float">
            <text:p>-2.23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510926360837" calcext:value-type="float">
            <text:p>-349.51</text:p>
          </table:table-cell>
          <table:table-cell table:style-name="ce14" office:value-type="float" office:value="-0.251216063793761" calcext:value-type="float">
            <text:p>-0.25</text:p>
          </table:table-cell>
          <table:table-cell office:value-type="float" office:value="52.884665" calcext:value-type="float">
            <text:p>52.884665</text:p>
          </table:table-cell>
          <table:table-cell office:value-type="float" office:value="-78.889472" calcext:value-type="float">
            <text:p>-78.889472</text:p>
          </table:table-cell>
        </table:table-row>
        <table:table-row table:style-name="ro1">
          <table:table-cell office:value-type="string" calcext:value-type="string">
            <text:p>FlipIsland</text:p>
          </table:table-cell>
          <table:table-cell office:value-type="string" calcext:value-type="string">
            <text:p>coarWEMm_05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550931965661" calcext:value-type="float">
            <text:p>-348.55</text:p>
          </table:table-cell>
          <table:table-cell table:style-name="ce14" office:value-type="float" office:value="-0.504351114398414" calcext:value-type="float">
            <text:p>-0.50</text:p>
          </table:table-cell>
          <table:table-cell office:value-type="float" office:value="52.893568" calcext:value-type="float">
            <text:p>52.893568</text:p>
          </table:table-cell>
          <table:table-cell office:value-type="float" office:value="-78.891373" calcext:value-type="float">
            <text:p>-78.891373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5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6.938570149103" calcext:value-type="float">
            <text:p>-376.94</text:p>
          </table:table-cell>
          <table:table-cell table:style-name="ce14" office:value-type="float" office:value="-3.26213116988089" calcext:value-type="float">
            <text:p>-3.2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5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171.550448547218" calcext:value-type="float">
            <text:p>-171.55</text:p>
          </table:table-cell>
          <table:table-cell table:style-name="ce14" office:value-type="float" office:value="0.45445154213353" calcext:value-type="float">
            <text:p>0.4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5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472294268596" calcext:value-type="float">
            <text:p>-351.47</text:p>
          </table:table-cell>
          <table:table-cell table:style-name="ce14" office:value-type="float" office:value="-0.752418351538303" calcext:value-type="float">
            <text:p>-0.7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5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854584114603" calcext:value-type="float">
            <text:p>-360.85</text:p>
          </table:table-cell>
          <table:table-cell table:style-name="ce14" office:value-type="float" office:value="-1.35769542451092" calcext:value-type="float">
            <text:p>-1.3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6.173942347476" calcext:value-type="float">
            <text:p>-346.17</text:p>
          </table:table-cell>
          <table:table-cell table:style-name="ce14" office:value-type="float" office:value="0.145297261473771" calcext:value-type="float">
            <text:p>0.1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922847991923" calcext:value-type="float">
            <text:p>-350.92</text:p>
          </table:table-cell>
          <table:table-cell table:style-name="ce14" office:value-type="float" office:value="-0.308600106480184" calcext:value-type="float">
            <text:p>-0.31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596465124713" calcext:value-type="float">
            <text:p>-360.60</text:p>
          </table:table-cell>
          <table:table-cell table:style-name="ce14" office:value-type="float" office:value="-1.23319825264494" calcext:value-type="float">
            <text:p>-1.23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837817790511" calcext:value-type="float">
            <text:p>-341.84</text:p>
          </table:table-cell>
          <table:table-cell table:style-name="ce14" office:value-type="float" office:value="0.493043861503911" calcext:value-type="float">
            <text:p>0.49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365884897699" calcext:value-type="float">
            <text:p>-334.37</text:p>
          </table:table-cell>
          <table:table-cell table:style-name="ce14" office:value-type="float" office:value="1.273903849682" calcext:value-type="float">
            <text:p>1.2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8.579453750903" calcext:value-type="float">
            <text:p>-368.58</text:p>
          </table:table-cell>
          <table:table-cell table:style-name="ce14" office:value-type="float" office:value="-1.99620720610149" calcext:value-type="float">
            <text:p>-2.00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4.029044688921" calcext:value-type="float">
            <text:p>-364.03</text:p>
          </table:table-cell>
          <table:table-cell table:style-name="ce14" office:value-type="float" office:value="-1.56128201470248" calcext:value-type="float">
            <text:p>-1.5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920346667608" calcext:value-type="float">
            <text:p>-333.92</text:p>
          </table:table-cell>
          <table:table-cell table:style-name="ce14" office:value-type="float" office:value="1.31648810910972" calcext:value-type="float">
            <text:p>1.32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6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7.250366948495" calcext:value-type="float">
            <text:p>-367.25</text:p>
          </table:table-cell>
          <table:table-cell table:style-name="ce14" office:value-type="float" office:value="-1.86917393853159" calcext:value-type="float">
            <text:p>-1.8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0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649445056085" calcext:value-type="float">
            <text:p>-327.65</text:p>
          </table:table-cell>
          <table:table-cell table:style-name="ce14" office:value-type="float" office:value="1.9158568793645" calcext:value-type="float">
            <text:p>1.92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1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5.876037669755" calcext:value-type="float">
            <text:p>-365.88</text:p>
          </table:table-cell>
          <table:table-cell table:style-name="ce14" office:value-type="float" office:value="-1.73781642397423" calcext:value-type="float">
            <text:p>-1.7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2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794862202096" calcext:value-type="float">
            <text:p>-350.79</text:p>
          </table:table-cell>
          <table:table-cell table:style-name="ce14" office:value-type="float" office:value="-0.47635924360767" calcext:value-type="float">
            <text:p>-0.48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3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930606676519" calcext:value-type="float">
            <text:p>-347.93</text:p>
          </table:table-cell>
          <table:table-cell table:style-name="ce14" office:value-type="float" office:value="-0.462925440292121" calcext:value-type="float">
            <text:p>-0.4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4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782702236286" calcext:value-type="float">
            <text:p>-356.78</text:p>
          </table:table-cell>
          <table:table-cell table:style-name="ce14" office:value-type="float" office:value="-1.24617827096819" calcext:value-type="float">
            <text:p>-1.25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5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293079487731" calcext:value-type="float">
            <text:p>-349.29</text:p>
          </table:table-cell>
          <table:table-cell table:style-name="ce14" office:value-type="float" office:value="-0.566713123593666" calcext:value-type="float">
            <text:p>-0.57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6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0.557060379938" calcext:value-type="float">
            <text:p>-290.56</text:p>
          </table:table-cell>
          <table:table-cell table:style-name="ce14" office:value-type="float" office:value="-0.379852082033594" calcext:value-type="float">
            <text:p>-0.38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7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541685107714" calcext:value-type="float">
            <text:p>-351.54</text:p>
          </table:table-cell>
          <table:table-cell table:style-name="ce14" office:value-type="float" office:value="-1.02263749907966" calcext:value-type="float">
            <text:p>-1.02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8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4.056025705386" calcext:value-type="float">
            <text:p>-364.06</text:p>
          </table:table-cell>
          <table:table-cell table:style-name="ce14" office:value-type="float" office:value="-2.65648835083945" calcext:value-type="float">
            <text:p>-2.66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79_21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795469544143" calcext:value-type="float">
            <text:p>-333.80</text:p>
          </table:table-cell>
          <table:table-cell table:style-name="ce14" office:value-type="float" office:value="1.1416283180204" calcext:value-type="float">
            <text:p>1.14</text:p>
          </table:table-cell>
          <table:table-cell office:value-type="float" office:value="52.883406" calcext:value-type="float">
            <text:p>52.883406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80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4.455864835342" calcext:value-type="float">
            <text:p>-324.46</text:p>
          </table:table-cell>
          <table:table-cell table:style-name="ce14" office:value-type="float" office:value="0.759440166311533" calcext:value-type="float">
            <text:p>0.76</text:p>
          </table:table-cell>
          <table:table-cell office:value-type="float" office:value="52.875473" calcext:value-type="float">
            <text:p>52.875473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WhitemanPoint</text:p>
          </table:table-cell>
          <table:table-cell office:value-type="string" calcext:value-type="string">
            <text:p>coarWEMm_081_NA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2.364748205497" calcext:value-type="float">
            <text:p>-332.36</text:p>
          </table:table-cell>
          <table:table-cell table:style-name="ce14" office:value-type="float" office:value="0.943575527352933" calcext:value-type="float">
            <text:p>0.94</text:p>
          </table:table-cell>
          <table:table-cell office:value-type="float" office:value="52.875473" calcext:value-type="float">
            <text:p>52.875473</text:p>
          </table:table-cell>
          <table:table-cell office:value-type="float" office:value="-78.89101" calcext:value-type="float">
            <text:p>-78.89101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7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741897433427" calcext:value-type="float">
            <text:p>-291.74</text:p>
          </table:table-cell>
          <table:table-cell table:style-name="ce14" office:value-type="float" office:value="0.730873531658394" calcext:value-type="float">
            <text:p>0.73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7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801214985911" calcext:value-type="float">
            <text:p>-291.80</text:p>
          </table:table-cell>
          <table:table-cell table:style-name="ce14" office:value-type="float" office:value="0.968742838084308" calcext:value-type="float">
            <text:p>0.97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7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264566315244" calcext:value-type="float">
            <text:p>-352.26</text:p>
          </table:table-cell>
          <table:table-cell table:style-name="ce14" office:value-type="float" office:value="-0.436840686750037" calcext:value-type="float">
            <text:p>-0.44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8.786334189965" calcext:value-type="float">
            <text:p>-298.79</text:p>
          </table:table-cell>
          <table:table-cell table:style-name="ce14" office:value-type="float" office:value="0.250666587894491" calcext:value-type="float">
            <text:p>0.25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1.386234786883" calcext:value-type="float">
            <text:p>-341.39</text:p>
          </table:table-cell>
          <table:table-cell table:style-name="ce14" office:value-type="float" office:value="0.148733060657993" calcext:value-type="float">
            <text:p>0.15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9.503785651841" calcext:value-type="float">
            <text:p>-359.50</text:p>
          </table:table-cell>
          <table:table-cell table:style-name="ce14" office:value-type="float" office:value="-1.12876064661805" calcext:value-type="float">
            <text:p>-1.13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2.240059615529" calcext:value-type="float">
            <text:p>-342.24</text:p>
          </table:table-cell>
          <table:table-cell table:style-name="ce14" office:value-type="float" office:value="0.104947415329206" calcext:value-type="float">
            <text:p>0.10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4.935408162074" calcext:value-type="float">
            <text:p>-304.94</text:p>
          </table:table-cell>
          <table:table-cell table:style-name="ce14" office:value-type="float" office:value="-0.538075776941553" calcext:value-type="float">
            <text:p>-0.54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5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9.338727212249" calcext:value-type="float">
            <text:p>-299.34</text:p>
          </table:table-cell>
          <table:table-cell table:style-name="ce14" office:value-type="float" office:value="0.124805220516461" calcext:value-type="float">
            <text:p>0.12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367481279661" calcext:value-type="float">
            <text:p>-337.37</text:p>
          </table:table-cell>
          <table:table-cell table:style-name="ce14" office:value-type="float" office:value="-3.29142942140978" calcext:value-type="float">
            <text:p>-3.29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3.327740126757" calcext:value-type="float">
            <text:p>-343.33</text:p>
          </table:table-cell>
          <table:table-cell table:style-name="ce14" office:value-type="float" office:value="-0.0979163820177858" calcext:value-type="float">
            <text:p>-0.10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Maaishiipaau-Waayau</text:p>
          </table:table-cell>
          <table:table-cell office:value-type="string" calcext:value-type="string">
            <text:p>coarWEMm_108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4.893168130054" calcext:value-type="float">
            <text:p>-334.89</text:p>
          </table:table-cell>
          <table:table-cell table:style-name="ce14" office:value-type="float" office:value="0.776468850997032" calcext:value-type="float">
            <text:p>0.78</text:p>
          </table:table-cell>
          <table:table-cell office:value-type="float" office:value="52.983365" calcext:value-type="float">
            <text:p>52.9833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FirstPoint</text:p>
          </table:table-cell>
          <table:table-cell office:value-type="string" calcext:value-type="string">
            <text:p>coarWEMm_109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4.510774477106" calcext:value-type="float">
            <text:p>-344.51</text:p>
          </table:table-cell>
          <table:table-cell table:style-name="ce14" office:value-type="float" office:value="-0.610759580767977" calcext:value-type="float">
            <text:p>-0.61</text:p>
          </table:table-cell>
          <table:table-cell office:value-type="float" office:value="52.983408" calcext:value-type="float">
            <text:p>52.983408</text:p>
          </table:table-cell>
          <table:table-cell office:value-type="float" office:value="-78.901603" calcext:value-type="float">
            <text:p>-78.901603</text:p>
          </table:table-cell>
        </table:table-row>
        <table:table-row table:style-name="ro1">
          <table:table-cell office:value-type="string" calcext:value-type="string">
            <text:p>FirstPoint</text:p>
          </table:table-cell>
          <table:table-cell office:value-type="string" calcext:value-type="string">
            <text:p>coarWEMm_109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8.92578907123" calcext:value-type="float">
            <text:p>-338.93</text:p>
          </table:table-cell>
          <table:table-cell table:style-name="ce14" office:value-type="float" office:value="0.407601202414656" calcext:value-type="float">
            <text:p>0.41</text:p>
          </table:table-cell>
          <table:table-cell office:value-type="float" office:value="52.983408" calcext:value-type="float">
            <text:p>52.983408</text:p>
          </table:table-cell>
          <table:table-cell office:value-type="float" office:value="-78.901603" calcext:value-type="float">
            <text:p>-78.901603</text:p>
          </table:table-cell>
        </table:table-row>
        <table:table-row table:style-name="ro1">
          <table:table-cell office:value-type="string" calcext:value-type="string">
            <text:p>SecondPoint</text:p>
          </table:table-cell>
          <table:table-cell office:value-type="string" calcext:value-type="string">
            <text:p>coarWEMm_109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242007964507" calcext:value-type="float">
            <text:p>-353.24</text:p>
          </table:table-cell>
          <table:table-cell table:style-name="ce14" office:value-type="float" office:value="-0.630625080547236" calcext:value-type="float">
            <text:p>-0.63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SecondPoint</text:p>
          </table:table-cell>
          <table:table-cell office:value-type="string" calcext:value-type="string">
            <text:p>coarWEMm_109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4.12594629248" calcext:value-type="float">
            <text:p>-384.13</text:p>
          </table:table-cell>
          <table:table-cell table:style-name="ce14" office:value-type="float" office:value="-3.97082245444008" calcext:value-type="float">
            <text:p>-3.97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PointTwo</text:p>
          </table:table-cell>
          <table:table-cell office:value-type="string" calcext:value-type="string">
            <text:p>coarWEMm_109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629772550484" calcext:value-type="float">
            <text:p>-329.63</text:p>
          </table:table-cell>
          <table:table-cell table:style-name="ce14" office:value-type="float" office:value="1.14729153758583" calcext:value-type="float">
            <text:p>1.15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PointTwo</text:p>
          </table:table-cell>
          <table:table-cell office:value-type="string" calcext:value-type="string">
            <text:p>coarWEMm_109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2.99415459995" calcext:value-type="float">
            <text:p>-362.99</text:p>
          </table:table-cell>
          <table:table-cell table:style-name="ce14" office:value-type="float" office:value="-1.46236788107366" calcext:value-type="float">
            <text:p>-1.46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PointTwo</text:p>
          </table:table-cell>
          <table:table-cell office:value-type="string" calcext:value-type="string">
            <text:p>coarWEMm_109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9.903118254722" calcext:value-type="float">
            <text:p>-329.90</text:p>
          </table:table-cell>
          <table:table-cell table:style-name="ce14" office:value-type="float" office:value="1.61526531148353" calcext:value-type="float">
            <text:p>1.62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PointTwo</text:p>
          </table:table-cell>
          <table:table-cell office:value-type="string" calcext:value-type="string">
            <text:p>coarWEMm_110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1.571879716823" calcext:value-type="float">
            <text:p>-331.57</text:p>
          </table:table-cell>
          <table:table-cell table:style-name="ce14" office:value-type="float" office:value="1.44675491100952" calcext:value-type="float">
            <text:p>1.45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7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9.353122182991" calcext:value-type="float">
            <text:p>-379.35</text:p>
          </table:table-cell>
          <table:table-cell table:style-name="ce14" office:value-type="float" office:value="-3.20937988879741" calcext:value-type="float">
            <text:p>-3.21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7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5.409527889797" calcext:value-type="float">
            <text:p>-345.41</text:p>
          </table:table-cell>
          <table:table-cell table:style-name="ce14" office:value-type="float" office:value="-0.406956671694034" calcext:value-type="float">
            <text:p>-0.41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7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094149891969" calcext:value-type="float">
            <text:p>-350.09</text:p>
          </table:table-cell>
          <table:table-cell table:style-name="ce14" office:value-type="float" office:value="-0.38385106279984" calcext:value-type="float">
            <text:p>-0.38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8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329928126056" calcext:value-type="float">
            <text:p>-315.33</text:p>
          </table:table-cell>
          <table:table-cell table:style-name="ce14" office:value-type="float" office:value="-1.13270824779324" calcext:value-type="float">
            <text:p>-1.13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8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351926616552" calcext:value-type="float">
            <text:p>-354.35</text:p>
          </table:table-cell>
          <table:table-cell table:style-name="ce14" office:value-type="float" office:value="-0.823201665314336" calcext:value-type="float">
            <text:p>-0.82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North</text:p>
          </table:table-cell>
          <table:table-cell office:value-type="string" calcext:value-type="string">
            <text:p>coarWEMm_128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274315584616" calcext:value-type="float">
            <text:p>-301.27</text:p>
          </table:table-cell>
          <table:table-cell table:style-name="ce14" office:value-type="float" office:value="-0.271682756005419" calcext:value-type="float">
            <text:p>-0.27</text:p>
          </table:table-cell>
          <table:table-cell office:value-type="float" office:value="53.146537" calcext:value-type="float">
            <text:p>53.146537</text:p>
          </table:table-cell>
          <table:table-cell office:value-type="float" office:value="-78.944478" calcext:value-type="float">
            <text:p>-78.944478</text:p>
          </table:table-cell>
        </table:table-row>
        <table:table-row table:style-name="ro1">
          <table:table-cell office:value-type="string" calcext:value-type="string">
            <text:p>WaapishuchishSouth</text:p>
          </table:table-cell>
          <table:table-cell office:value-type="string" calcext:value-type="string">
            <text:p>coarWEMm_128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3.443477895727" calcext:value-type="float">
            <text:p>-333.44</text:p>
          </table:table-cell>
          <table:table-cell table:style-name="ce14" office:value-type="float" office:value="1.36206692170827" calcext:value-type="float">
            <text:p>1.36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WaapishuchishSouth</text:p>
          </table:table-cell>
          <table:table-cell office:value-type="string" calcext:value-type="string">
            <text:p>coarWEMm_128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270192978784" calcext:value-type="float">
            <text:p>-305.27</text:p>
          </table:table-cell>
          <table:table-cell table:style-name="ce14" office:value-type="float" office:value="-0.50668774347015" calcext:value-type="float">
            <text:p>-0.51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WaapishuchishSouth</text:p>
          </table:table-cell>
          <table:table-cell office:value-type="string" calcext:value-type="string">
            <text:p>coarWEMm_128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598957690445" calcext:value-type="float">
            <text:p>-328.60</text:p>
          </table:table-cell>
          <table:table-cell table:style-name="ce14" office:value-type="float" office:value="1.43882084841993" calcext:value-type="float">
            <text:p>1.44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WaapishuchishSouth</text:p>
          </table:table-cell>
          <table:table-cell office:value-type="string" calcext:value-type="string">
            <text:p>coarWEMm_129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146407194994" calcext:value-type="float">
            <text:p>-337.15</text:p>
          </table:table-cell>
          <table:table-cell table:style-name="ce14" office:value-type="float" office:value="0.958630349912185" calcext:value-type="float">
            <text:p>0.96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130519733891" calcext:value-type="float">
            <text:p>-295.13</text:p>
          </table:table-cell>
          <table:table-cell table:style-name="ce14" office:value-type="float" office:value="0.574966949717697" calcext:value-type="float">
            <text:p>0.57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937944263463" calcext:value-type="float">
            <text:p>-348.94</text:p>
          </table:table-cell>
          <table:table-cell table:style-name="ce14" office:value-type="float" office:value="-0.21796922366535" calcext:value-type="float">
            <text:p>-0.22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3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7.254728171838" calcext:value-type="float">
            <text:p>-347.25</text:p>
          </table:table-cell>
          <table:table-cell table:style-name="ce14" office:value-type="float" office:value="-0.412240742935534" calcext:value-type="float">
            <text:p>-0.41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0.610362864625" calcext:value-type="float">
            <text:p>-340.61</text:p>
          </table:table-cell>
          <table:table-cell table:style-name="ce14" office:value-type="float" office:value="0.238423401019536" calcext:value-type="float">
            <text:p>0.24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5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0.012028507956" calcext:value-type="float">
            <text:p>-360.01</text:p>
          </table:table-cell>
          <table:table-cell table:style-name="ce14" office:value-type="float" office:value="-1.46886554484361" calcext:value-type="float">
            <text:p>-1.47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kabat'sCamp</text:p>
          </table:table-cell>
          <table:table-cell office:value-type="string" calcext:value-type="string">
            <text:p>coarWEMm_129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2.837079774285" calcext:value-type="float">
            <text:p>-352.84</text:p>
          </table:table-cell>
          <table:table-cell table:style-name="ce14" office:value-type="float" office:value="-0.550610039628549" calcext:value-type="float">
            <text:p>-0.55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29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8.916504249107" calcext:value-type="float">
            <text:p>-358.92</text:p>
          </table:table-cell>
          <table:table-cell table:style-name="ce14" office:value-type="float" office:value="-1.16068391325932" calcext:value-type="float">
            <text:p>-1.16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29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8.893696376462" calcext:value-type="float">
            <text:p>-348.89</text:p>
          </table:table-cell>
          <table:table-cell table:style-name="ce14" office:value-type="float" office:value="-0.192012741372665" calcext:value-type="float">
            <text:p>-0.19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29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4.206387844007" calcext:value-type="float">
            <text:p>-294.21</text:p>
          </table:table-cell>
          <table:table-cell table:style-name="ce14" office:value-type="float" office:value="0.696794929834857" calcext:value-type="float">
            <text:p>0.70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2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802430850246" calcext:value-type="float">
            <text:p>-350.80</text:p>
          </table:table-cell>
          <table:table-cell table:style-name="ce14" office:value-type="float" office:value="-0.387082464355407" calcext:value-type="float">
            <text:p>-0.39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2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8.192131736766" calcext:value-type="float">
            <text:p>-328.19</text:p>
          </table:table-cell>
          <table:table-cell table:style-name="ce14" office:value-type="float" office:value="1.69245220183534" calcext:value-type="float">
            <text:p>1.69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2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3.45591383712" calcext:value-type="float">
            <text:p>-283.46</text:p>
          </table:table-cell>
          <table:table-cell table:style-name="ce14" office:value-type="float" office:value="1.0800136257548" calcext:value-type="float">
            <text:p>1.08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29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37.652177815462" calcext:value-type="float">
            <text:p>-337.65</text:p>
          </table:table-cell>
          <table:table-cell table:style-name="ce14" office:value-type="float" office:value="0.735031768415912" calcext:value-type="float">
            <text:p>0.74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30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6.937152097959" calcext:value-type="float">
            <text:p>-306.94</text:p>
          </table:table-cell>
          <table:table-cell table:style-name="ce14" office:value-type="float" office:value="-0.682306348267121" calcext:value-type="float">
            <text:p>-0.68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GooseIsland</text:p>
          </table:table-cell>
          <table:table-cell office:value-type="string" calcext:value-type="string">
            <text:p>coarWEMm_133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991713067069" calcext:value-type="float">
            <text:p>-288.99</text:p>
          </table:table-cell>
          <table:table-cell table:style-name="ce14" office:value-type="float" office:value="1.21247766543632" calcext:value-type="float">
            <text:p>1.21</text:p>
          </table:table-cell>
          <table:table-cell office:value-type="float" office:value="53.146212" calcext:value-type="float">
            <text:p>53.146212</text:p>
          </table:table-cell>
          <table:table-cell office:value-type="float" office:value="-78.942229" calcext:value-type="float">
            <text:p>-78.942229</text:p>
          </table:table-cell>
        </table:table-row>
        <table:table-row table:style-name="ro1">
          <table:table-cell office:value-type="string" calcext:value-type="string">
            <text:p>KaapsaouiRiver</text:p>
          </table:table-cell>
          <table:table-cell office:value-type="string" calcext:value-type="string">
            <text:p>coclCHIm_2613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548704184919" calcext:value-type="float">
            <text:p>-282.55</text:p>
          </table:table-cell>
          <table:table-cell table:style-name="ce14" office:value-type="float" office:value="0.0896372696287084" calcext:value-type="float">
            <text:p>0.09</text:p>
          </table:table-cell>
          <table:table-cell office:value-type="float" office:value="54.324956" calcext:value-type="float">
            <text:p>54.324956</text:p>
          </table:table-cell>
          <table:table-cell office:value-type="float" office:value="-79.463733" calcext:value-type="float">
            <text:p>-79.463733</text:p>
          </table:table-cell>
        </table:table-row>
        <table:table-row table:style-name="ro1">
          <table:table-cell office:value-type="string" calcext:value-type="string">
            <text:p>KaapsaouiRiver</text:p>
          </table:table-cell>
          <table:table-cell office:value-type="string" calcext:value-type="string">
            <text:p>coclCHIm_2618_21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3.235293171471" calcext:value-type="float">
            <text:p>-293.24</text:p>
          </table:table-cell>
          <table:table-cell table:style-name="ce14" office:value-type="float" office:value="0.663473031140395" calcext:value-type="float">
            <text:p>0.66</text:p>
          </table:table-cell>
          <table:table-cell office:value-type="float" office:value="54.324956" calcext:value-type="float">
            <text:p>54.324956</text:p>
          </table:table-cell>
          <table:table-cell office:value-type="float" office:value="-79.463733" calcext:value-type="float">
            <text:p>-79.463733</text:p>
          </table:table-cell>
        </table:table-row>
        <table:table-row table:style-name="ro1">
          <table:table-cell office:value-type="string" calcext:value-type="string">
            <text:p>Uwaayaau</text:p>
          </table:table-cell>
          <table:table-cell office:value-type="string" calcext:value-type="string">
            <text:p>coclWEMm_101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56.352985811226" calcext:value-type="float">
            <text:p>-256.35</text:p>
          </table:table-cell>
          <table:table-cell table:style-name="ce14" office:value-type="float" office:value="-0.0367915152952823" calcext:value-type="float">
            <text:p>-0.04</text:p>
          </table:table-cell>
          <table:table-cell office:value-type="float" office:value="52.983565" calcext:value-type="float">
            <text:p>52.983565</text:p>
          </table:table-cell>
          <table:table-cell office:value-type="float" office:value="-78.942004" calcext:value-type="float">
            <text:p>-78.942004</text:p>
          </table:table-cell>
        </table:table-row>
        <table:table-row table:style-name="ro1">
          <table:table-cell office:value-type="string" calcext:value-type="string">
            <text:p>AachikushAapish-Kishit</text:p>
          </table:table-cell>
          <table:table-cell office:value-type="string" calcext:value-type="string">
            <text:p>coclWEMm_107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1.097487691863" calcext:value-type="float">
            <text:p>-271.10</text:p>
          </table:table-cell>
          <table:table-cell table:style-name="ce14" office:value-type="float" office:value="1.87062503856842" calcext:value-type="float">
            <text:p>1.87</text:p>
          </table:table-cell>
          <table:table-cell office:value-type="float" office:value="52.997094" calcext:value-type="float">
            <text:p>52.997094</text:p>
          </table:table-cell>
          <table:table-cell office:value-type="float" office:value="-78.958151" calcext:value-type="float">
            <text:p>-78.958151</text:p>
          </table:table-cell>
        </table:table-row>
        <table:table-row table:style-name="ro1">
          <table:table-cell office:value-type="string" calcext:value-type="string">
            <text:p>AachikushAapish-Kishit</text:p>
          </table:table-cell>
          <table:table-cell office:value-type="string" calcext:value-type="string">
            <text:p>coclWEMm_1072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2.058636515877" calcext:value-type="float">
            <text:p>-282.06</text:p>
          </table:table-cell>
          <table:table-cell table:style-name="ce14" office:value-type="float" office:value="1.60867115541927" calcext:value-type="float">
            <text:p>1.61</text:p>
          </table:table-cell>
          <table:table-cell office:value-type="float" office:value="52.997094" calcext:value-type="float">
            <text:p>52.997094</text:p>
          </table:table-cell>
          <table:table-cell office:value-type="float" office:value="-78.958151" calcext:value-type="float">
            <text:p>-78.958151</text:p>
          </table:table-cell>
        </table:table-row>
        <table:table-row table:style-name="ro1">
          <table:table-cell office:value-type="string" calcext:value-type="string">
            <text:p>AachikushAapish-Kishit</text:p>
          </table:table-cell>
          <table:table-cell office:value-type="string" calcext:value-type="string">
            <text:p>coclWEMm_107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4.379865558933" calcext:value-type="float">
            <text:p>-314.38</text:p>
          </table:table-cell>
          <table:table-cell table:style-name="ce14" office:value-type="float" office:value="-0.580465229238424" calcext:value-type="float">
            <text:p>-0.58</text:p>
          </table:table-cell>
          <table:table-cell office:value-type="float" office:value="52.997094" calcext:value-type="float">
            <text:p>52.997094</text:p>
          </table:table-cell>
          <table:table-cell office:value-type="float" office:value="-78.958151" calcext:value-type="float">
            <text:p>-78.958151</text:p>
          </table:table-cell>
        </table:table-row>
        <table:table-row table:style-name="ro1">
          <table:table-cell office:value-type="string" calcext:value-type="string">
            <text:p>Waayaau</text:p>
          </table:table-cell>
          <table:table-cell office:value-type="string" calcext:value-type="string">
            <text:p>coclWEMm_111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36347257835" calcext:value-type="float">
            <text:p>-296.36</text:p>
          </table:table-cell>
          <table:table-cell table:style-name="ce14" office:value-type="float" office:value="0.062702096938346" calcext:value-type="float">
            <text:p>0.06</text:p>
          </table:table-cell>
          <table:table-cell office:value-type="float" office:value="52.983408" calcext:value-type="float">
            <text:p>52.983408</text:p>
          </table:table-cell>
          <table:table-cell office:value-type="float" office:value="-78.901603" calcext:value-type="float">
            <text:p>-78.901603</text:p>
          </table:table-cell>
        </table:table-row>
        <table:table-row table:style-name="ro1">
          <table:table-cell office:value-type="string" calcext:value-type="string">
            <text:p>Waamishtikushiish</text:p>
          </table:table-cell>
          <table:table-cell office:value-type="string" calcext:value-type="string">
            <text:p>coclWEMm_116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83678855464" calcext:value-type="float">
            <text:p>-296.84</text:p>
          </table:table-cell>
          <table:table-cell table:style-name="ce14" office:value-type="float" office:value="-0.104932404171404" calcext:value-type="float">
            <text:p>-0.10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3899" calcext:value-type="float">
            <text:p>-78.93899</text:p>
          </table:table-cell>
        </table:table-row>
        <table:table-row table:style-name="ro1">
          <table:table-cell office:value-type="string" calcext:value-type="string">
            <text:p>Wamish-Tikushiish</text:p>
          </table:table-cell>
          <table:table-cell office:value-type="string" calcext:value-type="string">
            <text:p>coclWEMm_116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8.435144036702" calcext:value-type="float">
            <text:p>-358.44</text:p>
          </table:table-cell>
          <table:table-cell table:style-name="ce14" office:value-type="float" office:value="-1.24661581255939" calcext:value-type="float">
            <text:p>-1.25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01603" calcext:value-type="float">
            <text:p>-78.901603</text:p>
          </table:table-cell>
        </table:table-row>
        <table:table-row table:style-name="ro1">
          <table:table-cell office:value-type="string" calcext:value-type="string">
            <text:p>Wamish-Tikushiish</text:p>
          </table:table-cell>
          <table:table-cell office:value-type="string" calcext:value-type="string">
            <text:p>coclWEMm_1168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6.22864031293" calcext:value-type="float">
            <text:p>-356.23</text:p>
          </table:table-cell>
          <table:table-cell table:style-name="ce14" office:value-type="float" office:value="-0.81572434724731" calcext:value-type="float">
            <text:p>-0.82</text:p>
          </table:table-cell>
          <table:table-cell office:value-type="float" office:value="52.989387" calcext:value-type="float">
            <text:p>52.989387</text:p>
          </table:table-cell>
          <table:table-cell office:value-type="float" office:value="-78.901603" calcext:value-type="float">
            <text:p>-78.901603</text:p>
          </table:table-cell>
        </table:table-row>
        <table:table-row table:style-name="ro1">
          <table:table-cell office:value-type="string" calcext:value-type="string">
            <text:p>Hudson'sBay-FirstRiver</text:p>
          </table:table-cell>
          <table:table-cell office:value-type="string" calcext:value-type="string">
            <text:p>coclWHAm_4762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6.145579982311" calcext:value-type="float">
            <text:p>-316.15</text:p>
          </table:table-cell>
          <table:table-cell table:style-name="ce14" office:value-type="float" office:value="-1.20555764116276" calcext:value-type="float">
            <text:p>-1.21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Hudson'sBay-FirstRiver</text:p>
          </table:table-cell>
          <table:table-cell office:value-type="string" calcext:value-type="string">
            <text:p>coclWHAm_4770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18.461735463887" calcext:value-type="float">
            <text:p>-418.46</text:p>
          </table:table-cell>
          <table:table-cell table:style-name="ce14" office:value-type="float" office:value="-3.2510475953362" calcext:value-type="float">
            <text:p>-3.25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Hudson'sBay-FirstRiver</text:p>
          </table:table-cell>
          <table:table-cell office:value-type="string" calcext:value-type="string">
            <text:p>coclWHAm_9055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1.309984452778" calcext:value-type="float">
            <text:p>-381.31</text:p>
          </table:table-cell>
          <table:table-cell table:style-name="ce14" office:value-type="float" office:value="0.126056196177231" calcext:value-type="float">
            <text:p>0.1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Hudson'sBay-FirstRiver</text:p>
          </table:table-cell>
          <table:table-cell office:value-type="string" calcext:value-type="string">
            <text:p>coclWHAm_905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7.191101315319" calcext:value-type="float">
            <text:p>-327.19</text:p>
          </table:table-cell>
          <table:table-cell table:style-name="ce14" office:value-type="float" office:value="1.95966508132259" calcext:value-type="float">
            <text:p>1.96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Hudson'sBay-FirstRiver</text:p>
          </table:table-cell>
          <table:table-cell office:value-type="string" calcext:value-type="string">
            <text:p>coclWHAm_906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79.537489228768" calcext:value-type="float">
            <text:p>-279.54</text:p>
          </table:table-cell>
          <table:table-cell table:style-name="ce14" office:value-type="float" office:value="1.98867363260171" calcext:value-type="float">
            <text:p>1.99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6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5.647592875147" calcext:value-type="float">
            <text:p>-295.65</text:p>
          </table:table-cell>
          <table:table-cell table:style-name="ce14" office:value-type="float" office:value="0.545814301363735" calcext:value-type="float">
            <text:p>0.55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6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6.394809295062" calcext:value-type="float">
            <text:p>-296.39</text:p>
          </table:table-cell>
          <table:table-cell table:style-name="ce14" office:value-type="float" office:value="-0.147531470277632" calcext:value-type="float">
            <text:p>-0.15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69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5.880877884265" calcext:value-type="float">
            <text:p>-305.88</text:p>
          </table:table-cell>
          <table:table-cell table:style-name="ce14" office:value-type="float" office:value="-0.288772722171884" calcext:value-type="float">
            <text:p>-0.29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71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4.179378367625" calcext:value-type="float">
            <text:p>-374.18</text:p>
          </table:table-cell>
          <table:table-cell table:style-name="ce14" office:value-type="float" office:value="0.907422678171833" calcext:value-type="float">
            <text:p>0.91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73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1.393656625724" calcext:value-type="float">
            <text:p>-301.39</text:p>
          </table:table-cell>
          <table:table-cell table:style-name="ce14" office:value-type="float" office:value="0.112000406820207" calcext:value-type="float">
            <text:p>0.11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74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4.732494716534" calcext:value-type="float">
            <text:p>-354.73</text:p>
          </table:table-cell>
          <table:table-cell table:style-name="ce14" office:value-type="float" office:value="-0.672723706863182" calcext:value-type="float">
            <text:p>-0.67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7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2.14510813618" calcext:value-type="float">
            <text:p>-312.15</text:p>
          </table:table-cell>
          <table:table-cell table:style-name="ce14" office:value-type="float" office:value="-0.929832910732748" calcext:value-type="float">
            <text:p>-0.9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79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8.817082252752" calcext:value-type="float">
            <text:p>-388.82</text:p>
          </table:table-cell>
          <table:table-cell table:style-name="ce14" office:value-type="float" office:value="-0.434533325098519" calcext:value-type="float">
            <text:p>-0.4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08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0.033872736605" calcext:value-type="float">
            <text:p>-310.03</text:p>
          </table:table-cell>
          <table:table-cell table:style-name="ce14" office:value-type="float" office:value="-0.802233486597305" calcext:value-type="float">
            <text:p>-0.8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6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0.602392356124" calcext:value-type="float">
            <text:p>-300.60</text:p>
          </table:table-cell>
          <table:table-cell table:style-name="ce14" office:value-type="float" office:value="0.102942478760804" calcext:value-type="float">
            <text:p>0.1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6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0.35465906235" calcext:value-type="float">
            <text:p>-290.35</text:p>
          </table:table-cell>
          <table:table-cell table:style-name="ce14" office:value-type="float" office:value="1.09794100112211" calcext:value-type="float">
            <text:p>1.1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68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1.19552601223" calcext:value-type="float">
            <text:p>-381.20</text:p>
          </table:table-cell>
          <table:table-cell table:style-name="ce14" office:value-type="float" office:value="0.051214343345323" calcext:value-type="float">
            <text:p>0.05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71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93.323622038739" calcext:value-type="float">
            <text:p>-393.32</text:p>
          </table:table-cell>
          <table:table-cell table:style-name="ce14" office:value-type="float" office:value="-4.36123900478342" calcext:value-type="float">
            <text:p>-4.36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7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8.88946120217" calcext:value-type="float">
            <text:p>-288.89</text:p>
          </table:table-cell>
          <table:table-cell table:style-name="ce14" office:value-type="float" office:value="1.22880415610893" calcext:value-type="float">
            <text:p>1.2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77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4.427964672959" calcext:value-type="float">
            <text:p>-374.43</text:p>
          </table:table-cell>
          <table:table-cell table:style-name="ce14" office:value-type="float" office:value="0.795857458033973" calcext:value-type="float">
            <text:p>0.8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80_22</text:p>
          </table:table-cell>
          <table:table-cell table:number-columns-repeated="2" office:value-type="string" calcext:value-type="string">
            <text:p>Fall-run North</text:p>
          </table:table-cell>
          <table:table-cell table:style-name="ce6" office:value-type="float" office:value="0.999999994104184" calcext:value-type="float">
            <text:p>1</text:p>
          </table:table-cell>
          <table:table-cell table:style-name="ce14" office:value-type="float" office:value="-427.779565716815" calcext:value-type="float">
            <text:p>-427.78</text:p>
          </table:table-cell>
          <table:table-cell table:style-name="ce14" office:value-type="float" office:value="-4.43219830002082" calcext:value-type="float">
            <text:p>-4.4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182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6.123885459246" calcext:value-type="float">
            <text:p>-376.12</text:p>
          </table:table-cell>
          <table:table-cell table:style-name="ce14" office:value-type="float" office:value="0.6405839806418" calcext:value-type="float">
            <text:p>0.64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91.797569193623" calcext:value-type="float">
            <text:p>-291.80</text:p>
          </table:table-cell>
          <table:table-cell table:style-name="ce14" office:value-type="float" office:value="0.825698175330463" calcext:value-type="float">
            <text:p>0.8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3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93.397589004938" calcext:value-type="float">
            <text:p>-393.40</text:p>
          </table:table-cell>
          <table:table-cell table:style-name="ce14" office:value-type="float" office:value="-0.982711353799935" calcext:value-type="float">
            <text:p>-0.98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4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6.241505444637" calcext:value-type="float">
            <text:p>-286.24</text:p>
          </table:table-cell>
          <table:table-cell table:style-name="ce14" office:value-type="float" office:value="1.43661923423136" calcext:value-type="float">
            <text:p>1.44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5_22</text:p>
          </table:table-cell>
          <table:table-cell table:number-columns-repeated="2" office:value-type="string" calcext:value-type="string">
            <text:p>Fall-run North</text:p>
          </table:table-cell>
          <table:table-cell table:style-name="ce3" office:value-type="float" office:value="0.993586158855327" calcext:value-type="float">
            <text:p>0.9936</text:p>
          </table:table-cell>
          <table:table-cell table:style-name="ce14" office:value-type="float" office:value="-443.126462211678" calcext:value-type="float">
            <text:p>-443.13</text:p>
          </table:table-cell>
          <table:table-cell table:style-name="ce14" office:value-type="float" office:value="-5.55909256740185" calcext:value-type="float">
            <text:p>-5.56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6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15.323461954809" calcext:value-type="float">
            <text:p>-315.32</text:p>
          </table:table-cell>
          <table:table-cell table:style-name="ce14" office:value-type="float" office:value="-1.30484630270631" calcext:value-type="float">
            <text:p>-1.3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238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73.983195469734" calcext:value-type="float">
            <text:p>-373.98</text:p>
          </table:table-cell>
          <table:table-cell table:style-name="ce14" office:value-type="float" office:value="0.610159584535672" calcext:value-type="float">
            <text:p>0.61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17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49.903438546205" calcext:value-type="float">
            <text:p>-349.90</text:p>
          </table:table-cell>
          <table:table-cell table:style-name="ce14" office:value-type="float" office:value="-0.310415383126487" calcext:value-type="float">
            <text:p>-0.31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19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5.041265318366" calcext:value-type="float">
            <text:p>-385.04</text:p>
          </table:table-cell>
          <table:table-cell table:style-name="ce14" office:value-type="float" office:value="-0.365731814753336" calcext:value-type="float">
            <text:p>-0.37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26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7.692676226666" calcext:value-type="float">
            <text:p>-367.69</text:p>
          </table:table-cell>
          <table:table-cell table:style-name="ce14" office:value-type="float" office:value="1.12312385144695" calcext:value-type="float">
            <text:p>1.12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27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0.1271556336" calcext:value-type="float">
            <text:p>-350.13</text:p>
          </table:table-cell>
          <table:table-cell table:style-name="ce14" office:value-type="float" office:value="2.42167550400261" calcext:value-type="float">
            <text:p>2.42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28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7.436142786374" calcext:value-type="float">
            <text:p>-307.44</text:p>
          </table:table-cell>
          <table:table-cell table:style-name="ce14" office:value-type="float" office:value="-0.69696949882415" calcext:value-type="float">
            <text:p>-0.7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30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88.903883482355" calcext:value-type="float">
            <text:p>-388.90</text:p>
          </table:table-cell>
          <table:table-cell table:style-name="ce14" office:value-type="float" office:value="-0.442491091703964" calcext:value-type="float">
            <text:p>-0.44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34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63.096220940301" calcext:value-type="float">
            <text:p>-363.10</text:p>
          </table:table-cell>
          <table:table-cell table:style-name="ce14" office:value-type="float" office:value="1.84173794592873" calcext:value-type="float">
            <text:p>1.84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36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9.585756029305" calcext:value-type="float">
            <text:p>-359.59</text:p>
          </table:table-cell>
          <table:table-cell table:style-name="ce14" office:value-type="float" office:value="-1.23637537664864" calcext:value-type="float">
            <text:p>-1.24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37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285.041725147523" calcext:value-type="float">
            <text:p>-285.04</text:p>
          </table:table-cell>
          <table:table-cell table:style-name="ce14" office:value-type="float" office:value="-0.0273725690075532" calcext:value-type="float">
            <text:p>-0.0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38_22</text:p>
          </table:table-cell>
          <table:table-cell table:number-columns-repeated="2" office:value-type="string" calcext:value-type="string">
            <text:p>Fall-run North</text:p>
          </table:table-cell>
          <table:table-cell table:style-name="ce6" office:value-type="float" office:value="0.99999999999974" calcext:value-type="float">
            <text:p>1</text:p>
          </table:table-cell>
          <table:table-cell table:style-name="ce14" office:value-type="float" office:value="-413.055491338277" calcext:value-type="float">
            <text:p>-413.06</text:p>
          </table:table-cell>
          <table:table-cell table:style-name="ce14" office:value-type="float" office:value="-3.12988466641016" calcext:value-type="float">
            <text:p>-3.13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40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3.871524549885" calcext:value-type="float">
            <text:p>-353.87</text:p>
          </table:table-cell>
          <table:table-cell table:style-name="ce14" office:value-type="float" office:value="-0.678942295860063" calcext:value-type="float">
            <text:p>-0.68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395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51.569888880082" calcext:value-type="float">
            <text:p>-351.57</text:p>
          </table:table-cell>
          <table:table-cell table:style-name="ce14" office:value-type="float" office:value="2.59292947535143" calcext:value-type="float">
            <text:p>2.59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401_22</text:p>
          </table:table-cell>
          <table:table-cell table:number-columns-repeated="2" office:value-type="string" calcext:value-type="string">
            <text:p>Kâcikâsikumekw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08.969119665315" calcext:value-type="float">
            <text:p>-308.97</text:p>
          </table:table-cell>
          <table:table-cell table:style-name="ce14" office:value-type="float" office:value="-0.667015450824463" calcext:value-type="float">
            <text:p>-0.67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410_22</text:p>
          </table:table-cell>
          <table:table-cell table:number-columns-repeated="2" office:value-type="string" calcext:value-type="string">
            <text:p>Fall-run South</text:p>
          </table:table-cell>
          <table:table-cell table:style-name="ce3" office:value-type="float" office:value="0.982765181594642" calcext:value-type="float">
            <text:p>0.9828</text:p>
          </table:table-cell>
          <table:table-cell table:style-name="ce14" office:value-type="float" office:value="-446.132541926164" calcext:value-type="float">
            <text:p>-446.13</text:p>
          </table:table-cell>
          <table:table-cell table:style-name="ce14" office:value-type="float" office:value="-10.0999100368727" calcext:value-type="float">
            <text:p>-10.10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FirstRiver</text:p>
          </table:table-cell>
          <table:table-cell office:value-type="string" calcext:value-type="string">
            <text:p>coclWHAm_9415_22</text:p>
          </table:table-cell>
          <table:table-cell table:number-columns-repeated="2" office:value-type="string" calcext:value-type="string">
            <text:p>Fall-run Sou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323.097707867269" calcext:value-type="float">
            <text:p>-323.10</text:p>
          </table:table-cell>
          <table:table-cell table:style-name="ce14" office:value-type="float" office:value="1.64652129168065" calcext:value-type="float">
            <text:p>1.65</text:p>
          </table:table-cell>
          <table:table-cell office:value-type="float" office:value="55.25" calcext:value-type="float">
            <text:p>55.25</text:p>
          </table:table-cell>
          <table:table-cell office:value-type="float" office:value="-79.6466" calcext:value-type="float">
            <text:p>-79.6466</text:p>
          </table:table-cell>
        </table:table-row>
        <table:table-row table:style-name="ro1">
          <table:table-cell office:value-type="string" calcext:value-type="string">
            <text:p>LittleWhaleRiver</text:p>
          </table:table-cell>
          <table:table-cell office:value-type="string" calcext:value-type="string">
            <text:p>coclWHAm_9246_22</text:p>
          </table:table-cell>
          <table:table-cell table:number-columns-repeated="2" office:value-type="string" calcext:value-type="string">
            <text:p>Fall-run North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-404.004371244992" calcext:value-type="float">
            <text:p>-404.00</text:p>
          </table:table-cell>
          <table:table-cell table:style-name="ce14" office:value-type="float" office:value="-2.10026893803229" calcext:value-type="float">
            <text:p>-2.10</text:p>
          </table:table-cell>
          <table:table-cell office:value-type="float" office:value="56.5206667" calcext:value-type="float">
            <text:p>56.5206667</text:p>
          </table:table-cell>
          <table:table-cell office:value-type="float" office:value="-77.3271667" calcext:value-type="float">
            <text:p>-77.3271667</text:p>
          </table:table-cell>
        </table:table-row>
        <table:table-row table:style-name="ro1" table:number-rows-repeated="10478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plementary Table 10" table:style-name="ta4">
        <office:forms form:automatic-focus="false" form:apply-design-mode="false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7.618843308996" calcext:value-type="float">
            <text:p>667.618843308996</text:p>
          </table:table-cell>
          <table:table-cell office:value-type="string" calcext:value-type="string">
            <text:p>models$sp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0.779587237466" calcext:value-type="float">
            <text:p>730.779587237466</text:p>
          </table:table-cell>
          <table:table-cell office:value-type="string" calcext:value-type="string">
            <text:p>models$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0.779587237466" calcext:value-type="float">
            <text:p>730.779587237466</text:p>
          </table:table-cell>
          <table:table-cell office:value-type="string" calcext:value-type="string">
            <text:p>models$quadra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7.186055696309" calcext:value-type="float">
            <text:p>897.186055696309</text:p>
          </table:table-cell>
          <table:table-cell office:value-type="string" calcext:value-type="string">
            <text:p>models$null</text:p>
          </table:table-cell>
        </table:table-row>
      </table:table>
      <table:named-expressions/>
      <table:database-ranges>
        <table:database-range table:name="__Anonymous_Sheet_DB__0" table:target-range-address="'Supplementary Table 1'.A7:'Supplementary Table 1'.A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number:number-style style:name="N160">
      <number:number number:decimal-places="1" number:min-decimal-places="1" number:min-integer-digits="1"/>
    </number:number-style>
    <number:number-style style:name="N161">
      <number:number number:decimal-places="16" number:min-decimal-places="16" number:min-integer-digits="1"/>
    </number:number-style>
    <number:number-style style:name="N162">
      <number:number number:decimal-places="15" number:min-decimal-places="15" number:min-integer-digits="1"/>
    </number:number-style>
    <number:number-style style:name="N163">
      <number:number number:decimal-places="17" number:min-decimal-places="17" number:min-integer-digits="1"/>
    </number:number-style>
    <number:number-style style:name="N164">
      <number:number number:decimal-places="14" number:min-decimal-places="14" number:min-integer-digits="1"/>
    </number:number-style>
    <number:number-style style:name="N165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-00-00</text:date>, <text:time style:data-style-name="N2" text:time-value="16:52:55.029684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ometry_5f_group_5f_effects" style:display-name="PageStyle_Allometry_group_effec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togenic_5f_allometric_5f_slope_5f_diff" style:display-name="PageStyle_Ontogenic_allometric_slope_dif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OVA_5f_linear_5f_traits" style:display-name="PageStyle_MANOVA_linear_tra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aphaelbouchard</meta:initial-creator>
    <dc:creator>Raphaël Bouchard</dc:creator>
    <meta:creation-date>2026-02-12T15:38:13</meta:creation-date>
    <meta:generator>LibreOffice/25.8.5.2$Linux_X86_64 LibreOffice_project/580$Build-2</meta:generator>
    <dc:date>2026-03-13T17:58:19.194789917</dc:date>
    <meta:editing-duration>PT4H12M12S</meta:editing-duration>
    <meta:editing-cycles>23</meta:editing-cycles>
    <meta:document-statistic meta:table-count="10" meta:cell-count="9857" meta:object-count="0"/>
  </office:meta>
</office:document-meta>
</file>